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Hyperlink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/>
    </style:style>
    <style:style style:name="ce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9" style:family="table-cell" style:parent-style-name="Hyperlink" style:data-style-name="N0">
      <style:table-cell-properties fo:background-color="#FFFFFF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13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1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6" style:family="table-cell" style:parent-style-name="Normal_2003_32_main_32_tables" style:data-style-name="N36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Publication_style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22" style:family="table-cell" style:parent-style-name="Normal_2003_32_main_32_tables" style:data-style-name="N0">
      <style:table-cell-properties style:vertical-align="automatic" fo:wrap-option="wrap" fo:background-color="#FFFFFF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3" style:family="table-cell" style:parent-style-name="Comma_2003_32_main_32_tables" style:data-style-name="N36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4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font-size="11pt" style:font-size-asian="11pt" style:font-size-complex="11pt"/>
    </style:style>
    <style:style style:name="ce26" style:family="table-cell" style:parent-style-name="Normal_2003_32_main_32_tables" style:data-style-name="N36">
      <style:table-cell-properties style:vertical-align="automatic" fo:background-color="#FFFFFF"/>
      <style:text-properties fo:color="#FFFFFF" style:font-name="Arial" style:font-name-asian="Arial" style:font-name-complex="Arial" fo:font-size="11pt" style:font-size-asian="11pt" style:font-size-complex="11pt" style:font-family-generic="swiss"/>
    </style:style>
    <style:style style:name="ce27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8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Percent" style:data-style-name="N13">
      <style:table-cell-properties fo:background-color="#FFFFFF"/>
      <style:text-properties fo:color="#FF0000" fo:font-size="11pt" style:font-size-asian="11pt" style:font-size-complex="11pt" fo:font-weight="bold" style:font-weight-asian="bold" style:font-weight-complex="bold"/>
    </style:style>
    <style:style style:name="ce30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1" style:family="table-cell" style:parent-style-name="Normal_2003_32_main_32_tables" style:data-style-name="N37">
      <style:table-cell-properties style:vertical-align="automatic" fo:background-color="#FFFFFF"/>
      <style:text-properties fo:color="#FFFFFF" style:font-name="Arial" style:font-name-asian="Arial" style:font-name-complex="Arial" fo:font-size="11pt" style:font-size-asian="11pt" style:font-size-complex="11pt" style:font-family-generic="swiss"/>
    </style:style>
    <style:style style:name="ce3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3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4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7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37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40" style:family="table-cell" style:parent-style-name="Normal_2003_32_main_32_tables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1" style:family="table-cell" style:parent-style-name="Percent" style:data-style-name="N42">
      <style:table-cell-properties fo:background-color="#FFFFFF"/>
      <style:text-properties fo:font-size="11pt" style:font-size-asian="11pt" style:font-size-complex="11pt"/>
    </style:style>
    <style:style style:name="ce42" style:family="table-cell" style:parent-style-name="Default" style:data-style-name="N4">
      <style:table-cell-properties fo:background-color="#FFFFFF"/>
      <style:text-properties fo:color="#FF0000" fo:font-size="11pt" style:font-size-asian="11pt" style:font-size-complex="11pt"/>
    </style:style>
    <style:style style:name="ce43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5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6" style:family="table-cell" style:parent-style-name="Default" style:data-style-name="N13">
      <style:table-cell-properties style:vertical-align="middle" fo:background-color="#FFFFFF"/>
      <style:text-properties fo:color="#FF0000" fo:font-size="11pt" style:font-size-asian="11pt" style:font-size-complex="11pt"/>
    </style:style>
    <style:style style:name="ce47" style:family="table-cell" style:parent-style-name="Default" style:data-style-name="N13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Default" style:data-style-name="N13">
      <style:table-cell-properties fo:background-color="#FFFFFF"/>
      <style:text-properties fo:color="#FF0000" fo:font-size="11pt" style:font-size-asian="11pt" style:font-size-complex="11pt"/>
    </style:style>
    <style:style style:name="ce49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0" style:family="table-cell" style:parent-style-name="Default" style:data-style-name="N38">
      <style:table-cell-properties fo:background-color="#FFFFFF"/>
      <style:text-properties fo:font-size="11pt" style:font-size-asian="11pt" style:font-size-complex="11pt"/>
    </style:style>
    <style:style style:name="ce51" style:family="table-cell" style:parent-style-name="Default" style:data-style-name="N39">
      <style:table-cell-properties fo:background-color="#FFFFFF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3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54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6" style:family="table-cell" style:parent-style-name="Hyperlink" style:data-style-name="N0">
      <style:table-cell-properties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59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start" fo:margin-left="0.353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60" style:family="table-cell" style:parent-style-name="Normal_2003_32_main_32_tables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1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2" style:family="table-cell" style:parent-style-name="Default" style:data-style-name="N2">
      <style:table-cell-properties fo:background-color="#FFFFFF"/>
      <style:text-properties fo:font-size="11pt" style:font-size-asian="11pt" style:font-size-complex="11pt"/>
    </style:style>
    <style:style style:name="ce63" style:family="table-cell" style:parent-style-name="Comma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Normal_2003_32_main_32_tables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6" style:family="table-cell" style:parent-style-name="Normal_2003_32_main_32_table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7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68" style:family="table-cell" style:parent-style-name="Normal_2003_32_main_32_tables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9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0" style:family="table-cell" style:parent-style-name="Normal_2003_32_main_32_tables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1" style:family="table-cell" style:parent-style-name="Normal_2003_32_main_32_table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2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3" style:family="table-cell" style:parent-style-name="Normal_2003_32_main_32_tables" style:data-style-name="N4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4" style:family="table-cell" style:parent-style-name="Normal_2003_32_main_32_tables" style:data-style-name="N4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5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6" style:family="table-cell" style:parent-style-name="Publication_style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7" style:family="table-cell" style:parent-style-name="Normal_2003_32_main_32_table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8" style:family="table-cell" style:parent-style-name="Normal_2003_32_main_32_tables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9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81" style:family="table-cell" style:parent-style-name="Normal_2003_32_main_32_tables" style:data-style-name="N36">
      <style:table-cell-properties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2" style:family="table-cell" style:parent-style-name="Normal_2003_32_main_32_tables" style:data-style-name="N37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83" style:family="table-cell" style:parent-style-name="Normal_2003_32_main_32_tables" style:data-style-name="N4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84" style:family="table-cell" style:parent-style-name="Normal_2003_32_main_32_tables" style:data-style-name="N37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6E0B4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6E0B4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6E0B4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88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9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1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2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95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96" style:family="table-cell" style:parent-style-name="Percent" style:data-style-name="N13">
      <style:table-cell-properties fo:background-color="#FFFFFF"/>
      <style:text-properties fo:color="#000000" fo:font-size="11pt" style:font-size-asian="11pt" style:font-size-complex="11pt"/>
    </style:style>
    <style:style style:name="ce97" style:family="table-cell" style:parent-style-name="Normal_2003_32_main_32_tables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98" style:family="table-cell" style:parent-style-name="Default" style:data-style-name="N0">
      <style:table-cell-properties fo:background-color="#FFFFFF"/>
      <style:text-properties fo:color="#000000" fo:font-size="11pt" style:font-size-asian="11pt" style:font-size-complex="11pt"/>
    </style:style>
    <style:style style:name="ce99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0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FFFF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7.45066666666667cm"/>
    </style:style>
    <style:style style:name="co2" style:family="table-column">
      <style:table-column-properties fo:break-before="auto" style:column-width="1.7145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3.32316666666667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7051666666667cm"/>
    </style:style>
    <style:style style:name="co7" style:family="table-column">
      <style:table-column-properties fo:break-before="auto" style:column-width="2.9845cm"/>
    </style:style>
    <style:style style:name="co8" style:family="table-column">
      <style:table-column-properties fo:break-before="auto" style:column-width="8.509cm"/>
    </style:style>
    <style:style style:name="co9" style:family="table-column">
      <style:table-column-properties fo:break-before="auto" style:column-width="3.1115cm"/>
    </style:style>
    <style:style style:name="co10" style:family="table-column">
      <style:table-column-properties fo:break-before="auto" style:column-width="1.39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16.2pt" style:use-optimal-row-height="tru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28.8pt" style:use-optimal-row-height="false" fo:break-before="auto"/>
    </style:style>
    <style:style style:name="ro7" style:family="table-row">
      <style:table-row-properties style:row-height="34.8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Z$10:.$Z$15])" table:base-cell-address="NTS0303.A6">
          <table:help-message table:display="true"/>
          <table:error-message table:display="true"/>
        </table:content-validation>
      </table:content-validations>
      <table:table table:name="NTS0303" table:style-name="ta1">
        <table:table-column table:style-name="co1" table:default-cell-style-name="ce5"/>
        <table:table-column table:style-name="co2" table:number-columns-repeated="18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5" table:number-columns-repeated="16354" table:default-cell-style-name="ce5"/>
        <table:table-row table:style-name="ro1">
          <table:table-cell office:value-type="string" table:style-name="ce7">
            <text:p>Department for Transport statistics</text:p>
          </table:table-cell>
          <table:table-cell table:number-columns-repeated="11" table:style-name="ce5"/>
          <table:table-cell table:style-name="ce8"/>
          <table:table-cell table:number-columns-repeated="19" table:style-name="ce5"/>
          <table:table-cell table:number-columns-repeated="16352" table:style-name="ce4"/>
        </table:table-row>
        <table:table-row table:style-name="ro1">
          <table:table-cell office:value-type="string" table:style-name="ce9">
            <text:p><text:a xlink:href="https://www.gov.uk/government/collections/national-travel-survey-statistics">National Travel Survey</text:a></text:p>
          </table:table-cell>
          <table:table-cell table:number-columns-repeated="11" table:style-name="ce5"/>
          <table:table-cell table:style-name="ce8"/>
          <table:table-cell table:number-columns-repeated="19" table:style-name="ce5"/>
          <table:table-cell table:number-columns-repeated="16352" table:style-name="ce4"/>
        </table:table-row>
        <table:table-row table:style-name="ro1">
          <table:table-cell table:style-name="ce7"/>
          <table:table-cell table:number-columns-repeated="11" table:style-name="ce5"/>
          <table:table-cell table:style-name="ce8"/>
          <table:table-cell table:number-columns-repeated="9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0">
            <text:p>Table NTS0303</text:p>
          </table:table-cell>
          <table:table-cell table:number-columns-repeated="21" table:style-name="ce11"/>
          <table:table-cell table:style-name="ce8"/>
          <table:table-cell table:number-columns-repeated="16361" table:style-name="ce11"/>
        </table:table-row>
        <table:table-row table:style-name="ro1">
          <table:table-cell office:value-type="string" table:style-name="ce7">
            <text:p>Select table from dropdown list (or scroll down to view static tables):</text:p>
          </table:table-cell>
          <table:table-cell table:number-columns-repeated="21" table:style-name="ce11"/>
          <table:table-cell table:style-name="ce8"/>
          <table:table-cell table:number-columns-repeated="16361" table:style-name="ce11"/>
        </table:table-row>
        <table:table-row table:style-name="ro1">
          <table:table-cell office:value-type="string" table:number-columns-spanned="21" table:number-rows-spanned="1" table:content-validation-name="val1" table:style-name="ce101">
            <text:p>Average number of trips (trip rates) by main mode: England, from 2002</text:p>
          </table:table-cell>
          <table:covered-table-cell table:number-columns-repeated="20"/>
          <table:table-cell table:style-name="ce11"/>
          <table:table-cell table:number-columns-repeated="2" table:style-name="ce8"/>
          <table:table-cell table:number-columns-repeated="7" table:style-name="ce12"/>
          <table:table-cell table:number-columns-repeated="16353" table:style-name="ce11"/>
        </table:table-row>
        <table:table-row table:style-name="ro2">
          <table:table-cell table:number-columns-repeated="7" table:style-name="ce13"/>
          <table:table-cell table:number-columns-repeated="2" table:style-name="ce14"/>
          <table:table-cell table:style-name="ce13"/>
          <table:table-cell table:style-name="ce14"/>
          <table:table-cell table:number-columns-repeated="8" table:style-name="ce13"/>
          <table:table-cell table:style-name="ce15"/>
          <table:table-cell table:style-name="ce16"/>
          <table:table-cell table:number-columns-repeated="3" table:style-name="ce5"/>
          <table:table-cell table:number-columns-repeated="7" table:style-name="ce12"/>
          <table:table-cell table:style-name="ce5"/>
          <table:table-cell table:number-columns-repeated="16352" table:style-name="ce4"/>
        </table:table-row>
        <table:table-row table:style-name="ro1">
          <table:table-cell table:style-name="ce17"/>
          <table:table-cell office:value-type="string" office:string-value="Trips per person per year" table:formula="of:=VLOOKUP([.$A$6];[.$Z$10:.$AC$15];3;FALSE)" table:number-columns-spanned="20" table:number-rows-spanned="1" table:style-name="ce88">
            <text:p>Trips per person per year</text:p>
          </table:table-cell>
          <table:covered-table-cell table:number-columns-repeated="19"/>
          <table:table-cell table:number-columns-repeated="2" table:style-name="ce5"/>
          <table:table-cell table:style-name="ce94"/>
          <table:table-cell table:style-name="ce95"/>
          <table:table-cell office:value-type="string" table:number-columns-spanned="5" table:number-rows-spanned="1" table:style-name="ce89">
            <text:p>Available time series</text:p>
          </table:table-cell>
          <table:covered-table-cell table:number-columns-repeated="4"/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3">
          <table:table-cell office:value-type="string" office:string-value="Main mode" table:formula="of:=VLOOKUP([.$A$6];[.$Z$10:.$AC$15];2;FALSE)" table:style-name="ce18">
            <text:p>Main mode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office:value-type="float" office:value="2018" table:style-name="ce21">
            <text:p>2018</text:p>
          </table:table-cell>
          <table:table-cell office:value-type="float" office:value="2019" table:style-name="ce21">
            <text:p>2019</text:p>
          </table:table-cell>
          <table:table-cell office:value-type="float" office:value="2020" table:style-name="ce21">
            <text:p>2020</text:p>
          </table:table-cell>
          <table:table-cell office:value-type="float" office:value="2021" table:style-name="ce21">
            <text:p>2021</text:p>
          </table:table-cell>
          <table:table-cell table:number-columns-repeated="2" table:style-name="ce5"/>
          <table:table-cell table:style-name="ce94"/>
          <table:table-cell table:style-name="ce95"/>
          <table:table-cell office:value-type="string" table:style-name="ce22">
            <text:p>Series</text:p>
          </table:table-cell>
          <table:table-cell office:value-type="string" table:style-name="ce22">
            <text:p>Trip main mode/ Stage mode</text:p>
          </table:table-cell>
          <table:table-cell office:value-type="string" table:style-name="ce22">
            <text:p>Units</text:p>
          </table:table-cell>
          <table:table-cell office:value-type="string" table:style-name="ce22">
            <text:p>Unweighted base</text:p>
          </table:table-cell>
          <table:table-cell office:value-type="string" table:style-name="ce22">
            <text:p>Table Offset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8" table:style-name="ce24"/>
          <table:table-cell table:number-columns-repeated="2" table:style-name="ce25"/>
          <table:table-cell table:number-columns-repeated="12" table:style-name="ce5"/>
          <table:table-cell table:style-name="ce94"/>
          <table:table-cell table:style-name="ce95"/>
          <table:table-cell office:value-type="string" table:style-name="ce26">
            <text:p>Average number of trips (trip rates) by main mode: England, from 2002</text:p>
          </table:table-cell>
          <table:table-cell office:value-type="string" table:style-name="ce26">
            <text:p>Main mode</text:p>
          </table:table-cell>
          <table:table-cell office:value-type="string" table:style-name="ce26">
            <text:p>Trips per person per year</text:p>
          </table:table-cell>
          <table:table-cell office:value-type="string" table:style-name="ce26">
            <text:p><text:s text:c="3"/>trips ('000s)</text:p>
          </table:table-cell>
          <table:table-cell office:value-type="float" office:value="1" table:formula="of:=MATCH([.Z10];[.$A$49:.$A$197];0)" table:style-name="ce26">
            <text:p>1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264.01261682559579" table:formula="of:=COM.MICROSOFT.SINGLE(INDEX([.B54:.B179];VLOOKUP([.$A$6];[.$Z$10:.$AD$15];5;FALSE)))" table:style-name="ce28">
            <text:p>264</text:p>
          </table:table-cell>
          <table:table-cell office:value-type="float" office:value="269.02901631686126" table:formula="of:=COM.MICROSOFT.SINGLE(INDEX([.C54:.C179];VLOOKUP([.$A$6];[.$Z$10:.$AD$15];5;FALSE)))" table:style-name="ce28">
            <text:p>269</text:p>
          </table:table-cell>
          <table:table-cell office:value-type="float" office:value="273.11166446947738" table:formula="of:=COM.MICROSOFT.SINGLE(INDEX([.D54:.D179];VLOOKUP([.$A$6];[.$Z$10:.$AD$15];5;FALSE)))" table:style-name="ce28">
            <text:p>273</text:p>
          </table:table-cell>
          <table:table-cell office:value-type="float" office:value="271.59206446276346" table:formula="of:=COM.MICROSOFT.SINGLE(INDEX([.E54:.E179];VLOOKUP([.$A$6];[.$Z$10:.$AD$15];5;FALSE)))" table:style-name="ce28">
            <text:p>272</text:p>
          </table:table-cell>
          <table:table-cell office:value-type="float" office:value="275.20551514556183" table:formula="of:=COM.MICROSOFT.SINGLE(INDEX([.F54:.F179];VLOOKUP([.$A$6];[.$Z$10:.$AD$15];5;FALSE)))" table:style-name="ce28">
            <text:p>275</text:p>
          </table:table-cell>
          <table:table-cell office:value-type="float" office:value="239.6063386066007" table:formula="of:=COM.MICROSOFT.SINGLE(INDEX([.G54:.G179];VLOOKUP([.$A$6];[.$Z$10:.$AD$15];5;FALSE)))" table:style-name="ce28">
            <text:p>240</text:p>
          </table:table-cell>
          <table:table-cell office:value-type="float" office:value="241.85063739956834" table:formula="of:=COM.MICROSOFT.SINGLE(INDEX([.H54:.H179];VLOOKUP([.$A$6];[.$Z$10:.$AD$15];5;FALSE)))" table:style-name="ce28">
            <text:p>242</text:p>
          </table:table-cell>
          <table:table-cell office:value-type="float" office:value="250.17378286863348" table:formula="of:=COM.MICROSOFT.SINGLE(INDEX([.I54:.I179];VLOOKUP([.$A$6];[.$Z$10:.$AD$15];5;FALSE)))" table:style-name="ce28">
            <text:p>250</text:p>
          </table:table-cell>
          <table:table-cell office:value-type="float" office:value="234.31203152456055" table:formula="of:=COM.MICROSOFT.SINGLE(INDEX([.J54:.J179];VLOOKUP([.$A$6];[.$Z$10:.$AD$15];5;FALSE)))" table:style-name="ce28">
            <text:p>234</text:p>
          </table:table-cell>
          <table:table-cell office:value-type="float" office:value="241.82722655987646" table:formula="of:=COM.MICROSOFT.SINGLE(INDEX([.K54:.K179];VLOOKUP([.$A$6];[.$Z$10:.$AD$15];5;FALSE)))" table:style-name="ce28">
            <text:p>242</text:p>
          </table:table-cell>
          <table:table-cell office:value-type="float" office:value="233.12386981035408" table:formula="of:=COM.MICROSOFT.SINGLE(INDEX([.L54:.L179];VLOOKUP([.$A$6];[.$Z$10:.$AD$15];5;FALSE)))" table:style-name="ce28">
            <text:p>233</text:p>
          </table:table-cell>
          <table:table-cell office:value-type="float" office:value="222.92718897566837" table:formula="of:=COM.MICROSOFT.SINGLE(INDEX([.M54:.M179];VLOOKUP([.$A$6];[.$Z$10:.$AD$15];5;FALSE)))" table:style-name="ce28">
            <text:p>223</text:p>
          </table:table-cell>
          <table:table-cell office:value-type="float" office:value="220.14407641312391" table:formula="of:=COM.MICROSOFT.SINGLE(INDEX([.N54:.N179];VLOOKUP([.$A$6];[.$Z$10:.$AD$15];5;FALSE)))" table:style-name="ce28">
            <text:p>220</text:p>
          </table:table-cell>
          <table:table-cell office:value-type="float" office:value="219.29416250245851" table:formula="of:=COM.MICROSOFT.SINGLE(INDEX([.O54:.O179];VLOOKUP([.$A$6];[.$Z$10:.$AD$15];5;FALSE)))" table:style-name="ce28">
            <text:p>219</text:p>
          </table:table-cell>
          <table:table-cell office:value-type="float" office:value="242.74252318597431" table:formula="of:=COM.MICROSOFT.SINGLE(INDEX([.P54:.P179];VLOOKUP([.$A$6];[.$Z$10:.$AD$15];5;FALSE)))" table:style-name="ce28">
            <text:p>243</text:p>
          </table:table-cell>
          <table:table-cell office:value-type="float" office:value="254.76161014838951" table:formula="of:=COM.MICROSOFT.SINGLE(INDEX([.Q54:.Q179];VLOOKUP([.$A$6];[.$Z$10:.$AD$15];5;FALSE)))" table:style-name="ce28">
            <text:p>255</text:p>
          </table:table-cell>
          <table:table-cell office:value-type="float" office:value="262.45330665005764" table:formula="of:=COM.MICROSOFT.SINGLE(INDEX([.R54:.R179];VLOOKUP([.$A$6];[.$Z$10:.$AD$15];5;FALSE)))" table:style-name="ce28">
            <text:p>262</text:p>
          </table:table-cell>
          <table:table-cell office:value-type="float" office:value="249.88099545966799" table:formula="of:=COM.MICROSOFT.SINGLE(INDEX([.S54:.S179];VLOOKUP([.$A$6];[.$Z$10:.$AD$15];5;FALSE)))" table:style-name="ce28">
            <text:p>250</text:p>
          </table:table-cell>
          <table:table-cell office:value-type="float" office:value="236.43331341269644" table:formula="of:=COM.MICROSOFT.SINGLE(INDEX([.T54:.T179];VLOOKUP([.$A$6];[.$Z$10:.$AD$15];5;FALSE)))" table:style-name="ce28">
            <text:p>236</text:p>
          </table:table-cell>
          <table:table-cell office:value-type="float" office:value="234.68909051867524" table:formula="of:=COM.MICROSOFT.SINGLE(INDEX([.U54:.U179];VLOOKUP([.$A$6];[.$Z$10:.$AD$15];5;FALSE)))" table:style-name="ce28">
            <text:p>235</text:p>
          </table:table-cell>
          <table:table-cell table:style-name="ce29"/>
          <table:table-cell table:style-name="ce30"/>
          <table:table-cell table:style-name="ce96"/>
          <table:table-cell table:style-name="ce95"/>
          <table:table-cell office:value-type="string" table:style-name="ce31">
            <text:p>Average number of stages travelled by mode: England, from 2002</text:p>
          </table:table-cell>
          <table:table-cell office:value-type="string" table:style-name="ce31">
            <text:p>Mode</text:p>
          </table:table-cell>
          <table:table-cell office:value-type="string" table:style-name="ce31">
            <text:p>Stages per person per year</text:p>
          </table:table-cell>
          <table:table-cell office:value-type="string" table:style-name="ce31">
            <text:p><text:s text:c="3"/>stages ('000s)</text:p>
          </table:table-cell>
          <table:table-cell office:value-type="float" office:value="26" table:formula="of:=MATCH([.Z11];[.$A$49:.$A$197];0)" table:style-name="ce26">
            <text:p>26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75.102467047986565" table:formula="of:=COM.MICROSOFT.SINGLE(INDEX([.B55:.B180];VLOOKUP([.$A$6];[.$Z$10:.$AD$15];5;FALSE)))" table:style-name="ce60">
            <text:p>75</text:p>
          </table:table-cell>
          <table:table-cell office:value-type="float" office:value="76.488696539390133" table:formula="of:=COM.MICROSOFT.SINGLE(INDEX([.C55:.C180];VLOOKUP([.$A$6];[.$Z$10:.$AD$15];5;FALSE)))" table:style-name="ce60">
            <text:p>76</text:p>
          </table:table-cell>
          <table:table-cell office:value-type="float" office:value="78.627123138115664" table:formula="of:=COM.MICROSOFT.SINGLE(INDEX([.D55:.D180];VLOOKUP([.$A$6];[.$Z$10:.$AD$15];5;FALSE)))" table:style-name="ce60">
            <text:p>79</text:p>
          </table:table-cell>
          <table:table-cell office:value-type="float" office:value="74.20342057420855" table:formula="of:=COM.MICROSOFT.SINGLE(INDEX([.E55:.E180];VLOOKUP([.$A$6];[.$Z$10:.$AD$15];5;FALSE)))" table:style-name="ce60">
            <text:p>74</text:p>
          </table:table-cell>
          <table:table-cell office:value-type="float" office:value="73.965043534715676" table:formula="of:=COM.MICROSOFT.SINGLE(INDEX([.F55:.F180];VLOOKUP([.$A$6];[.$Z$10:.$AD$15];5;FALSE)))" table:style-name="ce60">
            <text:p>74</text:p>
          </table:table-cell>
          <table:table-cell office:value-type="float" office:value="73.136091339805816" table:formula="of:=COM.MICROSOFT.SINGLE(INDEX([.G55:.G180];VLOOKUP([.$A$6];[.$Z$10:.$AD$15];5;FALSE)))" table:style-name="ce60">
            <text:p>73</text:p>
          </table:table-cell>
          <table:table-cell office:value-type="float" office:value="72.651045646243219" table:formula="of:=COM.MICROSOFT.SINGLE(INDEX([.H55:.H180];VLOOKUP([.$A$6];[.$Z$10:.$AD$15];5;FALSE)))" table:style-name="ce60">
            <text:p>73</text:p>
          </table:table-cell>
          <table:table-cell office:value-type="float" office:value="71.029992976133997" table:formula="of:=COM.MICROSOFT.SINGLE(INDEX([.I55:.I180];VLOOKUP([.$A$6];[.$Z$10:.$AD$15];5;FALSE)))" table:style-name="ce60">
            <text:p>71</text:p>
          </table:table-cell>
          <table:table-cell office:value-type="float" office:value="65.310396476467531" table:formula="of:=COM.MICROSOFT.SINGLE(INDEX([.J55:.J180];VLOOKUP([.$A$6];[.$Z$10:.$AD$15];5;FALSE)))" table:style-name="ce60">
            <text:p>65</text:p>
          </table:table-cell>
          <table:table-cell office:value-type="float" office:value="69.505105795189664" table:formula="of:=COM.MICROSOFT.SINGLE(INDEX([.K55:.K180];VLOOKUP([.$A$6];[.$Z$10:.$AD$15];5;FALSE)))" table:style-name="ce60">
            <text:p>70</text:p>
          </table:table-cell>
          <table:table-cell office:value-type="float" office:value="66.856264271157087" table:formula="of:=COM.MICROSOFT.SINGLE(INDEX([.L55:.L180];VLOOKUP([.$A$6];[.$Z$10:.$AD$15];5;FALSE)))" table:style-name="ce60">
            <text:p>67</text:p>
          </table:table-cell>
          <table:table-cell office:value-type="float" office:value="70.27410746547902" table:formula="of:=COM.MICROSOFT.SINGLE(INDEX([.M55:.M180];VLOOKUP([.$A$6];[.$Z$10:.$AD$15];5;FALSE)))" table:style-name="ce60">
            <text:p>70</text:p>
          </table:table-cell>
          <table:table-cell office:value-type="float" office:value="66.271278191662148" table:formula="of:=COM.MICROSOFT.SINGLE(INDEX([.N55:.N180];VLOOKUP([.$A$6];[.$Z$10:.$AD$15];5;FALSE)))" table:style-name="ce60">
            <text:p>66</text:p>
          </table:table-cell>
          <table:table-cell office:value-type="float" office:value="67.699412218645151" table:formula="of:=COM.MICROSOFT.SINGLE(INDEX([.O55:.O180];VLOOKUP([.$A$6];[.$Z$10:.$AD$15];5;FALSE)))" table:style-name="ce60">
            <text:p>68</text:p>
          </table:table-cell>
          <table:table-cell office:value-type="float" office:value="62.709895641006831" table:formula="of:=COM.MICROSOFT.SINGLE(INDEX([.P55:.P180];VLOOKUP([.$A$6];[.$Z$10:.$AD$15];5;FALSE)))" table:style-name="ce60">
            <text:p>63</text:p>
          </table:table-cell>
          <table:table-cell office:value-type="float" office:value="62.71050120482812" table:formula="of:=COM.MICROSOFT.SINGLE(INDEX([.Q55:.Q180];VLOOKUP([.$A$6];[.$Z$10:.$AD$15];5;FALSE)))" table:style-name="ce60">
            <text:p>63</text:p>
          </table:table-cell>
          <table:table-cell office:value-type="float" office:value="63.620666436157236" table:formula="of:=COM.MICROSOFT.SINGLE(INDEX([.R55:.R180];VLOOKUP([.$A$6];[.$Z$10:.$AD$15];5;FALSE)))" table:style-name="ce60">
            <text:p>64</text:p>
          </table:table-cell>
          <table:table-cell office:value-type="float" office:value="65.142004547935727" table:formula="of:=COM.MICROSOFT.SINGLE(INDEX([.S55:.S180];VLOOKUP([.$A$6];[.$Z$10:.$AD$15];5;FALSE)))" table:style-name="ce60">
            <text:p>65</text:p>
          </table:table-cell>
          <table:table-cell office:value-type="float" office:value="87.269998318565186" table:formula="of:=COM.MICROSOFT.SINGLE(INDEX([.T55:.T180];VLOOKUP([.$A$6];[.$Z$10:.$AD$15];5;FALSE)))" table:style-name="ce60">
            <text:p>87</text:p>
          </table:table-cell>
          <table:table-cell office:value-type="float" office:value="82.023290442996355" table:formula="of:=COM.MICROSOFT.SINGLE(INDEX([.U55:.U180];VLOOKUP([.$A$6];[.$Z$10:.$AD$15];5;FALSE)))" table:style-name="ce60">
            <text:p>82</text:p>
          </table:table-cell>
          <table:table-cell table:style-name="ce29"/>
          <table:table-cell table:style-name="ce30"/>
          <table:table-cell table:style-name="ce96"/>
          <table:table-cell table:style-name="ce95"/>
          <table:table-cell office:value-type="string" table:style-name="ce31">
            <text:p>Average distance travelled by mode: England, from 2002</text:p>
          </table:table-cell>
          <table:table-cell office:value-type="string" table:style-name="ce31">
            <text:p>Mode</text:p>
          </table:table-cell>
          <table:table-cell office:value-type="string" table:style-name="ce31">
            <text:p>Miles per person per year</text:p>
          </table:table-cell>
          <table:table-cell office:value-type="string" table:style-name="ce31">
            <text:p><text:s text:c="3"/>stages ('000s)</text:p>
          </table:table-cell>
          <table:table-cell office:value-type="float" office:value="51" table:formula="of:=MATCH([.Z12];[.$A$49:.$A$197];0)" table:style-name="ce26">
            <text:p>51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18.029417286784188" table:formula="of:=COM.MICROSOFT.SINGLE(INDEX([.B56:.B181];VLOOKUP([.$A$6];[.$Z$10:.$AD$15];5;FALSE)))" table:style-name="ce28">
            <text:p>18</text:p>
          </table:table-cell>
          <table:table-cell office:value-type="float" office:value="16.402178155503233" table:formula="of:=COM.MICROSOFT.SINGLE(INDEX([.C56:.C181];VLOOKUP([.$A$6];[.$Z$10:.$AD$15];5;FALSE)))" table:style-name="ce28">
            <text:p>16</text:p>
          </table:table-cell>
          <table:table-cell office:value-type="float" office:value="17.145556476254509" table:formula="of:=COM.MICROSOFT.SINGLE(INDEX([.D56:.D181];VLOOKUP([.$A$6];[.$Z$10:.$AD$15];5;FALSE)))" table:style-name="ce28">
            <text:p>17</text:p>
          </table:table-cell>
          <table:table-cell office:value-type="float" office:value="15.290842926854978" table:formula="of:=COM.MICROSOFT.SINGLE(INDEX([.E56:.E181];VLOOKUP([.$A$6];[.$Z$10:.$AD$15];5;FALSE)))" table:style-name="ce28">
            <text:p>15</text:p>
          </table:table-cell>
          <table:table-cell office:value-type="float" office:value="17.482425627235578" table:formula="of:=COM.MICROSOFT.SINGLE(INDEX([.F56:.F181];VLOOKUP([.$A$6];[.$Z$10:.$AD$15];5;FALSE)))" table:style-name="ce28">
            <text:p>17</text:p>
          </table:table-cell>
          <table:table-cell office:value-type="float" office:value="14.61733496171678" table:formula="of:=COM.MICROSOFT.SINGLE(INDEX([.G56:.G181];VLOOKUP([.$A$6];[.$Z$10:.$AD$15];5;FALSE)))" table:style-name="ce28">
            <text:p>15</text:p>
          </table:table-cell>
          <table:table-cell office:value-type="float" office:value="16.848556556722656" table:formula="of:=COM.MICROSOFT.SINGLE(INDEX([.H56:.H181];VLOOKUP([.$A$6];[.$Z$10:.$AD$15];5;FALSE)))" table:style-name="ce28">
            <text:p>17</text:p>
          </table:table-cell>
          <table:table-cell office:value-type="float" office:value="16.403279887283951" table:formula="of:=COM.MICROSOFT.SINGLE(INDEX([.I56:.I181];VLOOKUP([.$A$6];[.$Z$10:.$AD$15];5;FALSE)))" table:style-name="ce28">
            <text:p>16</text:p>
          </table:table-cell>
          <table:table-cell office:value-type="float" office:value="15.374136079796333" table:formula="of:=COM.MICROSOFT.SINGLE(INDEX([.J56:.J181];VLOOKUP([.$A$6];[.$Z$10:.$AD$15];5;FALSE)))" table:style-name="ce28">
            <text:p>15</text:p>
          </table:table-cell>
          <table:table-cell office:value-type="float" office:value="16.405632511136687" table:formula="of:=COM.MICROSOFT.SINGLE(INDEX([.K56:.K181];VLOOKUP([.$A$6];[.$Z$10:.$AD$15];5;FALSE)))" table:style-name="ce28">
            <text:p>16</text:p>
          </table:table-cell>
          <table:table-cell office:value-type="float" office:value="17.005612370209914" table:formula="of:=COM.MICROSOFT.SINGLE(INDEX([.L56:.L181];VLOOKUP([.$A$6];[.$Z$10:.$AD$15];5;FALSE)))" table:style-name="ce28">
            <text:p>17</text:p>
          </table:table-cell>
          <table:table-cell office:value-type="float" office:value="14.377200486792512" table:formula="of:=COM.MICROSOFT.SINGLE(INDEX([.M56:.M181];VLOOKUP([.$A$6];[.$Z$10:.$AD$15];5;FALSE)))" table:style-name="ce28">
            <text:p>14</text:p>
          </table:table-cell>
          <table:table-cell office:value-type="float" office:value="18.089592963706746" table:formula="of:=COM.MICROSOFT.SINGLE(INDEX([.N56:.N181];VLOOKUP([.$A$6];[.$Z$10:.$AD$15];5;FALSE)))" table:style-name="ce28">
            <text:p>18</text:p>
          </table:table-cell>
          <table:table-cell office:value-type="float" office:value="17.041172639385554" table:formula="of:=COM.MICROSOFT.SINGLE(INDEX([.O56:.O181];VLOOKUP([.$A$6];[.$Z$10:.$AD$15];5;FALSE)))" table:style-name="ce28">
            <text:p>17</text:p>
          </table:table-cell>
          <table:table-cell office:value-type="float" office:value="14.688027455637656" table:formula="of:=COM.MICROSOFT.SINGLE(INDEX([.P56:.P181];VLOOKUP([.$A$6];[.$Z$10:.$AD$15];5;FALSE)))" table:style-name="ce28">
            <text:p>15</text:p>
          </table:table-cell>
          <table:table-cell office:value-type="float" office:value="16.611478705708475" table:formula="of:=COM.MICROSOFT.SINGLE(INDEX([.Q56:.Q181];VLOOKUP([.$A$6];[.$Z$10:.$AD$15];5;FALSE)))" table:style-name="ce28">
            <text:p>17</text:p>
          </table:table-cell>
          <table:table-cell office:value-type="float" office:value="17.051124258615218" table:formula="of:=COM.MICROSOFT.SINGLE(INDEX([.R56:.R181];VLOOKUP([.$A$6];[.$Z$10:.$AD$15];5;FALSE)))" table:style-name="ce28">
            <text:p>17</text:p>
          </table:table-cell>
          <table:table-cell office:value-type="float" office:value="16.181113333167076" table:formula="of:=COM.MICROSOFT.SINGLE(INDEX([.S56:.S181];VLOOKUP([.$A$6];[.$Z$10:.$AD$15];5;FALSE)))" table:style-name="ce28">
            <text:p>16</text:p>
          </table:table-cell>
          <table:table-cell office:value-type="float" office:value="20.424467067351721" table:formula="of:=COM.MICROSOFT.SINGLE(INDEX([.T56:.T181];VLOOKUP([.$A$6];[.$Z$10:.$AD$15];5;FALSE)))" table:style-name="ce28">
            <text:p>20</text:p>
          </table:table-cell>
          <table:table-cell office:value-type="float" office:value="15.007142147393004" table:formula="of:=COM.MICROSOFT.SINGLE(INDEX([.U56:.U181];VLOOKUP([.$A$6];[.$Z$10:.$AD$15];5;FALSE)))" table:style-name="ce28">
            <text:p>15</text:p>
          </table:table-cell>
          <table:table-cell table:style-name="ce29"/>
          <table:table-cell table:style-name="ce30"/>
          <table:table-cell table:style-name="ce96"/>
          <table:table-cell table:style-name="ce95"/>
          <table:table-cell office:value-type="string" table:style-name="ce31">
            <text:p>Average trip length by main mode: England, from 2002</text:p>
          </table:table-cell>
          <table:table-cell office:value-type="string" table:style-name="ce31">
            <text:p>Main mode</text:p>
          </table:table-cell>
          <table:table-cell office:value-type="string" table:style-name="ce31">
            <text:p>Average trip length (miles)</text:p>
          </table:table-cell>
          <table:table-cell office:value-type="string" table:style-name="ce31">
            <text:p><text:s text:c="3"/>trips ('000s)</text:p>
          </table:table-cell>
          <table:table-cell office:value-type="float" office:value="76" table:formula="of:=MATCH([.Z13];[.$A$49:.$A$197];0)" table:style-name="ce26">
            <text:p>76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4">
          <table:table-cell office:value-type="string" table:style-name="ce27">
            <text:p>Car / van driver</text:p>
          </table:table-cell>
          <table:table-cell office:value-type="float" office:value="438.4141324114799" table:formula="of:=COM.MICROSOFT.SINGLE(INDEX([.B57:.B182];VLOOKUP([.$A$6];[.$Z$10:.$AD$15];5;FALSE)))" table:style-name="ce28">
            <text:p>438</text:p>
          </table:table-cell>
          <table:table-cell office:value-type="float" office:value="426.70077392072983" table:formula="of:=COM.MICROSOFT.SINGLE(INDEX([.C57:.C182];VLOOKUP([.$A$6];[.$Z$10:.$AD$15];5;FALSE)))" table:style-name="ce28">
            <text:p>427</text:p>
          </table:table-cell>
          <table:table-cell office:value-type="float" office:value="421.209055216433" table:formula="of:=COM.MICROSOFT.SINGLE(INDEX([.D57:.D182];VLOOKUP([.$A$6];[.$Z$10:.$AD$15];5;FALSE)))" table:style-name="ce28">
            <text:p>421</text:p>
          </table:table-cell>
          <table:table-cell office:value-type="float" office:value="434.30688572258697" table:formula="of:=COM.MICROSOFT.SINGLE(INDEX([.E57:.E182];VLOOKUP([.$A$6];[.$Z$10:.$AD$15];5;FALSE)))" table:style-name="ce28">
            <text:p>434</text:p>
          </table:table-cell>
          <table:table-cell office:value-type="float" office:value="431.84478561541795" table:formula="of:=COM.MICROSOFT.SINGLE(INDEX([.F57:.F182];VLOOKUP([.$A$6];[.$Z$10:.$AD$15];5;FALSE)))" table:style-name="ce28">
            <text:p>432</text:p>
          </table:table-cell>
          <table:table-cell office:value-type="float" office:value="409.23866263587763" table:formula="of:=COM.MICROSOFT.SINGLE(INDEX([.G57:.G182];VLOOKUP([.$A$6];[.$Z$10:.$AD$15];5;FALSE)))" table:style-name="ce28">
            <text:p>409</text:p>
          </table:table-cell>
          <table:table-cell office:value-type="float" office:value="409.96538441023392" table:formula="of:=COM.MICROSOFT.SINGLE(INDEX([.H57:.H182];VLOOKUP([.$A$6];[.$Z$10:.$AD$15];5;FALSE)))" table:style-name="ce28">
            <text:p>410</text:p>
          </table:table-cell>
          <table:table-cell office:value-type="float" office:value="392.80966728520036" table:formula="of:=COM.MICROSOFT.SINGLE(INDEX([.I57:.I182];VLOOKUP([.$A$6];[.$Z$10:.$AD$15];5;FALSE)))" table:style-name="ce28">
            <text:p>393</text:p>
          </table:table-cell>
          <table:table-cell office:value-type="float" office:value="401.78432248253318" table:formula="of:=COM.MICROSOFT.SINGLE(INDEX([.J57:.J182];VLOOKUP([.$A$6];[.$Z$10:.$AD$15];5;FALSE)))" table:style-name="ce28">
            <text:p>402</text:p>
          </table:table-cell>
          <table:table-cell office:value-type="float" office:value="392.47259486708788" table:formula="of:=COM.MICROSOFT.SINGLE(INDEX([.K57:.K182];VLOOKUP([.$A$6];[.$Z$10:.$AD$15];5;FALSE)))" table:style-name="ce28">
            <text:p>392</text:p>
          </table:table-cell>
          <table:table-cell office:value-type="float" office:value="396.37413703691738" table:formula="of:=COM.MICROSOFT.SINGLE(INDEX([.L57:.L182];VLOOKUP([.$A$6];[.$Z$10:.$AD$15];5;FALSE)))" table:style-name="ce28">
            <text:p>396</text:p>
          </table:table-cell>
          <table:table-cell office:value-type="float" office:value="380.06253111478929" table:formula="of:=COM.MICROSOFT.SINGLE(INDEX([.M57:.M182];VLOOKUP([.$A$6];[.$Z$10:.$AD$15];5;FALSE)))" table:style-name="ce28">
            <text:p>380</text:p>
          </table:table-cell>
          <table:table-cell office:value-type="float" office:value="383.90114406122382" table:formula="of:=COM.MICROSOFT.SINGLE(INDEX([.N57:.N182];VLOOKUP([.$A$6];[.$Z$10:.$AD$15];5;FALSE)))" table:style-name="ce28">
            <text:p>384</text:p>
          </table:table-cell>
          <table:table-cell office:value-type="float" office:value="380.81561380959261" table:formula="of:=COM.MICROSOFT.SINGLE(INDEX([.O57:.O182];VLOOKUP([.$A$6];[.$Z$10:.$AD$15];5;FALSE)))" table:style-name="ce28">
            <text:p>381</text:p>
          </table:table-cell>
          <table:table-cell office:value-type="float" office:value="389.17453384424687" table:formula="of:=COM.MICROSOFT.SINGLE(INDEX([.P57:.P182];VLOOKUP([.$A$6];[.$Z$10:.$AD$15];5;FALSE)))" table:style-name="ce28">
            <text:p>389</text:p>
          </table:table-cell>
          <table:table-cell office:value-type="float" office:value="390.25148877319282" table:formula="of:=COM.MICROSOFT.SINGLE(INDEX([.Q57:.Q182];VLOOKUP([.$A$6];[.$Z$10:.$AD$15];5;FALSE)))" table:style-name="ce28">
            <text:p>390</text:p>
          </table:table-cell>
          <table:table-cell office:value-type="float" office:value="394.96345456605565" table:formula="of:=COM.MICROSOFT.SINGLE(INDEX([.R57:.R182];VLOOKUP([.$A$6];[.$Z$10:.$AD$15];5;FALSE)))" table:style-name="ce28">
            <text:p>395</text:p>
          </table:table-cell>
          <table:table-cell office:value-type="float" office:value="379.95812359187545" table:formula="of:=COM.MICROSOFT.SINGLE(INDEX([.S57:.S182];VLOOKUP([.$A$6];[.$Z$10:.$AD$15];5;FALSE)))" table:style-name="ce28">
            <text:p>380</text:p>
          </table:table-cell>
          <table:table-cell office:value-type="float" office:value="295.31872790071509" table:formula="of:=COM.MICROSOFT.SINGLE(INDEX([.T57:.T182];VLOOKUP([.$A$6];[.$Z$10:.$AD$15];5;FALSE)))" table:style-name="ce28">
            <text:p>295</text:p>
          </table:table-cell>
          <table:table-cell office:value-type="float" office:value="299.61413451087589" table:formula="of:=COM.MICROSOFT.SINGLE(INDEX([.U57:.U182];VLOOKUP([.$A$6];[.$Z$10:.$AD$15];5;FALSE)))" table:style-name="ce28">
            <text:p>300</text:p>
          </table:table-cell>
          <table:table-cell table:style-name="ce29"/>
          <table:table-cell table:style-name="ce30"/>
          <table:table-cell table:style-name="ce96"/>
          <table:table-cell table:style-name="ce95"/>
          <table:table-cell office:value-type="string" table:style-name="ce31">
            <text:p>Average time spent travelling<text:span text:style-name="T7">5</text:span><text:s/>by main mode: England, from 2002</text:p>
          </table:table-cell>
          <table:table-cell office:value-type="string" table:style-name="ce31">
            <text:p>Main mode</text:p>
          </table:table-cell>
          <table:table-cell office:value-type="string" table:style-name="ce31">
            <text:p>Total time spent travelling (hours per person per year)</text:p>
          </table:table-cell>
          <table:table-cell office:value-type="string" table:style-name="ce31">
            <text:p><text:s text:c="3"/>trips ('000s)</text:p>
          </table:table-cell>
          <table:table-cell office:value-type="float" office:value="101" table:formula="of:=MATCH([.Z14];[.$A$49:.$A$197];0)" table:style-name="ce26">
            <text:p>101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4">
          <table:table-cell office:value-type="string" table:style-name="ce27">
            <text:p>Car / van passenger</text:p>
          </table:table-cell>
          <table:table-cell office:value-type="float" office:value="239.93528406526687" table:formula="of:=COM.MICROSOFT.SINGLE(INDEX([.B58:.B183];VLOOKUP([.$A$6];[.$Z$10:.$AD$15];5;FALSE)))" table:style-name="ce28">
            <text:p>240</text:p>
          </table:table-cell>
          <table:table-cell office:value-type="float" office:value="232.71080260569906" table:formula="of:=COM.MICROSOFT.SINGLE(INDEX([.C58:.C183];VLOOKUP([.$A$6];[.$Z$10:.$AD$15];5;FALSE)))" table:style-name="ce28">
            <text:p>233</text:p>
          </table:table-cell>
          <table:table-cell office:value-type="float" office:value="227.64588739978154" table:formula="of:=COM.MICROSOFT.SINGLE(INDEX([.D58:.D183];VLOOKUP([.$A$6];[.$Z$10:.$AD$15];5;FALSE)))" table:style-name="ce28">
            <text:p>228</text:p>
          </table:table-cell>
          <table:table-cell office:value-type="float" office:value="234.37446743222023" table:formula="of:=COM.MICROSOFT.SINGLE(INDEX([.E58:.E183];VLOOKUP([.$A$6];[.$Z$10:.$AD$15];5;FALSE)))" table:style-name="ce28">
            <text:p>234</text:p>
          </table:table-cell>
          <table:table-cell office:value-type="float" office:value="226.67638817070403" table:formula="of:=COM.MICROSOFT.SINGLE(INDEX([.F58:.F183];VLOOKUP([.$A$6];[.$Z$10:.$AD$15];5;FALSE)))" table:style-name="ce28">
            <text:p>227</text:p>
          </table:table-cell>
          <table:table-cell office:value-type="float" office:value="218.64555258289226" table:formula="of:=COM.MICROSOFT.SINGLE(INDEX([.G58:.G183];VLOOKUP([.$A$6];[.$Z$10:.$AD$15];5;FALSE)))" table:style-name="ce28">
            <text:p>219</text:p>
          </table:table-cell>
          <table:table-cell office:value-type="float" office:value="225.98251856947323" table:formula="of:=COM.MICROSOFT.SINGLE(INDEX([.H58:.H183];VLOOKUP([.$A$6];[.$Z$10:.$AD$15];5;FALSE)))" table:style-name="ce28">
            <text:p>226</text:p>
          </table:table-cell>
          <table:table-cell office:value-type="float" office:value="218.43033257242638" table:formula="of:=COM.MICROSOFT.SINGLE(INDEX([.I58:.I183];VLOOKUP([.$A$6];[.$Z$10:.$AD$15];5;FALSE)))" table:style-name="ce28">
            <text:p>218</text:p>
          </table:table-cell>
          <table:table-cell office:value-type="float" office:value="212.46707110040157" table:formula="of:=COM.MICROSOFT.SINGLE(INDEX([.J58:.J183];VLOOKUP([.$A$6];[.$Z$10:.$AD$15];5;FALSE)))" table:style-name="ce28">
            <text:p>212</text:p>
          </table:table-cell>
          <table:table-cell office:value-type="float" office:value="209.10399139046524" table:formula="of:=COM.MICROSOFT.SINGLE(INDEX([.K58:.K183];VLOOKUP([.$A$6];[.$Z$10:.$AD$15];5;FALSE)))" table:style-name="ce28">
            <text:p>209</text:p>
          </table:table-cell>
          <table:table-cell office:value-type="float" office:value="212.68808677053144" table:formula="of:=COM.MICROSOFT.SINGLE(INDEX([.L58:.L183];VLOOKUP([.$A$6];[.$Z$10:.$AD$15];5;FALSE)))" table:style-name="ce28">
            <text:p>213</text:p>
          </table:table-cell>
          <table:table-cell office:value-type="float" office:value="209.60850583110877" table:formula="of:=COM.MICROSOFT.SINGLE(INDEX([.M58:.M183];VLOOKUP([.$A$6];[.$Z$10:.$AD$15];5;FALSE)))" table:style-name="ce28">
            <text:p>210</text:p>
          </table:table-cell>
          <table:table-cell office:value-type="float" office:value="205.97596058378244" table:formula="of:=COM.MICROSOFT.SINGLE(INDEX([.N58:.N183];VLOOKUP([.$A$6];[.$Z$10:.$AD$15];5;FALSE)))" table:style-name="ce28">
            <text:p>206</text:p>
          </table:table-cell>
          <table:table-cell office:value-type="float" office:value="203.57256693555487" table:formula="of:=COM.MICROSOFT.SINGLE(INDEX([.O58:.O183];VLOOKUP([.$A$6];[.$Z$10:.$AD$15];5;FALSE)))" table:style-name="ce28">
            <text:p>204</text:p>
          </table:table-cell>
          <table:table-cell office:value-type="float" office:value="201.62903970094868" table:formula="of:=COM.MICROSOFT.SINGLE(INDEX([.P58:.P183];VLOOKUP([.$A$6];[.$Z$10:.$AD$15];5;FALSE)))" table:style-name="ce28">
            <text:p>202</text:p>
          </table:table-cell>
          <table:table-cell office:value-type="float" office:value="204.01671283886284" table:formula="of:=COM.MICROSOFT.SINGLE(INDEX([.Q58:.Q183];VLOOKUP([.$A$6];[.$Z$10:.$AD$15];5;FALSE)))" table:style-name="ce28">
            <text:p>204</text:p>
          </table:table-cell>
          <table:table-cell office:value-type="float" office:value="207.45032337273213" table:formula="of:=COM.MICROSOFT.SINGLE(INDEX([.R58:.R183];VLOOKUP([.$A$6];[.$Z$10:.$AD$15];5;FALSE)))" table:style-name="ce28">
            <text:p>207</text:p>
          </table:table-cell>
          <table:table-cell office:value-type="float" office:value="200.14474116592848" table:formula="of:=COM.MICROSOFT.SINGLE(INDEX([.S58:.S183];VLOOKUP([.$A$6];[.$Z$10:.$AD$15];5;FALSE)))" table:style-name="ce28">
            <text:p>200</text:p>
          </table:table-cell>
          <table:table-cell office:value-type="float" office:value="134.05091554624661" table:formula="of:=COM.MICROSOFT.SINGLE(INDEX([.T58:.T183];VLOOKUP([.$A$6];[.$Z$10:.$AD$15];5;FALSE)))" table:style-name="ce28">
            <text:p>134</text:p>
          </table:table-cell>
          <table:table-cell office:value-type="float" office:value="147.86149646356043" table:formula="of:=COM.MICROSOFT.SINGLE(INDEX([.U58:.U183];VLOOKUP([.$A$6];[.$Z$10:.$AD$15];5;FALSE)))" table:style-name="ce28">
            <text:p>148</text:p>
          </table:table-cell>
          <table:table-cell table:style-name="ce29"/>
          <table:table-cell table:style-name="ce30"/>
          <table:table-cell table:style-name="ce96"/>
          <table:table-cell table:style-name="ce95"/>
          <table:table-cell office:value-type="string" table:style-name="ce31">
            <text:p>Average trip time<text:span text:style-name="T7">5</text:span><text:s/>by main mode: England, from 2002</text:p>
          </table:table-cell>
          <table:table-cell office:value-type="string" table:style-name="ce31">
            <text:p>Main mode</text:p>
          </table:table-cell>
          <table:table-cell office:value-type="string" table:style-name="ce31">
            <text:p>Average trip duration (minutes)</text:p>
          </table:table-cell>
          <table:table-cell office:value-type="string" table:style-name="ce31">
            <text:p><text:s text:c="3"/>trips ('000s)</text:p>
          </table:table-cell>
          <table:table-cell office:value-type="float" office:value="126" table:formula="of:=MATCH([.Z15];[.$A$49:.$A$197];0)" table:style-name="ce26">
            <text:p>126</text:p>
          </table:table-cell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3.8520105840736654" table:formula="of:=COM.MICROSOFT.SINGLE(INDEX([.B59:.B184];VLOOKUP([.$A$6];[.$Z$10:.$AD$15];5;FALSE)))" table:style-name="ce28">
            <text:p>4</text:p>
          </table:table-cell>
          <table:table-cell office:value-type="float" office:value="4.0510431076430082" table:formula="of:=COM.MICROSOFT.SINGLE(INDEX([.C59:.C184];VLOOKUP([.$A$6];[.$Z$10:.$AD$15];5;FALSE)))" table:style-name="ce28">
            <text:p>4</text:p>
          </table:table-cell>
          <table:table-cell office:value-type="float" office:value="3.5418277493968309" table:formula="of:=COM.MICROSOFT.SINGLE(INDEX([.D59:.D184];VLOOKUP([.$A$6];[.$Z$10:.$AD$15];5;FALSE)))" table:style-name="ce28">
            <text:p>4</text:p>
          </table:table-cell>
          <table:table-cell office:value-type="float" office:value="3.8661280269198217" table:formula="of:=COM.MICROSOFT.SINGLE(INDEX([.E59:.E184];VLOOKUP([.$A$6];[.$Z$10:.$AD$15];5;FALSE)))" table:style-name="ce28">
            <text:p>4</text:p>
          </table:table-cell>
          <table:table-cell office:value-type="float" office:value="3.2603884643105552" table:formula="of:=COM.MICROSOFT.SINGLE(INDEX([.F59:.F184];VLOOKUP([.$A$6];[.$Z$10:.$AD$15];5;FALSE)))" table:style-name="ce28">
            <text:p>3</text:p>
          </table:table-cell>
          <table:table-cell office:value-type="float" office:value="3.376694274378262" table:formula="of:=COM.MICROSOFT.SINGLE(INDEX([.G59:.G184];VLOOKUP([.$A$6];[.$Z$10:.$AD$15];5;FALSE)))" table:style-name="ce28">
            <text:p>3</text:p>
          </table:table-cell>
          <table:table-cell office:value-type="float" office:value="4.00910843748325" table:formula="of:=COM.MICROSOFT.SINGLE(INDEX([.H59:.H184];VLOOKUP([.$A$6];[.$Z$10:.$AD$15];5;FALSE)))" table:style-name="ce28">
            <text:p>4</text:p>
          </table:table-cell>
          <table:table-cell office:value-type="float" office:value="3.0965013205926208" table:formula="of:=COM.MICROSOFT.SINGLE(INDEX([.I59:.I184];VLOOKUP([.$A$6];[.$Z$10:.$AD$15];5;FALSE)))" table:style-name="ce28">
            <text:p>3</text:p>
          </table:table-cell>
          <table:table-cell office:value-type="float" office:value="2.8697623511167865" table:formula="of:=COM.MICROSOFT.SINGLE(INDEX([.J59:.J184];VLOOKUP([.$A$6];[.$Z$10:.$AD$15];5;FALSE)))" table:style-name="ce28">
            <text:p>3</text:p>
          </table:table-cell>
          <table:table-cell office:value-type="float" office:value="3.5775865492688532" table:formula="of:=COM.MICROSOFT.SINGLE(INDEX([.K59:.K184];VLOOKUP([.$A$6];[.$Z$10:.$AD$15];5;FALSE)))" table:style-name="ce28">
            <text:p>4</text:p>
          </table:table-cell>
          <table:table-cell office:value-type="float" office:value="3.5260549137692561" table:formula="of:=COM.MICROSOFT.SINGLE(INDEX([.L59:.L184];VLOOKUP([.$A$6];[.$Z$10:.$AD$15];5;FALSE)))" table:style-name="ce28">
            <text:p>4</text:p>
          </table:table-cell>
          <table:table-cell office:value-type="float" office:value="3.0221655393189297" table:formula="of:=COM.MICROSOFT.SINGLE(INDEX([.M59:.M184];VLOOKUP([.$A$6];[.$Z$10:.$AD$15];5;FALSE)))" table:style-name="ce28">
            <text:p>3</text:p>
          </table:table-cell>
          <table:table-cell office:value-type="float" office:value="3.2720942864790308" table:formula="of:=COM.MICROSOFT.SINGLE(INDEX([.N59:.N184];VLOOKUP([.$A$6];[.$Z$10:.$AD$15];5;FALSE)))" table:style-name="ce28">
            <text:p>3</text:p>
          </table:table-cell>
          <table:table-cell office:value-type="float" office:value="2.7057106563905879" table:formula="of:=COM.MICROSOFT.SINGLE(INDEX([.O59:.O184];VLOOKUP([.$A$6];[.$Z$10:.$AD$15];5;FALSE)))" table:style-name="ce28">
            <text:p>3</text:p>
          </table:table-cell>
          <table:table-cell office:value-type="float" office:value="3.0869719541690741" table:formula="of:=COM.MICROSOFT.SINGLE(INDEX([.P59:.P184];VLOOKUP([.$A$6];[.$Z$10:.$AD$15];5;FALSE)))" table:style-name="ce28">
            <text:p>3</text:p>
          </table:table-cell>
          <table:table-cell office:value-type="float" office:value="3.2310400429746706" table:formula="of:=COM.MICROSOFT.SINGLE(INDEX([.Q59:.Q184];VLOOKUP([.$A$6];[.$Z$10:.$AD$15];5;FALSE)))" table:style-name="ce28">
            <text:p>3</text:p>
          </table:table-cell>
          <table:table-cell office:value-type="float" office:value="1.8968963687839733" table:formula="of:=COM.MICROSOFT.SINGLE(INDEX([.R59:.R184];VLOOKUP([.$A$6];[.$Z$10:.$AD$15];5;FALSE)))" table:style-name="ce28">
            <text:p>2</text:p>
          </table:table-cell>
          <table:table-cell office:value-type="float" office:value="2.1615338818188636" table:formula="of:=COM.MICROSOFT.SINGLE(INDEX([.S59:.S184];VLOOKUP([.$A$6];[.$Z$10:.$AD$15];5;FALSE)))" table:style-name="ce28">
            <text:p>2</text:p>
          </table:table-cell>
          <table:table-cell office:value-type="float" office:value="1.5526892221138882" table:formula="of:=COM.MICROSOFT.SINGLE(INDEX([.T59:.T184];VLOOKUP([.$A$6];[.$Z$10:.$AD$15];5;FALSE)))" table:style-name="ce28">
            <text:p>2</text:p>
          </table:table-cell>
          <table:table-cell office:value-type="float" office:value="1.336816342802462" table:formula="of:=COM.MICROSOFT.SINGLE(INDEX([.U59:.U184];VLOOKUP([.$A$6];[.$Z$10:.$AD$15];5;FALSE)))" table:style-name="ce28">
            <text:p>1</text:p>
          </table:table-cell>
          <table:table-cell table:style-name="ce29"/>
          <table:table-cell table:number-columns-repeated="2" table:style-name="ce30"/>
          <table:table-cell table:number-columns-repeated="6" table:style-name="ce12"/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8.2401054078645153" table:formula="of:=COM.MICROSOFT.SINGLE(INDEX([.B60:.B185];VLOOKUP([.$A$6];[.$Z$10:.$AD$15];5;FALSE)))" table:style-name="ce33">
            <text:p>8</text:p>
          </table:table-cell>
          <table:table-cell office:value-type="float" office:value="7.7345750843670684" table:formula="of:=COM.MICROSOFT.SINGLE(INDEX([.C60:.C185];VLOOKUP([.$A$6];[.$Z$10:.$AD$15];5;FALSE)))" table:style-name="ce33">
            <text:p>8</text:p>
          </table:table-cell>
          <table:table-cell office:value-type="float" office:value="8.2422819184617353" table:formula="of:=COM.MICROSOFT.SINGLE(INDEX([.D60:.D185];VLOOKUP([.$A$6];[.$Z$10:.$AD$15];5;FALSE)))" table:style-name="ce33">
            <text:p>8</text:p>
          </table:table-cell>
          <table:table-cell office:value-type="float" office:value="8.4085608115229054" table:formula="of:=COM.MICROSOFT.SINGLE(INDEX([.E60:.E185];VLOOKUP([.$A$6];[.$Z$10:.$AD$15];5;FALSE)))" table:style-name="ce33">
            <text:p>8</text:p>
          </table:table-cell>
          <table:table-cell office:value-type="float" office:value="7.3645947557450686" table:formula="of:=COM.MICROSOFT.SINGLE(INDEX([.F60:.F185];VLOOKUP([.$A$6];[.$Z$10:.$AD$15];5;FALSE)))" table:style-name="ce33">
            <text:p>7</text:p>
          </table:table-cell>
          <table:table-cell office:value-type="float" office:value="7.5565364652595992" table:formula="of:=COM.MICROSOFT.SINGLE(INDEX([.G60:.G185];VLOOKUP([.$A$6];[.$Z$10:.$AD$15];5;FALSE)))" table:style-name="ce33">
            <text:p>8</text:p>
          </table:table-cell>
          <table:table-cell office:value-type="float" office:value="8.5537112002012883" table:formula="of:=COM.MICROSOFT.SINGLE(INDEX([.H60:.H185];VLOOKUP([.$A$6];[.$Z$10:.$AD$15];5;FALSE)))" table:style-name="ce33">
            <text:p>9</text:p>
          </table:table-cell>
          <table:table-cell office:value-type="float" office:value="8.5757089939724143" table:formula="of:=COM.MICROSOFT.SINGLE(INDEX([.I60:.I185];VLOOKUP([.$A$6];[.$Z$10:.$AD$15];5;FALSE)))" table:style-name="ce33">
            <text:p>9</text:p>
          </table:table-cell>
          <table:table-cell office:value-type="float" office:value="7.1306709571697464" table:formula="of:=COM.MICROSOFT.SINGLE(INDEX([.J60:.J185];VLOOKUP([.$A$6];[.$Z$10:.$AD$15];5;FALSE)))" table:style-name="ce33">
            <text:p>7</text:p>
          </table:table-cell>
          <table:table-cell office:value-type="float" office:value="6.4078845360788028" table:formula="of:=COM.MICROSOFT.SINGLE(INDEX([.K60:.K185];VLOOKUP([.$A$6];[.$Z$10:.$AD$15];5;FALSE)))" table:style-name="ce33">
            <text:p>6</text:p>
          </table:table-cell>
          <table:table-cell office:value-type="float" office:value="7.0297906656182043" table:formula="of:=COM.MICROSOFT.SINGLE(INDEX([.L60:.L185];VLOOKUP([.$A$6];[.$Z$10:.$AD$15];5;FALSE)))" table:style-name="ce33">
            <text:p>7</text:p>
          </table:table-cell>
          <table:table-cell office:value-type="float" office:value="6.8873334106027588" table:formula="of:=COM.MICROSOFT.SINGLE(INDEX([.M60:.M185];VLOOKUP([.$A$6];[.$Z$10:.$AD$15];5;FALSE)))" table:style-name="ce33">
            <text:p>7</text:p>
          </table:table-cell>
          <table:table-cell office:value-type="float" office:value="6.06832851706812" table:formula="of:=COM.MICROSOFT.SINGLE(INDEX([.N60:.N185];VLOOKUP([.$A$6];[.$Z$10:.$AD$15];5;FALSE)))" table:style-name="ce33">
            <text:p>6</text:p>
          </table:table-cell>
          <table:table-cell office:value-type="float" office:value="6.5959385841744336" table:formula="of:=COM.MICROSOFT.SINGLE(INDEX([.O60:.O185];VLOOKUP([.$A$6];[.$Z$10:.$AD$15];5;FALSE)))" table:style-name="ce33">
            <text:p>7</text:p>
          </table:table-cell>
          <table:table-cell office:value-type="float" office:value="6.3161024542752724" table:formula="of:=COM.MICROSOFT.SINGLE(INDEX([.P60:.P185];VLOOKUP([.$A$6];[.$Z$10:.$AD$15];5;FALSE)))" table:style-name="ce33">
            <text:p>6</text:p>
          </table:table-cell>
          <table:table-cell office:value-type="float" office:value="6.1480429283179268" table:formula="of:=COM.MICROSOFT.SINGLE(INDEX([.Q60:.Q185];VLOOKUP([.$A$6];[.$Z$10:.$AD$15];5;FALSE)))" table:style-name="ce33">
            <text:p>6</text:p>
          </table:table-cell>
          <table:table-cell office:value-type="float" office:value="7.4544924844941534" table:formula="of:=COM.MICROSOFT.SINGLE(INDEX([.R60:.R185];VLOOKUP([.$A$6];[.$Z$10:.$AD$15];5;FALSE)))" table:style-name="ce33">
            <text:p>7</text:p>
          </table:table-cell>
          <table:table-cell office:value-type="float" office:value="7.1438033509275973" table:formula="of:=COM.MICROSOFT.SINGLE(INDEX([.S60:.S185];VLOOKUP([.$A$6];[.$Z$10:.$AD$15];5;FALSE)))" table:style-name="ce33">
            <text:p>7</text:p>
          </table:table-cell>
          <table:table-cell office:value-type="float" office:value="6.3174470738471475" table:formula="of:=COM.MICROSOFT.SINGLE(INDEX([.T60:.T185];VLOOKUP([.$A$6];[.$Z$10:.$AD$15];5;FALSE)))" table:style-name="ce33">
            <text:p>6</text:p>
          </table:table-cell>
          <table:table-cell office:value-type="float" office:value="4.7607165929038811" table:formula="of:=COM.MICROSOFT.SINGLE(INDEX([.U60:.U185];VLOOKUP([.$A$6];[.$Z$10:.$AD$15];5;FALSE)))" table:style-name="ce33">
            <text:p>5</text:p>
          </table:table-cell>
          <table:table-cell table:style-name="ce29"/>
          <table:table-cell table:number-columns-repeated="2" table:style-name="ce30"/>
          <table:table-cell table:style-name="ce12"/>
          <table:table-cell table:number-columns-repeated="5" table:style-name="ce97"/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28"/>
          <table:table-cell table:style-name="ce29"/>
          <table:table-cell table:number-columns-repeated="2" table:style-name="ce30"/>
          <table:table-cell table:style-name="ce12"/>
          <table:table-cell table:number-columns-repeated="5" table:style-name="ce97"/>
          <table:table-cell table:style-name="ce95"/>
          <table:table-cell table:style-name="ce94"/>
          <table:table-cell table:style-name="ce98"/>
          <table:table-cell table:number-columns-repeated="16351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17.276165537134055" table:formula="of:=COM.MICROSOFT.SINGLE(INDEX([.B62:.B187];VLOOKUP([.$A$6];[.$Z$10:.$AD$15];5;FALSE)))" table:style-name="ce28">
            <text:p>17</text:p>
          </table:table-cell>
          <table:table-cell office:value-type="float" office:value="16.891410817787747" table:formula="of:=COM.MICROSOFT.SINGLE(INDEX([.C62:.C187];VLOOKUP([.$A$6];[.$Z$10:.$AD$15];5;FALSE)))" table:style-name="ce28">
            <text:p>17</text:p>
          </table:table-cell>
          <table:table-cell office:value-type="float" office:value="18.223063835849604" table:formula="of:=COM.MICROSOFT.SINGLE(INDEX([.D62:.D187];VLOOKUP([.$A$6];[.$Z$10:.$AD$15];5;FALSE)))" table:style-name="ce28">
            <text:p>18</text:p>
          </table:table-cell>
          <table:table-cell office:value-type="float" office:value="19.032117364054184" table:formula="of:=COM.MICROSOFT.SINGLE(INDEX([.E62:.E187];VLOOKUP([.$A$6];[.$Z$10:.$AD$15];5;FALSE)))" table:style-name="ce28">
            <text:p>19</text:p>
          </table:table-cell>
          <table:table-cell office:value-type="float" office:value="18.159864636499346" table:formula="of:=COM.MICROSOFT.SINGLE(INDEX([.F62:.F187];VLOOKUP([.$A$6];[.$Z$10:.$AD$15];5;FALSE)))" table:style-name="ce28">
            <text:p>18</text:p>
          </table:table-cell>
          <table:table-cell office:value-type="float" office:value="20.037157679533589" table:formula="of:=COM.MICROSOFT.SINGLE(INDEX([.G62:.G187];VLOOKUP([.$A$6];[.$Z$10:.$AD$15];5;FALSE)))" table:style-name="ce28">
            <text:p>20</text:p>
          </table:table-cell>
          <table:table-cell office:value-type="float" office:value="20.63801382443225" table:formula="of:=COM.MICROSOFT.SINGLE(INDEX([.H62:.H187];VLOOKUP([.$A$6];[.$Z$10:.$AD$15];5;FALSE)))" table:style-name="ce28">
            <text:p>21</text:p>
          </table:table-cell>
          <table:table-cell office:value-type="float" office:value="21.708504282794106" table:formula="of:=COM.MICROSOFT.SINGLE(INDEX([.I62:.I187];VLOOKUP([.$A$6];[.$Z$10:.$AD$15];5;FALSE)))" table:style-name="ce28">
            <text:p>22</text:p>
          </table:table-cell>
          <table:table-cell office:value-type="float" office:value="24.669834313153952" table:formula="of:=COM.MICROSOFT.SINGLE(INDEX([.J62:.J187];VLOOKUP([.$A$6];[.$Z$10:.$AD$15];5;FALSE)))" table:style-name="ce28">
            <text:p>25</text:p>
          </table:table-cell>
          <table:table-cell office:value-type="float" office:value="20.708748829937061" table:formula="of:=COM.MICROSOFT.SINGLE(INDEX([.K62:.K187];VLOOKUP([.$A$6];[.$Z$10:.$AD$15];5;FALSE)))" table:style-name="ce28">
            <text:p>21</text:p>
          </table:table-cell>
          <table:table-cell office:value-type="float" office:value="18.587264804842757" table:formula="of:=COM.MICROSOFT.SINGLE(INDEX([.L62:.L187];VLOOKUP([.$A$6];[.$Z$10:.$AD$15];5;FALSE)))" table:style-name="ce28">
            <text:p>19</text:p>
          </table:table-cell>
          <table:table-cell office:value-type="float" office:value="21.326296554505934" table:formula="of:=COM.MICROSOFT.SINGLE(INDEX([.M62:.M187];VLOOKUP([.$A$6];[.$Z$10:.$AD$15];5;FALSE)))" table:style-name="ce28">
            <text:p>21</text:p>
          </table:table-cell>
          <table:table-cell office:value-type="float" office:value="18.893946896465113" table:formula="of:=COM.MICROSOFT.SINGLE(INDEX([.N62:.N187];VLOOKUP([.$A$6];[.$Z$10:.$AD$15];5;FALSE)))" table:style-name="ce28">
            <text:p>19</text:p>
          </table:table-cell>
          <table:table-cell office:value-type="float" office:value="20.104332082070091" table:formula="of:=COM.MICROSOFT.SINGLE(INDEX([.O62:.O187];VLOOKUP([.$A$6];[.$Z$10:.$AD$15];5;FALSE)))" table:style-name="ce28">
            <text:p>20</text:p>
          </table:table-cell>
          <table:table-cell office:value-type="float" office:value="16.085323096613642" table:formula="of:=COM.MICROSOFT.SINGLE(INDEX([.P62:.P187];VLOOKUP([.$A$6];[.$Z$10:.$AD$15];5;FALSE)))" table:style-name="ce28">
            <text:p>16</text:p>
          </table:table-cell>
          <table:table-cell office:value-type="float" office:value="17.488118847196905" table:formula="of:=COM.MICROSOFT.SINGLE(INDEX([.Q62:.Q187];VLOOKUP([.$A$6];[.$Z$10:.$AD$15];5;FALSE)))" table:style-name="ce28">
            <text:p>17</text:p>
          </table:table-cell>
          <table:table-cell office:value-type="float" office:value="15.158807772487808" table:formula="of:=COM.MICROSOFT.SINGLE(INDEX([.R62:.R187];VLOOKUP([.$A$6];[.$Z$10:.$AD$15];5;FALSE)))" table:style-name="ce28">
            <text:p>15</text:p>
          </table:table-cell>
          <table:table-cell office:value-type="float" office:value="18.208009926867692" table:formula="of:=COM.MICROSOFT.SINGLE(INDEX([.S62:.S187];VLOOKUP([.$A$6];[.$Z$10:.$AD$15];5;FALSE)))" table:style-name="ce28">
            <text:p>18</text:p>
          </table:table-cell>
          <table:table-cell office:value-type="float" office:value="6.6798031074577855" table:formula="of:=COM.MICROSOFT.SINGLE(INDEX([.T62:.T187];VLOOKUP([.$A$6];[.$Z$10:.$AD$15];5;FALSE)))" table:style-name="ce28">
            <text:p>7</text:p>
          </table:table-cell>
          <table:table-cell office:value-type="float" office:value="9.1139643660158889" table:formula="of:=COM.MICROSOFT.SINGLE(INDEX([.U62:.U187];VLOOKUP([.$A$6];[.$Z$10:.$AD$15];5;FALSE)))" table:style-name="ce28">
            <text:p>9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46.221529379410775" table:formula="of:=COM.MICROSOFT.SINGLE(INDEX([.B63:.B188];VLOOKUP([.$A$6];[.$Z$10:.$AD$15];5;FALSE)))" table:style-name="ce28">
            <text:p>46</text:p>
          </table:table-cell>
          <table:table-cell office:value-type="float" office:value="46.987997308377032" table:formula="of:=COM.MICROSOFT.SINGLE(INDEX([.C63:.C188];VLOOKUP([.$A$6];[.$Z$10:.$AD$15];5;FALSE)))" table:style-name="ce28">
            <text:p>47</text:p>
          </table:table-cell>
          <table:table-cell office:value-type="float" office:value="45.108878139321568" table:formula="of:=COM.MICROSOFT.SINGLE(INDEX([.D63:.D188];VLOOKUP([.$A$6];[.$Z$10:.$AD$15];5;FALSE)))" table:style-name="ce28">
            <text:p>45</text:p>
          </table:table-cell>
          <table:table-cell office:value-type="float" office:value="42.785383338398603" table:formula="of:=COM.MICROSOFT.SINGLE(INDEX([.E63:.E188];VLOOKUP([.$A$6];[.$Z$10:.$AD$15];5;FALSE)))" table:style-name="ce28">
            <text:p>43</text:p>
          </table:table-cell>
          <table:table-cell office:value-type="float" office:value="46.258835000319152" table:formula="of:=COM.MICROSOFT.SINGLE(INDEX([.F63:.F188];VLOOKUP([.$A$6];[.$Z$10:.$AD$15];5;FALSE)))" table:style-name="ce28">
            <text:p>46</text:p>
          </table:table-cell>
          <table:table-cell office:value-type="float" office:value="43.868966157730895" table:formula="of:=COM.MICROSOFT.SINGLE(INDEX([.G63:.G188];VLOOKUP([.$A$6];[.$Z$10:.$AD$15];5;FALSE)))" table:style-name="ce28">
            <text:p>44</text:p>
          </table:table-cell>
          <table:table-cell office:value-type="float" office:value="44.197790019727435" table:formula="of:=COM.MICROSOFT.SINGLE(INDEX([.H63:.H188];VLOOKUP([.$A$6];[.$Z$10:.$AD$15];5;FALSE)))" table:style-name="ce28">
            <text:p>44</text:p>
          </table:table-cell>
          <table:table-cell office:value-type="float" office:value="45.213339353549557" table:formula="of:=COM.MICROSOFT.SINGLE(INDEX([.I63:.I188];VLOOKUP([.$A$6];[.$Z$10:.$AD$15];5;FALSE)))" table:style-name="ce28">
            <text:p>45</text:p>
          </table:table-cell>
          <table:table-cell office:value-type="float" office:value="42.164634947251493" table:formula="of:=COM.MICROSOFT.SINGLE(INDEX([.J63:.J188];VLOOKUP([.$A$6];[.$Z$10:.$AD$15];5;FALSE)))" table:style-name="ce28">
            <text:p>42</text:p>
          </table:table-cell>
          <table:table-cell office:value-type="float" office:value="42.045914759124038" table:formula="of:=COM.MICROSOFT.SINGLE(INDEX([.K63:.K188];VLOOKUP([.$A$6];[.$Z$10:.$AD$15];5;FALSE)))" table:style-name="ce28">
            <text:p>42</text:p>
          </table:table-cell>
          <table:table-cell office:value-type="float" office:value="41.317372322883529" table:formula="of:=COM.MICROSOFT.SINGLE(INDEX([.L63:.L188];VLOOKUP([.$A$6];[.$Z$10:.$AD$15];5;FALSE)))" table:style-name="ce28">
            <text:p>41</text:p>
          </table:table-cell>
          <table:table-cell office:value-type="float" office:value="41.516536337307699" table:formula="of:=COM.MICROSOFT.SINGLE(INDEX([.M63:.M188];VLOOKUP([.$A$6];[.$Z$10:.$AD$15];5;FALSE)))" table:style-name="ce28">
            <text:p>42</text:p>
          </table:table-cell>
          <table:table-cell office:value-type="float" office:value="40.457896799599105" table:formula="of:=COM.MICROSOFT.SINGLE(INDEX([.N63:.N188];VLOOKUP([.$A$6];[.$Z$10:.$AD$15];5;FALSE)))" table:style-name="ce28">
            <text:p>40</text:p>
          </table:table-cell>
          <table:table-cell office:value-type="float" office:value="41.311910816976003" table:formula="of:=COM.MICROSOFT.SINGLE(INDEX([.O63:.O188];VLOOKUP([.$A$6];[.$Z$10:.$AD$15];5;FALSE)))" table:style-name="ce28">
            <text:p>41</text:p>
          </table:table-cell>
          <table:table-cell office:value-type="float" office:value="35.417040243575542" table:formula="of:=COM.MICROSOFT.SINGLE(INDEX([.P63:.P188];VLOOKUP([.$A$6];[.$Z$10:.$AD$15];5;FALSE)))" table:style-name="ce28">
            <text:p>35</text:p>
          </table:table-cell>
          <table:table-cell office:value-type="float" office:value="37.360419110494703" table:formula="of:=COM.MICROSOFT.SINGLE(INDEX([.Q63:.Q188];VLOOKUP([.$A$6];[.$Z$10:.$AD$15];5;FALSE)))" table:style-name="ce28">
            <text:p>37</text:p>
          </table:table-cell>
          <table:table-cell office:value-type="float" office:value="32.660880323946159" table:formula="of:=COM.MICROSOFT.SINGLE(INDEX([.R63:.R188];VLOOKUP([.$A$6];[.$Z$10:.$AD$15];5;FALSE)))" table:style-name="ce28">
            <text:p>33</text:p>
          </table:table-cell>
          <table:table-cell office:value-type="float" office:value="31.621624314686962" table:formula="of:=COM.MICROSOFT.SINGLE(INDEX([.S63:.S188];VLOOKUP([.$A$6];[.$Z$10:.$AD$15];5;FALSE)))" table:style-name="ce28">
            <text:p>32</text:p>
          </table:table-cell>
          <table:table-cell office:value-type="float" office:value="15.373234990761372" table:formula="of:=COM.MICROSOFT.SINGLE(INDEX([.T63:.T188];VLOOKUP([.$A$6];[.$Z$10:.$AD$15];5;FALSE)))" table:style-name="ce28">
            <text:p>15</text:p>
          </table:table-cell>
          <table:table-cell office:value-type="float" office:value="17.259219294113176" table:formula="of:=COM.MICROSOFT.SINGLE(INDEX([.U63:.U188];VLOOKUP([.$A$6];[.$Z$10:.$AD$15];5;FALSE)))" table:style-name="ce28">
            <text:p>17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0.77745738620860327" table:formula="of:=COM.MICROSOFT.SINGLE(INDEX([.B64:.B189];VLOOKUP([.$A$6];[.$Z$10:.$AD$15];5;FALSE)))" table:style-name="ce28">
            <text:p>1</text:p>
          </table:table-cell>
          <table:table-cell office:value-type="float" office:value="0.99520435457673251" table:formula="of:=COM.MICROSOFT.SINGLE(INDEX([.C64:.C189];VLOOKUP([.$A$6];[.$Z$10:.$AD$15];5;FALSE)))" table:style-name="ce28">
            <text:p>1</text:p>
          </table:table-cell>
          <table:table-cell office:value-type="float" office:value="0.75956702870245618" table:formula="of:=COM.MICROSOFT.SINGLE(INDEX([.D64:.D189];VLOOKUP([.$A$6];[.$Z$10:.$AD$15];5;FALSE)))" table:style-name="ce28">
            <text:p>1</text:p>
          </table:table-cell>
          <table:table-cell office:value-type="float" office:value="0.88235887980561545" table:formula="of:=COM.MICROSOFT.SINGLE(INDEX([.E64:.E189];VLOOKUP([.$A$6];[.$Z$10:.$AD$15];5;FALSE)))" table:style-name="ce28">
            <text:p>1</text:p>
          </table:table-cell>
          <table:table-cell office:value-type="float" office:value="0.63713313445884157" table:formula="of:=COM.MICROSOFT.SINGLE(INDEX([.F64:.F189];VLOOKUP([.$A$6];[.$Z$10:.$AD$15];5;FALSE)))" table:style-name="ce28">
            <text:p>1</text:p>
          </table:table-cell>
          <table:table-cell office:value-type="float" office:value="0.9733321479775412" table:formula="of:=COM.MICROSOFT.SINGLE(INDEX([.G64:.G189];VLOOKUP([.$A$6];[.$Z$10:.$AD$15];5;FALSE)))" table:style-name="ce28">
            <text:p>1</text:p>
          </table:table-cell>
          <table:table-cell office:value-type="float" office:value="0.66461502245866544" table:formula="of:=COM.MICROSOFT.SINGLE(INDEX([.H64:.H189];VLOOKUP([.$A$6];[.$Z$10:.$AD$15];5;FALSE)))" table:style-name="ce28">
            <text:p>1</text:p>
          </table:table-cell>
          <table:table-cell office:value-type="float" office:value="0.57224010399063485" table:formula="of:=COM.MICROSOFT.SINGLE(INDEX([.I64:.I189];VLOOKUP([.$A$6];[.$Z$10:.$AD$15];5;FALSE)))" table:style-name="ce28">
            <text:p>1</text:p>
          </table:table-cell>
          <table:table-cell office:value-type="float" office:value="0.62161468029553124" table:formula="of:=COM.MICROSOFT.SINGLE(INDEX([.J64:.J189];VLOOKUP([.$A$6];[.$Z$10:.$AD$15];5;FALSE)))" table:style-name="ce28">
            <text:p>1</text:p>
          </table:table-cell>
          <table:table-cell office:value-type="float" office:value="0.52963219890112123" table:formula="of:=COM.MICROSOFT.SINGLE(INDEX([.K64:.K189];VLOOKUP([.$A$6];[.$Z$10:.$AD$15];5;FALSE)))" table:style-name="ce28">
            <text:p>1</text:p>
          </table:table-cell>
          <table:table-cell office:value-type="float" office:value="0.70388976654542434" table:formula="of:=COM.MICROSOFT.SINGLE(INDEX([.L64:.L189];VLOOKUP([.$A$6];[.$Z$10:.$AD$15];5;FALSE)))" table:style-name="ce28">
            <text:p>1</text:p>
          </table:table-cell>
          <table:table-cell office:value-type="float" office:value="0.50746213165310305" table:formula="of:=COM.MICROSOFT.SINGLE(INDEX([.M64:.M189];VLOOKUP([.$A$6];[.$Z$10:.$AD$15];5;FALSE)))" table:style-name="ce28">
            <text:p>1</text:p>
          </table:table-cell>
          <table:table-cell office:value-type="float" office:value="0.75067110522359526" table:formula="of:=COM.MICROSOFT.SINGLE(INDEX([.N64:.N189];VLOOKUP([.$A$6];[.$Z$10:.$AD$15];5;FALSE)))" table:style-name="ce28">
            <text:p>1</text:p>
          </table:table-cell>
          <table:table-cell office:value-type="float" office:value="0.60018818536731411" table:formula="of:=COM.MICROSOFT.SINGLE(INDEX([.O64:.O189];VLOOKUP([.$A$6];[.$Z$10:.$AD$15];5;FALSE)))" table:style-name="ce28">
            <text:p>1</text:p>
          </table:table-cell>
          <table:table-cell office:value-type="float" office:value="0.58485341691049353" table:formula="of:=COM.MICROSOFT.SINGLE(INDEX([.P64:.P189];VLOOKUP([.$A$6];[.$Z$10:.$AD$15];5;FALSE)))" table:style-name="ce28">
            <text:p>1</text:p>
          </table:table-cell>
          <table:table-cell office:value-type="float" office:value="0.76799567382714728" table:formula="of:=COM.MICROSOFT.SINGLE(INDEX([.Q64:.Q189];VLOOKUP([.$A$6];[.$Z$10:.$AD$15];5;FALSE)))" table:style-name="ce28">
            <text:p>1</text:p>
          </table:table-cell>
          <table:table-cell office:value-type="float" office:value="0.40054755694899363" table:formula="of:=COM.MICROSOFT.SINGLE(INDEX([.R64:.R189];VLOOKUP([.$A$6];[.$Z$10:.$AD$15];5;FALSE)))" table:style-name="ce28">
            <text:p>-</text:p>
          </table:table-cell>
          <table:table-cell office:value-type="float" office:value="0.46782541711000353" table:formula="of:=COM.MICROSOFT.SINGLE(INDEX([.S64:.S189];VLOOKUP([.$A$6];[.$Z$10:.$AD$15];5;FALSE)))" table:style-name="ce28">
            <text:p>-</text:p>
          </table:table-cell>
          <table:table-cell office:value-type="float" office:value="0.1041395324536605" table:formula="of:=COM.MICROSOFT.SINGLE(INDEX([.T64:.T189];VLOOKUP([.$A$6];[.$Z$10:.$AD$15];5;FALSE)))" table:style-name="ce28">
            <text:p>-</text:p>
          </table:table-cell>
          <table:table-cell office:value-type="float" office:value="0.16934287977464432" table:formula="of:=COM.MICROSOFT.SINGLE(INDEX([.U64:.U189];VLOOKUP([.$A$6];[.$Z$10:.$AD$15];5;FALSE)))" table:style-name="ce28">
            <text:p>-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10.741402033356183" table:formula="of:=COM.MICROSOFT.SINGLE(INDEX([.B65:.B190];VLOOKUP([.$A$6];[.$Z$10:.$AD$15];5;FALSE)))" table:style-name="ce28">
            <text:p>11</text:p>
          </table:table-cell>
          <table:table-cell office:value-type="float" office:value="9.1167284123244592" table:formula="of:=COM.MICROSOFT.SINGLE(INDEX([.C65:.C190];VLOOKUP([.$A$6];[.$Z$10:.$AD$15];5;FALSE)))" table:style-name="ce28">
            <text:p>9</text:p>
          </table:table-cell>
          <table:table-cell office:value-type="float" office:value="8.5455653542933234" table:formula="of:=COM.MICROSOFT.SINGLE(INDEX([.D65:.D190];VLOOKUP([.$A$6];[.$Z$10:.$AD$15];5;FALSE)))" table:style-name="ce28">
            <text:p>9</text:p>
          </table:table-cell>
          <table:table-cell office:value-type="float" office:value="8.6061290931583603" table:formula="of:=COM.MICROSOFT.SINGLE(INDEX([.E65:.E190];VLOOKUP([.$A$6];[.$Z$10:.$AD$15];5;FALSE)))" table:style-name="ce28">
            <text:p>9</text:p>
          </table:table-cell>
          <table:table-cell office:value-type="float" office:value="9.5933369937305475" table:formula="of:=COM.MICROSOFT.SINGLE(INDEX([.F65:.F190];VLOOKUP([.$A$6];[.$Z$10:.$AD$15];5;FALSE)))" table:style-name="ce28">
            <text:p>10</text:p>
          </table:table-cell>
          <table:table-cell office:value-type="float" office:value="9.6637517707212677" table:formula="of:=COM.MICROSOFT.SINGLE(INDEX([.G65:.G190];VLOOKUP([.$A$6];[.$Z$10:.$AD$15];5;FALSE)))" table:style-name="ce28">
            <text:p>10</text:p>
          </table:table-cell>
          <table:table-cell office:value-type="float" office:value="10.510084717136433" table:formula="of:=COM.MICROSOFT.SINGLE(INDEX([.H65:.H190];VLOOKUP([.$A$6];[.$Z$10:.$AD$15];5;FALSE)))" table:style-name="ce28">
            <text:p>11</text:p>
          </table:table-cell>
          <table:table-cell office:value-type="float" office:value="10.398251848658122" table:formula="of:=COM.MICROSOFT.SINGLE(INDEX([.I65:.I190];VLOOKUP([.$A$6];[.$Z$10:.$AD$15];5;FALSE)))" table:style-name="ce28">
            <text:p>10</text:p>
          </table:table-cell>
          <table:table-cell office:value-type="float" office:value="9.173854940027832" table:formula="of:=COM.MICROSOFT.SINGLE(INDEX([.J65:.J190];VLOOKUP([.$A$6];[.$Z$10:.$AD$15];5;FALSE)))" table:style-name="ce28">
            <text:p>9</text:p>
          </table:table-cell>
          <table:table-cell office:value-type="float" office:value="8.9592449796103111" table:formula="of:=COM.MICROSOFT.SINGLE(INDEX([.K65:.K190];VLOOKUP([.$A$6];[.$Z$10:.$AD$15];5;FALSE)))" table:style-name="ce28">
            <text:p>9</text:p>
          </table:table-cell>
          <table:table-cell office:value-type="float" office:value="9.0193875826903351" table:formula="of:=COM.MICROSOFT.SINGLE(INDEX([.L65:.L190];VLOOKUP([.$A$6];[.$Z$10:.$AD$15];5;FALSE)))" table:style-name="ce28">
            <text:p>9</text:p>
          </table:table-cell>
          <table:table-cell office:value-type="float" office:value="9.2252248050572518" table:formula="of:=COM.MICROSOFT.SINGLE(INDEX([.M65:.M190];VLOOKUP([.$A$6];[.$Z$10:.$AD$15];5;FALSE)))" table:style-name="ce28">
            <text:p>9</text:p>
          </table:table-cell>
          <table:table-cell office:value-type="float" office:value="10.307464110928505" table:formula="of:=COM.MICROSOFT.SINGLE(INDEX([.N65:.N190];VLOOKUP([.$A$6];[.$Z$10:.$AD$15];5;FALSE)))" table:style-name="ce28">
            <text:p>10</text:p>
          </table:table-cell>
          <table:table-cell office:value-type="float" office:value="9.1551582566747189" table:formula="of:=COM.MICROSOFT.SINGLE(INDEX([.O65:.O190];VLOOKUP([.$A$6];[.$Z$10:.$AD$15];5;FALSE)))" table:style-name="ce28">
            <text:p>9</text:p>
          </table:table-cell>
          <table:table-cell office:value-type="float" office:value="9.97303850516065" table:formula="of:=COM.MICROSOFT.SINGLE(INDEX([.P65:.P190];VLOOKUP([.$A$6];[.$Z$10:.$AD$15];5;FALSE)))" table:style-name="ce28">
            <text:p>10</text:p>
          </table:table-cell>
          <table:table-cell office:value-type="float" office:value="10.014115347679471" table:formula="of:=COM.MICROSOFT.SINGLE(INDEX([.Q65:.Q190];VLOOKUP([.$A$6];[.$Z$10:.$AD$15];5;FALSE)))" table:style-name="ce28">
            <text:p>10</text:p>
          </table:table-cell>
          <table:table-cell office:value-type="float" office:value="10.781764286743277" table:formula="of:=COM.MICROSOFT.SINGLE(INDEX([.R65:.R190];VLOOKUP([.$A$6];[.$Z$10:.$AD$15];5;FALSE)))" table:style-name="ce28">
            <text:p>11</text:p>
          </table:table-cell>
          <table:table-cell office:value-type="float" office:value="11.930776948547749" table:formula="of:=COM.MICROSOFT.SINGLE(INDEX([.S65:.S190];VLOOKUP([.$A$6];[.$Z$10:.$AD$15];5;FALSE)))" table:style-name="ce28">
            <text:p>12</text:p>
          </table:table-cell>
          <table:table-cell office:value-type="float" office:value="4.8810047138634989" table:formula="of:=COM.MICROSOFT.SINGLE(INDEX([.T65:.T190];VLOOKUP([.$A$6];[.$Z$10:.$AD$15];5;FALSE)))" table:style-name="ce28">
            <text:p>5</text:p>
          </table:table-cell>
          <table:table-cell office:value-type="float" office:value="7.5523199687982085" table:formula="of:=COM.MICROSOFT.SINGLE(INDEX([.U65:.U190];VLOOKUP([.$A$6];[.$Z$10:.$AD$15];5;FALSE)))" table:style-name="ce28">
            <text:p>8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13.457825225331058" table:formula="of:=COM.MICROSOFT.SINGLE(INDEX([.B66:.B191];VLOOKUP([.$A$6];[.$Z$10:.$AD$15];5;FALSE)))" table:style-name="ce28">
            <text:p>13</text:p>
          </table:table-cell>
          <table:table-cell office:value-type="float" office:value="14.332011139131177" table:formula="of:=COM.MICROSOFT.SINGLE(INDEX([.C66:.C191];VLOOKUP([.$A$6];[.$Z$10:.$AD$15];5;FALSE)))" table:style-name="ce28">
            <text:p>14</text:p>
          </table:table-cell>
          <table:table-cell office:value-type="float" office:value="16.955344069432552" table:formula="of:=COM.MICROSOFT.SINGLE(INDEX([.D66:.D191];VLOOKUP([.$A$6];[.$Z$10:.$AD$15];5;FALSE)))" table:style-name="ce28">
            <text:p>17</text:p>
          </table:table-cell>
          <table:table-cell office:value-type="float" office:value="16.159339432462016" table:formula="of:=COM.MICROSOFT.SINGLE(INDEX([.E66:.E191];VLOOKUP([.$A$6];[.$Z$10:.$AD$15];5;FALSE)))" table:style-name="ce28">
            <text:p>16</text:p>
          </table:table-cell>
          <table:table-cell office:value-type="float" office:value="16.930550620601458" table:formula="of:=COM.MICROSOFT.SINGLE(INDEX([.F66:.F191];VLOOKUP([.$A$6];[.$Z$10:.$AD$15];5;FALSE)))" table:style-name="ce28">
            <text:p>17</text:p>
          </table:table-cell>
          <table:table-cell office:value-type="float" office:value="17.565124867387997" table:formula="of:=COM.MICROSOFT.SINGLE(INDEX([.G66:.G191];VLOOKUP([.$A$6];[.$Z$10:.$AD$15];5;FALSE)))" table:style-name="ce28">
            <text:p>18</text:p>
          </table:table-cell>
          <table:table-cell office:value-type="float" office:value="18.370379760669991" table:formula="of:=COM.MICROSOFT.SINGLE(INDEX([.H66:.H191];VLOOKUP([.$A$6];[.$Z$10:.$AD$15];5;FALSE)))" table:style-name="ce28">
            <text:p>18</text:p>
          </table:table-cell>
          <table:table-cell office:value-type="float" office:value="17.034247918519846" table:formula="of:=COM.MICROSOFT.SINGLE(INDEX([.I66:.I191];VLOOKUP([.$A$6];[.$Z$10:.$AD$15];5;FALSE)))" table:style-name="ce28">
            <text:p>17</text:p>
          </table:table-cell>
          <table:table-cell office:value-type="float" office:value="19.498045389200971" table:formula="of:=COM.MICROSOFT.SINGLE(INDEX([.J66:.J191];VLOOKUP([.$A$6];[.$Z$10:.$AD$15];5;FALSE)))" table:style-name="ce28">
            <text:p>19</text:p>
          </table:table-cell>
          <table:table-cell office:value-type="float" office:value="17.425672204320374" table:formula="of:=COM.MICROSOFT.SINGLE(INDEX([.K66:.K191];VLOOKUP([.$A$6];[.$Z$10:.$AD$15];5;FALSE)))" table:style-name="ce28">
            <text:p>17</text:p>
          </table:table-cell>
          <table:table-cell office:value-type="float" office:value="19.536923418452993" table:formula="of:=COM.MICROSOFT.SINGLE(INDEX([.L66:.L191];VLOOKUP([.$A$6];[.$Z$10:.$AD$15];5;FALSE)))" table:style-name="ce28">
            <text:p>20</text:p>
          </table:table-cell>
          <table:table-cell office:value-type="float" office:value="20.316390090488106" table:formula="of:=COM.MICROSOFT.SINGLE(INDEX([.M66:.M191];VLOOKUP([.$A$6];[.$Z$10:.$AD$15];5;FALSE)))" table:style-name="ce28">
            <text:p>20</text:p>
          </table:table-cell>
          <table:table-cell office:value-type="float" office:value="20.89874327165505" table:formula="of:=COM.MICROSOFT.SINGLE(INDEX([.N66:.N191];VLOOKUP([.$A$6];[.$Z$10:.$AD$15];5;FALSE)))" table:style-name="ce28">
            <text:p>21</text:p>
          </table:table-cell>
          <table:table-cell office:value-type="float" office:value="20.075316926769897" table:formula="of:=COM.MICROSOFT.SINGLE(INDEX([.O66:.O191];VLOOKUP([.$A$6];[.$Z$10:.$AD$15];5;FALSE)))" table:style-name="ce28">
            <text:p>20</text:p>
          </table:table-cell>
          <table:table-cell office:value-type="float" office:value="20.986533565595632" table:formula="of:=COM.MICROSOFT.SINGLE(INDEX([.P66:.P191];VLOOKUP([.$A$6];[.$Z$10:.$AD$15];5;FALSE)))" table:style-name="ce28">
            <text:p>21</text:p>
          </table:table-cell>
          <table:table-cell office:value-type="float" office:value="20.928426436556489" table:formula="of:=COM.MICROSOFT.SINGLE(INDEX([.Q66:.Q191];VLOOKUP([.$A$6];[.$Z$10:.$AD$15];5;FALSE)))" table:style-name="ce28">
            <text:p>21</text:p>
          </table:table-cell>
          <table:table-cell office:value-type="float" office:value="22.116884932880012" table:formula="of:=COM.MICROSOFT.SINGLE(INDEX([.R66:.R191];VLOOKUP([.$A$6];[.$Z$10:.$AD$15];5;FALSE)))" table:style-name="ce28">
            <text:p>22</text:p>
          </table:table-cell>
          <table:table-cell office:value-type="float" office:value="21.233045109611819" table:formula="of:=COM.MICROSOFT.SINGLE(INDEX([.S66:.S191];VLOOKUP([.$A$6];[.$Z$10:.$AD$15];5;FALSE)))" table:style-name="ce28">
            <text:p>21</text:p>
          </table:table-cell>
          <table:table-cell office:value-type="float" office:value="10.715644447698649" table:formula="of:=COM.MICROSOFT.SINGLE(INDEX([.T66:.T191];VLOOKUP([.$A$6];[.$Z$10:.$AD$15];5;FALSE)))" table:style-name="ce28">
            <text:p>11</text:p>
          </table:table-cell>
          <table:table-cell office:value-type="float" office:value="11.210594559367847" table:formula="of:=COM.MICROSOFT.SINGLE(INDEX([.U66:.U191];VLOOKUP([.$A$6];[.$Z$10:.$AD$15];5;FALSE)))" table:style-name="ce28">
            <text:p>11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11.597752933484347" table:formula="of:=COM.MICROSOFT.SINGLE(INDEX([.B67:.B192];VLOOKUP([.$A$6];[.$Z$10:.$AD$15];5;FALSE)))" table:style-name="ce28">
            <text:p>12</text:p>
          </table:table-cell>
          <table:table-cell office:value-type="float" office:value="11.711052937715239" table:formula="of:=COM.MICROSOFT.SINGLE(INDEX([.C67:.C192];VLOOKUP([.$A$6];[.$Z$10:.$AD$15];5;FALSE)))" table:style-name="ce28">
            <text:p>12</text:p>
          </table:table-cell>
          <table:table-cell office:value-type="float" office:value="10.731265266095372" table:formula="of:=COM.MICROSOFT.SINGLE(INDEX([.D67:.D192];VLOOKUP([.$A$6];[.$Z$10:.$AD$15];5;FALSE)))" table:style-name="ce28">
            <text:p>11</text:p>
          </table:table-cell>
          <table:table-cell office:value-type="float" office:value="11.293615027195434" table:formula="of:=COM.MICROSOFT.SINGLE(INDEX([.E67:.E192];VLOOKUP([.$A$6];[.$Z$10:.$AD$15];5;FALSE)))" table:style-name="ce28">
            <text:p>11</text:p>
          </table:table-cell>
          <table:table-cell office:value-type="float" office:value="10.161717283554703" table:formula="of:=COM.MICROSOFT.SINGLE(INDEX([.F67:.F192];VLOOKUP([.$A$6];[.$Z$10:.$AD$15];5;FALSE)))" table:style-name="ce28">
            <text:p>10</text:p>
          </table:table-cell>
          <table:table-cell office:value-type="float" office:value="10.39700501687866" table:formula="of:=COM.MICROSOFT.SINGLE(INDEX([.G67:.G192];VLOOKUP([.$A$6];[.$Z$10:.$AD$15];5;FALSE)))" table:style-name="ce28">
            <text:p>10</text:p>
          </table:table-cell>
          <table:table-cell office:value-type="float" office:value="10.446747289057727" table:formula="of:=COM.MICROSOFT.SINGLE(INDEX([.H67:.H192];VLOOKUP([.$A$6];[.$Z$10:.$AD$15];5;FALSE)))" table:style-name="ce28">
            <text:p>10</text:p>
          </table:table-cell>
          <table:table-cell office:value-type="float" office:value="10.101571653547385" table:formula="of:=COM.MICROSOFT.SINGLE(INDEX([.I67:.I192];VLOOKUP([.$A$6];[.$Z$10:.$AD$15];5;FALSE)))" table:style-name="ce28">
            <text:p>10</text:p>
          </table:table-cell>
          <table:table-cell office:value-type="float" office:value="9.3783162625050736" table:formula="of:=COM.MICROSOFT.SINGLE(INDEX([.J67:.J192];VLOOKUP([.$A$6];[.$Z$10:.$AD$15];5;FALSE)))" table:style-name="ce28">
            <text:p>9</text:p>
          </table:table-cell>
          <table:table-cell office:value-type="float" office:value="9.8949382722785231" table:formula="of:=COM.MICROSOFT.SINGLE(INDEX([.K67:.K192];VLOOKUP([.$A$6];[.$Z$10:.$AD$15];5;FALSE)))" table:style-name="ce28">
            <text:p>10</text:p>
          </table:table-cell>
          <table:table-cell office:value-type="float" office:value="10.116820156108728" table:formula="of:=COM.MICROSOFT.SINGLE(INDEX([.L67:.L192];VLOOKUP([.$A$6];[.$Z$10:.$AD$15];5;FALSE)))" table:style-name="ce28">
            <text:p>10</text:p>
          </table:table-cell>
          <table:table-cell office:value-type="float" office:value="9.9224491160030333" table:formula="of:=COM.MICROSOFT.SINGLE(INDEX([.M67:.M192];VLOOKUP([.$A$6];[.$Z$10:.$AD$15];5;FALSE)))" table:style-name="ce28">
            <text:p>10</text:p>
          </table:table-cell>
          <table:table-cell office:value-type="float" office:value="10.463829368756903" table:formula="of:=COM.MICROSOFT.SINGLE(INDEX([.N67:.N192];VLOOKUP([.$A$6];[.$Z$10:.$AD$15];5;FALSE)))" table:style-name="ce28">
            <text:p>10</text:p>
          </table:table-cell>
          <table:table-cell office:value-type="float" office:value="9.6699485229001052" table:formula="of:=COM.MICROSOFT.SINGLE(INDEX([.O67:.O192];VLOOKUP([.$A$6];[.$Z$10:.$AD$15];5;FALSE)))" table:style-name="ce28">
            <text:p>10</text:p>
          </table:table-cell>
          <table:table-cell office:value-type="float" office:value="10.809624398906648" table:formula="of:=COM.MICROSOFT.SINGLE(INDEX([.P67:.P192];VLOOKUP([.$A$6];[.$Z$10:.$AD$15];5;FALSE)))" table:style-name="ce28">
            <text:p>11</text:p>
          </table:table-cell>
          <table:table-cell office:value-type="float" office:value="9.0822139809674205" table:formula="of:=COM.MICROSOFT.SINGLE(INDEX([.Q67:.Q192];VLOOKUP([.$A$6];[.$Z$10:.$AD$15];5;FALSE)))" table:style-name="ce28">
            <text:p>9</text:p>
          </table:table-cell>
          <table:table-cell office:value-type="float" office:value="10.430760564908859" table:formula="of:=COM.MICROSOFT.SINGLE(INDEX([.R67:.R192];VLOOKUP([.$A$6];[.$Z$10:.$AD$15];5;FALSE)))" table:style-name="ce28">
            <text:p>10</text:p>
          </table:table-cell>
          <table:table-cell office:value-type="float" office:value="10.910928495321448" table:formula="of:=COM.MICROSOFT.SINGLE(INDEX([.S67:.S192];VLOOKUP([.$A$6];[.$Z$10:.$AD$15];5;FALSE)))" table:style-name="ce28">
            <text:p>11</text:p>
          </table:table-cell>
          <table:table-cell office:value-type="float" office:value="5.8527227825006154" table:formula="of:=COM.MICROSOFT.SINGLE(INDEX([.T67:.T192];VLOOKUP([.$A$6];[.$Z$10:.$AD$15];5;FALSE)))" table:style-name="ce28">
            <text:p>6</text:p>
          </table:table-cell>
          <table:table-cell office:value-type="float" office:value="6.5018210937455656" table:formula="of:=COM.MICROSOFT.SINGLE(INDEX([.U67:.U192];VLOOKUP([.$A$6];[.$Z$10:.$AD$15];5;FALSE)))" table:style-name="ce28">
            <text:p>7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1.8681056756211565" table:formula="of:=COM.MICROSOFT.SINGLE(INDEX([.B68:.B193];VLOOKUP([.$A$6];[.$Z$10:.$AD$15];5;FALSE)))" table:style-name="ce33">
            <text:p>2</text:p>
          </table:table-cell>
          <table:table-cell office:value-type="float" office:value="2.9956721367754531" table:formula="of:=COM.MICROSOFT.SINGLE(INDEX([.C68:.C193];VLOOKUP([.$A$6];[.$Z$10:.$AD$15];5;FALSE)))" table:style-name="ce33">
            <text:p>3</text:p>
          </table:table-cell>
          <table:table-cell office:value-type="float" office:value="2.3042165832488934" table:formula="of:=COM.MICROSOFT.SINGLE(INDEX([.D68:.D193];VLOOKUP([.$A$6];[.$Z$10:.$AD$15];5;FALSE)))" table:style-name="ce33">
            <text:p>2</text:p>
          </table:table-cell>
          <table:table-cell office:value-type="float" office:value="3.2115258503673147" table:formula="of:=COM.MICROSOFT.SINGLE(INDEX([.E68:.E193];VLOOKUP([.$A$6];[.$Z$10:.$AD$15];5;FALSE)))" table:style-name="ce33">
            <text:p>3</text:p>
          </table:table-cell>
          <table:table-cell office:value-type="float" office:value="3.4430645071682564" table:formula="of:=COM.MICROSOFT.SINGLE(INDEX([.F68:.F193];VLOOKUP([.$A$6];[.$Z$10:.$AD$15];5;FALSE)))" table:style-name="ce33">
            <text:p>3</text:p>
          </table:table-cell>
          <table:table-cell office:value-type="float" office:value="2.2510386590315812" table:formula="of:=COM.MICROSOFT.SINGLE(INDEX([.G68:.G193];VLOOKUP([.$A$6];[.$Z$10:.$AD$15];5;FALSE)))" table:style-name="ce33">
            <text:p>2</text:p>
          </table:table-cell>
          <table:table-cell office:value-type="float" office:value="2.1320173957849522" table:formula="of:=COM.MICROSOFT.SINGLE(INDEX([.H68:.H193];VLOOKUP([.$A$6];[.$Z$10:.$AD$15];5;FALSE)))" table:style-name="ce33">
            <text:p>2</text:p>
          </table:table-cell>
          <table:table-cell office:value-type="float" office:value="2.1360683147088775" table:formula="of:=COM.MICROSOFT.SINGLE(INDEX([.I68:.I193];VLOOKUP([.$A$6];[.$Z$10:.$AD$15];5;FALSE)))" table:style-name="ce33">
            <text:p>2</text:p>
          </table:table-cell>
          <table:table-cell office:value-type="float" office:value="2.4564030720685643" table:formula="of:=COM.MICROSOFT.SINGLE(INDEX([.J68:.J193];VLOOKUP([.$A$6];[.$Z$10:.$AD$15];5;FALSE)))" table:style-name="ce33">
            <text:p>2</text:p>
          </table:table-cell>
          <table:table-cell office:value-type="float" office:value="2.4602210298861986" table:formula="of:=COM.MICROSOFT.SINGLE(INDEX([.K68:.K193];VLOOKUP([.$A$6];[.$Z$10:.$AD$15];5;FALSE)))" table:style-name="ce33">
            <text:p>2</text:p>
          </table:table-cell>
          <table:table-cell office:value-type="float" office:value="2.4505137693046648" table:formula="of:=COM.MICROSOFT.SINGLE(INDEX([.L68:.L193];VLOOKUP([.$A$6];[.$Z$10:.$AD$15];5;FALSE)))" table:style-name="ce33">
            <text:p>2</text:p>
          </table:table-cell>
          <table:table-cell office:value-type="float" office:value="2.8831529027412599" table:formula="of:=COM.MICROSOFT.SINGLE(INDEX([.M68:.M193];VLOOKUP([.$A$6];[.$Z$10:.$AD$15];5;FALSE)))" table:style-name="ce33">
            <text:p>3</text:p>
          </table:table-cell>
          <table:table-cell office:value-type="float" office:value="2.3204976633148418" table:formula="of:=COM.MICROSOFT.SINGLE(INDEX([.N68:.N193];VLOOKUP([.$A$6];[.$Z$10:.$AD$15];5;FALSE)))" table:style-name="ce33">
            <text:p>2</text:p>
          </table:table-cell>
          <table:table-cell office:value-type="float" office:value="2.8995046609761688" table:formula="of:=COM.MICROSOFT.SINGLE(INDEX([.O68:.O193];VLOOKUP([.$A$6];[.$Z$10:.$AD$15];5;FALSE)))" table:style-name="ce33">
            <text:p>3</text:p>
          </table:table-cell>
          <table:table-cell office:value-type="float" office:value="2.6593453930605322" table:formula="of:=COM.MICROSOFT.SINGLE(INDEX([.P68:.P193];VLOOKUP([.$A$6];[.$Z$10:.$AD$15];5;FALSE)))" table:style-name="ce33">
            <text:p>3</text:p>
          </table:table-cell>
          <table:table-cell office:value-type="float" office:value="3.8705051464212059" table:formula="of:=COM.MICROSOFT.SINGLE(INDEX([.Q68:.Q193];VLOOKUP([.$A$6];[.$Z$10:.$AD$15];5;FALSE)))" table:style-name="ce33">
            <text:p>4</text:p>
          </table:table-cell>
          <table:table-cell office:value-type="float" office:value="3.4424347010446286" table:formula="of:=COM.MICROSOFT.SINGLE(INDEX([.R68:.R193];VLOOKUP([.$A$6];[.$Z$10:.$AD$15];5;FALSE)))" table:style-name="ce33">
            <text:p>3</text:p>
          </table:table-cell>
          <table:table-cell office:value-type="float" office:value="2.7113130140691584" table:formula="of:=COM.MICROSOFT.SINGLE(INDEX([.S68:.S193];VLOOKUP([.$A$6];[.$Z$10:.$AD$15];5;FALSE)))" table:style-name="ce33">
            <text:p>3</text:p>
          </table:table-cell>
          <table:table-cell office:value-type="float" office:value="1.0892650456227291" table:formula="of:=COM.MICROSOFT.SINGLE(INDEX([.T68:.T193];VLOOKUP([.$A$6];[.$Z$10:.$AD$15];5;FALSE)))" table:style-name="ce33">
            <text:p>1</text:p>
          </table:table-cell>
          <table:table-cell office:value-type="float" office:value="1.5616103764263567" table:formula="of:=COM.MICROSOFT.SINGLE(INDEX([.U68:.U193];VLOOKUP([.$A$6];[.$Z$10:.$AD$15];5;FALSE)))" table:style-name="ce33">
            <text:p>2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36">
            <text:p>All modes</text:p>
          </table:table-cell>
          <table:table-cell office:value-type="float" office:value="1074.423804751611" table:formula="of:=COM.MICROSOFT.SINGLE(INDEX([.B69:.B194];VLOOKUP([.$A$6];[.$Z$10:.$AD$15];5;FALSE)))" table:style-name="ce28">
            <text:p>1,074</text:p>
          </table:table-cell>
          <table:table-cell office:value-type="float" office:value="1059.6584662974915" table:formula="of:=COM.MICROSOFT.SINGLE(INDEX([.C69:.C194];VLOOKUP([.$A$6];[.$Z$10:.$AD$15];5;FALSE)))" table:style-name="ce28">
            <text:p>1,060</text:p>
          </table:table-cell>
          <table:table-cell office:value-type="float" office:value="1053.5241735067489" table:formula="of:=COM.MICROSOFT.SINGLE(INDEX([.D69:.D194];VLOOKUP([.$A$6];[.$Z$10:.$AD$15];5;FALSE)))" table:style-name="ce28">
            <text:p>1,054</text:p>
          </table:table-cell>
          <table:table-cell office:value-type="float" office:value="1069.8094183683099" table:formula="of:=COM.MICROSOFT.SINGLE(INDEX([.E69:.E194];VLOOKUP([.$A$6];[.$Z$10:.$AD$15];5;FALSE)))" table:style-name="ce28">
            <text:p>1,070</text:p>
          </table:table-cell>
          <table:table-cell office:value-type="float" office:value="1067.0185999553075" table:formula="of:=COM.MICROSOFT.SINGLE(INDEX([.F69:.F194];VLOOKUP([.$A$6];[.$Z$10:.$AD$15];5;FALSE)))" table:style-name="ce28">
            <text:p>1,067</text:p>
          </table:table-cell>
          <table:table-cell office:value-type="float" office:value="997.79749582598686" table:formula="of:=COM.MICROSOFT.SINGLE(INDEX([.G69:.G194];VLOOKUP([.$A$6];[.$Z$10:.$AD$15];5;FALSE)))" table:style-name="ce28">
            <text:p>998</text:p>
          </table:table-cell>
          <table:table-cell office:value-type="float" office:value="1014.16956460295" table:formula="of:=COM.MICROSOFT.SINGLE(INDEX([.H69:.H194];VLOOKUP([.$A$6];[.$Z$10:.$AD$15];5;FALSE)))" table:style-name="ce28">
            <text:p>1,014</text:p>
          </table:table-cell>
          <table:table-cell office:value-type="float" office:value="996.65349640387763" table:formula="of:=COM.MICROSOFT.SINGLE(INDEX([.I69:.I194];VLOOKUP([.$A$6];[.$Z$10:.$AD$15];5;FALSE)))" table:style-name="ce28">
            <text:p>997</text:p>
          </table:table-cell>
          <table:table-cell office:value-type="float" office:value="981.90069810008163" table:formula="of:=COM.MICROSOFT.SINGLE(INDEX([.J69:.J194];VLOOKUP([.$A$6];[.$Z$10:.$AD$15];5;FALSE)))" table:style-name="ce28">
            <text:p>982</text:p>
          </table:table-cell>
          <table:table-cell office:value-type="float" office:value="971.81928868797161" table:formula="of:=COM.MICROSOFT.SINGLE(INDEX([.K69:.K194];VLOOKUP([.$A$6];[.$Z$10:.$AD$15];5;FALSE)))" table:style-name="ce28">
            <text:p>972</text:p>
          </table:table-cell>
          <table:table-cell office:value-type="float" office:value="971.47972338822876" table:formula="of:=COM.MICROSOFT.SINGLE(INDEX([.L69:.L194];VLOOKUP([.$A$6];[.$Z$10:.$AD$15];5;FALSE)))" table:style-name="ce28">
            <text:p>971</text:p>
          </table:table-cell>
          <table:table-cell office:value-type="float" office:value="942.58243729603726" table:formula="of:=COM.MICROSOFT.SINGLE(INDEX([.M69:.M194];VLOOKUP([.$A$6];[.$Z$10:.$AD$15];5;FALSE)))" table:style-name="ce28">
            <text:p>943</text:p>
          </table:table-cell>
          <table:table-cell office:value-type="float" office:value="941.54424604132714" table:formula="of:=COM.MICROSOFT.SINGLE(INDEX([.N69:.N194];VLOOKUP([.$A$6];[.$Z$10:.$AD$15];5;FALSE)))" table:style-name="ce28">
            <text:p>942</text:p>
          </table:table-cell>
          <table:table-cell office:value-type="float" office:value="933.84152457929099" table:formula="of:=COM.MICROSOFT.SINGLE(INDEX([.O69:.O194];VLOOKUP([.$A$6];[.$Z$10:.$AD$15];5;FALSE)))" table:style-name="ce28">
            <text:p>934</text:p>
          </table:table-cell>
          <table:table-cell office:value-type="float" office:value="954.15295721507516" table:formula="of:=COM.MICROSOFT.SINGLE(INDEX([.P69:.P194];VLOOKUP([.$A$6];[.$Z$10:.$AD$15];5;FALSE)))" table:style-name="ce28">
            <text:p>954</text:p>
          </table:table-cell>
          <table:table-cell office:value-type="float" office:value="974.53216798058941" table:formula="of:=COM.MICROSOFT.SINGLE(INDEX([.Q69:.Q194];VLOOKUP([.$A$6];[.$Z$10:.$AD$15];5;FALSE)))" table:style-name="ce28">
            <text:p>975</text:p>
          </table:table-cell>
          <table:table-cell office:value-type="float" office:value="986.26167783969856" table:formula="of:=COM.MICROSOFT.SINGLE(INDEX([.R69:.R194];VLOOKUP([.$A$6];[.$Z$10:.$AD$15];5;FALSE)))" table:style-name="ce28">
            <text:p>986</text:p>
          </table:table-cell>
          <table:table-cell office:value-type="float" office:value="952.55383400960022" table:formula="of:=COM.MICROSOFT.SINGLE(INDEX([.S69:.S194];VLOOKUP([.$A$6];[.$Z$10:.$AD$15];5;FALSE)))" table:style-name="ce28">
            <text:p>953</text:p>
          </table:table-cell>
          <table:table-cell office:value-type="float" office:value="738.79337484332916" table:formula="of:=COM.MICROSOFT.SINGLE(INDEX([.T69:.T194];VLOOKUP([.$A$6];[.$Z$10:.$AD$15];5;FALSE)))" table:style-name="ce28">
            <text:p>739</text:p>
          </table:table-cell>
          <table:table-cell office:value-type="float" office:value="756.63826911445244" table:formula="of:=COM.MICROSOFT.SINGLE(INDEX([.U69:.U194];VLOOKUP([.$A$6];[.$Z$10:.$AD$15];5;FALSE)))" table:style-name="ce28">
            <text:p>757</text:p>
          </table:table-cell>
          <table:table-cell table:style-name="ce29"/>
          <table:table-cell table:number-columns-repeated="2" table:style-name="ce30"/>
          <table:table-cell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number-columns-repeated="20" table:style-name="ce28"/>
          <table:table-cell table:style-name="ce37"/>
          <table:table-cell table:number-columns-repeated="3"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formula="of:=COM.MICROSOFT.SINGLE(INDEX([.B71:.B196];VLOOKUP([.$A$6];[.$Z$10:.$AD$15];5;FALSE)))" table:style-name="ce28">
            <text:p>14,369</text:p>
          </table:table-cell>
          <table:table-cell office:value-type="float" office:value="16685" table:formula="of:=COM.MICROSOFT.SINGLE(INDEX([.C71:.C196];VLOOKUP([.$A$6];[.$Z$10:.$AD$15];5;FALSE)))" table:style-name="ce28">
            <text:p>16,685</text:p>
          </table:table-cell>
          <table:table-cell office:value-type="float" office:value="16487" table:formula="of:=COM.MICROSOFT.SINGLE(INDEX([.D71:.D196];VLOOKUP([.$A$6];[.$Z$10:.$AD$15];5;FALSE)))" table:style-name="ce28">
            <text:p>16,487</text:p>
          </table:table-cell>
          <table:table-cell office:value-type="float" office:value="16956" table:formula="of:=COM.MICROSOFT.SINGLE(INDEX([.E71:.E196];VLOOKUP([.$A$6];[.$Z$10:.$AD$15];5;FALSE)))" table:style-name="ce28">
            <text:p>16,956</text:p>
          </table:table-cell>
          <table:table-cell office:value-type="float" office:value="16648" table:formula="of:=COM.MICROSOFT.SINGLE(INDEX([.F71:.F196];VLOOKUP([.$A$6];[.$Z$10:.$AD$15];5;FALSE)))" table:style-name="ce28">
            <text:p>16,648</text:p>
          </table:table-cell>
          <table:table-cell office:value-type="float" office:value="16858" table:formula="of:=COM.MICROSOFT.SINGLE(INDEX([.G71:.G196];VLOOKUP([.$A$6];[.$Z$10:.$AD$15];5;FALSE)))" table:style-name="ce28">
            <text:p>16,858</text:p>
          </table:table-cell>
          <table:table-cell office:value-type="float" office:value="16360" table:formula="of:=COM.MICROSOFT.SINGLE(INDEX([.H71:.H196];VLOOKUP([.$A$6];[.$Z$10:.$AD$15];5;FALSE)))" table:style-name="ce28">
            <text:p>16,360</text:p>
          </table:table-cell>
          <table:table-cell office:value-type="float" office:value="17299" table:formula="of:=COM.MICROSOFT.SINGLE(INDEX([.I71:.I196];VLOOKUP([.$A$6];[.$Z$10:.$AD$15];5;FALSE)))" table:style-name="ce28">
            <text:p>17,299</text:p>
          </table:table-cell>
          <table:table-cell office:value-type="float" office:value="16553" table:formula="of:=COM.MICROSOFT.SINGLE(INDEX([.J71:.J196];VLOOKUP([.$A$6];[.$Z$10:.$AD$15];5;FALSE)))" table:style-name="ce28">
            <text:p>16,553</text:p>
          </table:table-cell>
          <table:table-cell office:value-type="float" office:value="15730" table:formula="of:=COM.MICROSOFT.SINGLE(INDEX([.K71:.K196];VLOOKUP([.$A$6];[.$Z$10:.$AD$15];5;FALSE)))" table:style-name="ce28">
            <text:p>15,730</text:p>
          </table:table-cell>
          <table:table-cell office:value-type="float" office:value="16670" table:formula="of:=COM.MICROSOFT.SINGLE(INDEX([.L71:.L196];VLOOKUP([.$A$6];[.$Z$10:.$AD$15];5;FALSE)))" table:style-name="ce28">
            <text:p>16,670</text:p>
          </table:table-cell>
          <table:table-cell office:value-type="float" office:value="16192" table:formula="of:=COM.MICROSOFT.SINGLE(INDEX([.M71:.M196];VLOOKUP([.$A$6];[.$Z$10:.$AD$15];5;FALSE)))" table:style-name="ce28">
            <text:p>16,192</text:p>
          </table:table-cell>
          <table:table-cell office:value-type="float" office:value="16491" table:formula="of:=COM.MICROSOFT.SINGLE(INDEX([.N71:.N196];VLOOKUP([.$A$6];[.$Z$10:.$AD$15];5;FALSE)))" table:style-name="ce28">
            <text:p>16,491</text:p>
          </table:table-cell>
          <table:table-cell office:value-type="float" office:value="15525" table:formula="of:=COM.MICROSOFT.SINGLE(INDEX([.O71:.O196];VLOOKUP([.$A$6];[.$Z$10:.$AD$15];5;FALSE)))" table:style-name="ce28">
            <text:p>15,525</text:p>
          </table:table-cell>
          <table:table-cell office:value-type="float" office:value="15840" table:formula="of:=COM.MICROSOFT.SINGLE(INDEX([.P71:.P196];VLOOKUP([.$A$6];[.$Z$10:.$AD$15];5;FALSE)))" table:style-name="ce28">
            <text:p>15,840</text:p>
          </table:table-cell>
          <table:table-cell office:value-type="float" office:value="14541" table:formula="of:=COM.MICROSOFT.SINGLE(INDEX([.Q71:.Q196];VLOOKUP([.$A$6];[.$Z$10:.$AD$15];5;FALSE)))" table:style-name="ce28">
            <text:p>14,541</text:p>
          </table:table-cell>
          <table:table-cell office:value-type="float" office:value="14150" table:formula="of:=COM.MICROSOFT.SINGLE(INDEX([.R71:.R196];VLOOKUP([.$A$6];[.$Z$10:.$AD$15];5;FALSE)))" table:style-name="ce28">
            <text:p>14,150</text:p>
          </table:table-cell>
          <table:table-cell office:value-type="float" office:value="14356" table:formula="of:=COM.MICROSOFT.SINGLE(INDEX([.S71:.S196];VLOOKUP([.$A$6];[.$Z$10:.$AD$15];5;FALSE)))" table:style-name="ce28">
            <text:p>14,356</text:p>
          </table:table-cell>
          <table:table-cell office:value-type="float" office:value="6239" table:formula="of:=COM.MICROSOFT.SINGLE(INDEX([.T71:.T196];VLOOKUP([.$A$6];[.$Z$10:.$AD$15];5;FALSE)))" table:style-name="ce28">
            <text:p>6,239</text:p>
          </table:table-cell>
          <table:table-cell office:value-type="float" office:value="9971" table:formula="of:=COM.MICROSOFT.SINGLE(INDEX([.U71:.U196];VLOOKUP([.$A$6];[.$Z$10:.$AD$15];5;FALSE)))" table:style-name="ce28">
            <text:p>9,971</text:p>
          </table:table-cell>
          <table:table-cell table:number-columns-repeated="2" table:style-name="ce38"/>
          <table:table-cell table:number-columns-repeated="2"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2">
          <table:table-cell office:value-type="string" office:string-value="   trips ('000s)" table:formula="of:=VLOOKUP([.$A$6];[.$Z$10:.$AC$15];4;FALSE)" table:style-name="ce39">
            <text:p><text:s text:c="3"/>trips ('000s)</text:p>
          </table:table-cell>
          <table:table-cell office:value-type="float" office:value="279.40699999999998" table:formula="of:=COM.MICROSOFT.SINGLE(INDEX([.B72:.B197];VLOOKUP([.$A$6];[.$Z$10:.$AD$15];5;FALSE)))" table:style-name="ce40">
            <text:p>279</text:p>
          </table:table-cell>
          <table:table-cell office:value-type="float" office:value="317.64699999999999" table:formula="of:=COM.MICROSOFT.SINGLE(INDEX([.C72:.C197];VLOOKUP([.$A$6];[.$Z$10:.$AD$15];5;FALSE)))" table:style-name="ce40">
            <text:p>318</text:p>
          </table:table-cell>
          <table:table-cell office:value-type="float" office:value="313.666" table:formula="of:=COM.MICROSOFT.SINGLE(INDEX([.D72:.D197];VLOOKUP([.$A$6];[.$Z$10:.$AD$15];5;FALSE)))" table:style-name="ce40">
            <text:p>314</text:p>
          </table:table-cell>
          <table:table-cell office:value-type="float" office:value="324.11599999999999" table:formula="of:=COM.MICROSOFT.SINGLE(INDEX([.E72:.E197];VLOOKUP([.$A$6];[.$Z$10:.$AD$15];5;FALSE)))" table:style-name="ce40">
            <text:p>324</text:p>
          </table:table-cell>
          <table:table-cell office:value-type="float" office:value="316.721" table:formula="of:=COM.MICROSOFT.SINGLE(INDEX([.F72:.F197];VLOOKUP([.$A$6];[.$Z$10:.$AD$15];5;FALSE)))" table:style-name="ce40">
            <text:p>317</text:p>
          </table:table-cell>
          <table:table-cell office:value-type="float" office:value="303.101" table:formula="of:=COM.MICROSOFT.SINGLE(INDEX([.G72:.G197];VLOOKUP([.$A$6];[.$Z$10:.$AD$15];5;FALSE)))" table:style-name="ce40">
            <text:p>303</text:p>
          </table:table-cell>
          <table:table-cell office:value-type="float" office:value="294.60500000000002" table:formula="of:=COM.MICROSOFT.SINGLE(INDEX([.H72:.H197];VLOOKUP([.$A$6];[.$Z$10:.$AD$15];5;FALSE)))" table:style-name="ce40">
            <text:p>295</text:p>
          </table:table-cell>
          <table:table-cell office:value-type="float" office:value="312.26299999999998" table:formula="of:=COM.MICROSOFT.SINGLE(INDEX([.I72:.I197];VLOOKUP([.$A$6];[.$Z$10:.$AD$15];5;FALSE)))" table:style-name="ce40">
            <text:p>312</text:p>
          </table:table-cell>
          <table:table-cell office:value-type="float" office:value="292.33199999999999" table:formula="of:=COM.MICROSOFT.SINGLE(INDEX([.J72:.J197];VLOOKUP([.$A$6];[.$Z$10:.$AD$15];5;FALSE)))" table:style-name="ce40">
            <text:p>292</text:p>
          </table:table-cell>
          <table:table-cell office:value-type="float" office:value="273.411" table:formula="of:=COM.MICROSOFT.SINGLE(INDEX([.K72:.K197];VLOOKUP([.$A$6];[.$Z$10:.$AD$15];5;FALSE)))" table:style-name="ce40">
            <text:p>273</text:p>
          </table:table-cell>
          <table:table-cell office:value-type="float" office:value="290.89299999999997" table:formula="of:=COM.MICROSOFT.SINGLE(INDEX([.L72:.L197];VLOOKUP([.$A$6];[.$Z$10:.$AD$15];5;FALSE)))" table:style-name="ce40">
            <text:p>291</text:p>
          </table:table-cell>
          <table:table-cell office:value-type="float" office:value="273.75099999999998" table:formula="of:=COM.MICROSOFT.SINGLE(INDEX([.M72:.M197];VLOOKUP([.$A$6];[.$Z$10:.$AD$15];5;FALSE)))" table:style-name="ce40">
            <text:p>274</text:p>
          </table:table-cell>
          <table:table-cell office:value-type="float" office:value="280.05200000000002" table:formula="of:=COM.MICROSOFT.SINGLE(INDEX([.N72:.N197];VLOOKUP([.$A$6];[.$Z$10:.$AD$15];5;FALSE)))" table:style-name="ce40">
            <text:p>280</text:p>
          </table:table-cell>
          <table:table-cell office:value-type="float" office:value="259.46499999999997" table:formula="of:=COM.MICROSOFT.SINGLE(INDEX([.O72:.O197];VLOOKUP([.$A$6];[.$Z$10:.$AD$15];5;FALSE)))" table:style-name="ce40">
            <text:p>259</text:p>
          </table:table-cell>
          <table:table-cell office:value-type="float" office:value="276.45" table:formula="of:=COM.MICROSOFT.SINGLE(INDEX([.P72:.P197];VLOOKUP([.$A$6];[.$Z$10:.$AD$15];5;FALSE)))" table:style-name="ce40">
            <text:p>276</text:p>
          </table:table-cell>
          <table:table-cell office:value-type="float" office:value="256.45699999999999" table:formula="of:=COM.MICROSOFT.SINGLE(INDEX([.Q72:.Q197];VLOOKUP([.$A$6];[.$Z$10:.$AD$15];5;FALSE)))" table:style-name="ce40">
            <text:p>256</text:p>
          </table:table-cell>
          <table:table-cell office:value-type="float" office:value="256.262" table:formula="of:=COM.MICROSOFT.SINGLE(INDEX([.R72:.R197];VLOOKUP([.$A$6];[.$Z$10:.$AD$15];5;FALSE)))" table:style-name="ce40">
            <text:p>256</text:p>
          </table:table-cell>
          <table:table-cell office:value-type="float" office:value="249.85599999999999" table:formula="of:=COM.MICROSOFT.SINGLE(INDEX([.S72:.S197];VLOOKUP([.$A$6];[.$Z$10:.$AD$15];5;FALSE)))" table:style-name="ce40">
            <text:p>250</text:p>
          </table:table-cell>
          <table:table-cell office:value-type="float" office:value="85.643000000000001" table:formula="of:=COM.MICROSOFT.SINGLE(INDEX([.T72:.T197];VLOOKUP([.$A$6];[.$Z$10:.$AD$15];5;FALSE)))" table:style-name="ce40">
            <text:p>86</text:p>
          </table:table-cell>
          <table:table-cell office:value-type="float" office:value="129.845" table:formula="of:=COM.MICROSOFT.SINGLE(INDEX([.U72:.U197];VLOOKUP([.$A$6];[.$Z$10:.$AD$15];5;FALSE)))" table:style-name="ce40">
            <text:p>130</text:p>
          </table:table-cell>
          <table:table-cell table:style-name="ce41"/>
          <table:table-cell table:number-columns-repeated="3" table:style-name="ce5"/>
          <table:table-cell table:number-columns-repeated="5" table:style-name="ce34"/>
          <table:table-cell table:number-columns-repeated="2" table:style-name="ce5"/>
          <table:table-cell table:number-columns-repeated="16352" table:style-name="ce4"/>
        </table:table-row>
        <table:table-row table:style-name="ro1">
          <table:table-cell table:style-name="ce5"/>
          <table:table-cell table:number-columns-repeated="20" table:style-name="ce42"/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office:value-type="string" table:style-name="ce43">
            <text:p>1 There is an apparent under-recording of short walks in 2002 and 2003 and short trips in 2007 and 2008 compared to other years.</text:p>
          </table:table-cell>
          <table:table-cell table:number-columns-repeated="7" table:style-name="ce43"/>
          <table:table-cell table:number-columns-repeated="24" table:style-name="ce5"/>
          <table:table-cell table:number-columns-repeated="16352" table:style-name="ce4"/>
        </table:table-row>
        <table:table-row table:style-name="ro1">
          <table:table-cell office:value-type="string" table:style-name="ce43">
            <text:p>2 E-bikes are included within the main mode of pedal cycle.</text:p>
          </table:table-cell>
          <table:table-cell table:number-columns-repeated="7" table:style-name="ce43"/>
          <table:table-cell table:number-columns-repeated="24" table:style-name="ce5"/>
          <table:table-cell table:number-columns-repeated="16352" table:style-name="ce4"/>
        </table:table-row>
        <table:table-row table:style-name="ro1">
          <table:table-cell office:value-type="string" table:style-name="ce44">
            <text:p>3 Other private transport includes electric scooters, motorised wheelchairs, ambulances, hospital cars, caravans, dormobiles, quad bikes, minibuses and private hire bus (including school bus).<text:s/></text:p>
          </table:table-cell>
          <table:table-cell table:number-columns-repeated="20" table:style-name="ce45"/>
          <table:table-cell table:style-name="ce5"/>
          <table:table-cell table:style-name="ce46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5">
            <text:p>4 Other public transport includes air, ferries and light rail.</text:p>
          </table:table-cell>
          <table:table-cell table:number-columns-repeated="21" table:style-name="ce5"/>
          <table:table-cell table:style-name="ce47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5">
            <text:p>5 Trip times are based on total journey time, therefore includes travelling and waiting time.</text:p>
          </table:table-cell>
          <table:table-cell table:number-columns-repeated="21" table:style-name="ce5"/>
          <table:table-cell table:style-name="ce4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49"/>
          <table:table-cell table:number-columns-repeated="20" table:style-name="ce50"/>
          <table:table-cell table:style-name="ce5"/>
          <table:table-cell table:style-name="ce47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5">
            <text:p>The figures in this table are National Statistics.</text:p>
          </table:table-cell>
          <table:table-cell table:number-columns-repeated="7" table:style-name="ce5"/>
          <table:table-cell table:style-name="ce51"/>
          <table:table-cell table:number-columns-repeated="13" table:style-name="ce5"/>
          <table:table-cell table:style-name="ce46"/>
          <table:table-cell table:number-columns-repeated="9" table:style-name="ce5"/>
          <table:table-cell table:number-columns-repeated="16352" table:style-name="ce4"/>
        </table:table-row>
        <table:table-row table:style-name="ro5">
          <table:table-cell office:value-type="string" table:number-columns-spanned="13" table:number-rows-spanned="1" table:style-name="ce90">
            <text:p>The results presented in this table are weighted. The base (unweighted sample size) is shown in the table for information.</text:p>
          </table:table-cell>
          <table:covered-table-cell table:number-columns-repeated="12"/>
          <table:table-cell table:number-columns-repeated="3" table:style-name="ce5"/>
          <table:table-cell table:number-columns-repeated="5" table:style-name="ce6"/>
          <table:table-cell table:number-columns-repeated="4" table:style-name="ce4"/>
          <table:table-cell table:number-columns-repeated="7" table:style-name="ce5"/>
          <table:table-cell table:number-columns-repeated="16352" table:style-name="ce4"/>
        </table:table-row>
        <table:table-row table:style-name="ro6">
          <table:table-cell office:value-type="string" table:number-columns-spanned="17" table:number-rows-spanned="1" table:style-name="ce90">
            <text:p>Weights are applied to adjust for non-response to ensure the characteristics of the achieved sample match the population of Great Britain (1995-2012) or England (2013 onwards) and for the drop off in trip recording in diary data.</text:p>
          </table:table-cell>
          <table:covered-table-cell table:number-columns-repeated="16"/>
          <table:table-cell table:number-columns-repeated="4" table:style-name="ce52"/>
          <table:table-cell table:number-columns-repeated="11" table:style-name="ce5"/>
          <table:table-cell table:number-columns-repeated="16352" table:style-name="ce4"/>
        </table:table-row>
        <table:table-row table:style-name="ro2">
          <table:table-cell office:value-type="string" table:style-name="ce5">
            <text:p>The survey results are subject to sampling error.</text:p>
          </table:table-cell>
          <table:table-cell table:number-columns-repeated="7" table:style-name="ce5"/>
          <table:table-cell table:style-name="ce51"/>
          <table:table-cell table:number-columns-repeated="7" table:style-name="ce5"/>
          <table:table-cell table:number-columns-repeated="5" table:style-name="ce6"/>
          <table:table-cell table:number-columns-repeated="11" table:style-name="ce5"/>
          <table:table-cell table:number-columns-repeated="16352" table:style-name="ce4"/>
        </table:table-row>
        <table:table-row table:style-name="ro7">
          <table:table-cell office:value-type="string" table:number-columns-spanned="20" table:number-rows-spanned="1" table:style-name="ce91">
            <text:p><text:span text:style-name="T1">2020 and 2021 Disclaimer:</text:span><text:s/>Due to changes in the methodology of data collection, changes in travel behaviour and a reduction of data collected during 2020 and 2021, as a result of the coronavirus (COVID-19) pandemic, care should be taken when interpreting this data and comparing to other years, due to the small sample sizes. Please see the background documentation for further details of these changes.</text:p>
          </table:table-cell>
          <table:covered-table-cell table:number-columns-repeated="19"/>
          <table:table-cell table:style-name="ce2"/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table:number-columns-repeated="8" table:style-name="ce5"/>
          <table:table-cell table:style-name="ce51"/>
          <table:table-cell table:number-columns-repeated="23" table:style-name="ce5"/>
          <table:table-cell table:number-columns-repeated="16352" table:style-name="ce4"/>
        </table:table-row>
        <table:table-row table:style-name="ro2">
          <table:table-cell table:style-name="ce53"/>
          <table:table-cell table:number-columns-repeated="5" table:style-name="ce54"/>
          <table:table-cell table:style-name="ce55"/>
          <table:table-cell table:number-columns-repeated="10" table:style-name="ce5"/>
          <table:table-cell table:number-columns-repeated="2" table:style-name="ce3"/>
          <table:table-cell table:style-name="ce4"/>
          <table:table-cell office:value-type="string" table:style-name="ce3">
            <text:p>Source: National Travel Survey</text:p>
          </table:table-cell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office:value-type="string" table:style-name="ce1">
            <text:p><text:a xlink:href="mailto:national.travelsurvey@dft.gov.uk">Email: national.travelsurvey@dft.gov.uk</text:a></text:p>
          </table:table-cell>
          <table:table-cell table:style-name="ce56"/>
          <table:table-cell table:style-name="ce5"/>
          <table:table-cell table:number-columns-repeated="3" table:style-name="ce54"/>
          <table:table-cell table:number-columns-repeated="11" table:style-name="ce5"/>
          <table:table-cell table:number-columns-repeated="2" table:style-name="ce3"/>
          <table:table-cell table:style-name="ce4"/>
          <table:table-cell office:value-type="string" table:style-name="ce3">
            <text:p>Last updated: 31 August 2022</text:p>
          </table:table-cell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office:value-type="string" table:style-name="ce9">
            <text:p><text:a xlink:href="https://www.gov.uk/government/statistics/national-travel-survey-2021">Notes &amp; definitions</text:a></text:p>
          </table:table-cell>
          <table:table-cell table:number-columns-repeated="16" table:style-name="ce5"/>
          <table:table-cell table:number-columns-repeated="2" table:style-name="ce3"/>
          <table:table-cell table:style-name="ce4"/>
          <table:table-cell office:value-type="string" table:style-name="ce3">
            <text:p>Next update: Summer 2023</text:p>
          </table:table-cell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table:number-columns-repeated="32" table:style-name="ce5"/>
          <table:table-cell table:number-columns-repeated="16352" table:style-name="ce4"/>
        </table:table-row>
        <table:table-row table:style-name="ro1">
          <table:table-cell table:number-columns-repeated="8" table:style-name="ce5"/>
          <table:table-cell table:style-name="ce51"/>
          <table:table-cell table:number-columns-repeated="23" table:style-name="ce5"/>
          <table:table-cell table:number-columns-repeated="16352" table:style-name="ce4"/>
        </table:table-row>
        <table:table-row table:style-name="ro1">
          <table:table-cell table:number-columns-repeated="32" table:style-name="ce5"/>
          <table:table-cell table:number-columns-repeated="16352" table:style-name="ce4"/>
        </table:table-row>
        <table:table-row table:style-name="ro1">
          <table:table-cell office:value-type="string" table:style-name="ce10">
            <text:p>Average number of trips (trip rates) by main mode: England, from 2002</text:p>
          </table:table-cell>
          <table:table-cell table:number-columns-repeated="21" table:style-name="ce5"/>
          <table:table-cell table:style-name="ce8"/>
          <table:table-cell table:style-name="ce11"/>
          <table:table-cell table:number-columns-repeated="8" table:style-name="ce5"/>
          <table:table-cell table:number-columns-repeated="16352" table:style-name="ce4"/>
        </table:table-row>
        <table:table-row table:style-name="ro2">
          <table:table-cell table:number-columns-repeated="21" table:style-name="ce57"/>
          <table:table-cell table:style-name="ce5"/>
          <table:table-cell table:number-columns-repeated="2" table:style-name="ce8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table:style-name="ce17"/>
          <table:table-cell office:value-type="string" table:number-columns-spanned="20" table:number-rows-spanned="1" table:style-name="ce100">
            <text:p>Trips per person per year</text:p>
          </table:table-cell>
          <table:covered-table-cell table:number-columns-repeated="19"/>
          <table:table-cell table:number-columns-repeated="11" table:style-name="ce5"/>
          <table:table-cell table:number-columns-repeated="16352" table:style-name="ce4"/>
        </table:table-row>
        <table:table-row table:style-name="ro1">
          <table:table-cell office:value-type="string" table:style-name="ce18">
            <text:p>Main mode</text:p>
          </table:table-cell>
          <table:table-cell office:value-type="float" office:value="2002" table:style-name="ce19">
            <text:p>2002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19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20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21">
            <text:p>2012</text:p>
          </table:table-cell>
          <table:table-cell office:value-type="float" office:value="2013" table:style-name="ce21">
            <text:p>2013</text:p>
          </table:table-cell>
          <table:table-cell office:value-type="float" office:value="2014" table:style-name="ce21">
            <text:p>2014</text:p>
          </table:table-cell>
          <table:table-cell office:value-type="float" office:value="2015" table:style-name="ce21">
            <text:p>2015</text:p>
          </table:table-cell>
          <table:table-cell office:value-type="float" office:value="2016" table:style-name="ce21">
            <text:p>2016</text:p>
          </table:table-cell>
          <table:table-cell office:value-type="float" office:value="2017" table:style-name="ce21">
            <text:p>2017</text:p>
          </table:table-cell>
          <table:table-cell office:value-type="float" office:value="2018" table:style-name="ce21">
            <text:p>2018</text:p>
          </table:table-cell>
          <table:table-cell office:value-type="float" office:value="2019" table:style-name="ce21">
            <text:p>2019</text:p>
          </table:table-cell>
          <table:table-cell office:value-type="float" office:value="2020" table:style-name="ce21">
            <text:p>2020</text:p>
          </table:table-cell>
          <table:table-cell office:value-type="float" office:value="2021" table:style-name="ce21">
            <text:p>2021</text:p>
          </table:table-cell>
          <table:table-cell table:style-name="ce58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8" table:style-name="ce24"/>
          <table:table-cell table:number-columns-repeated="2" table:style-name="ce25"/>
          <table:table-cell table:number-columns-repeated="21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264.01261682559579" table:style-name="ce28">
            <text:p>264</text:p>
          </table:table-cell>
          <table:table-cell office:value-type="float" office:value="269.02901631686126" table:style-name="ce28">
            <text:p>269</text:p>
          </table:table-cell>
          <table:table-cell office:value-type="float" office:value="273.11166446947738" table:style-name="ce28">
            <text:p>273</text:p>
          </table:table-cell>
          <table:table-cell office:value-type="float" office:value="271.59206446276346" table:style-name="ce28">
            <text:p>272</text:p>
          </table:table-cell>
          <table:table-cell office:value-type="float" office:value="275.20551514556183" table:style-name="ce28">
            <text:p>275</text:p>
          </table:table-cell>
          <table:table-cell office:value-type="float" office:value="239.6063386066007" table:style-name="ce28">
            <text:p>240</text:p>
          </table:table-cell>
          <table:table-cell office:value-type="float" office:value="241.85063739956834" table:style-name="ce28">
            <text:p>242</text:p>
          </table:table-cell>
          <table:table-cell office:value-type="float" office:value="250.17378286863348" table:style-name="ce28">
            <text:p>250</text:p>
          </table:table-cell>
          <table:table-cell office:value-type="float" office:value="234.31203152456055" table:style-name="ce28">
            <text:p>234</text:p>
          </table:table-cell>
          <table:table-cell office:value-type="float" office:value="241.82722655987646" table:style-name="ce28">
            <text:p>242</text:p>
          </table:table-cell>
          <table:table-cell office:value-type="float" office:value="233.12386981035408" table:style-name="ce28">
            <text:p>233</text:p>
          </table:table-cell>
          <table:table-cell office:value-type="float" office:value="222.92718897566837" table:style-name="ce28">
            <text:p>223</text:p>
          </table:table-cell>
          <table:table-cell office:value-type="float" office:value="220.14407641312391" table:style-name="ce28">
            <text:p>220</text:p>
          </table:table-cell>
          <table:table-cell office:value-type="float" office:value="219.29416250245851" table:style-name="ce28">
            <text:p>219</text:p>
          </table:table-cell>
          <table:table-cell office:value-type="float" office:value="242.74252318597431" table:style-name="ce28">
            <text:p>243</text:p>
          </table:table-cell>
          <table:table-cell office:value-type="float" office:value="254.76161014838951" table:style-name="ce28">
            <text:p>255</text:p>
          </table:table-cell>
          <table:table-cell office:value-type="float" office:value="262.45330665005764" table:style-name="ce28">
            <text:p>262</text:p>
          </table:table-cell>
          <table:table-cell office:value-type="float" office:value="249.88099545966799" table:style-name="ce28">
            <text:p>250</text:p>
          </table:table-cell>
          <table:table-cell office:value-type="float" office:value="236.43331341269644" table:style-name="ce28">
            <text:p>236</text:p>
          </table:table-cell>
          <table:table-cell office:value-type="float" office:value="234.68909051867524" table:style-name="ce28">
            <text:p>235</text:p>
          </table:table-cell>
          <table:table-cell table:number-columns-repeated="11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75.102467047986565" table:style-name="ce60">
            <text:p>75</text:p>
          </table:table-cell>
          <table:table-cell office:value-type="float" office:value="76.488696539390133" table:style-name="ce60">
            <text:p>76</text:p>
          </table:table-cell>
          <table:table-cell office:value-type="float" office:value="78.627123138115664" table:style-name="ce60">
            <text:p>79</text:p>
          </table:table-cell>
          <table:table-cell office:value-type="float" office:value="74.20342057420855" table:style-name="ce60">
            <text:p>74</text:p>
          </table:table-cell>
          <table:table-cell office:value-type="float" office:value="73.965043534715676" table:style-name="ce60">
            <text:p>74</text:p>
          </table:table-cell>
          <table:table-cell office:value-type="float" office:value="73.136091339805816" table:style-name="ce60">
            <text:p>73</text:p>
          </table:table-cell>
          <table:table-cell office:value-type="float" office:value="72.651045646243219" table:style-name="ce60">
            <text:p>73</text:p>
          </table:table-cell>
          <table:table-cell office:value-type="float" office:value="71.029992976133997" table:style-name="ce60">
            <text:p>71</text:p>
          </table:table-cell>
          <table:table-cell office:value-type="float" office:value="65.310396476467531" table:style-name="ce60">
            <text:p>65</text:p>
          </table:table-cell>
          <table:table-cell office:value-type="float" office:value="69.505105795189664" table:style-name="ce60">
            <text:p>70</text:p>
          </table:table-cell>
          <table:table-cell office:value-type="float" office:value="66.856264271157087" table:style-name="ce60">
            <text:p>67</text:p>
          </table:table-cell>
          <table:table-cell office:value-type="float" office:value="70.27410746547902" table:style-name="ce60">
            <text:p>70</text:p>
          </table:table-cell>
          <table:table-cell office:value-type="float" office:value="66.271278191662148" table:style-name="ce60">
            <text:p>66</text:p>
          </table:table-cell>
          <table:table-cell office:value-type="float" office:value="67.699412218645151" table:style-name="ce60">
            <text:p>68</text:p>
          </table:table-cell>
          <table:table-cell office:value-type="float" office:value="62.709895641006831" table:style-name="ce60">
            <text:p>63</text:p>
          </table:table-cell>
          <table:table-cell office:value-type="float" office:value="62.71050120482812" table:style-name="ce60">
            <text:p>63</text:p>
          </table:table-cell>
          <table:table-cell office:value-type="float" office:value="63.620666436157236" table:style-name="ce60">
            <text:p>64</text:p>
          </table:table-cell>
          <table:table-cell office:value-type="float" office:value="65.142004547935727" table:style-name="ce60">
            <text:p>65</text:p>
          </table:table-cell>
          <table:table-cell office:value-type="float" office:value="87.269998318565186" table:style-name="ce60">
            <text:p>87</text:p>
          </table:table-cell>
          <table:table-cell office:value-type="float" office:value="82.023290442996355" table:style-name="ce60">
            <text:p>82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18.029417286784188" table:style-name="ce28">
            <text:p>18</text:p>
          </table:table-cell>
          <table:table-cell office:value-type="float" office:value="16.402178155503233" table:style-name="ce28">
            <text:p>16</text:p>
          </table:table-cell>
          <table:table-cell office:value-type="float" office:value="17.145556476254509" table:style-name="ce28">
            <text:p>17</text:p>
          </table:table-cell>
          <table:table-cell office:value-type="float" office:value="15.290842926854978" table:style-name="ce28">
            <text:p>15</text:p>
          </table:table-cell>
          <table:table-cell office:value-type="float" office:value="17.482425627235578" table:style-name="ce28">
            <text:p>17</text:p>
          </table:table-cell>
          <table:table-cell office:value-type="float" office:value="14.61733496171678" table:style-name="ce28">
            <text:p>15</text:p>
          </table:table-cell>
          <table:table-cell office:value-type="float" office:value="16.848556556722656" table:style-name="ce28">
            <text:p>17</text:p>
          </table:table-cell>
          <table:table-cell office:value-type="float" office:value="16.403279887283951" table:style-name="ce28">
            <text:p>16</text:p>
          </table:table-cell>
          <table:table-cell office:value-type="float" office:value="15.374136079796333" table:style-name="ce28">
            <text:p>15</text:p>
          </table:table-cell>
          <table:table-cell office:value-type="float" office:value="16.405632511136687" table:style-name="ce28">
            <text:p>16</text:p>
          </table:table-cell>
          <table:table-cell office:value-type="float" office:value="17.005612370209914" table:style-name="ce28">
            <text:p>17</text:p>
          </table:table-cell>
          <table:table-cell office:value-type="float" office:value="14.377200486792512" table:style-name="ce28">
            <text:p>14</text:p>
          </table:table-cell>
          <table:table-cell office:value-type="float" office:value="18.089592963706746" table:style-name="ce28">
            <text:p>18</text:p>
          </table:table-cell>
          <table:table-cell office:value-type="float" office:value="17.041172639385554" table:style-name="ce28">
            <text:p>17</text:p>
          </table:table-cell>
          <table:table-cell office:value-type="float" office:value="14.688027455637656" table:style-name="ce28">
            <text:p>15</text:p>
          </table:table-cell>
          <table:table-cell office:value-type="float" office:value="16.611478705708475" table:style-name="ce28">
            <text:p>17</text:p>
          </table:table-cell>
          <table:table-cell office:value-type="float" office:value="17.051124258615218" table:style-name="ce28">
            <text:p>17</text:p>
          </table:table-cell>
          <table:table-cell office:value-type="float" office:value="16.181113333167076" table:style-name="ce28">
            <text:p>16</text:p>
          </table:table-cell>
          <table:table-cell office:value-type="float" office:value="20.424467067351721" table:style-name="ce28">
            <text:p>20</text:p>
          </table:table-cell>
          <table:table-cell office:value-type="float" office:value="15.007142147393004" table:style-name="ce28">
            <text:p>15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438.4141324114799" table:style-name="ce28">
            <text:p>438</text:p>
          </table:table-cell>
          <table:table-cell office:value-type="float" office:value="426.70077392072983" table:style-name="ce28">
            <text:p>427</text:p>
          </table:table-cell>
          <table:table-cell office:value-type="float" office:value="421.209055216433" table:style-name="ce28">
            <text:p>421</text:p>
          </table:table-cell>
          <table:table-cell office:value-type="float" office:value="434.30688572258697" table:style-name="ce28">
            <text:p>434</text:p>
          </table:table-cell>
          <table:table-cell office:value-type="float" office:value="431.84478561541795" table:style-name="ce28">
            <text:p>432</text:p>
          </table:table-cell>
          <table:table-cell office:value-type="float" office:value="409.23866263587763" table:style-name="ce28">
            <text:p>409</text:p>
          </table:table-cell>
          <table:table-cell office:value-type="float" office:value="409.96538441023392" table:style-name="ce28">
            <text:p>410</text:p>
          </table:table-cell>
          <table:table-cell office:value-type="float" office:value="392.80966728520036" table:style-name="ce28">
            <text:p>393</text:p>
          </table:table-cell>
          <table:table-cell office:value-type="float" office:value="401.78432248253318" table:style-name="ce28">
            <text:p>402</text:p>
          </table:table-cell>
          <table:table-cell office:value-type="float" office:value="392.47259486708788" table:style-name="ce28">
            <text:p>392</text:p>
          </table:table-cell>
          <table:table-cell office:value-type="float" office:value="396.37413703691738" table:style-name="ce28">
            <text:p>396</text:p>
          </table:table-cell>
          <table:table-cell office:value-type="float" office:value="380.06253111478929" table:style-name="ce28">
            <text:p>380</text:p>
          </table:table-cell>
          <table:table-cell office:value-type="float" office:value="383.90114406122382" table:style-name="ce28">
            <text:p>384</text:p>
          </table:table-cell>
          <table:table-cell office:value-type="float" office:value="380.81561380959261" table:style-name="ce28">
            <text:p>381</text:p>
          </table:table-cell>
          <table:table-cell office:value-type="float" office:value="389.17453384424687" table:style-name="ce28">
            <text:p>389</text:p>
          </table:table-cell>
          <table:table-cell office:value-type="float" office:value="390.25148877319282" table:style-name="ce28">
            <text:p>390</text:p>
          </table:table-cell>
          <table:table-cell office:value-type="float" office:value="394.96345456605565" table:style-name="ce28">
            <text:p>395</text:p>
          </table:table-cell>
          <table:table-cell office:value-type="float" office:value="379.95812359187545" table:style-name="ce28">
            <text:p>380</text:p>
          </table:table-cell>
          <table:table-cell office:value-type="float" office:value="295.31872790071509" table:style-name="ce28">
            <text:p>295</text:p>
          </table:table-cell>
          <table:table-cell office:value-type="float" office:value="299.61413451087589" table:style-name="ce28">
            <text:p>300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239.93528406526687" table:style-name="ce28">
            <text:p>240</text:p>
          </table:table-cell>
          <table:table-cell office:value-type="float" office:value="232.71080260569906" table:style-name="ce28">
            <text:p>233</text:p>
          </table:table-cell>
          <table:table-cell office:value-type="float" office:value="227.64588739978154" table:style-name="ce28">
            <text:p>228</text:p>
          </table:table-cell>
          <table:table-cell office:value-type="float" office:value="234.37446743222023" table:style-name="ce28">
            <text:p>234</text:p>
          </table:table-cell>
          <table:table-cell office:value-type="float" office:value="226.67638817070403" table:style-name="ce28">
            <text:p>227</text:p>
          </table:table-cell>
          <table:table-cell office:value-type="float" office:value="218.64555258289226" table:style-name="ce28">
            <text:p>219</text:p>
          </table:table-cell>
          <table:table-cell office:value-type="float" office:value="225.98251856947323" table:style-name="ce28">
            <text:p>226</text:p>
          </table:table-cell>
          <table:table-cell office:value-type="float" office:value="218.43033257242638" table:style-name="ce28">
            <text:p>218</text:p>
          </table:table-cell>
          <table:table-cell office:value-type="float" office:value="212.46707110040157" table:style-name="ce28">
            <text:p>212</text:p>
          </table:table-cell>
          <table:table-cell office:value-type="float" office:value="209.10399139046524" table:style-name="ce28">
            <text:p>209</text:p>
          </table:table-cell>
          <table:table-cell office:value-type="float" office:value="212.68808677053144" table:style-name="ce28">
            <text:p>213</text:p>
          </table:table-cell>
          <table:table-cell office:value-type="float" office:value="209.60850583110877" table:style-name="ce28">
            <text:p>210</text:p>
          </table:table-cell>
          <table:table-cell office:value-type="float" office:value="205.97596058378244" table:style-name="ce28">
            <text:p>206</text:p>
          </table:table-cell>
          <table:table-cell office:value-type="float" office:value="203.57256693555487" table:style-name="ce28">
            <text:p>204</text:p>
          </table:table-cell>
          <table:table-cell office:value-type="float" office:value="201.62903970094868" table:style-name="ce28">
            <text:p>202</text:p>
          </table:table-cell>
          <table:table-cell office:value-type="float" office:value="204.01671283886284" table:style-name="ce28">
            <text:p>204</text:p>
          </table:table-cell>
          <table:table-cell office:value-type="float" office:value="207.45032337273213" table:style-name="ce28">
            <text:p>207</text:p>
          </table:table-cell>
          <table:table-cell office:value-type="float" office:value="200.14474116592848" table:style-name="ce28">
            <text:p>200</text:p>
          </table:table-cell>
          <table:table-cell office:value-type="float" office:value="134.05091554624661" table:style-name="ce28">
            <text:p>134</text:p>
          </table:table-cell>
          <table:table-cell office:value-type="float" office:value="147.86149646356043" table:style-name="ce28">
            <text:p>148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3.8520105840736654" table:style-name="ce28">
            <text:p>4</text:p>
          </table:table-cell>
          <table:table-cell office:value-type="float" office:value="4.0510431076430082" table:style-name="ce28">
            <text:p>4</text:p>
          </table:table-cell>
          <table:table-cell office:value-type="float" office:value="3.5418277493968309" table:style-name="ce28">
            <text:p>4</text:p>
          </table:table-cell>
          <table:table-cell office:value-type="float" office:value="3.8661280269198217" table:style-name="ce28">
            <text:p>4</text:p>
          </table:table-cell>
          <table:table-cell office:value-type="float" office:value="3.2603884643105552" table:style-name="ce28">
            <text:p>3</text:p>
          </table:table-cell>
          <table:table-cell office:value-type="float" office:value="3.376694274378262" table:style-name="ce28">
            <text:p>3</text:p>
          </table:table-cell>
          <table:table-cell office:value-type="float" office:value="4.00910843748325" table:style-name="ce28">
            <text:p>4</text:p>
          </table:table-cell>
          <table:table-cell office:value-type="float" office:value="3.0965013205926208" table:style-name="ce28">
            <text:p>3</text:p>
          </table:table-cell>
          <table:table-cell office:value-type="float" office:value="2.8697623511167865" table:style-name="ce28">
            <text:p>3</text:p>
          </table:table-cell>
          <table:table-cell office:value-type="float" office:value="3.5775865492688532" table:style-name="ce28">
            <text:p>4</text:p>
          </table:table-cell>
          <table:table-cell office:value-type="float" office:value="3.5260549137692561" table:style-name="ce28">
            <text:p>4</text:p>
          </table:table-cell>
          <table:table-cell office:value-type="float" office:value="3.0221655393189297" table:style-name="ce28">
            <text:p>3</text:p>
          </table:table-cell>
          <table:table-cell office:value-type="float" office:value="3.2720942864790308" table:style-name="ce28">
            <text:p>3</text:p>
          </table:table-cell>
          <table:table-cell office:value-type="float" office:value="2.7057106563905879" table:style-name="ce28">
            <text:p>3</text:p>
          </table:table-cell>
          <table:table-cell office:value-type="float" office:value="3.0869719541690741" table:style-name="ce28">
            <text:p>3</text:p>
          </table:table-cell>
          <table:table-cell office:value-type="float" office:value="3.2310400429746706" table:style-name="ce28">
            <text:p>3</text:p>
          </table:table-cell>
          <table:table-cell office:value-type="float" office:value="1.8968963687839733" table:style-name="ce28">
            <text:p>2</text:p>
          </table:table-cell>
          <table:table-cell office:value-type="float" office:value="2.1615338818188636" table:style-name="ce28">
            <text:p>2</text:p>
          </table:table-cell>
          <table:table-cell office:value-type="float" office:value="1.5526892221138882" table:style-name="ce28">
            <text:p>2</text:p>
          </table:table-cell>
          <table:table-cell office:value-type="float" office:value="1.336816342802462" table:style-name="ce28">
            <text:p>1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8.2401054078645153" table:style-name="ce33">
            <text:p>8</text:p>
          </table:table-cell>
          <table:table-cell office:value-type="float" office:value="7.7345750843670684" table:style-name="ce33">
            <text:p>8</text:p>
          </table:table-cell>
          <table:table-cell office:value-type="float" office:value="8.2422819184617353" table:style-name="ce33">
            <text:p>8</text:p>
          </table:table-cell>
          <table:table-cell office:value-type="float" office:value="8.4085608115229054" table:style-name="ce33">
            <text:p>8</text:p>
          </table:table-cell>
          <table:table-cell office:value-type="float" office:value="7.3645947557450686" table:style-name="ce33">
            <text:p>7</text:p>
          </table:table-cell>
          <table:table-cell office:value-type="float" office:value="7.5565364652595992" table:style-name="ce33">
            <text:p>8</text:p>
          </table:table-cell>
          <table:table-cell office:value-type="float" office:value="8.5537112002012883" table:style-name="ce33">
            <text:p>9</text:p>
          </table:table-cell>
          <table:table-cell office:value-type="float" office:value="8.5757089939724143" table:style-name="ce33">
            <text:p>9</text:p>
          </table:table-cell>
          <table:table-cell office:value-type="float" office:value="7.1306709571697464" table:style-name="ce33">
            <text:p>7</text:p>
          </table:table-cell>
          <table:table-cell office:value-type="float" office:value="6.4078845360788028" table:style-name="ce33">
            <text:p>6</text:p>
          </table:table-cell>
          <table:table-cell office:value-type="float" office:value="7.0297906656182043" table:style-name="ce33">
            <text:p>7</text:p>
          </table:table-cell>
          <table:table-cell office:value-type="float" office:value="6.8873334106027588" table:style-name="ce33">
            <text:p>7</text:p>
          </table:table-cell>
          <table:table-cell office:value-type="float" office:value="6.06832851706812" table:style-name="ce33">
            <text:p>6</text:p>
          </table:table-cell>
          <table:table-cell office:value-type="float" office:value="6.5959385841744336" table:style-name="ce33">
            <text:p>7</text:p>
          </table:table-cell>
          <table:table-cell office:value-type="float" office:value="6.3161024542752724" table:style-name="ce33">
            <text:p>6</text:p>
          </table:table-cell>
          <table:table-cell office:value-type="float" office:value="6.1480429283179268" table:style-name="ce33">
            <text:p>6</text:p>
          </table:table-cell>
          <table:table-cell office:value-type="float" office:value="7.4544924844941534" table:style-name="ce33">
            <text:p>7</text:p>
          </table:table-cell>
          <table:table-cell office:value-type="float" office:value="7.1438033509275973" table:style-name="ce33">
            <text:p>7</text:p>
          </table:table-cell>
          <table:table-cell office:value-type="float" office:value="6.3174470738471475" table:style-name="ce33">
            <text:p>6</text:p>
          </table:table-cell>
          <table:table-cell office:value-type="float" office:value="4.7607165929038811" table:style-name="ce33">
            <text:p>5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28"/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17.276165537134055" table:style-name="ce28">
            <text:p>17</text:p>
          </table:table-cell>
          <table:table-cell office:value-type="float" office:value="16.891410817787747" table:style-name="ce28">
            <text:p>17</text:p>
          </table:table-cell>
          <table:table-cell office:value-type="float" office:value="18.223063835849604" table:style-name="ce28">
            <text:p>18</text:p>
          </table:table-cell>
          <table:table-cell office:value-type="float" office:value="19.032117364054184" table:style-name="ce28">
            <text:p>19</text:p>
          </table:table-cell>
          <table:table-cell office:value-type="float" office:value="18.159864636499346" table:style-name="ce28">
            <text:p>18</text:p>
          </table:table-cell>
          <table:table-cell office:value-type="float" office:value="20.037157679533589" table:style-name="ce28">
            <text:p>20</text:p>
          </table:table-cell>
          <table:table-cell office:value-type="float" office:value="20.63801382443225" table:style-name="ce28">
            <text:p>21</text:p>
          </table:table-cell>
          <table:table-cell office:value-type="float" office:value="21.708504282794106" table:style-name="ce28">
            <text:p>22</text:p>
          </table:table-cell>
          <table:table-cell office:value-type="float" office:value="24.669834313153952" table:style-name="ce28">
            <text:p>25</text:p>
          </table:table-cell>
          <table:table-cell office:value-type="float" office:value="20.708748829937061" table:style-name="ce28">
            <text:p>21</text:p>
          </table:table-cell>
          <table:table-cell office:value-type="float" office:value="18.587264804842757" table:style-name="ce28">
            <text:p>19</text:p>
          </table:table-cell>
          <table:table-cell office:value-type="float" office:value="21.326296554505934" table:style-name="ce28">
            <text:p>21</text:p>
          </table:table-cell>
          <table:table-cell office:value-type="float" office:value="18.893946896465113" table:style-name="ce28">
            <text:p>19</text:p>
          </table:table-cell>
          <table:table-cell office:value-type="float" office:value="20.104332082070091" table:style-name="ce28">
            <text:p>20</text:p>
          </table:table-cell>
          <table:table-cell office:value-type="float" office:value="16.085323096613642" table:style-name="ce28">
            <text:p>16</text:p>
          </table:table-cell>
          <table:table-cell office:value-type="float" office:value="17.488118847196905" table:style-name="ce28">
            <text:p>17</text:p>
          </table:table-cell>
          <table:table-cell office:value-type="float" office:value="15.158807772487808" table:style-name="ce28">
            <text:p>15</text:p>
          </table:table-cell>
          <table:table-cell office:value-type="float" office:value="18.208009926867692" table:style-name="ce28">
            <text:p>18</text:p>
          </table:table-cell>
          <table:table-cell office:value-type="float" office:value="6.6798031074577855" table:style-name="ce28">
            <text:p>7</text:p>
          </table:table-cell>
          <table:table-cell office:value-type="float" office:value="9.1139643660158889" table:style-name="ce28">
            <text:p>9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46.221529379410775" table:style-name="ce28">
            <text:p>46</text:p>
          </table:table-cell>
          <table:table-cell office:value-type="float" office:value="46.987997308377032" table:style-name="ce28">
            <text:p>47</text:p>
          </table:table-cell>
          <table:table-cell office:value-type="float" office:value="45.108878139321568" table:style-name="ce28">
            <text:p>45</text:p>
          </table:table-cell>
          <table:table-cell office:value-type="float" office:value="42.785383338398603" table:style-name="ce28">
            <text:p>43</text:p>
          </table:table-cell>
          <table:table-cell office:value-type="float" office:value="46.258835000319152" table:style-name="ce28">
            <text:p>46</text:p>
          </table:table-cell>
          <table:table-cell office:value-type="float" office:value="43.868966157730895" table:style-name="ce28">
            <text:p>44</text:p>
          </table:table-cell>
          <table:table-cell office:value-type="float" office:value="44.197790019727435" table:style-name="ce28">
            <text:p>44</text:p>
          </table:table-cell>
          <table:table-cell office:value-type="float" office:value="45.213339353549557" table:style-name="ce28">
            <text:p>45</text:p>
          </table:table-cell>
          <table:table-cell office:value-type="float" office:value="42.164634947251493" table:style-name="ce28">
            <text:p>42</text:p>
          </table:table-cell>
          <table:table-cell office:value-type="float" office:value="42.045914759124038" table:style-name="ce28">
            <text:p>42</text:p>
          </table:table-cell>
          <table:table-cell office:value-type="float" office:value="41.317372322883529" table:style-name="ce28">
            <text:p>41</text:p>
          </table:table-cell>
          <table:table-cell office:value-type="float" office:value="41.516536337307699" table:style-name="ce28">
            <text:p>42</text:p>
          </table:table-cell>
          <table:table-cell office:value-type="float" office:value="40.457896799599105" table:style-name="ce28">
            <text:p>40</text:p>
          </table:table-cell>
          <table:table-cell office:value-type="float" office:value="41.311910816976003" table:style-name="ce28">
            <text:p>41</text:p>
          </table:table-cell>
          <table:table-cell office:value-type="float" office:value="35.417040243575542" table:style-name="ce28">
            <text:p>35</text:p>
          </table:table-cell>
          <table:table-cell office:value-type="float" office:value="37.360419110494703" table:style-name="ce28">
            <text:p>37</text:p>
          </table:table-cell>
          <table:table-cell office:value-type="float" office:value="32.660880323946159" table:style-name="ce28">
            <text:p>33</text:p>
          </table:table-cell>
          <table:table-cell office:value-type="float" office:value="31.621624314686962" table:style-name="ce28">
            <text:p>32</text:p>
          </table:table-cell>
          <table:table-cell office:value-type="float" office:value="15.373234990761372" table:style-name="ce28">
            <text:p>15</text:p>
          </table:table-cell>
          <table:table-cell office:value-type="float" office:value="17.259219294113176" table:style-name="ce28">
            <text:p>17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0.77745738620860327" table:style-name="ce28">
            <text:p>1</text:p>
          </table:table-cell>
          <table:table-cell office:value-type="float" office:value="0.99520435457673251" table:style-name="ce28">
            <text:p>1</text:p>
          </table:table-cell>
          <table:table-cell office:value-type="float" office:value="0.75956702870245618" table:style-name="ce28">
            <text:p>1</text:p>
          </table:table-cell>
          <table:table-cell office:value-type="float" office:value="0.88235887980561545" table:style-name="ce28">
            <text:p>1</text:p>
          </table:table-cell>
          <table:table-cell office:value-type="float" office:value="0.63713313445884157" table:style-name="ce28">
            <text:p>1</text:p>
          </table:table-cell>
          <table:table-cell office:value-type="float" office:value="0.9733321479775412" table:style-name="ce28">
            <text:p>1</text:p>
          </table:table-cell>
          <table:table-cell office:value-type="float" office:value="0.66461502245866544" table:style-name="ce28">
            <text:p>1</text:p>
          </table:table-cell>
          <table:table-cell office:value-type="float" office:value="0.57224010399063485" table:style-name="ce28">
            <text:p>1</text:p>
          </table:table-cell>
          <table:table-cell office:value-type="float" office:value="0.62161468029553124" table:style-name="ce28">
            <text:p>1</text:p>
          </table:table-cell>
          <table:table-cell office:value-type="float" office:value="0.52963219890112123" table:style-name="ce28">
            <text:p>1</text:p>
          </table:table-cell>
          <table:table-cell office:value-type="float" office:value="0.70388976654542434" table:style-name="ce28">
            <text:p>1</text:p>
          </table:table-cell>
          <table:table-cell office:value-type="float" office:value="0.50746213165310305" table:style-name="ce28">
            <text:p>1</text:p>
          </table:table-cell>
          <table:table-cell office:value-type="float" office:value="0.75067110522359526" table:style-name="ce28">
            <text:p>1</text:p>
          </table:table-cell>
          <table:table-cell office:value-type="float" office:value="0.60018818536731411" table:style-name="ce28">
            <text:p>1</text:p>
          </table:table-cell>
          <table:table-cell office:value-type="float" office:value="0.58485341691049353" table:style-name="ce28">
            <text:p>1</text:p>
          </table:table-cell>
          <table:table-cell office:value-type="float" office:value="0.76799567382714728" table:style-name="ce28">
            <text:p>1</text:p>
          </table:table-cell>
          <table:table-cell office:value-type="float" office:value="0.40054755694899363" table:style-name="ce28">
            <text:p>-</text:p>
          </table:table-cell>
          <table:table-cell office:value-type="float" office:value="0.46782541711000353" table:style-name="ce28">
            <text:p>-</text:p>
          </table:table-cell>
          <table:table-cell office:value-type="float" office:value="0.1041395324536605" table:style-name="ce28">
            <text:p>-</text:p>
          </table:table-cell>
          <table:table-cell office:value-type="float" office:value="0.16934287977464432" table:style-name="ce28">
            <text:p>-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10.741402033356183" table:style-name="ce28">
            <text:p>11</text:p>
          </table:table-cell>
          <table:table-cell office:value-type="float" office:value="9.1167284123244592" table:style-name="ce28">
            <text:p>9</text:p>
          </table:table-cell>
          <table:table-cell office:value-type="float" office:value="8.5455653542933234" table:style-name="ce28">
            <text:p>9</text:p>
          </table:table-cell>
          <table:table-cell office:value-type="float" office:value="8.6061290931583603" table:style-name="ce28">
            <text:p>9</text:p>
          </table:table-cell>
          <table:table-cell office:value-type="float" office:value="9.5933369937305475" table:style-name="ce28">
            <text:p>10</text:p>
          </table:table-cell>
          <table:table-cell office:value-type="float" office:value="9.6637517707212677" table:style-name="ce28">
            <text:p>10</text:p>
          </table:table-cell>
          <table:table-cell office:value-type="float" office:value="10.510084717136433" table:style-name="ce28">
            <text:p>11</text:p>
          </table:table-cell>
          <table:table-cell office:value-type="float" office:value="10.398251848658122" table:style-name="ce28">
            <text:p>10</text:p>
          </table:table-cell>
          <table:table-cell office:value-type="float" office:value="9.173854940027832" table:style-name="ce28">
            <text:p>9</text:p>
          </table:table-cell>
          <table:table-cell office:value-type="float" office:value="8.9592449796103111" table:style-name="ce28">
            <text:p>9</text:p>
          </table:table-cell>
          <table:table-cell office:value-type="float" office:value="9.0193875826903351" table:style-name="ce28">
            <text:p>9</text:p>
          </table:table-cell>
          <table:table-cell office:value-type="float" office:value="9.2252248050572518" table:style-name="ce28">
            <text:p>9</text:p>
          </table:table-cell>
          <table:table-cell office:value-type="float" office:value="10.307464110928505" table:style-name="ce28">
            <text:p>10</text:p>
          </table:table-cell>
          <table:table-cell office:value-type="float" office:value="9.1551582566747189" table:style-name="ce28">
            <text:p>9</text:p>
          </table:table-cell>
          <table:table-cell office:value-type="float" office:value="9.97303850516065" table:style-name="ce28">
            <text:p>10</text:p>
          </table:table-cell>
          <table:table-cell office:value-type="float" office:value="10.014115347679471" table:style-name="ce28">
            <text:p>10</text:p>
          </table:table-cell>
          <table:table-cell office:value-type="float" office:value="10.781764286743277" table:style-name="ce28">
            <text:p>11</text:p>
          </table:table-cell>
          <table:table-cell office:value-type="float" office:value="11.930776948547749" table:style-name="ce28">
            <text:p>12</text:p>
          </table:table-cell>
          <table:table-cell office:value-type="float" office:value="4.8810047138634989" table:style-name="ce28">
            <text:p>5</text:p>
          </table:table-cell>
          <table:table-cell office:value-type="float" office:value="7.5523199687982085" table:style-name="ce28">
            <text:p>8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13.457825225331058" table:style-name="ce28">
            <text:p>13</text:p>
          </table:table-cell>
          <table:table-cell office:value-type="float" office:value="14.332011139131177" table:style-name="ce28">
            <text:p>14</text:p>
          </table:table-cell>
          <table:table-cell office:value-type="float" office:value="16.955344069432552" table:style-name="ce28">
            <text:p>17</text:p>
          </table:table-cell>
          <table:table-cell office:value-type="float" office:value="16.159339432462016" table:style-name="ce28">
            <text:p>16</text:p>
          </table:table-cell>
          <table:table-cell office:value-type="float" office:value="16.930550620601458" table:style-name="ce28">
            <text:p>17</text:p>
          </table:table-cell>
          <table:table-cell office:value-type="float" office:value="17.565124867387997" table:style-name="ce28">
            <text:p>18</text:p>
          </table:table-cell>
          <table:table-cell office:value-type="float" office:value="18.370379760669991" table:style-name="ce28">
            <text:p>18</text:p>
          </table:table-cell>
          <table:table-cell office:value-type="float" office:value="17.034247918519846" table:style-name="ce28">
            <text:p>17</text:p>
          </table:table-cell>
          <table:table-cell office:value-type="float" office:value="19.498045389200971" table:style-name="ce28">
            <text:p>19</text:p>
          </table:table-cell>
          <table:table-cell office:value-type="float" office:value="17.425672204320374" table:style-name="ce28">
            <text:p>17</text:p>
          </table:table-cell>
          <table:table-cell office:value-type="float" office:value="19.536923418452993" table:style-name="ce28">
            <text:p>20</text:p>
          </table:table-cell>
          <table:table-cell office:value-type="float" office:value="20.316390090488106" table:style-name="ce28">
            <text:p>20</text:p>
          </table:table-cell>
          <table:table-cell office:value-type="float" office:value="20.89874327165505" table:style-name="ce28">
            <text:p>21</text:p>
          </table:table-cell>
          <table:table-cell office:value-type="float" office:value="20.075316926769897" table:style-name="ce28">
            <text:p>20</text:p>
          </table:table-cell>
          <table:table-cell office:value-type="float" office:value="20.986533565595632" table:style-name="ce28">
            <text:p>21</text:p>
          </table:table-cell>
          <table:table-cell office:value-type="float" office:value="20.928426436556489" table:style-name="ce28">
            <text:p>21</text:p>
          </table:table-cell>
          <table:table-cell office:value-type="float" office:value="22.116884932880012" table:style-name="ce28">
            <text:p>22</text:p>
          </table:table-cell>
          <table:table-cell office:value-type="float" office:value="21.233045109611819" table:style-name="ce28">
            <text:p>21</text:p>
          </table:table-cell>
          <table:table-cell office:value-type="float" office:value="10.715644447698649" table:style-name="ce28">
            <text:p>11</text:p>
          </table:table-cell>
          <table:table-cell office:value-type="float" office:value="11.210594559367847" table:style-name="ce28">
            <text:p>11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11.597752933484347" table:style-name="ce28">
            <text:p>12</text:p>
          </table:table-cell>
          <table:table-cell office:value-type="float" office:value="11.711052937715239" table:style-name="ce28">
            <text:p>12</text:p>
          </table:table-cell>
          <table:table-cell office:value-type="float" office:value="10.731265266095372" table:style-name="ce28">
            <text:p>11</text:p>
          </table:table-cell>
          <table:table-cell office:value-type="float" office:value="11.293615027195434" table:style-name="ce28">
            <text:p>11</text:p>
          </table:table-cell>
          <table:table-cell office:value-type="float" office:value="10.161717283554703" table:style-name="ce28">
            <text:p>10</text:p>
          </table:table-cell>
          <table:table-cell office:value-type="float" office:value="10.39700501687866" table:style-name="ce28">
            <text:p>10</text:p>
          </table:table-cell>
          <table:table-cell office:value-type="float" office:value="10.446747289057727" table:style-name="ce28">
            <text:p>10</text:p>
          </table:table-cell>
          <table:table-cell office:value-type="float" office:value="10.101571653547385" table:style-name="ce28">
            <text:p>10</text:p>
          </table:table-cell>
          <table:table-cell office:value-type="float" office:value="9.3783162625050736" table:style-name="ce28">
            <text:p>9</text:p>
          </table:table-cell>
          <table:table-cell office:value-type="float" office:value="9.8949382722785231" table:style-name="ce28">
            <text:p>10</text:p>
          </table:table-cell>
          <table:table-cell office:value-type="float" office:value="10.116820156108728" table:style-name="ce28">
            <text:p>10</text:p>
          </table:table-cell>
          <table:table-cell office:value-type="float" office:value="9.9224491160030333" table:style-name="ce28">
            <text:p>10</text:p>
          </table:table-cell>
          <table:table-cell office:value-type="float" office:value="10.463829368756903" table:style-name="ce28">
            <text:p>10</text:p>
          </table:table-cell>
          <table:table-cell office:value-type="float" office:value="9.6699485229001052" table:style-name="ce28">
            <text:p>10</text:p>
          </table:table-cell>
          <table:table-cell office:value-type="float" office:value="10.809624398906648" table:style-name="ce28">
            <text:p>11</text:p>
          </table:table-cell>
          <table:table-cell office:value-type="float" office:value="9.0822139809674205" table:style-name="ce28">
            <text:p>9</text:p>
          </table:table-cell>
          <table:table-cell office:value-type="float" office:value="10.430760564908859" table:style-name="ce28">
            <text:p>10</text:p>
          </table:table-cell>
          <table:table-cell office:value-type="float" office:value="10.910928495321448" table:style-name="ce28">
            <text:p>11</text:p>
          </table:table-cell>
          <table:table-cell office:value-type="float" office:value="5.8527227825006154" table:style-name="ce28">
            <text:p>6</text:p>
          </table:table-cell>
          <table:table-cell office:value-type="float" office:value="6.5018210937455656" table:style-name="ce28">
            <text:p>7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1.8681056756211565" table:style-name="ce33">
            <text:p>2</text:p>
          </table:table-cell>
          <table:table-cell office:value-type="float" office:value="2.9956721367754531" table:style-name="ce33">
            <text:p>3</text:p>
          </table:table-cell>
          <table:table-cell office:value-type="float" office:value="2.3042165832488934" table:style-name="ce33">
            <text:p>2</text:p>
          </table:table-cell>
          <table:table-cell office:value-type="float" office:value="3.2115258503673147" table:style-name="ce33">
            <text:p>3</text:p>
          </table:table-cell>
          <table:table-cell office:value-type="float" office:value="3.4430645071682564" table:style-name="ce33">
            <text:p>3</text:p>
          </table:table-cell>
          <table:table-cell office:value-type="float" office:value="2.2510386590315812" table:style-name="ce33">
            <text:p>2</text:p>
          </table:table-cell>
          <table:table-cell office:value-type="float" office:value="2.1320173957849522" table:style-name="ce33">
            <text:p>2</text:p>
          </table:table-cell>
          <table:table-cell office:value-type="float" office:value="2.1360683147088775" table:style-name="ce33">
            <text:p>2</text:p>
          </table:table-cell>
          <table:table-cell office:value-type="float" office:value="2.4564030720685643" table:style-name="ce33">
            <text:p>2</text:p>
          </table:table-cell>
          <table:table-cell office:value-type="float" office:value="2.4602210298861986" table:style-name="ce33">
            <text:p>2</text:p>
          </table:table-cell>
          <table:table-cell office:value-type="float" office:value="2.4505137693046648" table:style-name="ce33">
            <text:p>2</text:p>
          </table:table-cell>
          <table:table-cell office:value-type="float" office:value="2.8831529027412599" table:style-name="ce33">
            <text:p>3</text:p>
          </table:table-cell>
          <table:table-cell office:value-type="float" office:value="2.3204976633148418" table:style-name="ce33">
            <text:p>2</text:p>
          </table:table-cell>
          <table:table-cell office:value-type="float" office:value="2.8995046609761688" table:style-name="ce33">
            <text:p>3</text:p>
          </table:table-cell>
          <table:table-cell office:value-type="float" office:value="2.6593453930605322" table:style-name="ce33">
            <text:p>3</text:p>
          </table:table-cell>
          <table:table-cell office:value-type="float" office:value="3.8705051464212059" table:style-name="ce33">
            <text:p>4</text:p>
          </table:table-cell>
          <table:table-cell office:value-type="float" office:value="3.4424347010446286" table:style-name="ce33">
            <text:p>3</text:p>
          </table:table-cell>
          <table:table-cell office:value-type="float" office:value="2.7113130140691584" table:style-name="ce33">
            <text:p>3</text:p>
          </table:table-cell>
          <table:table-cell office:value-type="float" office:value="1.0892650456227291" table:style-name="ce33">
            <text:p>1</text:p>
          </table:table-cell>
          <table:table-cell office:value-type="float" office:value="1.5616103764263567" table:style-name="ce33">
            <text:p>2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36">
            <text:p>All modes</text:p>
          </table:table-cell>
          <table:table-cell office:value-type="float" office:value="1074.423804751611" table:style-name="ce28">
            <text:p>1,074</text:p>
          </table:table-cell>
          <table:table-cell office:value-type="float" office:value="1059.6584662974915" table:style-name="ce28">
            <text:p>1,060</text:p>
          </table:table-cell>
          <table:table-cell office:value-type="float" office:value="1053.5241735067489" table:style-name="ce28">
            <text:p>1,054</text:p>
          </table:table-cell>
          <table:table-cell office:value-type="float" office:value="1069.8094183683099" table:style-name="ce28">
            <text:p>1,070</text:p>
          </table:table-cell>
          <table:table-cell office:value-type="float" office:value="1067.0185999553075" table:style-name="ce28">
            <text:p>1,067</text:p>
          </table:table-cell>
          <table:table-cell office:value-type="float" office:value="997.79749582598686" table:style-name="ce28">
            <text:p>998</text:p>
          </table:table-cell>
          <table:table-cell office:value-type="float" office:value="1014.16956460295" table:style-name="ce28">
            <text:p>1,014</text:p>
          </table:table-cell>
          <table:table-cell office:value-type="float" office:value="996.65349640387763" table:style-name="ce28">
            <text:p>997</text:p>
          </table:table-cell>
          <table:table-cell office:value-type="float" office:value="981.90069810008163" table:style-name="ce28">
            <text:p>982</text:p>
          </table:table-cell>
          <table:table-cell office:value-type="float" office:value="971.81928868797161" table:style-name="ce28">
            <text:p>972</text:p>
          </table:table-cell>
          <table:table-cell office:value-type="float" office:value="971.47972338822876" table:style-name="ce28">
            <text:p>971</text:p>
          </table:table-cell>
          <table:table-cell office:value-type="float" office:value="942.58243729603726" table:style-name="ce28">
            <text:p>943</text:p>
          </table:table-cell>
          <table:table-cell office:value-type="float" office:value="941.54424604132714" table:style-name="ce28">
            <text:p>942</text:p>
          </table:table-cell>
          <table:table-cell office:value-type="float" office:value="933.84152457929099" table:style-name="ce28">
            <text:p>934</text:p>
          </table:table-cell>
          <table:table-cell office:value-type="float" office:value="954.15295721507516" table:style-name="ce28">
            <text:p>954</text:p>
          </table:table-cell>
          <table:table-cell office:value-type="float" office:value="974.53216798058941" table:style-name="ce28">
            <text:p>975</text:p>
          </table:table-cell>
          <table:table-cell office:value-type="float" office:value="986.26167783969856" table:style-name="ce28">
            <text:p>986</text:p>
          </table:table-cell>
          <table:table-cell office:value-type="float" office:value="952.55383400960022" table:style-name="ce28">
            <text:p>953</text:p>
          </table:table-cell>
          <table:table-cell office:value-type="float" office:value="738.79337484332916" table:style-name="ce28">
            <text:p>739</text:p>
          </table:table-cell>
          <table:table-cell office:value-type="float" office:value="756.63826911445244" table:style-name="ce28">
            <text:p>757</text:p>
          </table:table-cell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number-columns-repeated="20" table:style-name="ce28"/>
          <table:table-cell table:style-name="ce30"/>
          <table:table-cell table:style-name="ce8"/>
          <table:table-cell table:style-name="ce30"/>
          <table:table-cell table:number-columns-repeated="8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61">
            <text:p><text:s text:c="3"/>trips ('000s)</text:p>
          </table:table-cell>
          <table:table-cell office:value-type="float" office:value="279.40699999999998" table:style-name="ce40">
            <text:p>279</text:p>
          </table:table-cell>
          <table:table-cell office:value-type="float" office:value="317.64699999999999" table:style-name="ce40">
            <text:p>318</text:p>
          </table:table-cell>
          <table:table-cell office:value-type="float" office:value="313.666" table:style-name="ce40">
            <text:p>314</text:p>
          </table:table-cell>
          <table:table-cell office:value-type="float" office:value="324.11599999999999" table:style-name="ce40">
            <text:p>324</text:p>
          </table:table-cell>
          <table:table-cell office:value-type="float" office:value="316.721" table:style-name="ce40">
            <text:p>317</text:p>
          </table:table-cell>
          <table:table-cell office:value-type="float" office:value="303.101" table:style-name="ce40">
            <text:p>303</text:p>
          </table:table-cell>
          <table:table-cell office:value-type="float" office:value="294.60500000000002" table:style-name="ce40">
            <text:p>295</text:p>
          </table:table-cell>
          <table:table-cell office:value-type="float" office:value="312.26299999999998" table:style-name="ce40">
            <text:p>312</text:p>
          </table:table-cell>
          <table:table-cell office:value-type="float" office:value="292.33199999999999" table:style-name="ce40">
            <text:p>292</text:p>
          </table:table-cell>
          <table:table-cell office:value-type="float" office:value="273.411" table:style-name="ce40">
            <text:p>273</text:p>
          </table:table-cell>
          <table:table-cell office:value-type="float" office:value="290.89299999999997" table:style-name="ce40">
            <text:p>291</text:p>
          </table:table-cell>
          <table:table-cell office:value-type="float" office:value="273.75099999999998" table:style-name="ce40">
            <text:p>274</text:p>
          </table:table-cell>
          <table:table-cell office:value-type="float" office:value="280.05200000000002" table:style-name="ce40">
            <text:p>280</text:p>
          </table:table-cell>
          <table:table-cell office:value-type="float" office:value="259.46499999999997" table:style-name="ce40">
            <text:p>259</text:p>
          </table:table-cell>
          <table:table-cell office:value-type="float" office:value="276.45" table:style-name="ce40">
            <text:p>276</text:p>
          </table:table-cell>
          <table:table-cell office:value-type="float" office:value="256.45699999999999" table:style-name="ce40">
            <text:p>256</text:p>
          </table:table-cell>
          <table:table-cell office:value-type="float" office:value="256.262" table:style-name="ce40">
            <text:p>256</text:p>
          </table:table-cell>
          <table:table-cell office:value-type="float" office:value="249.85599999999999" table:style-name="ce40">
            <text:p>250</text:p>
          </table:table-cell>
          <table:table-cell office:value-type="float" office:value="85.643000000000001" table:style-name="ce40">
            <text:p>86</text:p>
          </table:table-cell>
          <table:table-cell office:value-type="float" office:value="129.845" table:style-name="ce40">
            <text:p>13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5"/>
          <table:table-cell table:number-columns-repeated="20" table:style-name="ce42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0">
            <text:p>Average number of stages travelled by mode: England, from 2002</text:p>
          </table:table-cell>
          <table:table-cell table:number-columns-repeated="15" table:style-name="ce5"/>
          <table:table-cell table:number-columns-repeated="5" table:style-name="ce30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table:number-columns-repeated="17" table:style-name="ce14"/>
          <table:table-cell table:style-name="ce57"/>
          <table:table-cell table:style-name="ce14"/>
          <table:table-cell table:number-columns-repeated="2" table:style-name="ce57"/>
          <table:table-cell table:style-name="ce62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63"/>
          <table:table-cell office:value-type="string" table:number-columns-spanned="20" table:number-rows-spanned="1" table:style-name="ce93">
            <text:p>Stages per person per year</text:p>
          </table:table-cell>
          <table:covered-table-cell table:number-columns-repeated="19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8">
            <text:p>Mode</text:p>
          </table:table-cell>
          <table:table-cell office:value-type="float" office:value="2002" table:style-name="ce65">
            <text:p>2002</text:p>
          </table:table-cell>
          <table:table-cell office:value-type="float" office:value="2003" table:style-name="ce65">
            <text:p>2003</text:p>
          </table:table-cell>
          <table:table-cell office:value-type="float" office:value="2004" table:style-name="ce65">
            <text:p>2004</text:p>
          </table:table-cell>
          <table:table-cell office:value-type="float" office:value="2005" table:style-name="ce65">
            <text:p>2005</text:p>
          </table:table-cell>
          <table:table-cell office:value-type="float" office:value="2006" table:style-name="ce66">
            <text:p>2006</text:p>
          </table:table-cell>
          <table:table-cell office:value-type="float" office:value="2007" table:style-name="ce66">
            <text:p>2007</text:p>
          </table:table-cell>
          <table:table-cell office:value-type="float" office:value="2008" table:style-name="ce66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67">
            <text:p>2010</text:p>
          </table:table-cell>
          <table:table-cell office:value-type="float" office:value="2011" table:style-name="ce67">
            <text:p>2011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7">
            <text:p>2013</text:p>
          </table:table-cell>
          <table:table-cell office:value-type="float" office:value="2014" table:style-name="ce67">
            <text:p>2014</text:p>
          </table:table-cell>
          <table:table-cell office:value-type="float" office:value="2015" table:style-name="ce67">
            <text:p>2015</text:p>
          </table:table-cell>
          <table:table-cell office:value-type="float" office:value="2016" table:style-name="ce67">
            <text:p>2016</text:p>
          </table:table-cell>
          <table:table-cell office:value-type="float" office:value="2017" table:style-name="ce67">
            <text:p>2017</text:p>
          </table:table-cell>
          <table:table-cell office:value-type="float" office:value="2018" table:style-name="ce67">
            <text:p>2018</text:p>
          </table:table-cell>
          <table:table-cell office:value-type="float" office:value="2019" table:style-name="ce67">
            <text:p>2019</text:p>
          </table:table-cell>
          <table:table-cell office:value-type="float" office:value="2020" table:style-name="ce67">
            <text:p>2020</text:p>
          </table:table-cell>
          <table:table-cell office:value-type="float" office:value="2021" table:style-name="ce67">
            <text:p>2021</text:p>
          </table:table-cell>
          <table:table-cell table:style-name="ce64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2" table:style-name="ce68"/>
          <table:table-cell table:number-columns-repeated="5" table:style-name="ce24"/>
          <table:table-cell table:style-name="ce25"/>
          <table:table-cell table:number-columns-repeated="13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327.77857710641007" table:style-name="ce28">
            <text:p>328</text:p>
          </table:table-cell>
          <table:table-cell office:value-type="float" office:value="333.58710156251266" table:style-name="ce28">
            <text:p>334</text:p>
          </table:table-cell>
          <table:table-cell office:value-type="float" office:value="341.30534429495509" table:style-name="ce28">
            <text:p>341</text:p>
          </table:table-cell>
          <table:table-cell office:value-type="float" office:value="342.17759397678003" table:style-name="ce28">
            <text:p>342</text:p>
          </table:table-cell>
          <table:table-cell office:value-type="float" office:value="350.42167301790073" table:style-name="ce28">
            <text:p>350</text:p>
          </table:table-cell>
          <table:table-cell office:value-type="float" office:value="312.02705343982808" table:style-name="ce28">
            <text:p>312</text:p>
          </table:table-cell>
          <table:table-cell office:value-type="float" office:value="314.51650652072504" table:style-name="ce28">
            <text:p>315</text:p>
          </table:table-cell>
          <table:table-cell office:value-type="float" office:value="327.1005117005123" table:style-name="ce28">
            <text:p>327</text:p>
          </table:table-cell>
          <table:table-cell office:value-type="float" office:value="311.72185538087086" table:style-name="ce28">
            <text:p>312</text:p>
          </table:table-cell>
          <table:table-cell office:value-type="float" office:value="315.6339295923749" table:style-name="ce28">
            <text:p>316</text:p>
          </table:table-cell>
          <table:table-cell office:value-type="float" office:value="310.11237462251978" table:style-name="ce28">
            <text:p>310</text:p>
          </table:table-cell>
          <table:table-cell office:value-type="float" office:value="302.60643687142669" table:style-name="ce28">
            <text:p>303</text:p>
          </table:table-cell>
          <table:table-cell office:value-type="float" office:value="295.96183330707726" table:style-name="ce28">
            <text:p>296</text:p>
          </table:table-cell>
          <table:table-cell office:value-type="float" office:value="300.33219970377655" table:style-name="ce28">
            <text:p>300</text:p>
          </table:table-cell>
          <table:table-cell office:value-type="float" office:value="332.06234165909183" table:style-name="ce28">
            <text:p>332</text:p>
          </table:table-cell>
          <table:table-cell office:value-type="float" office:value="343.39074231310127" table:style-name="ce28">
            <text:p>343</text:p>
          </table:table-cell>
          <table:table-cell office:value-type="float" office:value="347.12825166462778" table:style-name="ce28">
            <text:p>347</text:p>
          </table:table-cell>
          <table:table-cell office:value-type="float" office:value="332.31252695407568" table:style-name="ce28">
            <text:p>332</text:p>
          </table:table-cell>
          <table:table-cell office:value-type="float" office:value="280.63227260360037" table:style-name="ce28">
            <text:p>281</text:p>
          </table:table-cell>
          <table:table-cell office:value-type="float" office:value="279.41621375486267" table:style-name="ce28">
            <text:p>27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81.623778254555461" table:style-name="ce60">
            <text:p>82</text:p>
          </table:table-cell>
          <table:table-cell office:value-type="float" office:value="85.228411162761148" table:style-name="ce60">
            <text:p>85</text:p>
          </table:table-cell>
          <table:table-cell office:value-type="float" office:value="87.585722709650696" table:style-name="ce60">
            <text:p>88</text:p>
          </table:table-cell>
          <table:table-cell office:value-type="float" office:value="82.665155074693345" table:style-name="ce60">
            <text:p>83</text:p>
          </table:table-cell>
          <table:table-cell office:value-type="float" office:value="82.926683662740743" table:style-name="ce60">
            <text:p>83</text:p>
          </table:table-cell>
          <table:table-cell office:value-type="float" office:value="81.74845453076604" table:style-name="ce60">
            <text:p>82</text:p>
          </table:table-cell>
          <table:table-cell office:value-type="float" office:value="81.735881647880305" table:style-name="ce60">
            <text:p>82</text:p>
          </table:table-cell>
          <table:table-cell office:value-type="float" office:value="79.976096410454588" table:style-name="ce60">
            <text:p>80</text:p>
          </table:table-cell>
          <table:table-cell office:value-type="float" office:value="72.421641333188973" table:style-name="ce60">
            <text:p>72</text:p>
          </table:table-cell>
          <table:table-cell office:value-type="float" office:value="77.507842069831469" table:style-name="ce60">
            <text:p>78</text:p>
          </table:table-cell>
          <table:table-cell office:value-type="float" office:value="75.059065221459974" table:style-name="ce60">
            <text:p>75</text:p>
          </table:table-cell>
          <table:table-cell office:value-type="float" office:value="78.199453338181414" table:style-name="ce60">
            <text:p>78</text:p>
          </table:table-cell>
          <table:table-cell office:value-type="float" office:value="74.44881150003151" table:style-name="ce60">
            <text:p>74</text:p>
          </table:table-cell>
          <table:table-cell office:value-type="float" office:value="75.916144098991666" table:style-name="ce60">
            <text:p>76</text:p>
          </table:table-cell>
          <table:table-cell office:value-type="float" office:value="69.99934217289109" table:style-name="ce60">
            <text:p>70</text:p>
          </table:table-cell>
          <table:table-cell office:value-type="float" office:value="70.594783229272664" table:style-name="ce60">
            <text:p>71</text:p>
          </table:table-cell>
          <table:table-cell office:value-type="float" office:value="70.459244481709263" table:style-name="ce60">
            <text:p>70</text:p>
          </table:table-cell>
          <table:table-cell office:value-type="float" office:value="72.706936186552113" table:style-name="ce60">
            <text:p>73</text:p>
          </table:table-cell>
          <table:table-cell office:value-type="float" office:value="91.81183917502554" table:style-name="ce60">
            <text:p>92</text:p>
          </table:table-cell>
          <table:table-cell office:value-type="float" office:value="87.876900432815773" table:style-name="ce60">
            <text:p>8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18.623316912080384" table:style-name="ce28">
            <text:p>19</text:p>
          </table:table-cell>
          <table:table-cell office:value-type="float" office:value="16.936160986008812" table:style-name="ce28">
            <text:p>17</text:p>
          </table:table-cell>
          <table:table-cell office:value-type="float" office:value="17.572278753352254" table:style-name="ce28">
            <text:p>18</text:p>
          </table:table-cell>
          <table:table-cell office:value-type="float" office:value="15.884373667821794" table:style-name="ce28">
            <text:p>16</text:p>
          </table:table-cell>
          <table:table-cell office:value-type="float" office:value="18.074397543069225" table:style-name="ce28">
            <text:p>18</text:p>
          </table:table-cell>
          <table:table-cell office:value-type="float" office:value="15.406416502683481" table:style-name="ce28">
            <text:p>15</text:p>
          </table:table-cell>
          <table:table-cell office:value-type="float" office:value="17.574733325561819" table:style-name="ce28">
            <text:p>18</text:p>
          </table:table-cell>
          <table:table-cell office:value-type="float" office:value="17.055711313845148" table:style-name="ce28">
            <text:p>17</text:p>
          </table:table-cell>
          <table:table-cell office:value-type="float" office:value="15.925155101645194" table:style-name="ce28">
            <text:p>16</text:p>
          </table:table-cell>
          <table:table-cell office:value-type="float" office:value="17.303630865552957" table:style-name="ce28">
            <text:p>17</text:p>
          </table:table-cell>
          <table:table-cell office:value-type="float" office:value="18.224547385849643" table:style-name="ce28">
            <text:p>18</text:p>
          </table:table-cell>
          <table:table-cell office:value-type="float" office:value="15.289815106695276" table:style-name="ce28">
            <text:p>15</text:p>
          </table:table-cell>
          <table:table-cell office:value-type="float" office:value="19.099473704791727" table:style-name="ce28">
            <text:p>19</text:p>
          </table:table-cell>
          <table:table-cell office:value-type="float" office:value="17.954086744643007" table:style-name="ce28">
            <text:p>18</text:p>
          </table:table-cell>
          <table:table-cell office:value-type="float" office:value="15.503989791052046" table:style-name="ce28">
            <text:p>16</text:p>
          </table:table-cell>
          <table:table-cell office:value-type="float" office:value="17.814524329299903" table:style-name="ce28">
            <text:p>18</text:p>
          </table:table-cell>
          <table:table-cell office:value-type="float" office:value="17.974275525847951" table:style-name="ce28">
            <text:p>18</text:p>
          </table:table-cell>
          <table:table-cell office:value-type="float" office:value="17.130824072986801" table:style-name="ce28">
            <text:p>17</text:p>
          </table:table-cell>
          <table:table-cell office:value-type="float" office:value="21.150459223916588" table:style-name="ce28">
            <text:p>21</text:p>
          </table:table-cell>
          <table:table-cell office:value-type="float" office:value="15.472795663880817" table:style-name="ce28">
            <text:p>1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442.16384631721911" table:style-name="ce28">
            <text:p>442</text:p>
          </table:table-cell>
          <table:table-cell office:value-type="float" office:value="429.7810078951544" table:style-name="ce28">
            <text:p>430</text:p>
          </table:table-cell>
          <table:table-cell office:value-type="float" office:value="425.29241970620757" table:style-name="ce28">
            <text:p>425</text:p>
          </table:table-cell>
          <table:table-cell office:value-type="float" office:value="438.04149217083915" table:style-name="ce28">
            <text:p>438</text:p>
          </table:table-cell>
          <table:table-cell office:value-type="float" office:value="435.40761128569653" table:style-name="ce28">
            <text:p>435</text:p>
          </table:table-cell>
          <table:table-cell office:value-type="float" office:value="413.16979166370874" table:style-name="ce28">
            <text:p>413</text:p>
          </table:table-cell>
          <table:table-cell office:value-type="float" office:value="413.8387133552892" table:style-name="ce28">
            <text:p>414</text:p>
          </table:table-cell>
          <table:table-cell office:value-type="float" office:value="396.15513150365547" table:style-name="ce28">
            <text:p>396</text:p>
          </table:table-cell>
          <table:table-cell office:value-type="float" office:value="405.33040522335529" table:style-name="ce28">
            <text:p>405</text:p>
          </table:table-cell>
          <table:table-cell office:value-type="float" office:value="395.68248908995429" table:style-name="ce28">
            <text:p>396</text:p>
          </table:table-cell>
          <table:table-cell office:value-type="float" office:value="399.79591354959251" table:style-name="ce28">
            <text:p>400</text:p>
          </table:table-cell>
          <table:table-cell office:value-type="float" office:value="383.78270640518645" table:style-name="ce28">
            <text:p>384</text:p>
          </table:table-cell>
          <table:table-cell office:value-type="float" office:value="387.74981870099754" table:style-name="ce28">
            <text:p>388</text:p>
          </table:table-cell>
          <table:table-cell office:value-type="float" office:value="384.30271714127582" table:style-name="ce28">
            <text:p>384</text:p>
          </table:table-cell>
          <table:table-cell office:value-type="float" office:value="392.9817540357659" table:style-name="ce28">
            <text:p>393</text:p>
          </table:table-cell>
          <table:table-cell office:value-type="float" office:value="393.80108245616987" table:style-name="ce28">
            <text:p>394</text:p>
          </table:table-cell>
          <table:table-cell office:value-type="float" office:value="398.93501509927444" table:style-name="ce28">
            <text:p>399</text:p>
          </table:table-cell>
          <table:table-cell office:value-type="float" office:value="384.34257204317129" table:style-name="ce28">
            <text:p>384</text:p>
          </table:table-cell>
          <table:table-cell office:value-type="float" office:value="297.0844298234183" table:style-name="ce28">
            <text:p>297</text:p>
          </table:table-cell>
          <table:table-cell office:value-type="float" office:value="301.27899941059832" table:style-name="ce28">
            <text:p>30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243.59661091552795" table:style-name="ce28">
            <text:p>244</text:p>
          </table:table-cell>
          <table:table-cell office:value-type="float" office:value="236.38715954178531" table:style-name="ce28">
            <text:p>236</text:p>
          </table:table-cell>
          <table:table-cell office:value-type="float" office:value="231.75728070710431" table:style-name="ce28">
            <text:p>232</text:p>
          </table:table-cell>
          <table:table-cell office:value-type="float" office:value="238.63628822614828" table:style-name="ce28">
            <text:p>239</text:p>
          </table:table-cell>
          <table:table-cell office:value-type="float" office:value="231.1579083011643" table:style-name="ce28">
            <text:p>231</text:p>
          </table:table-cell>
          <table:table-cell office:value-type="float" office:value="223.02333239632111" table:style-name="ce28">
            <text:p>223</text:p>
          </table:table-cell>
          <table:table-cell office:value-type="float" office:value="230.74966140483454" table:style-name="ce28">
            <text:p>231</text:p>
          </table:table-cell>
          <table:table-cell office:value-type="float" office:value="222.72728447254866" table:style-name="ce28">
            <text:p>223</text:p>
          </table:table-cell>
          <table:table-cell office:value-type="float" office:value="217.23659440213356" table:style-name="ce28">
            <text:p>217</text:p>
          </table:table-cell>
          <table:table-cell office:value-type="float" office:value="213.25192616350157" table:style-name="ce28">
            <text:p>213</text:p>
          </table:table-cell>
          <table:table-cell office:value-type="float" office:value="217.30970669911227" table:style-name="ce28">
            <text:p>217</text:p>
          </table:table-cell>
          <table:table-cell office:value-type="float" office:value="213.93139952019902" table:style-name="ce28">
            <text:p>214</text:p>
          </table:table-cell>
          <table:table-cell office:value-type="float" office:value="210.24952087989271" table:style-name="ce28">
            <text:p>210</text:p>
          </table:table-cell>
          <table:table-cell office:value-type="float" office:value="208.24617059471549" table:style-name="ce28">
            <text:p>208</text:p>
          </table:table-cell>
          <table:table-cell office:value-type="float" office:value="205.76966985486712" table:style-name="ce28">
            <text:p>206</text:p>
          </table:table-cell>
          <table:table-cell office:value-type="float" office:value="208.26876811363593" table:style-name="ce28">
            <text:p>208</text:p>
          </table:table-cell>
          <table:table-cell office:value-type="float" office:value="212.33510347782567" table:style-name="ce28">
            <text:p>212</text:p>
          </table:table-cell>
          <table:table-cell office:value-type="float" office:value="204.58474099791297" table:style-name="ce28">
            <text:p>205</text:p>
          </table:table-cell>
          <table:table-cell office:value-type="float" office:value="136.63749147107259" table:style-name="ce28">
            <text:p>137</text:p>
          </table:table-cell>
          <table:table-cell office:value-type="float" office:value="150.00348633598318" table:style-name="ce28">
            <text:p>15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3.8749290455453305" table:style-name="ce28">
            <text:p>4</text:p>
          </table:table-cell>
          <table:table-cell office:value-type="float" office:value="4.0510431076430082" table:style-name="ce28">
            <text:p>4</text:p>
          </table:table-cell>
          <table:table-cell office:value-type="float" office:value="3.5562633639730885" table:style-name="ce28">
            <text:p>4</text:p>
          </table:table-cell>
          <table:table-cell office:value-type="float" office:value="3.8910126086096328" table:style-name="ce28">
            <text:p>4</text:p>
          </table:table-cell>
          <table:table-cell office:value-type="float" office:value="3.3200140453570532" table:style-name="ce28">
            <text:p>3</text:p>
          </table:table-cell>
          <table:table-cell office:value-type="float" office:value="3.4194806317559285" table:style-name="ce28">
            <text:p>3</text:p>
          </table:table-cell>
          <table:table-cell office:value-type="float" office:value="4.00910843748325" table:style-name="ce28">
            <text:p>4</text:p>
          </table:table-cell>
          <table:table-cell office:value-type="float" office:value="3.1546723322567218" table:style-name="ce28">
            <text:p>3</text:p>
          </table:table-cell>
          <table:table-cell office:value-type="float" office:value="2.9577501717474859" table:style-name="ce28">
            <text:p>3</text:p>
          </table:table-cell>
          <table:table-cell office:value-type="float" office:value="3.5942497993023608" table:style-name="ce28">
            <text:p>4</text:p>
          </table:table-cell>
          <table:table-cell office:value-type="float" office:value="3.5635297874548968" table:style-name="ce28">
            <text:p>4</text:p>
          </table:table-cell>
          <table:table-cell office:value-type="float" office:value="3.0680229535426391" table:style-name="ce28">
            <text:p>3</text:p>
          </table:table-cell>
          <table:table-cell office:value-type="float" office:value="3.3543037148599137" table:style-name="ce28">
            <text:p>3</text:p>
          </table:table-cell>
          <table:table-cell office:value-type="float" office:value="2.7112175756603647" table:style-name="ce28">
            <text:p>3</text:p>
          </table:table-cell>
          <table:table-cell office:value-type="float" office:value="3.1063891547583249" table:style-name="ce28">
            <text:p>3</text:p>
          </table:table-cell>
          <table:table-cell office:value-type="float" office:value="3.2310400429746706" table:style-name="ce28">
            <text:p>3</text:p>
          </table:table-cell>
          <table:table-cell office:value-type="float" office:value="2.0155699096905568" table:style-name="ce28">
            <text:p>2</text:p>
          </table:table-cell>
          <table:table-cell office:value-type="float" office:value="2.2114161207113758" table:style-name="ce28">
            <text:p>2</text:p>
          </table:table-cell>
          <table:table-cell office:value-type="float" office:value="1.5526892221138882" table:style-name="ce28">
            <text:p>2</text:p>
          </table:table-cell>
          <table:table-cell office:value-type="float" office:value="1.336816342802462" table:style-name="ce28">
            <text:p>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8.578556626723973" table:style-name="ce33">
            <text:p>9</text:p>
          </table:table-cell>
          <table:table-cell office:value-type="float" office:value="8.1423518163805575" table:style-name="ce33">
            <text:p>8</text:p>
          </table:table-cell>
          <table:table-cell office:value-type="float" office:value="8.7832077034118612" table:style-name="ce33">
            <text:p>9</text:p>
          </table:table-cell>
          <table:table-cell office:value-type="float" office:value="9.0638423305478426" table:style-name="ce33">
            <text:p>9</text:p>
          </table:table-cell>
          <table:table-cell office:value-type="float" office:value="7.939193104807484" table:style-name="ce33">
            <text:p>8</text:p>
          </table:table-cell>
          <table:table-cell office:value-type="float" office:value="7.8818336289337321" table:style-name="ce33">
            <text:p>8</text:p>
          </table:table-cell>
          <table:table-cell office:value-type="float" office:value="8.8073683323681689" table:style-name="ce33">
            <text:p>9</text:p>
          </table:table-cell>
          <table:table-cell office:value-type="float" office:value="8.7871550402967369" table:style-name="ce33">
            <text:p>9</text:p>
          </table:table-cell>
          <table:table-cell office:value-type="float" office:value="7.4071056407014364" table:style-name="ce33">
            <text:p>7</text:p>
          </table:table-cell>
          <table:table-cell office:value-type="float" office:value="6.6414865683527466" table:style-name="ce33">
            <text:p>7</text:p>
          </table:table-cell>
          <table:table-cell office:value-type="float" office:value="7.411605916752527" table:style-name="ce33">
            <text:p>7</text:p>
          </table:table-cell>
          <table:table-cell office:value-type="float" office:value="7.2628986342503543" table:style-name="ce33">
            <text:p>7</text:p>
          </table:table-cell>
          <table:table-cell office:value-type="float" office:value="6.3734602276422612" table:style-name="ce33">
            <text:p>6</text:p>
          </table:table-cell>
          <table:table-cell office:value-type="float" office:value="6.915045499917416" table:style-name="ce33">
            <text:p>7</text:p>
          </table:table-cell>
          <table:table-cell office:value-type="float" office:value="6.8472777539943452" table:style-name="ce33">
            <text:p>7</text:p>
          </table:table-cell>
          <table:table-cell office:value-type="float" office:value="6.4364131972975063" table:style-name="ce33">
            <text:p>6</text:p>
          </table:table-cell>
          <table:table-cell office:value-type="float" office:value="7.8767924336840229" table:style-name="ce33">
            <text:p>8</text:p>
          </table:table-cell>
          <table:table-cell office:value-type="float" office:value="7.4263716391169172" table:style-name="ce33">
            <text:p>7</text:p>
          </table:table-cell>
          <table:table-cell office:value-type="float" office:value="6.4110712574645223" table:style-name="ce33">
            <text:p>6</text:p>
          </table:table-cell>
          <table:table-cell office:value-type="float" office:value="4.8016940851192418" table:style-name="ce33">
            <text:p>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28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21.671864901267277" table:style-name="ce28">
            <text:p>22</text:p>
          </table:table-cell>
          <table:table-cell office:value-type="float" office:value="20.926238875562486" table:style-name="ce28">
            <text:p>21</text:p>
          </table:table-cell>
          <table:table-cell office:value-type="float" office:value="22.278692933970433" table:style-name="ce28">
            <text:p>22</text:p>
          </table:table-cell>
          <table:table-cell office:value-type="float" office:value="23.585354261807769" table:style-name="ce28">
            <text:p>24</text:p>
          </table:table-cell>
          <table:table-cell office:value-type="float" office:value="23.255679692625048" table:style-name="ce28">
            <text:p>23</text:p>
          </table:table-cell>
          <table:table-cell office:value-type="float" office:value="24.871974874344669" table:style-name="ce28">
            <text:p>25</text:p>
          </table:table-cell>
          <table:table-cell office:value-type="float" office:value="25.684911040347906" table:style-name="ce28">
            <text:p>26</text:p>
          </table:table-cell>
          <table:table-cell office:value-type="float" office:value="26.485885372563427" table:style-name="ce28">
            <text:p>26</text:p>
          </table:table-cell>
          <table:table-cell office:value-type="float" office:value="30.955258930966604" table:style-name="ce28">
            <text:p>31</text:p>
          </table:table-cell>
          <table:table-cell office:value-type="float" office:value="25.080255412459739" table:style-name="ce28">
            <text:p>25</text:p>
          </table:table-cell>
          <table:table-cell office:value-type="float" office:value="22.741518152945332" table:style-name="ce28">
            <text:p>23</text:p>
          </table:table-cell>
          <table:table-cell office:value-type="float" office:value="26.852426288335842" table:style-name="ce28">
            <text:p>27</text:p>
          </table:table-cell>
          <table:table-cell office:value-type="float" office:value="24.709248444171777" table:style-name="ce28">
            <text:p>25</text:p>
          </table:table-cell>
          <table:table-cell office:value-type="float" office:value="25.60702375353447" table:style-name="ce28">
            <text:p>26</text:p>
          </table:table-cell>
          <table:table-cell office:value-type="float" office:value="21.428938729800464" table:style-name="ce28">
            <text:p>21</text:p>
          </table:table-cell>
          <table:table-cell office:value-type="float" office:value="22.284463420391791" table:style-name="ce28">
            <text:p>22</text:p>
          </table:table-cell>
          <table:table-cell office:value-type="float" office:value="20.751603536678992" table:style-name="ce28">
            <text:p>21</text:p>
          </table:table-cell>
          <table:table-cell office:value-type="float" office:value="24.3620916877978" table:style-name="ce28">
            <text:p>24</text:p>
          </table:table-cell>
          <table:table-cell office:value-type="float" office:value="8.2794946620470675" table:style-name="ce28">
            <text:p>8</text:p>
          </table:table-cell>
          <table:table-cell office:value-type="float" office:value="11.644294298672026" table:style-name="ce28">
            <text:p>1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49.459454490061859" table:style-name="ce28">
            <text:p>49</text:p>
          </table:table-cell>
          <table:table-cell office:value-type="float" office:value="50.288018737418611" table:style-name="ce28">
            <text:p>50</text:p>
          </table:table-cell>
          <table:table-cell office:value-type="float" office:value="48.017282725202556" table:style-name="ce28">
            <text:p>48</text:p>
          </table:table-cell>
          <table:table-cell office:value-type="float" office:value="45.494472083349002" table:style-name="ce28">
            <text:p>45</text:p>
          </table:table-cell>
          <table:table-cell office:value-type="float" office:value="49.448915075145855" table:style-name="ce28">
            <text:p>49</text:p>
          </table:table-cell>
          <table:table-cell office:value-type="float" office:value="46.611882676641265" table:style-name="ce28">
            <text:p>47</text:p>
          </table:table-cell>
          <table:table-cell office:value-type="float" office:value="47.815847913354702" table:style-name="ce28">
            <text:p>48</text:p>
          </table:table-cell>
          <table:table-cell office:value-type="float" office:value="48.360244293923891" table:style-name="ce28">
            <text:p>48</text:p>
          </table:table-cell>
          <table:table-cell office:value-type="float" office:value="45.284186822323598" table:style-name="ce28">
            <text:p>45</text:p>
          </table:table-cell>
          <table:table-cell office:value-type="float" office:value="45.046327218809658" table:style-name="ce28">
            <text:p>45</text:p>
          </table:table-cell>
          <table:table-cell office:value-type="float" office:value="43.917213803358599" table:style-name="ce28">
            <text:p>44</text:p>
          </table:table-cell>
          <table:table-cell office:value-type="float" office:value="44.067228024774288" table:style-name="ce28">
            <text:p>44</text:p>
          </table:table-cell>
          <table:table-cell office:value-type="float" office:value="42.925049152017202" table:style-name="ce28">
            <text:p>43</text:p>
          </table:table-cell>
          <table:table-cell office:value-type="float" office:value="43.990478439913574" table:style-name="ce28">
            <text:p>44</text:p>
          </table:table-cell>
          <table:table-cell office:value-type="float" office:value="37.802742434913533" table:style-name="ce28">
            <text:p>38</text:p>
          </table:table-cell>
          <table:table-cell office:value-type="float" office:value="39.756467517733114" table:style-name="ce28">
            <text:p>40</text:p>
          </table:table-cell>
          <table:table-cell office:value-type="float" office:value="35.527621199954496" table:style-name="ce28">
            <text:p>36</text:p>
          </table:table-cell>
          <table:table-cell office:value-type="float" office:value="33.921386172789205" table:style-name="ce28">
            <text:p>34</text:p>
          </table:table-cell>
          <table:table-cell office:value-type="float" office:value="15.976770268257594" table:style-name="ce28">
            <text:p>16</text:p>
          </table:table-cell>
          <table:table-cell office:value-type="float" office:value="18.308291440159294" table:style-name="ce28">
            <text:p>1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0.82840516349240123" table:style-name="ce28">
            <text:p>1</text:p>
          </table:table-cell>
          <table:table-cell office:value-type="float" office:value="1.0337718019956978" table:style-name="ce28">
            <text:p>1</text:p>
          </table:table-cell>
          <table:table-cell office:value-type="float" office:value="0.78945762887563631" table:style-name="ce28">
            <text:p>1</text:p>
          </table:table-cell>
          <table:table-cell office:value-type="float" office:value="0.9029072166987675" table:style-name="ce28">
            <text:p>1</text:p>
          </table:table-cell>
          <table:table-cell office:value-type="float" office:value="0.65213567669172079" table:style-name="ce28">
            <text:p>1</text:p>
          </table:table-cell>
          <table:table-cell office:value-type="float" office:value="1.0119545548810225" table:style-name="ce28">
            <text:p>1</text:p>
          </table:table-cell>
          <table:table-cell office:value-type="float" office:value="0.6669986044202848" table:style-name="ce28">
            <text:p>1</text:p>
          </table:table-cell>
          <table:table-cell office:value-type="float" office:value="0.580500749930282" table:style-name="ce28">
            <text:p>1</text:p>
          </table:table-cell>
          <table:table-cell office:value-type="float" office:value="0.66181183011996947" table:style-name="ce28">
            <text:p>1</text:p>
          </table:table-cell>
          <table:table-cell office:value-type="float" office:value="0.54148009704250866" table:style-name="ce28">
            <text:p>1</text:p>
          </table:table-cell>
          <table:table-cell office:value-type="float" office:value="0.75755440943012409" table:style-name="ce28">
            <text:p>1</text:p>
          </table:table-cell>
          <table:table-cell office:value-type="float" office:value="0.52497847752301297" table:style-name="ce28">
            <text:p>1</text:p>
          </table:table-cell>
          <table:table-cell office:value-type="float" office:value="0.77837689531383847" table:style-name="ce28">
            <text:p>1</text:p>
          </table:table-cell>
          <table:table-cell office:value-type="float" office:value="0.65854022592595707" table:style-name="ce28">
            <text:p>1</text:p>
          </table:table-cell>
          <table:table-cell office:value-type="float" office:value="0.59973307474328863" table:style-name="ce28">
            <text:p>1</text:p>
          </table:table-cell>
          <table:table-cell office:value-type="float" office:value="0.79209613673493029" table:style-name="ce28">
            <text:p>1</text:p>
          </table:table-cell>
          <table:table-cell office:value-type="float" office:value="0.41108231604590006" table:style-name="ce28">
            <text:p>-</text:p>
          </table:table-cell>
          <table:table-cell office:value-type="float" office:value="0.47862160043812407" table:style-name="ce28">
            <text:p>-</text:p>
          </table:table-cell>
          <table:table-cell office:value-type="float" office:value="0.1041395324536605" table:style-name="ce28">
            <text:p>-</text:p>
          </table:table-cell>
          <table:table-cell office:value-type="float" office:value="0.16934287977464432" table:style-name="ce28">
            <text:p>-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14.324275258470788" table:style-name="ce28">
            <text:p>14</text:p>
          </table:table-cell>
          <table:table-cell office:value-type="float" office:value="12.770528222880698" table:style-name="ce28">
            <text:p>13</text:p>
          </table:table-cell>
          <table:table-cell office:value-type="float" office:value="12.584288374389853" table:style-name="ce28">
            <text:p>13</text:p>
          </table:table-cell>
          <table:table-cell office:value-type="float" office:value="12.782534752961707" table:style-name="ce28">
            <text:p>13</text:p>
          </table:table-cell>
          <table:table-cell office:value-type="float" office:value="13.595644304624017" table:style-name="ce28">
            <text:p>14</text:p>
          </table:table-cell>
          <table:table-cell office:value-type="float" office:value="13.562026028349923" table:style-name="ce28">
            <text:p>14</text:p>
          </table:table-cell>
          <table:table-cell office:value-type="float" office:value="15.112710237335229" table:style-name="ce28">
            <text:p>15</text:p>
          </table:table-cell>
          <table:table-cell office:value-type="float" office:value="14.692209643731506" table:style-name="ce28">
            <text:p>15</text:p>
          </table:table-cell>
          <table:table-cell office:value-type="float" office:value="13.959005660392643" table:style-name="ce28">
            <text:p>14</text:p>
          </table:table-cell>
          <table:table-cell office:value-type="float" office:value="13.076408171434032" table:style-name="ce28">
            <text:p>13</text:p>
          </table:table-cell>
          <table:table-cell office:value-type="float" office:value="13.730845627582411" table:style-name="ce28">
            <text:p>14</text:p>
          </table:table-cell>
          <table:table-cell office:value-type="float" office:value="13.591532344920408" table:style-name="ce28">
            <text:p>14</text:p>
          </table:table-cell>
          <table:table-cell office:value-type="float" office:value="15.047471548285412" table:style-name="ce28">
            <text:p>15</text:p>
          </table:table-cell>
          <table:table-cell office:value-type="float" office:value="13.660040368892059" table:style-name="ce28">
            <text:p>14</text:p>
          </table:table-cell>
          <table:table-cell office:value-type="float" office:value="14.807403838107758" table:style-name="ce28">
            <text:p>15</text:p>
          </table:table-cell>
          <table:table-cell office:value-type="float" office:value="15.094804163948661" table:style-name="ce28">
            <text:p>15</text:p>
          </table:table-cell>
          <table:table-cell office:value-type="float" office:value="16.121878256365992" table:style-name="ce28">
            <text:p>16</text:p>
          </table:table-cell>
          <table:table-cell office:value-type="float" office:value="16.888080201445245" table:style-name="ce28">
            <text:p>17</text:p>
          </table:table-cell>
          <table:table-cell office:value-type="float" office:value="6.2977149701314961" table:style-name="ce28">
            <text:p>6</text:p>
          </table:table-cell>
          <table:table-cell office:value-type="float" office:value="9.7386270480202644" table:style-name="ce28">
            <text:p>1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14.609320325612115" table:style-name="ce28">
            <text:p>15</text:p>
          </table:table-cell>
          <table:table-cell office:value-type="float" office:value="15.507438847301881" table:style-name="ce28">
            <text:p>16</text:p>
          </table:table-cell>
          <table:table-cell office:value-type="float" office:value="17.960562194992285" table:style-name="ce28">
            <text:p>18</text:p>
          </table:table-cell>
          <table:table-cell office:value-type="float" office:value="17.525243963803646" table:style-name="ce28">
            <text:p>18</text:p>
          </table:table-cell>
          <table:table-cell office:value-type="float" office:value="18.115668393384308" table:style-name="ce28">
            <text:p>18</text:p>
          </table:table-cell>
          <table:table-cell office:value-type="float" office:value="18.952627857558419" table:style-name="ce28">
            <text:p>19</text:p>
          </table:table-cell>
          <table:table-cell office:value-type="float" office:value="19.761092800776549" table:style-name="ce28">
            <text:p>20</text:p>
          </table:table-cell>
          <table:table-cell office:value-type="float" office:value="18.257558396468504" table:style-name="ce28">
            <text:p>18</text:p>
          </table:table-cell>
          <table:table-cell office:value-type="float" office:value="20.846235591155132" table:style-name="ce28">
            <text:p>21</text:p>
          </table:table-cell>
          <table:table-cell office:value-type="float" office:value="18.835691932937426" table:style-name="ce28">
            <text:p>19</text:p>
          </table:table-cell>
          <table:table-cell office:value-type="float" office:value="21.110314485516493" table:style-name="ce28">
            <text:p>21</text:p>
          </table:table-cell>
          <table:table-cell office:value-type="float" office:value="22.276915982352179" table:style-name="ce28">
            <text:p>22</text:p>
          </table:table-cell>
          <table:table-cell office:value-type="float" office:value="22.327128424979264" table:style-name="ce28">
            <text:p>22</text:p>
          </table:table-cell>
          <table:table-cell office:value-type="float" office:value="21.34531921620664" table:style-name="ce28">
            <text:p>21</text:p>
          </table:table-cell>
          <table:table-cell office:value-type="float" office:value="22.274477315468758" table:style-name="ce28">
            <text:p>22</text:p>
          </table:table-cell>
          <table:table-cell office:value-type="float" office:value="22.806386333077558" table:style-name="ce28">
            <text:p>23</text:p>
          </table:table-cell>
          <table:table-cell office:value-type="float" office:value="24.254733899670871" table:style-name="ce28">
            <text:p>24</text:p>
          </table:table-cell>
          <table:table-cell office:value-type="float" office:value="23.064990250314171" table:style-name="ce28">
            <text:p>23</text:p>
          </table:table-cell>
          <table:table-cell office:value-type="float" office:value="11.104062774713753" table:style-name="ce28">
            <text:p>11</text:p>
          </table:table-cell>
          <table:table-cell office:value-type="float" office:value="11.675069140166109" table:style-name="ce28">
            <text:p>1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13.097634165994483" table:style-name="ce28">
            <text:p>13</text:p>
          </table:table-cell>
          <table:table-cell office:value-type="float" office:value="13.072551250664036" table:style-name="ce28">
            <text:p>13</text:p>
          </table:table-cell>
          <table:table-cell office:value-type="float" office:value="11.907851393626615" table:style-name="ce28">
            <text:p>12</text:p>
          </table:table-cell>
          <table:table-cell office:value-type="float" office:value="12.602775621786721" table:style-name="ce28">
            <text:p>13</text:p>
          </table:table-cell>
          <table:table-cell office:value-type="float" office:value="11.547681219851587" table:style-name="ce28">
            <text:p>12</text:p>
          </table:table-cell>
          <table:table-cell office:value-type="float" office:value="11.967126625197098" table:style-name="ce28">
            <text:p>12</text:p>
          </table:table-cell>
          <table:table-cell office:value-type="float" office:value="11.950817787591214" table:style-name="ce28">
            <text:p>12</text:p>
          </table:table-cell>
          <table:table-cell office:value-type="float" office:value="11.380447415469209" table:style-name="ce28">
            <text:p>11</text:p>
          </table:table-cell>
          <table:table-cell office:value-type="float" office:value="10.83571615392534" table:style-name="ce28">
            <text:p>11</text:p>
          </table:table-cell>
          <table:table-cell office:value-type="float" office:value="11.202029501303151" table:style-name="ce28">
            <text:p>11</text:p>
          </table:table-cell>
          <table:table-cell office:value-type="float" office:value="11.514724934014483" table:style-name="ce28">
            <text:p>12</text:p>
          </table:table-cell>
          <table:table-cell office:value-type="float" office:value="11.301378266261553" table:style-name="ce28">
            <text:p>11</text:p>
          </table:table-cell>
          <table:table-cell office:value-type="float" office:value="11.648511567600108" table:style-name="ce28">
            <text:p>12</text:p>
          </table:table-cell>
          <table:table-cell office:value-type="float" office:value="11.028938993046133" table:style-name="ce28">
            <text:p>11</text:p>
          </table:table-cell>
          <table:table-cell office:value-type="float" office:value="12.007954093387045" table:style-name="ce28">
            <text:p>12</text:p>
          </table:table-cell>
          <table:table-cell office:value-type="float" office:value="10.249361458113983" table:style-name="ce28">
            <text:p>10</text:p>
          </table:table-cell>
          <table:table-cell office:value-type="float" office:value="11.884966367478803" table:style-name="ce28">
            <text:p>12</text:p>
          </table:table-cell>
          <table:table-cell office:value-type="float" office:value="12.375621645420289" table:style-name="ce28">
            <text:p>12</text:p>
          </table:table-cell>
          <table:table-cell office:value-type="float" office:value="6.3125041418041743" table:style-name="ce28">
            <text:p>6</text:p>
          </table:table-cell>
          <table:table-cell office:value-type="float" office:value="7.0752646724218407" table:style-name="ce28">
            <text:p>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2.5562864145387958" table:style-name="ce33">
            <text:p>3</text:p>
          </table:table-cell>
          <table:table-cell office:value-type="float" office:value="4.5269020633038322" table:style-name="ce33">
            <text:p>5</text:p>
          </table:table-cell>
          <table:table-cell office:value-type="float" office:value="3.285958965631917" table:style-name="ce33">
            <text:p>3</text:p>
          </table:table-cell>
          <table:table-cell office:value-type="float" office:value="4.7569246211004801" table:style-name="ce33">
            <text:p>5</text:p>
          </table:table-cell>
          <table:table-cell office:value-type="float" office:value="4.8018975228591358" table:style-name="ce33">
            <text:p>5</text:p>
          </table:table-cell>
          <table:table-cell office:value-type="float" office:value="3.568386061991633" table:style-name="ce33">
            <text:p>4</text:p>
          </table:table-cell>
          <table:table-cell office:value-type="float" office:value="3.1972318584350887" table:style-name="ce33">
            <text:p>3</text:p>
          </table:table-cell>
          <table:table-cell office:value-type="float" office:value="2.9071086969454387" table:style-name="ce33">
            <text:p>3</text:p>
          </table:table-cell>
          <table:table-cell office:value-type="float" office:value="3.6150694280582365" table:style-name="ce33">
            <text:p>4</text:p>
          </table:table-cell>
          <table:table-cell office:value-type="float" office:value="3.5201122641289988" table:style-name="ce33">
            <text:p>4</text:p>
          </table:table-cell>
          <table:table-cell office:value-type="float" office:value="3.7477610542001227" table:style-name="ce33">
            <text:p>4</text:p>
          </table:table-cell>
          <table:table-cell office:value-type="float" office:value="4.3517721700427341" table:style-name="ce33">
            <text:p>4</text:p>
          </table:table-cell>
          <table:table-cell office:value-type="float" office:value="3.4853654251348645" table:style-name="ce33">
            <text:p>3</text:p>
          </table:table-cell>
          <table:table-cell office:value-type="float" office:value="3.8138193893080135" table:style-name="ce33">
            <text:p>4</text:p>
          </table:table-cell>
          <table:table-cell office:value-type="float" office:value="3.9895560118073119" table:style-name="ce33">
            <text:p>4</text:p>
          </table:table-cell>
          <table:table-cell office:value-type="float" office:value="5.4649487773939125" table:style-name="ce33">
            <text:p>5</text:p>
          </table:table-cell>
          <table:table-cell office:value-type="float" office:value="4.9302435414473802" table:style-name="ce33">
            <text:p>5</text:p>
          </table:table-cell>
          <table:table-cell office:value-type="float" office:value="4.1176660930097375" table:style-name="ce33">
            <text:p>4</text:p>
          </table:table-cell>
          <table:table-cell office:value-type="float" office:value="1.779157048683137" table:style-name="ce33">
            <text:p>2</text:p>
          </table:table-cell>
          <table:table-cell office:value-type="float" office:value="2.0163040578089411" table:style-name="ce33">
            <text:p>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All modes</text:p>
          </table:table-cell>
          <table:table-cell office:value-type="float" office:value="1161.1630776429449" table:style-name="ce28">
            <text:p>1,161</text:p>
          </table:table-cell>
          <table:table-cell office:value-type="float" office:value="1147.0102747086119" table:style-name="ce28">
            <text:p>1,147</text:p>
          </table:table-cell>
          <table:table-cell office:value-type="float" office:value="1145.0908887456933" table:style-name="ce28">
            <text:p>1,145</text:p>
          </table:table-cell>
          <table:table-cell office:value-type="float" office:value="1165.3448155022547" table:style-name="ce28">
            <text:p>1,165</text:p>
          </table:table-cell>
          <table:table-cell office:value-type="float" office:value="1167.7384191831773" table:style-name="ce28">
            <text:p>1,168</text:p>
          </table:table-cell>
          <table:table-cell office:value-type="float" office:value="1095.4738869421951" table:style-name="ce28">
            <text:p>1,095</text:p>
          </table:table-cell>
          <table:table-cell office:value-type="float" office:value="1113.6857016185229" table:style-name="ce28">
            <text:p>1,114</text:p>
          </table:table-cell>
          <table:table-cell office:value-type="float" office:value="1097.6444209321471" table:style-name="ce28">
            <text:p>1,098</text:p>
          </table:table-cell>
          <table:table-cell office:value-type="float" office:value="1086.7361503373952" table:style-name="ce28">
            <text:p>1,087</text:p>
          </table:table-cell>
          <table:table-cell office:value-type="float" office:value="1069.4100166771541" table:style-name="ce28">
            <text:p>1,069</text:p>
          </table:table-cell>
          <table:table-cell office:value-type="float" office:value="1073.9376104283294" table:style-name="ce28">
            <text:p>1,074</text:p>
          </table:table-cell>
          <table:table-cell office:value-type="float" office:value="1048.9075110455105" table:style-name="ce28">
            <text:p>1,049</text:p>
          </table:table-cell>
          <table:table-cell office:value-type="float" office:value="1043.7095619927641" table:style-name="ce28">
            <text:p>1,044</text:p>
          </table:table-cell>
          <table:table-cell office:value-type="float" office:value="1040.5655976468156" table:style-name="ce28">
            <text:p>1,041</text:p>
          </table:table-cell>
          <table:table-cell office:value-type="float" office:value="1069.1822277477577" table:style-name="ce28">
            <text:p>1,069</text:p>
          </table:table-cell>
          <table:table-cell office:value-type="float" office:value="1089.3910982598732" table:style-name="ce28">
            <text:p>1,089</text:p>
          </table:table-cell>
          <table:table-cell office:value-type="float" office:value="1100.1471372285932" table:style-name="ce28">
            <text:p>1,100</text:p>
          </table:table-cell>
          <table:table-cell office:value-type="float" office:value="1063.2169094791898" table:style-name="ce28">
            <text:p>1,063</text:p>
          </table:table-cell>
          <table:table-cell office:value-type="float" office:value="793.32225699967717" table:style-name="ce28">
            <text:p>793</text:p>
          </table:table-cell>
          <table:table-cell office:value-type="float" office:value="812.93719913026973" table:style-name="ce28">
            <text:p>81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number-columns-repeated="20" table:style-name="ce28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61">
            <text:p><text:s text:c="3"/>stages ('000s)</text:p>
          </table:table-cell>
          <table:table-cell office:value-type="float" office:value="299.72699999999998" table:style-name="ce40">
            <text:p>300</text:p>
          </table:table-cell>
          <table:table-cell office:value-type="float" office:value="341.54500000000002" table:style-name="ce40">
            <text:p>342</text:p>
          </table:table-cell>
          <table:table-cell office:value-type="float" office:value="338.34" table:style-name="ce40">
            <text:p>338</text:p>
          </table:table-cell>
          <table:table-cell office:value-type="float" office:value="350.59500000000003" table:style-name="ce40">
            <text:p>351</text:p>
          </table:table-cell>
          <table:table-cell office:value-type="float" office:value="344.47899999999998" table:style-name="ce40">
            <text:p>344</text:p>
          </table:table-cell>
          <table:table-cell office:value-type="float" office:value="330.93599999999998" table:style-name="ce40">
            <text:p>331</text:p>
          </table:table-cell>
          <table:table-cell office:value-type="float" office:value="321.55700000000002" table:style-name="ce40">
            <text:p>322</text:p>
          </table:table-cell>
          <table:table-cell office:value-type="float" office:value="341.52800000000002" table:style-name="ce40">
            <text:p>342</text:p>
          </table:table-cell>
          <table:table-cell office:value-type="float" office:value="321.63299999999998" table:style-name="ce40">
            <text:p>322</text:p>
          </table:table-cell>
          <table:table-cell office:value-type="float" office:value="299.05900000000003" table:style-name="ce40">
            <text:p>299</text:p>
          </table:table-cell>
          <table:table-cell office:value-type="float" office:value="319.08999999999997" table:style-name="ce40">
            <text:p>319</text:p>
          </table:table-cell>
          <table:table-cell office:value-type="float" office:value="301.637" table:style-name="ce40">
            <text:p>302</text:p>
          </table:table-cell>
          <table:table-cell office:value-type="float" office:value="308.089" table:style-name="ce40">
            <text:p>308</text:p>
          </table:table-cell>
          <table:table-cell office:value-type="float" office:value="287.33100000000002" table:style-name="ce40">
            <text:p>287</text:p>
          </table:table-cell>
          <table:table-cell office:value-type="float" office:value="308.92099999999999" table:style-name="ce40">
            <text:p>309</text:p>
          </table:table-cell>
          <table:table-cell office:value-type="float" office:value="286.86900000000003" table:style-name="ce40">
            <text:p>287</text:p>
          </table:table-cell>
          <table:table-cell office:value-type="float" office:value="283.91899999999998" table:style-name="ce40">
            <text:p>284</text:p>
          </table:table-cell>
          <table:table-cell office:value-type="float" office:value="277.75" table:style-name="ce40">
            <text:p>278</text:p>
          </table:table-cell>
          <table:table-cell office:value-type="float" office:value="91.792000000000002" table:style-name="ce40">
            <text:p>92</text:p>
          </table:table-cell>
          <table:table-cell office:value-type="float" office:value="137.267" table:style-name="ce40">
            <text:p>13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5"/>
          <table:table-cell table:number-columns-repeated="20" table:style-name="ce42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0">
            <text:p>Average distance travelled by mode: England, from 2002</text:p>
          </table:table-cell>
          <table:table-cell table:number-columns-repeated="21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table:number-columns-repeated="17" table:style-name="ce14"/>
          <table:table-cell table:style-name="ce57"/>
          <table:table-cell table:style-name="ce14"/>
          <table:table-cell table:number-columns-repeated="2" table:style-name="ce57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63"/>
          <table:table-cell office:value-type="string" table:number-columns-spanned="20" table:number-rows-spanned="1" table:style-name="ce93">
            <text:p>Miles per person per year</text:p>
          </table:table-cell>
          <table:covered-table-cell table:number-columns-repeated="19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8">
            <text:p>Mode</text:p>
          </table:table-cell>
          <table:table-cell office:value-type="float" office:value="2002" table:style-name="ce65">
            <text:p>2002</text:p>
          </table:table-cell>
          <table:table-cell office:value-type="float" office:value="2003" table:style-name="ce65">
            <text:p>2003</text:p>
          </table:table-cell>
          <table:table-cell office:value-type="float" office:value="2004" table:style-name="ce65">
            <text:p>2004</text:p>
          </table:table-cell>
          <table:table-cell office:value-type="float" office:value="2005" table:style-name="ce65">
            <text:p>2005</text:p>
          </table:table-cell>
          <table:table-cell office:value-type="float" office:value="2006" table:style-name="ce66">
            <text:p>2006</text:p>
          </table:table-cell>
          <table:table-cell office:value-type="float" office:value="2007" table:style-name="ce66">
            <text:p>2007</text:p>
          </table:table-cell>
          <table:table-cell office:value-type="float" office:value="2008" table:style-name="ce66">
            <text:p>2008</text:p>
          </table:table-cell>
          <table:table-cell office:value-type="float" office:value="2009" table:style-name="ce21">
            <text:p>2009</text:p>
          </table:table-cell>
          <table:table-cell office:value-type="float" office:value="2010" table:style-name="ce67">
            <text:p>2010</text:p>
          </table:table-cell>
          <table:table-cell office:value-type="float" office:value="2011" table:style-name="ce67">
            <text:p>2011</text:p>
          </table:table-cell>
          <table:table-cell office:value-type="float" office:value="2012" table:style-name="ce67">
            <text:p>2012</text:p>
          </table:table-cell>
          <table:table-cell office:value-type="float" office:value="2013" table:style-name="ce67">
            <text:p>2013</text:p>
          </table:table-cell>
          <table:table-cell office:value-type="float" office:value="2014" table:style-name="ce67">
            <text:p>2014</text:p>
          </table:table-cell>
          <table:table-cell office:value-type="float" office:value="2015" table:style-name="ce67">
            <text:p>2015</text:p>
          </table:table-cell>
          <table:table-cell office:value-type="float" office:value="2016" table:style-name="ce67">
            <text:p>2016</text:p>
          </table:table-cell>
          <table:table-cell office:value-type="float" office:value="2017" table:style-name="ce67">
            <text:p>2017</text:p>
          </table:table-cell>
          <table:table-cell office:value-type="float" office:value="2018" table:style-name="ce67">
            <text:p>2018</text:p>
          </table:table-cell>
          <table:table-cell office:value-type="float" office:value="2019" table:style-name="ce67">
            <text:p>2019</text:p>
          </table:table-cell>
          <table:table-cell office:value-type="float" office:value="2020" table:style-name="ce67">
            <text:p>2020</text:p>
          </table:table-cell>
          <table:table-cell office:value-type="float" office:value="2021" table:style-name="ce67">
            <text:p>2021</text:p>
          </table:table-cell>
          <table:table-cell table:style-name="ce64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2" table:style-name="ce68"/>
          <table:table-cell table:number-columns-repeated="5" table:style-name="ce24"/>
          <table:table-cell table:style-name="ce25"/>
          <table:table-cell table:number-columns-repeated="13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206.39954542688682" table:style-name="ce28">
            <text:p>206</text:p>
          </table:table-cell>
          <table:table-cell office:value-type="float" office:value="211.03087408003299" table:style-name="ce28">
            <text:p>211</text:p>
          </table:table-cell>
          <table:table-cell office:value-type="float" office:value="214.99858403566515" table:style-name="ce28">
            <text:p>215</text:p>
          </table:table-cell>
          <table:table-cell office:value-type="float" office:value="209.28787147378571" table:style-name="ce28">
            <text:p>209</text:p>
          </table:table-cell>
          <table:table-cell office:value-type="float" office:value="213.94540399744457" table:style-name="ce28">
            <text:p>214</text:p>
          </table:table-cell>
          <table:table-cell office:value-type="float" office:value="201.36016951553012" table:style-name="ce28">
            <text:p>201</text:p>
          </table:table-cell>
          <table:table-cell office:value-type="float" office:value="201.34888291721361" table:style-name="ce28">
            <text:p>201</text:p>
          </table:table-cell>
          <table:table-cell office:value-type="float" office:value="207.70808707737606" table:style-name="ce28">
            <text:p>208</text:p>
          </table:table-cell>
          <table:table-cell office:value-type="float" office:value="193.25833470602083" table:style-name="ce28">
            <text:p>193</text:p>
          </table:table-cell>
          <table:table-cell office:value-type="float" office:value="197.29092474435177" table:style-name="ce28">
            <text:p>197</text:p>
          </table:table-cell>
          <table:table-cell office:value-type="float" office:value="190.31597740111803" table:style-name="ce28">
            <text:p>190</text:p>
          </table:table-cell>
          <table:table-cell office:value-type="float" office:value="195.47734628073923" table:style-name="ce28">
            <text:p>195</text:p>
          </table:table-cell>
          <table:table-cell office:value-type="float" office:value="189.62582847635758" table:style-name="ce28">
            <text:p>190</text:p>
          </table:table-cell>
          <table:table-cell office:value-type="float" office:value="192.2625445762805" table:style-name="ce28">
            <text:p>192</text:p>
          </table:table-cell>
          <table:table-cell office:value-type="float" office:value="198.17972091158873" table:style-name="ce28">
            <text:p>198</text:p>
          </table:table-cell>
          <table:table-cell office:value-type="float" office:value="205.95541822731821" table:style-name="ce28">
            <text:p>206</text:p>
          </table:table-cell>
          <table:table-cell office:value-type="float" office:value="209.69307090666081" table:style-name="ce28">
            <text:p>210</text:p>
          </table:table-cell>
          <table:table-cell office:value-type="float" office:value="204.53119755496402" table:style-name="ce28">
            <text:p>205</text:p>
          </table:table-cell>
          <table:table-cell office:value-type="float" office:value="219.66109970735729" table:style-name="ce28">
            <text:p>220</text:p>
          </table:table-cell>
          <table:table-cell office:value-type="float" office:value="210.28286186214856" table:style-name="ce28">
            <text:p>21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116.85343315457695" table:style-name="ce60">
            <text:p>117</text:p>
          </table:table-cell>
          <table:table-cell office:value-type="float" office:value="118.81906317433682" table:style-name="ce60">
            <text:p>119</text:p>
          </table:table-cell>
          <table:table-cell office:value-type="float" office:value="120.27458569832994" table:style-name="ce60">
            <text:p>120</text:p>
          </table:table-cell>
          <table:table-cell office:value-type="float" office:value="112.47445843302877" table:style-name="ce60">
            <text:p>112</text:p>
          </table:table-cell>
          <table:table-cell office:value-type="float" office:value="113.06151266090245" table:style-name="ce60">
            <text:p>113</text:p>
          </table:table-cell>
          <table:table-cell office:value-type="float" office:value="111.32435399910864" table:style-name="ce60">
            <text:p>111</text:p>
          </table:table-cell>
          <table:table-cell office:value-type="float" office:value="112.34814791018519" table:style-name="ce60">
            <text:p>112</text:p>
          </table:table-cell>
          <table:table-cell office:value-type="float" office:value="112.42873075955681" table:style-name="ce60">
            <text:p>112</text:p>
          </table:table-cell>
          <table:table-cell office:value-type="float" office:value="104.33478555086484" table:style-name="ce60">
            <text:p>104</text:p>
          </table:table-cell>
          <table:table-cell office:value-type="float" office:value="108.67740750857153" table:style-name="ce60">
            <text:p>109</text:p>
          </table:table-cell>
          <table:table-cell office:value-type="float" office:value="103.04468011345514" table:style-name="ce60">
            <text:p>103</text:p>
          </table:table-cell>
          <table:table-cell office:value-type="float" office:value="109.72475615058981" table:style-name="ce60">
            <text:p>110</text:p>
          </table:table-cell>
          <table:table-cell office:value-type="float" office:value="102.54217009372067" table:style-name="ce60">
            <text:p>103</text:p>
          </table:table-cell>
          <table:table-cell office:value-type="float" office:value="106.18102991437765" table:style-name="ce60">
            <text:p>106</text:p>
          </table:table-cell>
          <table:table-cell office:value-type="float" office:value="94.843931461456208" table:style-name="ce60">
            <text:p>95</text:p>
          </table:table-cell>
          <table:table-cell office:value-type="float" office:value="96.940780722501984" table:style-name="ce60">
            <text:p>97</text:p>
          </table:table-cell>
          <table:table-cell office:value-type="float" office:value="96.844022754792633" table:style-name="ce60">
            <text:p>97</text:p>
          </table:table-cell>
          <table:table-cell office:value-type="float" office:value="100.23294543058432" table:style-name="ce60">
            <text:p>100</text:p>
          </table:table-cell>
          <table:table-cell office:value-type="float" office:value="135.25698058520007" table:style-name="ce60">
            <text:p>135</text:p>
          </table:table-cell>
          <table:table-cell office:value-type="float" office:value="126.38669700880386" table:style-name="ce60">
            <text:p>12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38.642981606125979" table:style-name="ce28">
            <text:p>39</text:p>
          </table:table-cell>
          <table:table-cell office:value-type="float" office:value="38.729571068009967" table:style-name="ce28">
            <text:p>39</text:p>
          </table:table-cell>
          <table:table-cell office:value-type="float" office:value="41.164876462256096" table:style-name="ce28">
            <text:p>41</text:p>
          </table:table-cell>
          <table:table-cell office:value-type="float" office:value="38.292704063382736" table:style-name="ce28">
            <text:p>38</text:p>
          </table:table-cell>
          <table:table-cell office:value-type="float" office:value="42.10530490474752" table:style-name="ce28">
            <text:p>42</text:p>
          </table:table-cell>
          <table:table-cell office:value-type="float" office:value="43.044208366909821" table:style-name="ce28">
            <text:p>43</text:p>
          </table:table-cell>
          <table:table-cell office:value-type="float" office:value="43.907013549856707" table:style-name="ce28">
            <text:p>44</text:p>
          </table:table-cell>
          <table:table-cell office:value-type="float" office:value="47.754116756463951" table:style-name="ce28">
            <text:p>48</text:p>
          </table:table-cell>
          <table:table-cell office:value-type="float" office:value="43.64773574725757" table:style-name="ce28">
            <text:p>44</text:p>
          </table:table-cell>
          <table:table-cell office:value-type="float" office:value="49.491083575379179" table:style-name="ce28">
            <text:p>49</text:p>
          </table:table-cell>
          <table:table-cell office:value-type="float" office:value="55.184745118857577" table:style-name="ce28">
            <text:p>55</text:p>
          </table:table-cell>
          <table:table-cell office:value-type="float" office:value="49.316549028818415" table:style-name="ce28">
            <text:p>49</text:p>
          </table:table-cell>
          <table:table-cell office:value-type="float" office:value="57.802146400043753" table:style-name="ce28">
            <text:p>58</text:p>
          </table:table-cell>
          <table:table-cell office:value-type="float" office:value="52.965900746578967" table:style-name="ce28">
            <text:p>53</text:p>
          </table:table-cell>
          <table:table-cell office:value-type="float" office:value="53.044513518430101" table:style-name="ce28">
            <text:p>53</text:p>
          </table:table-cell>
          <table:table-cell office:value-type="float" office:value="59.507566305935462" table:style-name="ce28">
            <text:p>60</text:p>
          </table:table-cell>
          <table:table-cell office:value-type="float" office:value="58.136463451570648" table:style-name="ce28">
            <text:p>58</text:p>
          </table:table-cell>
          <table:table-cell office:value-type="float" office:value="54.343683710449881" table:style-name="ce28">
            <text:p>54</text:p>
          </table:table-cell>
          <table:table-cell office:value-type="float" office:value="88.231935793985627" table:style-name="ce28">
            <text:p>88</text:p>
          </table:table-cell>
          <table:table-cell office:value-type="float" office:value="55.257554838441337" table:style-name="ce28">
            <text:p>5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3694.0750361410333" table:style-name="ce28">
            <text:p>3,694</text:p>
          </table:table-cell>
          <table:table-cell office:value-type="float" office:value="3692.4225300825196" table:style-name="ce28">
            <text:p>3,692</text:p>
          </table:table-cell>
          <table:table-cell office:value-type="float" office:value="3660.2382423578465" table:style-name="ce28">
            <text:p>3,660</text:p>
          </table:table-cell>
          <table:table-cell office:value-type="float" office:value="3645.8337102578375" table:style-name="ce28">
            <text:p>3,646</text:p>
          </table:table-cell>
          <table:table-cell office:value-type="float" office:value="3657.0230830427654" table:style-name="ce28">
            <text:p>3,657</text:p>
          </table:table-cell>
          <table:table-cell office:value-type="float" office:value="3657.9246736377518" table:style-name="ce28">
            <text:p>3,658</text:p>
          </table:table-cell>
          <table:table-cell office:value-type="float" office:value="3486.6895294833325" table:style-name="ce28">
            <text:p>3,487</text:p>
          </table:table-cell>
          <table:table-cell office:value-type="float" office:value="3279.7474837809723" table:style-name="ce28">
            <text:p>3,280</text:p>
          </table:table-cell>
          <table:table-cell office:value-type="float" office:value="3388.4937480926756" table:style-name="ce28">
            <text:p>3,388</text:p>
          </table:table-cell>
          <table:table-cell office:value-type="float" office:value="3386.4234129231177" table:style-name="ce28">
            <text:p>3,386</text:p>
          </table:table-cell>
          <table:table-cell office:value-type="float" office:value="3305.0374366443048" table:style-name="ce28">
            <text:p>3,305</text:p>
          </table:table-cell>
          <table:table-cell office:value-type="float" office:value="3235.4124819863468" table:style-name="ce28">
            <text:p>3,235</text:p>
          </table:table-cell>
          <table:table-cell office:value-type="float" office:value="3276.2692223409563" table:style-name="ce28">
            <text:p>3,276</text:p>
          </table:table-cell>
          <table:table-cell office:value-type="float" office:value="3266.3996785155427" table:style-name="ce28">
            <text:p>3,266</text:p>
          </table:table-cell>
          <table:table-cell office:value-type="float" office:value="3289.1066816132893" table:style-name="ce28">
            <text:p>3,289</text:p>
          </table:table-cell>
          <table:table-cell office:value-type="float" office:value="3276.3137445207408" table:style-name="ce28">
            <text:p>3,276</text:p>
          </table:table-cell>
          <table:table-cell office:value-type="float" office:value="3252.7768740928118" table:style-name="ce28">
            <text:p>3,253</text:p>
          </table:table-cell>
          <table:table-cell office:value-type="float" office:value="3197.8016946156467" table:style-name="ce28">
            <text:p>3,198</text:p>
          </table:table-cell>
          <table:table-cell office:value-type="float" office:value="2322.577709812073" table:style-name="ce28">
            <text:p>2,323</text:p>
          </table:table-cell>
          <table:table-cell office:value-type="float" office:value="2229.3445968292822" table:style-name="ce28">
            <text:p>2,229</text:p>
          </table:table-cell>
          <table:table-cell table:style-name="ce38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2114.6016535533472" table:style-name="ce28">
            <text:p>2,115</text:p>
          </table:table-cell>
          <table:table-cell office:value-type="float" office:value="2092.2566174549179" table:style-name="ce28">
            <text:p>2,092</text:p>
          </table:table-cell>
          <table:table-cell office:value-type="float" office:value="1993.3645726392974" table:style-name="ce28">
            <text:p>1,993</text:p>
          </table:table-cell>
          <table:table-cell office:value-type="float" office:value="2064.8918939386408" table:style-name="ce28">
            <text:p>2,065</text:p>
          </table:table-cell>
          <table:table-cell office:value-type="float" office:value="1989.7623561606331" table:style-name="ce28">
            <text:p>1,990</text:p>
          </table:table-cell>
          <table:table-cell office:value-type="float" office:value="2002.6537474856323" table:style-name="ce28">
            <text:p>2,003</text:p>
          </table:table-cell>
          <table:table-cell office:value-type="float" office:value="1952.7212091530325" table:style-name="ce28">
            <text:p>1,953</text:p>
          </table:table-cell>
          <table:table-cell office:value-type="float" office:value="1983.5393190923585" table:style-name="ce28">
            <text:p>1,984</text:p>
          </table:table-cell>
          <table:table-cell office:value-type="float" office:value="1836.3293957415469" table:style-name="ce28">
            <text:p>1,836</text:p>
          </table:table-cell>
          <table:table-cell office:value-type="float" office:value="1960.2594967904506" table:style-name="ce28">
            <text:p>1,960</text:p>
          </table:table-cell>
          <table:table-cell office:value-type="float" office:value="1833.4526945261359" table:style-name="ce28">
            <text:p>1,833</text:p>
          </table:table-cell>
          <table:table-cell office:value-type="float" office:value="1865.0987033970105" table:style-name="ce28">
            <text:p>1,865</text:p>
          </table:table-cell>
          <table:table-cell office:value-type="float" office:value="1790.916022930913" table:style-name="ce28">
            <text:p>1,791</text:p>
          </table:table-cell>
          <table:table-cell office:value-type="float" office:value="1892.771439305948" table:style-name="ce28">
            <text:p>1,893</text:p>
          </table:table-cell>
          <table:table-cell office:value-type="float" office:value="1789.9519653593541" table:style-name="ce28">
            <text:p>1,790</text:p>
          </table:table-cell>
          <table:table-cell office:value-type="float" office:value="1827.4421516080422" table:style-name="ce28">
            <text:p>1,827</text:p>
          </table:table-cell>
          <table:table-cell office:value-type="float" office:value="1783.3334179019339" table:style-name="ce28">
            <text:p>1,783</text:p>
          </table:table-cell>
          <table:table-cell office:value-type="float" office:value="1811.6795399887858" table:style-name="ce28">
            <text:p>1,812</text:p>
          </table:table-cell>
          <table:table-cell office:value-type="float" office:value="1199.6415336900632" table:style-name="ce28">
            <text:p>1,200</text:p>
          </table:table-cell>
          <table:table-cell office:value-type="float" office:value="1219.9576607119795" table:style-name="ce28">
            <text:p>1,220</text:p>
          </table:table-cell>
          <table:table-cell table:style-name="ce38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36.099062866798882" table:style-name="ce28">
            <text:p>36</text:p>
          </table:table-cell>
          <table:table-cell office:value-type="float" office:value="44.685304104858446" table:style-name="ce28">
            <text:p>45</text:p>
          </table:table-cell>
          <table:table-cell office:value-type="float" office:value="39.103799673572453" table:style-name="ce28">
            <text:p>39</text:p>
          </table:table-cell>
          <table:table-cell office:value-type="float" office:value="37.893843159217553" table:style-name="ce28">
            <text:p>38</text:p>
          </table:table-cell>
          <table:table-cell office:value-type="float" office:value="36.99564759115917" table:style-name="ce28">
            <text:p>37</text:p>
          </table:table-cell>
          <table:table-cell office:value-type="float" office:value="35.912860543353347" table:style-name="ce28">
            <text:p>36</text:p>
          </table:table-cell>
          <table:table-cell office:value-type="float" office:value="38.651279418828196" table:style-name="ce28">
            <text:p>39</text:p>
          </table:table-cell>
          <table:table-cell office:value-type="float" office:value="37.511210347092636" table:style-name="ce28">
            <text:p>38</text:p>
          </table:table-cell>
          <table:table-cell office:value-type="float" office:value="28.750325884676805" table:style-name="ce28">
            <text:p>29</text:p>
          </table:table-cell>
          <table:table-cell office:value-type="float" office:value="36.740114087785308" table:style-name="ce28">
            <text:p>37</text:p>
          </table:table-cell>
          <table:table-cell office:value-type="float" office:value="39.080843209462259" table:style-name="ce28">
            <text:p>39</text:p>
          </table:table-cell>
          <table:table-cell office:value-type="float" office:value="31.025038704447752" table:style-name="ce28">
            <text:p>31</text:p>
          </table:table-cell>
          <table:table-cell office:value-type="float" office:value="30.288927494246305" table:style-name="ce28">
            <text:p>30</text:p>
          </table:table-cell>
          <table:table-cell office:value-type="float" office:value="30.020079617958221" table:style-name="ce28">
            <text:p>30</text:p>
          </table:table-cell>
          <table:table-cell office:value-type="float" office:value="34.104217243152988" table:style-name="ce28">
            <text:p>34</text:p>
          </table:table-cell>
          <table:table-cell office:value-type="float" office:value="36.121096707939166" table:style-name="ce28">
            <text:p>36</text:p>
          </table:table-cell>
          <table:table-cell office:value-type="float" office:value="25.764096575172655" table:style-name="ce28">
            <text:p>26</text:p>
          </table:table-cell>
          <table:table-cell office:value-type="float" office:value="17.402985888928065" table:style-name="ce28">
            <text:p>17</text:p>
          </table:table-cell>
          <table:table-cell office:value-type="float" office:value="12.436447698403224" table:style-name="ce28">
            <text:p>12</text:p>
          </table:table-cell>
          <table:table-cell office:value-type="float" office:value="18.114277040250087" table:style-name="ce28">
            <text:p>1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144.562241530694" table:style-name="ce33">
            <text:p>145</text:p>
          </table:table-cell>
          <table:table-cell office:value-type="float" office:value="152.37859213940541" table:style-name="ce33">
            <text:p>152</text:p>
          </table:table-cell>
          <table:table-cell office:value-type="float" office:value="147.40486070039734" table:style-name="ce33">
            <text:p>147</text:p>
          </table:table-cell>
          <table:table-cell office:value-type="float" office:value="152.85734462372088" table:style-name="ce33">
            <text:p>153</text:p>
          </table:table-cell>
          <table:table-cell office:value-type="float" office:value="110.38956633238649" table:style-name="ce33">
            <text:p>110</text:p>
          </table:table-cell>
          <table:table-cell office:value-type="float" office:value="105.58039980728363" table:style-name="ce33">
            <text:p>106</text:p>
          </table:table-cell>
          <table:table-cell office:value-type="float" office:value="110.731627031591" table:style-name="ce33">
            <text:p>111</text:p>
          </table:table-cell>
          <table:table-cell office:value-type="float" office:value="140.684016324509" table:style-name="ce33">
            <text:p>141</text:p>
          </table:table-cell>
          <table:table-cell office:value-type="float" office:value="120.8073208566292" table:style-name="ce33">
            <text:p>121</text:p>
          </table:table-cell>
          <table:table-cell office:value-type="float" office:value="125.22095509632152" table:style-name="ce33">
            <text:p>125</text:p>
          </table:table-cell>
          <table:table-cell office:value-type="float" office:value="92.718913674749231" table:style-name="ce33">
            <text:p>93</text:p>
          </table:table-cell>
          <table:table-cell office:value-type="float" office:value="122.55343269937585" table:style-name="ce33">
            <text:p>123</text:p>
          </table:table-cell>
          <table:table-cell office:value-type="float" office:value="106.35159310405651" table:style-name="ce33">
            <text:p>106</text:p>
          </table:table-cell>
          <table:table-cell office:value-type="float" office:value="97.835274041343027" table:style-name="ce33">
            <text:p>98</text:p>
          </table:table-cell>
          <table:table-cell office:value-type="float" office:value="93.178739504677125" table:style-name="ce33">
            <text:p>93</text:p>
          </table:table-cell>
          <table:table-cell office:value-type="float" office:value="97.251076028821771" table:style-name="ce33">
            <text:p>97</text:p>
          </table:table-cell>
          <table:table-cell office:value-type="float" office:value="108.24521549045214" table:style-name="ce33">
            <text:p>108</text:p>
          </table:table-cell>
          <table:table-cell office:value-type="float" office:value="108.23923932850951" table:style-name="ce33">
            <text:p>108</text:p>
          </table:table-cell>
          <table:table-cell office:value-type="float" office:value="48.544310608092751" table:style-name="ce33">
            <text:p>49</text:p>
          </table:table-cell>
          <table:table-cell office:value-type="float" office:value="38.498943753189359" table:style-name="ce33">
            <text:p>3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28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64.746781520829643" table:style-name="ce28">
            <text:p>65</text:p>
          </table:table-cell>
          <table:table-cell office:value-type="float" office:value="69.113305908507968" table:style-name="ce28">
            <text:p>69</text:p>
          </table:table-cell>
          <table:table-cell office:value-type="float" office:value="68.505334842429804" table:style-name="ce28">
            <text:p>69</text:p>
          </table:table-cell>
          <table:table-cell office:value-type="float" office:value="78.228737765933502" table:style-name="ce28">
            <text:p>78</text:p>
          </table:table-cell>
          <table:table-cell office:value-type="float" office:value="73.331569016607233" table:style-name="ce28">
            <text:p>73</text:p>
          </table:table-cell>
          <table:table-cell office:value-type="float" office:value="77.96786104093411" table:style-name="ce28">
            <text:p>78</text:p>
          </table:table-cell>
          <table:table-cell office:value-type="float" office:value="79.600821229516498" table:style-name="ce28">
            <text:p>80</text:p>
          </table:table-cell>
          <table:table-cell office:value-type="float" office:value="82.052530781702131" table:style-name="ce28">
            <text:p>82</text:p>
          </table:table-cell>
          <table:table-cell office:value-type="float" office:value="93.875365725503443" table:style-name="ce28">
            <text:p>94</text:p>
          </table:table-cell>
          <table:table-cell office:value-type="float" office:value="80.987931029737183" table:style-name="ce28">
            <text:p>81</text:p>
          </table:table-cell>
          <table:table-cell office:value-type="float" office:value="77.009300633824353" table:style-name="ce28">
            <text:p>77</text:p>
          </table:table-cell>
          <table:table-cell office:value-type="float" office:value="82.277183552659693" table:style-name="ce28">
            <text:p>82</text:p>
          </table:table-cell>
          <table:table-cell office:value-type="float" office:value="77.301092736748629" table:style-name="ce28">
            <text:p>77</text:p>
          </table:table-cell>
          <table:table-cell office:value-type="float" office:value="85.770995785148443" table:style-name="ce28">
            <text:p>86</text:p>
          </table:table-cell>
          <table:table-cell office:value-type="float" office:value="61.285737118823384" table:style-name="ce28">
            <text:p>61</text:p>
          </table:table-cell>
          <table:table-cell office:value-type="float" office:value="77.706393573120664" table:style-name="ce28">
            <text:p>78</text:p>
          </table:table-cell>
          <table:table-cell office:value-type="float" office:value="61.746242970871812" table:style-name="ce28">
            <text:p>62</text:p>
          </table:table-cell>
          <table:table-cell office:value-type="float" office:value="72.503757623334906" table:style-name="ce28">
            <text:p>73</text:p>
          </table:table-cell>
          <table:table-cell office:value-type="float" office:value="28.64321231481934" table:style-name="ce28">
            <text:p>29</text:p>
          </table:table-cell>
          <table:table-cell office:value-type="float" office:value="32.884537356456612" table:style-name="ce28">
            <text:p>3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210.57074190753386" table:style-name="ce28">
            <text:p>211</text:p>
          </table:table-cell>
          <table:table-cell office:value-type="float" office:value="207.34529187901057" table:style-name="ce28">
            <text:p>207</text:p>
          </table:table-cell>
          <table:table-cell office:value-type="float" office:value="194.08309545903251" table:style-name="ce28">
            <text:p>194</text:p>
          </table:table-cell>
          <table:table-cell office:value-type="float" office:value="187.91525723090493" table:style-name="ce28">
            <text:p>188</text:p>
          </table:table-cell>
          <table:table-cell office:value-type="float" office:value="214.68824951906646" table:style-name="ce28">
            <text:p>215</text:p>
          </table:table-cell>
          <table:table-cell office:value-type="float" office:value="214.66094250443774" table:style-name="ce28">
            <text:p>215</text:p>
          </table:table-cell>
          <table:table-cell office:value-type="float" office:value="215.544149616006" table:style-name="ce28">
            <text:p>216</text:p>
          </table:table-cell>
          <table:table-cell office:value-type="float" office:value="209.75929126605661" table:style-name="ce28">
            <text:p>210</text:p>
          </table:table-cell>
          <table:table-cell office:value-type="float" office:value="200.52487464975772" table:style-name="ce28">
            <text:p>201</text:p>
          </table:table-cell>
          <table:table-cell office:value-type="float" office:value="206.41349035308909" table:style-name="ce28">
            <text:p>206</text:p>
          </table:table-cell>
          <table:table-cell office:value-type="float" office:value="216.5643030502826" table:style-name="ce28">
            <text:p>217</text:p>
          </table:table-cell>
          <table:table-cell office:value-type="float" office:value="200.48258163975115" table:style-name="ce28">
            <text:p>200</text:p>
          </table:table-cell>
          <table:table-cell office:value-type="float" office:value="198.76518185633316" table:style-name="ce28">
            <text:p>199</text:p>
          </table:table-cell>
          <table:table-cell office:value-type="float" office:value="202.41193317499898" table:style-name="ce28">
            <text:p>202</text:p>
          </table:table-cell>
          <table:table-cell office:value-type="float" office:value="179.13788014851733" table:style-name="ce28">
            <text:p>179</text:p>
          </table:table-cell>
          <table:table-cell office:value-type="float" office:value="179.8446151063159" table:style-name="ce28">
            <text:p>180</text:p>
          </table:table-cell>
          <table:table-cell office:value-type="float" office:value="173.22504155767251" table:style-name="ce28">
            <text:p>173</text:p>
          </table:table-cell>
          <table:table-cell office:value-type="float" office:value="158.20088293240534" table:style-name="ce28">
            <text:p>158</text:p>
          </table:table-cell>
          <table:table-cell office:value-type="float" office:value="78.088030280430544" table:style-name="ce28">
            <text:p>78</text:p>
          </table:table-cell>
          <table:table-cell office:value-type="float" office:value="98.646906415041045" table:style-name="ce28">
            <text:p>9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61.489305135750641" table:style-name="ce28">
            <text:p>61</text:p>
          </table:table-cell>
          <table:table-cell office:value-type="float" office:value="87.945859973249483" table:style-name="ce28">
            <text:p>88</text:p>
          </table:table-cell>
          <table:table-cell office:value-type="float" office:value="70.553779655825835" table:style-name="ce28">
            <text:p>71</text:p>
          </table:table-cell>
          <table:table-cell office:value-type="float" office:value="80.926444608379541" table:style-name="ce28">
            <text:p>81</text:p>
          </table:table-cell>
          <table:table-cell office:value-type="float" office:value="58.448477777319958" table:style-name="ce28">
            <text:p>58</text:p>
          </table:table-cell>
          <table:table-cell office:value-type="float" office:value="61.310766667931162" table:style-name="ce28">
            <text:p>61</text:p>
          </table:table-cell>
          <table:table-cell office:value-type="float" office:value="51.760679086779767" table:style-name="ce28">
            <text:p>52</text:p>
          </table:table-cell>
          <table:table-cell office:value-type="float" office:value="46.938946827248706" table:style-name="ce28">
            <text:p>47</text:p>
          </table:table-cell>
          <table:table-cell office:value-type="float" office:value="63.413613956460125" table:style-name="ce28">
            <text:p>63</text:p>
          </table:table-cell>
          <table:table-cell office:value-type="float" office:value="50.674124223864808" table:style-name="ce28">
            <text:p>51</text:p>
          </table:table-cell>
          <table:table-cell office:value-type="float" office:value="64.399851332293622" table:style-name="ce28">
            <text:p>64</text:p>
          </table:table-cell>
          <table:table-cell office:value-type="float" office:value="48.125716380435151" table:style-name="ce28">
            <text:p>48</text:p>
          </table:table-cell>
          <table:table-cell office:value-type="float" office:value="49.745940225267923" table:style-name="ce28">
            <text:p>50</text:p>
          </table:table-cell>
          <table:table-cell office:value-type="float" office:value="45.966665350487673" table:style-name="ce28">
            <text:p>46</text:p>
          </table:table-cell>
          <table:table-cell office:value-type="float" office:value="50.858268593304487" table:style-name="ce28">
            <text:p>51</text:p>
          </table:table-cell>
          <table:table-cell office:value-type="float" office:value="57.597640680070427" table:style-name="ce28">
            <text:p>58</text:p>
          </table:table-cell>
          <table:table-cell office:value-type="float" office:value="39.182719848318627" table:style-name="ce28">
            <text:p>39</text:p>
          </table:table-cell>
          <table:table-cell office:value-type="float" office:value="38.832011483583877" table:style-name="ce28">
            <text:p>39</text:p>
          </table:table-cell>
          <table:table-cell office:value-type="float" office:value="15.173500772668719" table:style-name="ce28">
            <text:p>15</text:p>
          </table:table-cell>
          <table:table-cell office:value-type="float" office:value="17.176330815827367" table:style-name="ce28">
            <text:p>1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93.333302038966991" table:style-name="ce28">
            <text:p>93</text:p>
          </table:table-cell>
          <table:table-cell office:value-type="float" office:value="78.776638399574196" table:style-name="ce28">
            <text:p>79</text:p>
          </table:table-cell>
          <table:table-cell office:value-type="float" office:value="78.774521946260478" table:style-name="ce28">
            <text:p>79</text:p>
          </table:table-cell>
          <table:table-cell office:value-type="float" office:value="77.622607089745571" table:style-name="ce28">
            <text:p>78</text:p>
          </table:table-cell>
          <table:table-cell office:value-type="float" office:value="85.812961614186989" table:style-name="ce28">
            <text:p>86</text:p>
          </table:table-cell>
          <table:table-cell office:value-type="float" office:value="81.784613260495121" table:style-name="ce28">
            <text:p>82</text:p>
          </table:table-cell>
          <table:table-cell office:value-type="float" office:value="86.306886858833408" table:style-name="ce28">
            <text:p>86</text:p>
          </table:table-cell>
          <table:table-cell office:value-type="float" office:value="89.576066886584513" table:style-name="ce28">
            <text:p>90</text:p>
          </table:table-cell>
          <table:table-cell office:value-type="float" office:value="84.489634116020412" table:style-name="ce28">
            <text:p>84</text:p>
          </table:table-cell>
          <table:table-cell office:value-type="float" office:value="77.498828603072809" table:style-name="ce28">
            <text:p>77</text:p>
          </table:table-cell>
          <table:table-cell office:value-type="float" office:value="82.894310987562918" table:style-name="ce28">
            <text:p>83</text:p>
          </table:table-cell>
          <table:table-cell office:value-type="float" office:value="82.635662372797782" table:style-name="ce28">
            <text:p>83</text:p>
          </table:table-cell>
          <table:table-cell office:value-type="float" office:value="94.156737917930911" table:style-name="ce28">
            <text:p>94</text:p>
          </table:table-cell>
          <table:table-cell office:value-type="float" office:value="89.631553987923169" table:style-name="ce28">
            <text:p>90</text:p>
          </table:table-cell>
          <table:table-cell office:value-type="float" office:value="97.355534485051606" table:style-name="ce28">
            <text:p>97</text:p>
          </table:table-cell>
          <table:table-cell office:value-type="float" office:value="101.82010368318193" table:style-name="ce28">
            <text:p>102</text:p>
          </table:table-cell>
          <table:table-cell office:value-type="float" office:value="102.29681089463301" table:style-name="ce28">
            <text:p>102</text:p>
          </table:table-cell>
          <table:table-cell office:value-type="float" office:value="108.85217105018076" table:style-name="ce28">
            <text:p>109</text:p>
          </table:table-cell>
          <table:table-cell office:value-type="float" office:value="44.310060076234457" table:style-name="ce28">
            <text:p>44</text:p>
          </table:table-cell>
          <table:table-cell office:value-type="float" office:value="70.962016264727367" table:style-name="ce28">
            <text:p>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436.42146748881248" table:style-name="ce28">
            <text:p>436</text:p>
          </table:table-cell>
          <table:table-cell office:value-type="float" office:value="404.57144601551255" table:style-name="ce28">
            <text:p>405</text:p>
          </table:table-cell>
          <table:table-cell office:value-type="float" office:value="454.56098136092078" table:style-name="ce28">
            <text:p>455</text:p>
          </table:table-cell>
          <table:table-cell office:value-type="float" office:value="479.39428844330695" table:style-name="ce28">
            <text:p>479</text:p>
          </table:table-cell>
          <table:table-cell office:value-type="float" office:value="495.87886781336715" table:style-name="ce28">
            <text:p>496</text:p>
          </table:table-cell>
          <table:table-cell office:value-type="float" office:value="520.86150114042152" table:style-name="ce28">
            <text:p>521</text:p>
          </table:table-cell>
          <table:table-cell office:value-type="float" office:value="504.5220012726557" table:style-name="ce28">
            <text:p>505</text:p>
          </table:table-cell>
          <table:table-cell office:value-type="float" office:value="489.15452305718566" table:style-name="ce28">
            <text:p>489</text:p>
          </table:table-cell>
          <table:table-cell office:value-type="float" office:value="534.50227657686264" table:style-name="ce28">
            <text:p>535</text:p>
          </table:table-cell>
          <table:table-cell office:value-type="float" office:value="498.31908824060946" table:style-name="ce28">
            <text:p>498</text:p>
          </table:table-cell>
          <table:table-cell office:value-type="float" office:value="568.67560814437161" table:style-name="ce28">
            <text:p>569</text:p>
          </table:table-cell>
          <table:table-cell office:value-type="float" office:value="567.45784717249546" table:style-name="ce28">
            <text:p>567</text:p>
          </table:table-cell>
          <table:table-cell office:value-type="float" office:value="540.06796225974267" table:style-name="ce28">
            <text:p>540</text:p>
          </table:table-cell>
          <table:table-cell office:value-type="float" office:value="594.85735701143415" table:style-name="ce28">
            <text:p>595</text:p>
          </table:table-cell>
          <table:table-cell office:value-type="float" office:value="538.47693529388118" table:style-name="ce28">
            <text:p>538</text:p>
          </table:table-cell>
          <table:table-cell office:value-type="float" office:value="558.44309356670055" table:style-name="ce28">
            <text:p>558</text:p>
          </table:table-cell>
          <table:table-cell office:value-type="float" office:value="616.54397912150898" table:style-name="ce28">
            <text:p>617</text:p>
          </table:table-cell>
          <table:table-cell office:value-type="float" office:value="624.85355309605393" table:style-name="ce28">
            <text:p>625</text:p>
          </table:table-cell>
          <table:table-cell office:value-type="float" office:value="240.99584554173279" table:style-name="ce28">
            <text:p>241</text:p>
          </table:table-cell>
          <table:table-cell office:value-type="float" office:value="295.96725819824451" table:style-name="ce28">
            <text:p>29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57.566130305627148" table:style-name="ce28">
            <text:p>58</text:p>
          </table:table-cell>
          <table:table-cell office:value-type="float" office:value="55.234229674826167" table:style-name="ce28">
            <text:p>55</text:p>
          </table:table-cell>
          <table:table-cell office:value-type="float" office:value="50.177489814819204" table:style-name="ce28">
            <text:p>50</text:p>
          </table:table-cell>
          <table:table-cell office:value-type="float" office:value="59.415122751937709" table:style-name="ce28">
            <text:p>59</text:p>
          </table:table-cell>
          <table:table-cell office:value-type="float" office:value="53.453648558971743" table:style-name="ce28">
            <text:p>53</text:p>
          </table:table-cell>
          <table:table-cell office:value-type="float" office:value="54.006486705870444" table:style-name="ce28">
            <text:p>54</text:p>
          </table:table-cell>
          <table:table-cell office:value-type="float" office:value="52.55010070762652" table:style-name="ce28">
            <text:p>53</text:p>
          </table:table-cell>
          <table:table-cell office:value-type="float" office:value="53.737092171560036" table:style-name="ce28">
            <text:p>54</text:p>
          </table:table-cell>
          <table:table-cell office:value-type="float" office:value="51.907437656974807" table:style-name="ce28">
            <text:p>52</text:p>
          </table:table-cell>
          <table:table-cell office:value-type="float" office:value="54.947683962684465" table:style-name="ce28">
            <text:p>55</text:p>
          </table:table-cell>
          <table:table-cell office:value-type="float" office:value="52.821363438137098" table:style-name="ce28">
            <text:p>53</text:p>
          </table:table-cell>
          <table:table-cell office:value-type="float" office:value="54.48432903555458" table:style-name="ce28">
            <text:p>54</text:p>
          </table:table-cell>
          <table:table-cell office:value-type="float" office:value="55.827202391922171" table:style-name="ce28">
            <text:p>56</text:p>
          </table:table-cell>
          <table:table-cell office:value-type="float" office:value="54.6762733027808" table:style-name="ce28">
            <text:p>55</text:p>
          </table:table-cell>
          <table:table-cell office:value-type="float" office:value="58.204295149774921" table:style-name="ce28">
            <text:p>58</text:p>
          </table:table-cell>
          <table:table-cell office:value-type="float" office:value="54.875522708963786" table:style-name="ce28">
            <text:p>55</text:p>
          </table:table-cell>
          <table:table-cell office:value-type="float" office:value="62.481030239037096" table:style-name="ce28">
            <text:p>62</text:p>
          </table:table-cell>
          <table:table-cell office:value-type="float" office:value="59.300234140354789" table:style-name="ce28">
            <text:p>59</text:p>
          </table:table-cell>
          <table:table-cell office:value-type="float" office:value="28.485188530434819" table:style-name="ce28">
            <text:p>28</text:p>
          </table:table-cell>
          <table:table-cell office:value-type="float" office:value="33.933453522195173" table:style-name="ce28">
            <text:p>34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34.922648963407489" table:style-name="ce33">
            <text:p>35</text:p>
          </table:table-cell>
          <table:table-cell office:value-type="float" office:value="76.600187686401966" table:style-name="ce33">
            <text:p>77</text:p>
          </table:table-cell>
          <table:table-cell office:value-type="float" office:value="47.347930297920669" table:style-name="ce33">
            <text:p>47</text:p>
          </table:table-cell>
          <table:table-cell office:value-type="float" office:value="69.865209071371353" table:style-name="ce33">
            <text:p>70</text:p>
          </table:table-cell>
          <table:table-cell office:value-type="float" office:value="76.674407620290125" table:style-name="ce33">
            <text:p>77</text:p>
          </table:table-cell>
          <table:table-cell office:value-type="float" office:value="75.821035091404667" table:style-name="ce33">
            <text:p>76</text:p>
          </table:table-cell>
          <table:table-cell office:value-type="float" office:value="63.657679913278713" table:style-name="ce33">
            <text:p>64</text:p>
          </table:table-cell>
          <table:table-cell office:value-type="float" office:value="48.312041314888852" table:style-name="ce33">
            <text:p>48</text:p>
          </table:table-cell>
          <table:table-cell office:value-type="float" office:value="57.551566680225612" table:style-name="ce33">
            <text:p>58</text:p>
          </table:table-cell>
          <table:table-cell office:value-type="float" office:value="39.885545975481179" table:style-name="ce33">
            <text:p>40</text:p>
          </table:table-cell>
          <table:table-cell office:value-type="float" office:value="29.207406922393211" table:style-name="ce33">
            <text:p>29</text:p>
          </table:table-cell>
          <table:table-cell office:value-type="float" office:value="58.11176392818976" table:style-name="ce33">
            <text:p>58</text:p>
          </table:table-cell>
          <table:table-cell office:value-type="float" office:value="29.222791362803846" table:style-name="ce33">
            <text:p>29</text:p>
          </table:table-cell>
          <table:table-cell office:value-type="float" office:value="51.905388741802035" table:style-name="ce33">
            <text:p>52</text:p>
          </table:table-cell>
          <table:table-cell office:value-type="float" office:value="56.057465197931094" table:style-name="ce33">
            <text:p>56</text:p>
          </table:table-cell>
          <table:table-cell office:value-type="float" office:value="47.574490069208778" table:style-name="ce33">
            <text:p>48</text:p>
          </table:table-cell>
          <table:table-cell office:value-type="float" office:value="36.672141215502577" table:style-name="ce33">
            <text:p>37</text:p>
          </table:table-cell>
          <table:table-cell office:value-type="float" office:value="43.008566974674459" table:style-name="ce33">
            <text:p>43</text:p>
          </table:table-cell>
          <table:table-cell office:value-type="float" office:value="7.6858586611478721" table:style-name="ce33">
            <text:p>8</text:p>
          </table:table-cell>
          <table:table-cell office:value-type="float" office:value="7.949414021874933" table:style-name="ce33">
            <text:p>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All modes</text:p>
          </table:table-cell>
          <table:table-cell office:value-type="float" office:value="7193.4308984858144" table:style-name="ce28">
            <text:p>7,193</text:p>
          </table:table-cell>
          <table:table-cell office:value-type="float" office:value="7211.0904484668263" table:style-name="ce28">
            <text:p>7,211</text:p>
          </table:table-cell>
          <table:table-cell office:value-type="float" office:value="7060.2780692462438" table:style-name="ce28">
            <text:p>7,060</text:p>
          </table:table-cell>
          <table:table-cell office:value-type="float" office:value="7182.425034478164" table:style-name="ce28">
            <text:p>7,182</text:p>
          </table:table-cell>
          <table:table-cell office:value-type="float" office:value="7108.5095439489469" table:style-name="ce28">
            <text:p>7,109</text:p>
          </table:table-cell>
          <table:table-cell office:value-type="float" office:value="7132.8892657679535" table:style-name="ce28">
            <text:p>7,133</text:p>
          </table:table-cell>
          <table:table-cell office:value-type="float" office:value="6887.9918602385515" table:style-name="ce28">
            <text:p>6,888</text:p>
          </table:table-cell>
          <table:table-cell office:value-type="float" office:value="6716.4747256839992" table:style-name="ce28">
            <text:p>6,716</text:p>
          </table:table-cell>
          <table:table-cell office:value-type="float" office:value="6697.5516303906124" table:style-name="ce28">
            <text:p>6,698</text:p>
          </table:table-cell>
          <table:table-cell office:value-type="float" office:value="6764.1526796059452" table:style-name="ce28">
            <text:p>6,764</text:p>
          </table:table-cell>
          <table:table-cell office:value-type="float" office:value="6607.3627550834935" table:style-name="ce28">
            <text:p>6,607</text:p>
          </table:table-cell>
          <table:table-cell office:value-type="float" office:value="6592.4586361786232" table:style-name="ce28">
            <text:p>6,592</text:p>
          </table:table-cell>
          <table:table-cell office:value-type="float" office:value="6496.3406494973224" table:style-name="ce28">
            <text:p>6,496</text:p>
          </table:table-cell>
          <table:table-cell office:value-type="float" office:value="6657.475084158229" table:style-name="ce28">
            <text:p>6,657</text:p>
          </table:table-cell>
          <table:table-cell office:value-type="float" office:value="6498.9419541377756" table:style-name="ce28">
            <text:p>6,499</text:p>
          </table:table-cell>
          <table:table-cell office:value-type="float" office:value="6580.4529127863598" table:style-name="ce28">
            <text:p>6,580</text:p>
          </table:table-cell>
          <table:table-cell office:value-type="float" office:value="6530.0971042661477" table:style-name="ce28">
            <text:p>6,530</text:p>
          </table:table-cell>
          <table:table-cell office:value-type="float" office:value="6499.5495183878729" table:style-name="ce28">
            <text:p>6,500</text:p>
          </table:table-cell>
          <table:table-cell office:value-type="float" office:value="4334.4747334874437" table:style-name="ce28">
            <text:p>4,334</text:p>
          </table:table-cell>
          <table:table-cell office:value-type="float" office:value="4328.975811629658" table:style-name="ce28">
            <text:p>4,32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number-columns-repeated="20" table:style-name="ce34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61">
            <text:p><text:s text:c="3"/>stages ('000s)</text:p>
          </table:table-cell>
          <table:table-cell office:value-type="float" office:value="299.72699999999998" table:style-name="ce40">
            <text:p>300</text:p>
          </table:table-cell>
          <table:table-cell office:value-type="float" office:value="341.54500000000002" table:style-name="ce40">
            <text:p>342</text:p>
          </table:table-cell>
          <table:table-cell office:value-type="float" office:value="338.34" table:style-name="ce40">
            <text:p>338</text:p>
          </table:table-cell>
          <table:table-cell office:value-type="float" office:value="350.59500000000003" table:style-name="ce40">
            <text:p>351</text:p>
          </table:table-cell>
          <table:table-cell office:value-type="float" office:value="344.47899999999998" table:style-name="ce40">
            <text:p>344</text:p>
          </table:table-cell>
          <table:table-cell office:value-type="float" office:value="330.93599999999998" table:style-name="ce40">
            <text:p>331</text:p>
          </table:table-cell>
          <table:table-cell office:value-type="float" office:value="321.55700000000002" table:style-name="ce40">
            <text:p>322</text:p>
          </table:table-cell>
          <table:table-cell office:value-type="float" office:value="341.52800000000002" table:style-name="ce40">
            <text:p>342</text:p>
          </table:table-cell>
          <table:table-cell office:value-type="float" office:value="321.63299999999998" table:style-name="ce40">
            <text:p>322</text:p>
          </table:table-cell>
          <table:table-cell office:value-type="float" office:value="299.05900000000003" table:style-name="ce40">
            <text:p>299</text:p>
          </table:table-cell>
          <table:table-cell office:value-type="float" office:value="319.08999999999997" table:style-name="ce40">
            <text:p>319</text:p>
          </table:table-cell>
          <table:table-cell office:value-type="float" office:value="301.637" table:style-name="ce40">
            <text:p>302</text:p>
          </table:table-cell>
          <table:table-cell office:value-type="float" office:value="308.089" table:style-name="ce40">
            <text:p>308</text:p>
          </table:table-cell>
          <table:table-cell office:value-type="float" office:value="287.33100000000002" table:style-name="ce40">
            <text:p>287</text:p>
          </table:table-cell>
          <table:table-cell office:value-type="float" office:value="308.92099999999999" table:style-name="ce40">
            <text:p>309</text:p>
          </table:table-cell>
          <table:table-cell office:value-type="float" office:value="286.86900000000003" table:style-name="ce40">
            <text:p>287</text:p>
          </table:table-cell>
          <table:table-cell office:value-type="float" office:value="283.91899999999998" table:style-name="ce40">
            <text:p>284</text:p>
          </table:table-cell>
          <table:table-cell office:value-type="float" office:value="277.75" table:style-name="ce40">
            <text:p>278</text:p>
          </table:table-cell>
          <table:table-cell office:value-type="float" office:value="91.792000000000002" table:style-name="ce40">
            <text:p>92</text:p>
          </table:table-cell>
          <table:table-cell office:value-type="float" office:value="137.267" table:style-name="ce40">
            <text:p>13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5"/>
          <table:table-cell table:number-columns-repeated="20" table:style-name="ce42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10">
            <text:p>Average trip length by main mode: England, from 2002</text:p>
          </table:table-cell>
          <table:table-cell table:number-columns-repeated="21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table:number-columns-repeated="17" table:style-name="ce14"/>
          <table:table-cell table:style-name="ce57"/>
          <table:table-cell table:style-name="ce14"/>
          <table:table-cell table:number-columns-repeated="2" table:style-name="ce57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63"/>
          <table:table-cell office:value-type="string" table:number-columns-spanned="20" table:number-rows-spanned="1" table:style-name="ce93">
            <text:p>Average trip length (miles)</text:p>
          </table:table-cell>
          <table:covered-table-cell table:number-columns-repeated="19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69">
            <text:p>Main mode</text:p>
          </table:table-cell>
          <table:table-cell office:value-type="float" office:value="2002" table:style-name="ce70">
            <text:p>2002</text:p>
          </table:table-cell>
          <table:table-cell office:value-type="float" office:value="2003" table:style-name="ce70">
            <text:p>2003</text:p>
          </table:table-cell>
          <table:table-cell office:value-type="float" office:value="2004" table:style-name="ce70">
            <text:p>2004</text:p>
          </table:table-cell>
          <table:table-cell office:value-type="float" office:value="2005" table:style-name="ce70">
            <text:p>2005</text:p>
          </table:table-cell>
          <table:table-cell office:value-type="float" office:value="2006" table:style-name="ce70">
            <text:p>2006</text:p>
          </table:table-cell>
          <table:table-cell office:value-type="float" office:value="2007" table:style-name="ce71">
            <text:p>2007</text:p>
          </table:table-cell>
          <table:table-cell office:value-type="float" office:value="2008" table:style-name="ce71">
            <text:p>2008</text:p>
          </table:table-cell>
          <table:table-cell office:value-type="float" office:value="2009" table:style-name="ce71">
            <text:p>2009</text:p>
          </table:table-cell>
          <table:table-cell office:value-type="float" office:value="2010" table:style-name="ce71">
            <text:p>2010</text:p>
          </table:table-cell>
          <table:table-cell office:value-type="float" office:value="2011" table:style-name="ce71">
            <text:p>2011</text:p>
          </table:table-cell>
          <table:table-cell office:value-type="float" office:value="2012" table:style-name="ce71">
            <text:p>2012</text:p>
          </table:table-cell>
          <table:table-cell office:value-type="float" office:value="2013" table:style-name="ce71">
            <text:p>2013</text:p>
          </table:table-cell>
          <table:table-cell office:value-type="float" office:value="2014" table:style-name="ce71">
            <text:p>2014</text:p>
          </table:table-cell>
          <table:table-cell office:value-type="float" office:value="2015" table:style-name="ce71">
            <text:p>2015</text:p>
          </table:table-cell>
          <table:table-cell office:value-type="float" office:value="2016" table:style-name="ce71">
            <text:p>2016</text:p>
          </table:table-cell>
          <table:table-cell office:value-type="float" office:value="2017" table:style-name="ce71">
            <text:p>2017</text:p>
          </table:table-cell>
          <table:table-cell office:value-type="float" office:value="2018" table:style-name="ce71">
            <text:p>2018</text:p>
          </table:table-cell>
          <table:table-cell office:value-type="float" office:value="2019" table:style-name="ce71">
            <text:p>2019</text:p>
          </table:table-cell>
          <table:table-cell office:value-type="float" office:value="2020" table:style-name="ce71">
            <text:p>2020</text:p>
          </table:table-cell>
          <table:table-cell office:value-type="float" office:value="2021" table:style-name="ce71">
            <text:p>202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5" table:style-name="ce72"/>
          <table:table-cell table:number-columns-repeated="3" table:style-name="ce44"/>
          <table:table-cell table:number-columns-repeated="2" table:style-name="ce25"/>
          <table:table-cell table:style-name="ce5"/>
          <table:table-cell table:number-columns-repeated="3" table:style-name="ce25"/>
          <table:table-cell table:number-columns-repeated="7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0.68579600557363396" table:style-name="ce73">
            <text:p>0.7</text:p>
          </table:table-cell>
          <table:table-cell office:value-type="float" office:value="0.67739776506721594" table:style-name="ce73">
            <text:p>0.7</text:p>
          </table:table-cell>
          <table:table-cell office:value-type="float" office:value="0.67929718621421875" table:style-name="ce73">
            <text:p>0.7</text:p>
          </table:table-cell>
          <table:table-cell office:value-type="float" office:value="0.66170653849628569" table:style-name="ce73">
            <text:p>0.7</text:p>
          </table:table-cell>
          <table:table-cell office:value-type="float" office:value="0.66068867240924611" table:style-name="ce73">
            <text:p>0.7</text:p>
          </table:table-cell>
          <table:table-cell office:value-type="float" office:value="0.71179923267114664" table:style-name="ce73">
            <text:p>0.7</text:p>
          </table:table-cell>
          <table:table-cell office:value-type="float" office:value="0.70301327973268979" table:style-name="ce73">
            <text:p>0.7</text:p>
          </table:table-cell>
          <table:table-cell office:value-type="float" office:value="0.69787647459370583" table:style-name="ce73">
            <text:p>0.7</text:p>
          </table:table-cell>
          <table:table-cell office:value-type="float" office:value="0.69472955086859711" table:style-name="ce73">
            <text:p>0.7</text:p>
          </table:table-cell>
          <table:table-cell office:value-type="float" office:value="0.69544069879976322" table:style-name="ce73">
            <text:p>0.7</text:p>
          </table:table-cell>
          <table:table-cell office:value-type="float" office:value="0.68821517450641501" table:style-name="ce73">
            <text:p>0.7</text:p>
          </table:table-cell>
          <table:table-cell office:value-type="float" office:value="0.73485356877494534" table:style-name="ce73">
            <text:p>0.7</text:p>
          </table:table-cell>
          <table:table-cell office:value-type="float" office:value="0.71489546274809579" table:style-name="ce73">
            <text:p>0.7</text:p>
          </table:table-cell>
          <table:table-cell office:value-type="float" office:value="0.73236678382106846" table:style-name="ce73">
            <text:p>0.7</text:p>
          </table:table-cell>
          <table:table-cell office:value-type="float" office:value="0.66897035318295073" table:style-name="ce73">
            <text:p>0.7</text:p>
          </table:table-cell>
          <table:table-cell office:value-type="float" office:value="0.66457252152048996" table:style-name="ce73">
            <text:p>0.7</text:p>
          </table:table-cell>
          <table:table-cell office:value-type="float" office:value="0.66272717035013107" table:style-name="ce73">
            <text:p>0.7</text:p>
          </table:table-cell>
          <table:table-cell office:value-type="float" office:value="0.67869951436281295" table:style-name="ce73">
            <text:p>0.7</text:p>
          </table:table-cell>
          <table:table-cell office:value-type="float" office:value="0.8445807534002342" table:style-name="ce73">
            <text:p>0.8</text:p>
          </table:table-cell>
          <table:table-cell office:value-type="float" office:value="0.80191489278931261" table:style-name="ce73">
            <text:p>0.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1.4503311003150334" table:style-name="ce83">
            <text:p>1.5</text:p>
          </table:table-cell>
          <table:table-cell office:value-type="float" office:value="1.4196406325534139" table:style-name="ce83">
            <text:p>1.4</text:p>
          </table:table-cell>
          <table:table-cell office:value-type="float" office:value="1.3980877110537551" table:style-name="ce83">
            <text:p>1.4</text:p>
          </table:table-cell>
          <table:table-cell office:value-type="float" office:value="1.3834333185009617" table:style-name="ce83">
            <text:p>1.4</text:p>
          </table:table-cell>
          <table:table-cell office:value-type="float" office:value="1.389028935571915" table:style-name="ce83">
            <text:p>1.4</text:p>
          </table:table-cell>
          <table:table-cell office:value-type="float" office:value="1.3852163659206989" table:style-name="ce83">
            <text:p>1.4</text:p>
          </table:table-cell>
          <table:table-cell office:value-type="float" office:value="1.3995797406912693" table:style-name="ce83">
            <text:p>1.4</text:p>
          </table:table-cell>
          <table:table-cell office:value-type="float" office:value="1.4300789793190105" table:style-name="ce83">
            <text:p>1.4</text:p>
          </table:table-cell>
          <table:table-cell office:value-type="float" office:value="1.4691138944339859" table:style-name="ce83">
            <text:p>1.5</text:p>
          </table:table-cell>
          <table:table-cell office:value-type="float" office:value="1.4288742413735669" table:style-name="ce83">
            <text:p>1.4</text:p>
          </table:table-cell>
          <table:table-cell office:value-type="float" office:value="1.4003002179906412" table:style-name="ce83">
            <text:p>1.4</text:p>
          </table:table-cell>
          <table:table-cell office:value-type="float" office:value="1.4285640232419579" table:style-name="ce83">
            <text:p>1.4</text:p>
          </table:table-cell>
          <table:table-cell office:value-type="float" office:value="1.3974622101753233" table:style-name="ce83">
            <text:p>1.4</text:p>
          </table:table-cell>
          <table:table-cell office:value-type="float" office:value="1.4273734949789056" table:style-name="ce83">
            <text:p>1.4</text:p>
          </table:table-cell>
          <table:table-cell office:value-type="float" office:value="1.3736178921844477" table:style-name="ce83">
            <text:p>1.4</text:p>
          </table:table-cell>
          <table:table-cell office:value-type="float" office:value="1.3935259358292789" table:style-name="ce83">
            <text:p>1.4</text:p>
          </table:table-cell>
          <table:table-cell office:value-type="float" office:value="1.3922454907973896" table:style-name="ce83">
            <text:p>1.4</text:p>
          </table:table-cell>
          <table:table-cell office:value-type="float" office:value="1.4005493087940193" table:style-name="ce83">
            <text:p>1.4</text:p>
          </table:table-cell>
          <table:table-cell office:value-type="float" office:value="1.4888333286461886" table:style-name="ce83">
            <text:p>1.5</text:p>
          </table:table-cell>
          <table:table-cell office:value-type="float" office:value="1.4507515715750858" table:style-name="ce83">
            <text:p>1.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2.0860330778280711" table:style-name="ce73">
            <text:p>2.1</text:p>
          </table:table-cell>
          <table:table-cell office:value-type="float" office:value="2.3078226324888309" table:style-name="ce73">
            <text:p>2.3</text:p>
          </table:table-cell>
          <table:table-cell office:value-type="float" office:value="2.3673180733838937" table:style-name="ce73">
            <text:p>2.4</text:p>
          </table:table-cell>
          <table:table-cell office:value-type="float" office:value="2.4292700684279311" table:style-name="ce73">
            <text:p>2.4</text:p>
          </table:table-cell>
          <table:table-cell office:value-type="float" office:value="2.3520725252600441" table:style-name="ce73">
            <text:p>2.4</text:p>
          </table:table-cell>
          <table:table-cell office:value-type="float" office:value="2.855853729134473" table:style-name="ce73">
            <text:p>2.9</text:p>
          </table:table-cell>
          <table:table-cell office:value-type="float" office:value="2.528381422944892" table:style-name="ce73">
            <text:p>2.5</text:p>
          </table:table-cell>
          <table:table-cell office:value-type="float" office:value="2.8520442632570244" table:style-name="ce73">
            <text:p>2.9</text:p>
          </table:table-cell>
          <table:table-cell office:value-type="float" office:value="2.7750943370568475" table:style-name="ce73">
            <text:p>2.8</text:p>
          </table:table-cell>
          <table:table-cell office:value-type="float" office:value="2.897505435386444" table:style-name="ce73">
            <text:p>2.9</text:p>
          </table:table-cell>
          <table:table-cell office:value-type="float" office:value="3.1123433043122501" table:style-name="ce73">
            <text:p>3.1</text:p>
          </table:table-cell>
          <table:table-cell office:value-type="float" office:value="3.2965667820853524" table:style-name="ce73">
            <text:p>3.3</text:p>
          </table:table-cell>
          <table:table-cell office:value-type="float" office:value="3.0969267105188973" table:style-name="ce73">
            <text:p>3.1</text:p>
          </table:table-cell>
          <table:table-cell office:value-type="float" office:value="3.0358817434137313" table:style-name="ce73">
            <text:p>3.0</text:p>
          </table:table-cell>
          <table:table-cell office:value-type="float" office:value="3.5176831469240808" table:style-name="ce73">
            <text:p>3.5</text:p>
          </table:table-cell>
          <table:table-cell office:value-type="float" office:value="3.4050325156173749" table:style-name="ce73">
            <text:p>3.4</text:p>
          </table:table-cell>
          <table:table-cell office:value-type="float" office:value="3.3269139357989892" table:style-name="ce73">
            <text:p>3.3</text:p>
          </table:table-cell>
          <table:table-cell office:value-type="float" office:value="3.257889835722442" table:style-name="ce73">
            <text:p>3.3</text:p>
          </table:table-cell>
          <table:table-cell office:value-type="float" office:value="4.1342945815903924" table:style-name="ce73">
            <text:p>4.1</text:p>
          </table:table-cell>
          <table:table-cell office:value-type="float" office:value="3.6099545375873539" table:style-name="ce73">
            <text:p>3.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8.4035756528133572" table:style-name="ce73">
            <text:p>8.4</text:p>
          </table:table-cell>
          <table:table-cell office:value-type="float" office:value="8.6360710124435407" table:style-name="ce73">
            <text:p>8.6</text:p>
          </table:table-cell>
          <table:table-cell office:value-type="float" office:value="8.6744470241132845" table:style-name="ce73">
            <text:p>8.7</text:p>
          </table:table-cell>
          <table:table-cell office:value-type="float" office:value="8.3776388509094009" table:style-name="ce73">
            <text:p>8.4</text:p>
          </table:table-cell>
          <table:table-cell office:value-type="float" office:value="8.4528354996029957" table:style-name="ce73">
            <text:p>8.5</text:p>
          </table:table-cell>
          <table:table-cell office:value-type="float" office:value="8.9127545612212007" table:style-name="ce73">
            <text:p>8.9</text:p>
          </table:table-cell>
          <table:table-cell office:value-type="float" office:value="8.4855564114600206" table:style-name="ce73">
            <text:p>8.5</text:p>
          </table:table-cell>
          <table:table-cell office:value-type="float" office:value="8.3331922318754348" table:style-name="ce73">
            <text:p>8.3</text:p>
          </table:table-cell>
          <table:table-cell office:value-type="float" office:value="8.4082510128551657" table:style-name="ce73">
            <text:p>8.4</text:p>
          </table:table-cell>
          <table:table-cell office:value-type="float" office:value="8.6122454194407574" table:style-name="ce73">
            <text:p>8.6</text:p>
          </table:table-cell>
          <table:table-cell office:value-type="float" office:value="8.3171579894729373" table:style-name="ce73">
            <text:p>8.3</text:p>
          </table:table-cell>
          <table:table-cell office:value-type="float" office:value="8.4803925186814144" table:style-name="ce73">
            <text:p>8.5</text:p>
          </table:table-cell>
          <table:table-cell office:value-type="float" office:value="8.5137795128105669" table:style-name="ce73">
            <text:p>8.5</text:p>
          </table:table-cell>
          <table:table-cell office:value-type="float" office:value="8.5533538216104219" table:style-name="ce73">
            <text:p>8.6</text:p>
          </table:table-cell>
          <table:table-cell office:value-type="float" office:value="8.4264510704839193" table:style-name="ce73">
            <text:p>8.4</text:p>
          </table:table-cell>
          <table:table-cell office:value-type="float" office:value="8.3766724112206319" table:style-name="ce73">
            <text:p>8.4</text:p>
          </table:table-cell>
          <table:table-cell office:value-type="float" office:value="8.2145780400757911" table:style-name="ce73">
            <text:p>8.2</text:p>
          </table:table-cell>
          <table:table-cell office:value-type="float" office:value="8.3913209863608795" table:style-name="ce73">
            <text:p>8.4</text:p>
          </table:table-cell>
          <table:table-cell office:value-type="float" office:value="7.8685558298110614" table:style-name="ce73">
            <text:p>7.9</text:p>
          </table:table-cell>
          <table:table-cell office:value-type="float" office:value="7.4390246832711542" table:style-name="ce73">
            <text:p>7.4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8.7858952734822644" table:style-name="ce73">
            <text:p>8.8</text:p>
          </table:table-cell>
          <table:table-cell office:value-type="float" office:value="8.9611604969310203" table:style-name="ce73">
            <text:p>9.0</text:p>
          </table:table-cell>
          <table:table-cell office:value-type="float" office:value="8.7312694963867266" table:style-name="ce73">
            <text:p>8.7</text:p>
          </table:table-cell>
          <table:table-cell office:value-type="float" office:value="8.7828978276659413" table:style-name="ce73">
            <text:p>8.8</text:p>
          </table:table-cell>
          <table:table-cell office:value-type="float" office:value="8.7260708536655454" table:style-name="ce73">
            <text:p>8.7</text:p>
          </table:table-cell>
          <table:table-cell office:value-type="float" office:value="9.1269693656589563" table:style-name="ce73">
            <text:p>9.1</text:p>
          </table:table-cell>
          <table:table-cell office:value-type="float" office:value="8.6004150215719815" table:style-name="ce73">
            <text:p>8.6</text:p>
          </table:table-cell>
          <table:table-cell office:value-type="float" office:value="9.0409541303809711" table:style-name="ce73">
            <text:p>9.0</text:p>
          </table:table-cell>
          <table:table-cell office:value-type="float" office:value="8.5988320758720054" table:style-name="ce73">
            <text:p>8.6</text:p>
          </table:table-cell>
          <table:table-cell office:value-type="float" office:value="9.336865667957543" table:style-name="ce73">
            <text:p>9.3</text:p>
          </table:table-cell>
          <table:table-cell office:value-type="float" office:value="8.5718278340862391" table:style-name="ce73">
            <text:p>8.6</text:p>
          </table:table-cell>
          <table:table-cell office:value-type="float" office:value="8.8524421829232605" table:style-name="ce73">
            <text:p>8.9</text:p>
          </table:table-cell>
          <table:table-cell office:value-type="float" office:value="8.6581495341152177" table:style-name="ce73">
            <text:p>8.7</text:p>
          </table:table-cell>
          <table:table-cell office:value-type="float" office:value="9.2547848602144445" table:style-name="ce73">
            <text:p>9.3</text:p>
          </table:table-cell>
          <table:table-cell office:value-type="float" office:value="8.8339199628021348" table:style-name="ce73">
            <text:p>8.8</text:p>
          </table:table-cell>
          <table:table-cell office:value-type="float" office:value="8.9277857461210282" table:style-name="ce73">
            <text:p>8.9</text:p>
          </table:table-cell>
          <table:table-cell office:value-type="float" office:value="8.552683970930266" table:style-name="ce73">
            <text:p>8.6</text:p>
          </table:table-cell>
          <table:table-cell office:value-type="float" office:value="9.0141596444844758" table:style-name="ce73">
            <text:p>9.0</text:p>
          </table:table-cell>
          <table:table-cell office:value-type="float" office:value="8.9195732172896243" table:style-name="ce73">
            <text:p>8.9</text:p>
          </table:table-cell>
          <table:table-cell office:value-type="float" office:value="8.2458995440924969" table:style-name="ce73">
            <text:p>8.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9.356933865504212" table:style-name="ce73">
            <text:p>9.4</text:p>
          </table:table-cell>
          <table:table-cell office:value-type="float" office:value="11.032743048609476" table:style-name="ce73">
            <text:p>11.0</text:p>
          </table:table-cell>
          <table:table-cell office:value-type="float" office:value="11.033696240389325" table:style-name="ce73">
            <text:p>11.0</text:p>
          </table:table-cell>
          <table:table-cell office:value-type="float" office:value="9.7623081153058369" table:style-name="ce73">
            <text:p>9.8</text:p>
          </table:table-cell>
          <table:table-cell office:value-type="float" office:value="11.369028982978616" table:style-name="ce73">
            <text:p>11.4</text:p>
          </table:table-cell>
          <table:table-cell office:value-type="float" office:value="10.580004187883043" table:style-name="ce73">
            <text:p>10.6</text:p>
          </table:table-cell>
          <table:table-cell office:value-type="float" office:value="9.6507405203432661" table:style-name="ce73">
            <text:p>9.7</text:p>
          </table:table-cell>
          <table:table-cell office:value-type="float" office:value="12.059129033187858" table:style-name="ce73">
            <text:p>12.1</text:p>
          </table:table-cell>
          <table:table-cell office:value-type="float" office:value="9.8996847737622229" table:style-name="ce73">
            <text:p>9.9</text:p>
          </table:table-cell>
          <table:table-cell office:value-type="float" office:value="10.225572524247278" table:style-name="ce73">
            <text:p>10.2</text:p>
          </table:table-cell>
          <table:table-cell office:value-type="float" office:value="10.937983532290254" table:style-name="ce73">
            <text:p>10.9</text:p>
          </table:table-cell>
          <table:table-cell office:value-type="float" office:value="10.312853862795416" table:style-name="ce73">
            <text:p>10.3</text:p>
          </table:table-cell>
          <table:table-cell office:value-type="float" office:value="9.1929710409231795" table:style-name="ce73">
            <text:p>9.2</text:p>
          </table:table-cell>
          <table:table-cell office:value-type="float" office:value="11.140573790411837" table:style-name="ce73">
            <text:p>11.1</text:p>
          </table:table-cell>
          <table:table-cell office:value-type="float" office:value="11.065889216983118" table:style-name="ce73">
            <text:p>11.1</text:p>
          </table:table-cell>
          <table:table-cell office:value-type="float" office:value="11.179402368125443" table:style-name="ce73">
            <text:p>11.2</text:p>
          </table:table-cell>
          <table:table-cell office:value-type="float" office:value="13.395413647007608" table:style-name="ce73">
            <text:p>13.4</text:p>
          </table:table-cell>
          <table:table-cell office:value-type="float" office:value="8.0151773549893459" table:style-name="ce73">
            <text:p>8.0</text:p>
          </table:table-cell>
          <table:table-cell office:value-type="float" office:value="8.0096181008275344" table:style-name="ce73">
            <text:p>8.0</text:p>
          </table:table-cell>
          <table:table-cell office:value-type="float" office:value="13.550310884347699" table:style-name="ce73">
            <text:p>13.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17.73140954229493" table:style-name="ce74">
            <text:p>17.7</text:p>
          </table:table-cell>
          <table:table-cell office:value-type="float" office:value="19.915052204490646" table:style-name="ce74">
            <text:p>19.9</text:p>
          </table:table-cell>
          <table:table-cell office:value-type="float" office:value="18.024505341497775" table:style-name="ce74">
            <text:p>18.0</text:p>
          </table:table-cell>
          <table:table-cell office:value-type="float" office:value="18.383420019872684" table:style-name="ce74">
            <text:p>18.4</text:p>
          </table:table-cell>
          <table:table-cell office:value-type="float" office:value="15.179242872396365" table:style-name="ce74">
            <text:p>15.2</text:p>
          </table:table-cell>
          <table:table-cell office:value-type="float" office:value="14.081741979390628" table:style-name="ce74">
            <text:p>14.1</text:p>
          </table:table-cell>
          <table:table-cell office:value-type="float" office:value="13.265743176402939" table:style-name="ce74">
            <text:p>13.3</text:p>
          </table:table-cell>
          <table:table-cell office:value-type="float" office:value="16.683605534944014" table:style-name="ce74">
            <text:p>16.7</text:p>
          </table:table-cell>
          <table:table-cell office:value-type="float" office:value="17.14227145610527" table:style-name="ce74">
            <text:p>17.1</text:p>
          </table:table-cell>
          <table:table-cell office:value-type="float" office:value="19.885235217017811" table:style-name="ce74">
            <text:p>19.9</text:p>
          </table:table-cell>
          <table:table-cell office:value-type="float" office:value="13.522165954742899" table:style-name="ce74">
            <text:p>13.5</text:p>
          </table:table-cell>
          <table:table-cell office:value-type="float" office:value="17.963688972675396" table:style-name="ce74">
            <text:p>18.0</text:p>
          </table:table-cell>
          <table:table-cell office:value-type="float" office:value="17.951955038660707" table:style-name="ce74">
            <text:p>18.0</text:p>
          </table:table-cell>
          <table:table-cell office:value-type="float" office:value="14.987596014907112" table:style-name="ce74">
            <text:p>15.0</text:p>
          </table:table-cell>
          <table:table-cell office:value-type="float" office:value="14.763178736591962" table:style-name="ce74">
            <text:p>14.8</text:p>
          </table:table-cell>
          <table:table-cell office:value-type="float" office:value="16.330115706627758" table:style-name="ce74">
            <text:p>16.3</text:p>
          </table:table-cell>
          <table:table-cell office:value-type="float" office:value="14.79717763279961" table:style-name="ce74">
            <text:p>14.8</text:p>
          </table:table-cell>
          <table:table-cell office:value-type="float" office:value="15.331740189720602" table:style-name="ce74">
            <text:p>15.3</text:p>
          </table:table-cell>
          <table:table-cell office:value-type="float" office:value="7.624166522334991" table:style-name="ce74">
            <text:p>7.6</text:p>
          </table:table-cell>
          <table:table-cell office:value-type="float" office:value="8.3003702239396944" table:style-name="ce74">
            <text:p>8.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73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3.5718379735463843" table:style-name="ce73">
            <text:p>3.6</text:p>
          </table:table-cell>
          <table:table-cell office:value-type="float" office:value="3.8304073751021646" table:style-name="ce73">
            <text:p>3.8</text:p>
          </table:table-cell>
          <table:table-cell office:value-type="float" office:value="3.5256705408275466" table:style-name="ce73">
            <text:p>3.5</text:p>
          </table:table-cell>
          <table:table-cell office:value-type="float" office:value="3.8215507504506352" table:style-name="ce73">
            <text:p>3.8</text:p>
          </table:table-cell>
          <table:table-cell office:value-type="float" office:value="3.6808056776480513" table:style-name="ce73">
            <text:p>3.7</text:p>
          </table:table-cell>
          <table:table-cell office:value-type="float" office:value="3.6818322727870605" table:style-name="ce73">
            <text:p>3.7</text:p>
          </table:table-cell>
          <table:table-cell office:value-type="float" office:value="3.6961331303714302" table:style-name="ce73">
            <text:p>3.7</text:p>
          </table:table-cell>
          <table:table-cell office:value-type="float" office:value="3.6021582528765586" table:style-name="ce73">
            <text:p>3.6</text:p>
          </table:table-cell>
          <table:table-cell office:value-type="float" office:value="3.5403178383230993" table:style-name="ce73">
            <text:p>3.5</text:p>
          </table:table-cell>
          <table:table-cell office:value-type="float" office:value="3.7395874247128167" table:style-name="ce73">
            <text:p>3.7</text:p>
          </table:table-cell>
          <table:table-cell office:value-type="float" office:value="3.9733589368189022" table:style-name="ce73">
            <text:p>4.0</text:p>
          </table:table-cell>
          <table:table-cell office:value-type="float" office:value="3.6650829806698884" table:style-name="ce73">
            <text:p>3.7</text:p>
          </table:table-cell>
          <table:table-cell office:value-type="float" office:value="3.7782600826954584" table:style-name="ce73">
            <text:p>3.8</text:p>
          </table:table-cell>
          <table:table-cell office:value-type="float" office:value="3.911806825236944" table:style-name="ce73">
            <text:p>3.9</text:p>
          </table:table-cell>
          <table:table-cell office:value-type="float" office:value="3.5275504513917775" table:style-name="ce73">
            <text:p>3.5</text:p>
          </table:table-cell>
          <table:table-cell office:value-type="float" office:value="4.2208589264093961" table:style-name="ce73">
            <text:p>4.2</text:p>
          </table:table-cell>
          <table:table-cell office:value-type="float" office:value="3.6895886004601595" table:style-name="ce73">
            <text:p>3.7</text:p>
          </table:table-cell>
          <table:table-cell office:value-type="float" office:value="3.6769625655431892" table:style-name="ce73">
            <text:p>3.7</text:p>
          </table:table-cell>
          <table:table-cell office:value-type="float" office:value="4.1398515550472528" table:style-name="ce73">
            <text:p>4.1</text:p>
          </table:table-cell>
          <table:table-cell office:value-type="float" office:value="3.3085374201914939" table:style-name="ce73">
            <text:p>3.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4.568339062423461" table:style-name="ce73">
            <text:p>4.6</text:p>
          </table:table-cell>
          <table:table-cell office:value-type="float" office:value="4.425793757361367" table:style-name="ce73">
            <text:p>4.4</text:p>
          </table:table-cell>
          <table:table-cell office:value-type="float" office:value="4.3216161418240286" table:style-name="ce73">
            <text:p>4.3</text:p>
          </table:table-cell>
          <table:table-cell office:value-type="float" office:value="4.4095640794404094" table:style-name="ce73">
            <text:p>4.4</text:p>
          </table:table-cell>
          <table:table-cell office:value-type="float" office:value="4.6829924917794514" table:style-name="ce73">
            <text:p>4.7</text:p>
          </table:table-cell>
          <table:table-cell office:value-type="float" office:value="4.9169848468830324" table:style-name="ce73">
            <text:p>4.9</text:p>
          </table:table-cell>
          <table:table-cell office:value-type="float" office:value="4.855960547929044" table:style-name="ce73">
            <text:p>4.9</text:p>
          </table:table-cell>
          <table:table-cell office:value-type="float" office:value="4.6644163517337027" table:style-name="ce73">
            <text:p>4.7</text:p>
          </table:table-cell>
          <table:table-cell office:value-type="float" office:value="4.7479228396614603" table:style-name="ce73">
            <text:p>4.7</text:p>
          </table:table-cell>
          <table:table-cell office:value-type="float" office:value="4.8887803683594955" table:style-name="ce73">
            <text:p>4.9</text:p>
          </table:table-cell>
          <table:table-cell office:value-type="float" office:value="5.2667015219864437" table:style-name="ce73">
            <text:p>5.3</text:p>
          </table:table-cell>
          <table:table-cell office:value-type="float" office:value="4.8724887851697547" table:style-name="ce73">
            <text:p>4.9</text:p>
          </table:table-cell>
          <table:table-cell office:value-type="float" office:value="4.9870843081152856" table:style-name="ce73">
            <text:p>5.0</text:p>
          </table:table-cell>
          <table:table-cell office:value-type="float" office:value="4.9524372807256265" table:style-name="ce73">
            <text:p>5.0</text:p>
          </table:table-cell>
          <table:table-cell office:value-type="float" office:value="5.0858726303487973" table:style-name="ce73">
            <text:p>5.1</text:p>
          </table:table-cell>
          <table:table-cell office:value-type="float" office:value="4.867282909281843" table:style-name="ce73">
            <text:p>4.9</text:p>
          </table:table-cell>
          <table:table-cell office:value-type="float" office:value="5.3203851226444714" table:style-name="ce73">
            <text:p>5.3</text:p>
          </table:table-cell>
          <table:table-cell office:value-type="float" office:value="5.124692707238891" table:style-name="ce73">
            <text:p>5.1</text:p>
          </table:table-cell>
          <table:table-cell office:value-type="float" office:value="5.2267861391926314" table:style-name="ce73">
            <text:p>5.2</text:p>
          </table:table-cell>
          <table:table-cell office:value-type="float" office:value="5.7438277038612675" table:style-name="ce73">
            <text:p>5.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82.246029282280148" table:style-name="ce73">
            <text:p>82.2</text:p>
          </table:table-cell>
          <table:table-cell office:value-type="float" office:value="90.854256218456101" table:style-name="ce73">
            <text:p>90.9</text:p>
          </table:table-cell>
          <table:table-cell office:value-type="float" office:value="95.730751699591622" table:style-name="ce73">
            <text:p>95.7</text:p>
          </table:table-cell>
          <table:table-cell office:value-type="float" office:value="96.980920932395051" table:style-name="ce73">
            <text:p>97.0</text:p>
          </table:table-cell>
          <table:table-cell office:value-type="float" office:value="96.267654006916487" table:style-name="ce73">
            <text:p>96.3</text:p>
          </table:table-cell>
          <table:table-cell office:value-type="float" office:value="66.999318705700276" table:style-name="ce73">
            <text:p>67.0</text:p>
          </table:table-cell>
          <table:table-cell office:value-type="float" office:value="81.969657185336573" table:style-name="ce73">
            <text:p>82.0</text:p>
          </table:table-cell>
          <table:table-cell office:value-type="float" office:value="89.005508538450755" table:style-name="ce73">
            <text:p>89.0</text:p>
          </table:table-cell>
          <table:table-cell office:value-type="float" office:value="106.98151019616398" table:style-name="ce73">
            <text:p>107.0</text:p>
          </table:table-cell>
          <table:table-cell office:value-type="float" office:value="101.75212244148348" table:style-name="ce73">
            <text:p>101.8</text:p>
          </table:table-cell>
          <table:table-cell office:value-type="float" office:value="92.997275263958713" table:style-name="ce73">
            <text:p>93.0</text:p>
          </table:table-cell>
          <table:table-cell office:value-type="float" office:value="99.723601388123697" table:style-name="ce73">
            <text:p>99.7</text:p>
          </table:table-cell>
          <table:table-cell office:value-type="float" office:value="69.285601259682934" table:style-name="ce73">
            <text:p>69.3</text:p>
          </table:table-cell>
          <table:table-cell office:value-type="float" office:value="78.889326889842252" table:style-name="ce73">
            <text:p>78.9</text:p>
          </table:table-cell>
          <table:table-cell office:value-type="float" office:value="91.131037223499888" table:style-name="ce73">
            <text:p>91.1</text:p>
          </table:table-cell>
          <table:table-cell office:value-type="float" office:value="77.633120004901684" table:style-name="ce73">
            <text:p>77.6</text:p>
          </table:table-cell>
          <table:table-cell office:value-type="float" office:value="103.05114543151157" table:style-name="ce73">
            <text:p>103.1</text:p>
          </table:table-cell>
          <table:table-cell office:value-type="float" office:value="86.169968126920466" table:style-name="ce73">
            <text:p>86.2</text:p>
          </table:table-cell>
          <table:table-cell office:value-type="float" office:value="147.8024980387456" table:style-name="ce73">
            <text:p>147.8</text:p>
          </table:table-cell>
          <table:table-cell office:value-type="float" office:value="110.84020576734309" table:style-name="ce73">
            <text:p>110.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8.5083543099813319" table:style-name="ce73">
            <text:p>8.5</text:p>
          </table:table-cell>
          <table:table-cell office:value-type="float" office:value="8.2829801800641949" table:style-name="ce73">
            <text:p>8.3</text:p>
          </table:table-cell>
          <table:table-cell office:value-type="float" office:value="8.8298212313685358" table:style-name="ce73">
            <text:p>8.8</text:p>
          </table:table-cell>
          <table:table-cell office:value-type="float" office:value="8.534249004614459" table:style-name="ce73">
            <text:p>8.5</text:p>
          </table:table-cell>
          <table:table-cell office:value-type="float" office:value="8.6706370798734724" table:style-name="ce73">
            <text:p>8.7</text:p>
          </table:table-cell>
          <table:table-cell office:value-type="float" office:value="8.0342383445885392" table:style-name="ce73">
            <text:p>8.0</text:p>
          </table:table-cell>
          <table:table-cell office:value-type="float" office:value="7.6251316179127508" table:style-name="ce73">
            <text:p>7.6</text:p>
          </table:table-cell>
          <table:table-cell office:value-type="float" office:value="8.1816110567705316" table:style-name="ce73">
            <text:p>8.2</text:p>
          </table:table-cell>
          <table:table-cell office:value-type="float" office:value="8.459610958658093" table:style-name="ce73">
            <text:p>8.5</text:p>
          </table:table-cell>
          <table:table-cell office:value-type="float" office:value="8.0973859115254534" table:style-name="ce73">
            <text:p>8.1</text:p>
          </table:table-cell>
          <table:table-cell office:value-type="float" office:value="8.343925761206096" table:style-name="ce73">
            <text:p>8.3</text:p>
          </table:table-cell>
          <table:table-cell office:value-type="float" office:value="8.6572303468080865" table:style-name="ce73">
            <text:p>8.7</text:p>
          </table:table-cell>
          <table:table-cell office:value-type="float" office:value="8.6708210787463624" table:style-name="ce73">
            <text:p>8.7</text:p>
          </table:table-cell>
          <table:table-cell office:value-type="float" office:value="8.8326617881973171" table:style-name="ce73">
            <text:p>8.8</text:p>
          </table:table-cell>
          <table:table-cell office:value-type="float" office:value="9.2344251364627272" table:style-name="ce73">
            <text:p>9.2</text:p>
          </table:table-cell>
          <table:table-cell office:value-type="float" office:value="9.5306975360240926" table:style-name="ce73">
            <text:p>9.5</text:p>
          </table:table-cell>
          <table:table-cell office:value-type="float" office:value="8.8994431882641543" table:style-name="ce73">
            <text:p>8.9</text:p>
          </table:table-cell>
          <table:table-cell office:value-type="float" office:value="8.6390132890909843" table:style-name="ce73">
            <text:p>8.6</text:p>
          </table:table-cell>
          <table:table-cell office:value-type="float" office:value="9.240799669819431" table:style-name="ce73">
            <text:p>9.2</text:p>
          </table:table-cell>
          <table:table-cell office:value-type="float" office:value="8.9009389282110725" table:style-name="ce73">
            <text:p>8.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35.817154689538768" table:style-name="ce73">
            <text:p>35.8</text:p>
          </table:table-cell>
          <table:table-cell office:value-type="float" office:value="31.463885298384689" table:style-name="ce73">
            <text:p>31.5</text:p>
          </table:table-cell>
          <table:table-cell office:value-type="float" office:value="29.625989539225454" table:style-name="ce73">
            <text:p>29.6</text:p>
          </table:table-cell>
          <table:table-cell office:value-type="float" office:value="32.665288774019714" table:style-name="ce73">
            <text:p>32.7</text:p>
          </table:table-cell>
          <table:table-cell office:value-type="float" office:value="32.327708161832064" table:style-name="ce73">
            <text:p>32.3</text:p>
          </table:table-cell>
          <table:table-cell office:value-type="float" office:value="32.639970942669613" table:style-name="ce73">
            <text:p>32.6</text:p>
          </table:table-cell>
          <table:table-cell office:value-type="float" office:value="30.399574860463414" table:style-name="ce73">
            <text:p>30.4</text:p>
          </table:table-cell>
          <table:table-cell office:value-type="float" office:value="31.545597501081382" table:style-name="ce73">
            <text:p>31.5</text:p>
          </table:table-cell>
          <table:table-cell office:value-type="float" office:value="30.631451697598116" table:style-name="ce73">
            <text:p>30.6</text:p>
          </table:table-cell>
          <table:table-cell office:value-type="float" office:value="31.512166747208823" table:style-name="ce73">
            <text:p>31.5</text:p>
          </table:table-cell>
          <table:table-cell office:value-type="float" office:value="32.288533661361527" table:style-name="ce73">
            <text:p>32.3</text:p>
          </table:table-cell>
          <table:table-cell office:value-type="float" office:value="30.778535903766077" table:style-name="ce73">
            <text:p>30.8</text:p>
          </table:table-cell>
          <table:table-cell office:value-type="float" office:value="28.51304116896339" table:style-name="ce73">
            <text:p>28.5</text:p>
          </table:table-cell>
          <table:table-cell office:value-type="float" office:value="32.709860151551702" table:style-name="ce73">
            <text:p>32.7</text:p>
          </table:table-cell>
          <table:table-cell office:value-type="float" office:value="28.554918856910511" table:style-name="ce73">
            <text:p>28.6</text:p>
          </table:table-cell>
          <table:table-cell office:value-type="float" office:value="29.337669808493729" table:style-name="ce73">
            <text:p>29.3</text:p>
          </table:table-cell>
          <table:table-cell office:value-type="float" office:value="30.871249198032551" table:style-name="ce73">
            <text:p>30.9</text:p>
          </table:table-cell>
          <table:table-cell office:value-type="float" office:value="32.338569521606253" table:style-name="ce73">
            <text:p>32.3</text:p>
          </table:table-cell>
          <table:table-cell office:value-type="float" office:value="24.968801394096538" table:style-name="ce73">
            <text:p>25.0</text:p>
          </table:table-cell>
          <table:table-cell office:value-type="float" office:value="29.020866947252387" table:style-name="ce73">
            <text:p>29.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4.4431250400626974" table:style-name="ce73">
            <text:p>4.4</text:p>
          </table:table-cell>
          <table:table-cell office:value-type="float" office:value="4.2950697110678897" table:style-name="ce73">
            <text:p>4.3</text:p>
          </table:table-cell>
          <table:table-cell office:value-type="float" office:value="4.2282213523651109" table:style-name="ce73">
            <text:p>4.2</text:p>
          </table:table-cell>
          <table:table-cell office:value-type="float" office:value="4.8278726734581676" table:style-name="ce73">
            <text:p>4.8</text:p>
          </table:table-cell>
          <table:table-cell office:value-type="float" office:value="4.7885622297808457" table:style-name="ce73">
            <text:p>4.8</text:p>
          </table:table-cell>
          <table:table-cell office:value-type="float" office:value="4.4813176002120008" table:style-name="ce73">
            <text:p>4.5</text:p>
          </table:table-cell>
          <table:table-cell office:value-type="float" office:value="4.5349029574319104" table:style-name="ce73">
            <text:p>4.5</text:p>
          </table:table-cell>
          <table:table-cell office:value-type="float" office:value="4.9091137956479143" table:style-name="ce73">
            <text:p>4.9</text:p>
          </table:table-cell>
          <table:table-cell office:value-type="float" office:value="4.776956568623552" table:style-name="ce73">
            <text:p>4.8</text:p>
          </table:table-cell>
          <table:table-cell office:value-type="float" office:value="5.139141834778437" table:style-name="ce73">
            <text:p>5.1</text:p>
          </table:table-cell>
          <table:table-cell office:value-type="float" office:value="4.788304507646056" table:style-name="ce73">
            <text:p>4.8</text:p>
          </table:table-cell>
          <table:table-cell office:value-type="float" office:value="4.9803279240700897" table:style-name="ce73">
            <text:p>5.0</text:p>
          </table:table-cell>
          <table:table-cell office:value-type="float" office:value="4.9503853974518668" table:style-name="ce73">
            <text:p>5.0</text:p>
          </table:table-cell>
          <table:table-cell office:value-type="float" office:value="5.1820771700438897" table:style-name="ce73">
            <text:p>5.2</text:p>
          </table:table-cell>
          <table:table-cell office:value-type="float" office:value="4.9962602447921887" table:style-name="ce73">
            <text:p>5.0</text:p>
          </table:table-cell>
          <table:table-cell office:value-type="float" office:value="5.5966095871209847" table:style-name="ce73">
            <text:p>5.6</text:p>
          </table:table-cell>
          <table:table-cell office:value-type="float" office:value="5.5362039251965411" table:style-name="ce73">
            <text:p>5.5</text:p>
          </table:table-cell>
          <table:table-cell office:value-type="float" office:value="5.0343337237511276" table:style-name="ce73">
            <text:p>5.0</text:p>
          </table:table-cell>
          <table:table-cell office:value-type="float" office:value="4.6528571276284714" table:style-name="ce73">
            <text:p>4.7</text:p>
          </table:table-cell>
          <table:table-cell office:value-type="float" office:value="4.9004239240900977" table:style-name="ce73">
            <text:p>4.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20.645966179495979" table:style-name="ce74">
            <text:p>20.6</text:p>
          </table:table-cell>
          <table:table-cell office:value-type="float" office:value="27.392487126200667" table:style-name="ce74">
            <text:p>27.4</text:p>
          </table:table-cell>
          <table:table-cell office:value-type="float" office:value="21.731829068306254" table:style-name="ce74">
            <text:p>21.7</text:p>
          </table:table-cell>
          <table:table-cell office:value-type="float" office:value="22.886934835451424" table:style-name="ce74">
            <text:p>22.9</text:p>
          </table:table-cell>
          <table:table-cell office:value-type="float" office:value="24.520766961386304" table:style-name="ce74">
            <text:p>24.5</text:p>
          </table:table-cell>
          <table:table-cell office:value-type="float" office:value="36.958767845368719" table:style-name="ce74">
            <text:p>37.0</text:p>
          </table:table-cell>
          <table:table-cell office:value-type="float" office:value="32.611690887336387" table:style-name="ce74">
            <text:p>32.6</text:p>
          </table:table-cell>
          <table:table-cell office:value-type="float" office:value="25.498216757964752" table:style-name="ce74">
            <text:p>25.5</text:p>
          </table:table-cell>
          <table:table-cell office:value-type="float" office:value="25.43982480009759" table:style-name="ce74">
            <text:p>25.4</text:p>
          </table:table-cell>
          <table:table-cell office:value-type="float" office:value="17.309080561425546" table:style-name="ce74">
            <text:p>17.3</text:p>
          </table:table-cell>
          <table:table-cell office:value-type="float" office:value="11.875084847618997" table:style-name="ce74">
            <text:p>11.9</text:p>
          </table:table-cell>
          <table:table-cell office:value-type="float" office:value="21.532177154281669" table:style-name="ce74">
            <text:p>21.5</text:p>
          </table:table-cell>
          <table:table-cell office:value-type="float" office:value="12.874279014293586" table:style-name="ce74">
            <text:p>12.9</text:p>
          </table:table-cell>
          <table:table-cell office:value-type="float" office:value="19.53503075707432" table:style-name="ce74">
            <text:p>19.5</text:p>
          </table:table-cell>
          <table:table-cell office:value-type="float" office:value="23.091167783753811" table:style-name="ce74">
            <text:p>23.1</text:p>
          </table:table-cell>
          <table:table-cell office:value-type="float" office:value="13.459252388632009" table:style-name="ce74">
            <text:p>13.5</text:p>
          </table:table-cell>
          <table:table-cell office:value-type="float" office:value="10.909346775059921" table:style-name="ce74">
            <text:p>10.9</text:p>
          </table:table-cell>
          <table:table-cell office:value-type="float" office:value="16.206318690398351" table:style-name="ce74">
            <text:p>16.2</text:p>
          </table:table-cell>
          <table:table-cell office:value-type="float" office:value="6.4678639247198735" table:style-name="ce74">
            <text:p>6.5</text:p>
          </table:table-cell>
          <table:table-cell office:value-type="float" office:value="5.378161593124859" table:style-name="ce74">
            <text:p>5.4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All modes</text:p>
          </table:table-cell>
          <table:table-cell office:value-type="float" office:value="6.6951521984835489" table:style-name="ce73">
            <text:p>6.7</text:p>
          </table:table-cell>
          <table:table-cell office:value-type="float" office:value="6.805108134192329" table:style-name="ce73">
            <text:p>6.8</text:p>
          </table:table-cell>
          <table:table-cell office:value-type="float" office:value="6.7015814603906589" table:style-name="ce73">
            <text:p>6.7</text:p>
          </table:table-cell>
          <table:table-cell office:value-type="float" office:value="6.7137425705532756" table:style-name="ce73">
            <text:p>6.7</text:p>
          </table:table-cell>
          <table:table-cell office:value-type="float" office:value="6.6620296443255063" table:style-name="ce73">
            <text:p>6.7</text:p>
          </table:table-cell>
          <table:table-cell office:value-type="float" office:value="7.1486341623490146" table:style-name="ce73">
            <text:p>7.1</text:p>
          </table:table-cell>
          <table:table-cell office:value-type="float" office:value="6.7917556399310914" table:style-name="ce73">
            <text:p>6.8</text:p>
          </table:table-cell>
          <table:table-cell office:value-type="float" office:value="6.7390269034507524" table:style-name="ce73">
            <text:p>6.7</text:p>
          </table:table-cell>
          <table:table-cell office:value-type="float" office:value="6.8210070971025614" table:style-name="ce73">
            <text:p>6.8</text:p>
          </table:table-cell>
          <table:table-cell office:value-type="float" office:value="6.9602988522053995" table:style-name="ce73">
            <text:p>7.0</text:p>
          </table:table-cell>
          <table:table-cell office:value-type="float" office:value="6.8013388195473725" table:style-name="ce73">
            <text:p>6.8</text:p>
          </table:table-cell>
          <table:table-cell office:value-type="float" office:value="6.9940393278387827" table:style-name="ce73">
            <text:p>7.0</text:p>
          </table:table-cell>
          <table:table-cell office:value-type="float" office:value="6.8996658168863076" table:style-name="ce73">
            <text:p>6.9</text:p>
          </table:table-cell>
          <table:table-cell office:value-type="float" office:value="7.1291272758057236" table:style-name="ce73">
            <text:p>7.1</text:p>
          </table:table-cell>
          <table:table-cell office:value-type="float" office:value="6.8112160686547627" table:style-name="ce73">
            <text:p>6.8</text:p>
          </table:table-cell>
          <table:table-cell office:value-type="float" office:value="6.7524224740803316" table:style-name="ce73">
            <text:p>6.8</text:p>
          </table:table-cell>
          <table:table-cell office:value-type="float" office:value="6.6210593506680944" table:style-name="ce73">
            <text:p>6.6</text:p>
          </table:table-cell>
          <table:table-cell office:value-type="float" office:value="6.8232883920368188" table:style-name="ce73">
            <text:p>6.8</text:p>
          </table:table-cell>
          <table:table-cell office:value-type="float" office:value="5.866964811922724" table:style-name="ce73">
            <text:p>5.9</text:p>
          </table:table-cell>
          <table:table-cell office:value-type="float" office:value="5.7213281277672658" table:style-name="ce73">
            <text:p>5.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style-name="ce28"/>
          <table:table-cell table:number-columns-repeated="9" table:style-name="ce75"/>
          <table:table-cell table:style-name="ce5"/>
          <table:table-cell table:number-columns-repeated="9" table:style-name="ce75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61">
            <text:p><text:s text:c="3"/>trips ('000s)</text:p>
          </table:table-cell>
          <table:table-cell office:value-type="float" office:value="279.40699999999998" table:style-name="ce40">
            <text:p>279</text:p>
          </table:table-cell>
          <table:table-cell office:value-type="float" office:value="317.64699999999999" table:style-name="ce40">
            <text:p>318</text:p>
          </table:table-cell>
          <table:table-cell office:value-type="float" office:value="313.666" table:style-name="ce40">
            <text:p>314</text:p>
          </table:table-cell>
          <table:table-cell office:value-type="float" office:value="324.11599999999999" table:style-name="ce40">
            <text:p>324</text:p>
          </table:table-cell>
          <table:table-cell office:value-type="float" office:value="316.721" table:style-name="ce40">
            <text:p>317</text:p>
          </table:table-cell>
          <table:table-cell office:value-type="float" office:value="303.101" table:style-name="ce40">
            <text:p>303</text:p>
          </table:table-cell>
          <table:table-cell office:value-type="float" office:value="294.60500000000002" table:style-name="ce40">
            <text:p>295</text:p>
          </table:table-cell>
          <table:table-cell office:value-type="float" office:value="312.26299999999998" table:style-name="ce40">
            <text:p>312</text:p>
          </table:table-cell>
          <table:table-cell office:value-type="float" office:value="292.33199999999999" table:style-name="ce40">
            <text:p>292</text:p>
          </table:table-cell>
          <table:table-cell office:value-type="float" office:value="273.411" table:style-name="ce40">
            <text:p>273</text:p>
          </table:table-cell>
          <table:table-cell office:value-type="float" office:value="290.89299999999997" table:style-name="ce40">
            <text:p>291</text:p>
          </table:table-cell>
          <table:table-cell office:value-type="float" office:value="273.75099999999998" table:style-name="ce40">
            <text:p>274</text:p>
          </table:table-cell>
          <table:table-cell office:value-type="float" office:value="280.05200000000002" table:style-name="ce40">
            <text:p>280</text:p>
          </table:table-cell>
          <table:table-cell office:value-type="float" office:value="259.46499999999997" table:style-name="ce40">
            <text:p>259</text:p>
          </table:table-cell>
          <table:table-cell office:value-type="float" office:value="276.45" table:style-name="ce40">
            <text:p>276</text:p>
          </table:table-cell>
          <table:table-cell office:value-type="float" office:value="256.45699999999999" table:style-name="ce40">
            <text:p>256</text:p>
          </table:table-cell>
          <table:table-cell office:value-type="float" office:value="256.262" table:style-name="ce40">
            <text:p>256</text:p>
          </table:table-cell>
          <table:table-cell office:value-type="float" office:value="249.85599999999999" table:style-name="ce40">
            <text:p>250</text:p>
          </table:table-cell>
          <table:table-cell office:value-type="float" office:value="85.643000000000001" table:style-name="ce40">
            <text:p>86</text:p>
          </table:table-cell>
          <table:table-cell office:value-type="float" office:value="129.845" table:style-name="ce40">
            <text:p>13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number-columns-repeated="22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10">
            <text:p>Average time spent travelling<text:span text:style-name="T5">5</text:span><text:s/>by main mode: England, from 2002</text:p>
          </table:table-cell>
          <table:table-cell table:number-columns-repeated="21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table:style-name="ce14"/>
          <table:table-cell table:number-columns-repeated="17" table:style-name="ce57"/>
          <table:table-cell table:style-name="ce14"/>
          <table:table-cell table:number-columns-repeated="2" table:style-name="ce57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17"/>
          <table:table-cell office:value-type="string" table:number-columns-spanned="20" table:number-rows-spanned="1" table:style-name="ce92">
            <text:p>Total time spent travelling (hours per person per year)</text:p>
          </table:table-cell>
          <table:covered-table-cell table:number-columns-repeated="19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76">
            <text:p>Main mode</text:p>
          </table:table-cell>
          <table:table-cell office:value-type="float" office:value="2002" table:style-name="ce77">
            <text:p>2002</text:p>
          </table:table-cell>
          <table:table-cell office:value-type="float" office:value="2003" table:style-name="ce77">
            <text:p>2003</text:p>
          </table:table-cell>
          <table:table-cell office:value-type="float" office:value="2004" table:style-name="ce77">
            <text:p>2004</text:p>
          </table:table-cell>
          <table:table-cell office:value-type="float" office:value="2005" table:style-name="ce77">
            <text:p>2005</text:p>
          </table:table-cell>
          <table:table-cell office:value-type="float" office:value="2006" table:style-name="ce77">
            <text:p>2006</text:p>
          </table:table-cell>
          <table:table-cell office:value-type="float" office:value="2007" table:style-name="ce77">
            <text:p>2007</text:p>
          </table:table-cell>
          <table:table-cell office:value-type="float" office:value="2008" table:style-name="ce77">
            <text:p>2008</text:p>
          </table:table-cell>
          <table:table-cell office:value-type="float" office:value="2009" table:style-name="ce77">
            <text:p>2009</text:p>
          </table:table-cell>
          <table:table-cell office:value-type="float" office:value="2010" table:style-name="ce77">
            <text:p>2010</text:p>
          </table:table-cell>
          <table:table-cell office:value-type="float" office:value="2011" table:style-name="ce77">
            <text:p>2011</text:p>
          </table:table-cell>
          <table:table-cell office:value-type="float" office:value="2012" table:style-name="ce77">
            <text:p>2012</text:p>
          </table:table-cell>
          <table:table-cell office:value-type="float" office:value="2013" table:style-name="ce77">
            <text:p>2013</text:p>
          </table:table-cell>
          <table:table-cell office:value-type="float" office:value="2014" table:style-name="ce77">
            <text:p>2014</text:p>
          </table:table-cell>
          <table:table-cell office:value-type="float" office:value="2015" table:style-name="ce77">
            <text:p>2015</text:p>
          </table:table-cell>
          <table:table-cell office:value-type="float" office:value="2016" table:style-name="ce77">
            <text:p>2016</text:p>
          </table:table-cell>
          <table:table-cell office:value-type="float" office:value="2017" table:style-name="ce77">
            <text:p>2017</text:p>
          </table:table-cell>
          <table:table-cell office:value-type="float" office:value="2018" table:style-name="ce77">
            <text:p>2018</text:p>
          </table:table-cell>
          <table:table-cell office:value-type="float" office:value="2019" table:style-name="ce77">
            <text:p>2019</text:p>
          </table:table-cell>
          <table:table-cell office:value-type="float" office:value="2020" table:style-name="ce77">
            <text:p>2020</text:p>
          </table:table-cell>
          <table:table-cell office:value-type="float" office:value="2021" table:style-name="ce77">
            <text:p>2021</text:p>
          </table:table-cell>
          <table:table-cell table:style-name="ce27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8" table:style-name="ce75"/>
          <table:table-cell table:number-columns-repeated="2" table:style-name="ce25"/>
          <table:table-cell table:style-name="ce5"/>
          <table:table-cell table:number-columns-repeated="3" table:style-name="ce25"/>
          <table:table-cell table:number-columns-repeated="7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72.367480657947127" table:style-name="ce28">
            <text:p>72</text:p>
          </table:table-cell>
          <table:table-cell office:value-type="float" office:value="69.345006334503367" table:style-name="ce28">
            <text:p>69</text:p>
          </table:table-cell>
          <table:table-cell office:value-type="float" office:value="72.319962672330931" table:style-name="ce28">
            <text:p>72</text:p>
          </table:table-cell>
          <table:table-cell office:value-type="float" office:value="71.300552402423122" table:style-name="ce28">
            <text:p>71</text:p>
          </table:table-cell>
          <table:table-cell office:value-type="float" office:value="71.877131938325334" table:style-name="ce28">
            <text:p>72</text:p>
          </table:table-cell>
          <table:table-cell office:value-type="float" office:value="65.670381954278113" table:style-name="ce28">
            <text:p>66</text:p>
          </table:table-cell>
          <table:table-cell office:value-type="float" office:value="65.957463983135298" table:style-name="ce28">
            <text:p>66</text:p>
          </table:table-cell>
          <table:table-cell office:value-type="float" office:value="69.300130417989791" table:style-name="ce28">
            <text:p>69</text:p>
          </table:table-cell>
          <table:table-cell office:value-type="float" office:value="63.369432574750576" table:style-name="ce28">
            <text:p>63</text:p>
          </table:table-cell>
          <table:table-cell office:value-type="float" office:value="66.664057927223539" table:style-name="ce28">
            <text:p>67</text:p>
          </table:table-cell>
          <table:table-cell office:value-type="float" office:value="63.873739736472025" table:style-name="ce28">
            <text:p>64</text:p>
          </table:table-cell>
          <table:table-cell office:value-type="float" office:value="64.236086052129792" table:style-name="ce28">
            <text:p>64</text:p>
          </table:table-cell>
          <table:table-cell office:value-type="float" office:value="62.413495873859937" table:style-name="ce28">
            <text:p>62</text:p>
          </table:table-cell>
          <table:table-cell office:value-type="float" office:value="64.663950567722637" table:style-name="ce28">
            <text:p>65</text:p>
          </table:table-cell>
          <table:table-cell office:value-type="float" office:value="66.211513736560093" table:style-name="ce28">
            <text:p>66</text:p>
          </table:table-cell>
          <table:table-cell office:value-type="float" office:value="70.154080661679885" table:style-name="ce28">
            <text:p>70</text:p>
          </table:table-cell>
          <table:table-cell office:value-type="float" office:value="71.771016629283807" table:style-name="ce28">
            <text:p>72</text:p>
          </table:table-cell>
          <table:table-cell office:value-type="float" office:value="69.82233058739709" table:style-name="ce28">
            <text:p>70</text:p>
          </table:table-cell>
          <table:table-cell office:value-type="float" office:value="76.645028258280291" table:style-name="ce28">
            <text:p>77</text:p>
          </table:table-cell>
          <table:table-cell office:value-type="float" office:value="74.07083603219354" table:style-name="ce28">
            <text:p>74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36.976873833273402" table:style-name="ce60">
            <text:p>37</text:p>
          </table:table-cell>
          <table:table-cell office:value-type="float" office:value="36.766621837102527" table:style-name="ce60">
            <text:p>37</text:p>
          </table:table-cell>
          <table:table-cell office:value-type="float" office:value="37.823058364046879" table:style-name="ce60">
            <text:p>38</text:p>
          </table:table-cell>
          <table:table-cell office:value-type="float" office:value="36.382298198344095" table:style-name="ce60">
            <text:p>36</text:p>
          </table:table-cell>
          <table:table-cell office:value-type="float" office:value="36.721782582542261" table:style-name="ce60">
            <text:p>37</text:p>
          </table:table-cell>
          <table:table-cell office:value-type="float" office:value="35.808964212495667" table:style-name="ce60">
            <text:p>36</text:p>
          </table:table-cell>
          <table:table-cell office:value-type="float" office:value="35.770693328591371" table:style-name="ce60">
            <text:p>36</text:p>
          </table:table-cell>
          <table:table-cell office:value-type="float" office:value="36.504980585219833" table:style-name="ce60">
            <text:p>37</text:p>
          </table:table-cell>
          <table:table-cell office:value-type="float" office:value="33.736795171050929" table:style-name="ce60">
            <text:p>34</text:p>
          </table:table-cell>
          <table:table-cell office:value-type="float" office:value="35.767243288405659" table:style-name="ce60">
            <text:p>36</text:p>
          </table:table-cell>
          <table:table-cell office:value-type="float" office:value="33.66564729466247" table:style-name="ce60">
            <text:p>34</text:p>
          </table:table-cell>
          <table:table-cell office:value-type="float" office:value="36.966768603741279" table:style-name="ce60">
            <text:p>37</text:p>
          </table:table-cell>
          <table:table-cell office:value-type="float" office:value="33.417325825653705" table:style-name="ce60">
            <text:p>33</text:p>
          </table:table-cell>
          <table:table-cell office:value-type="float" office:value="35.481743626979203" table:style-name="ce60">
            <text:p>35</text:p>
          </table:table-cell>
          <table:table-cell office:value-type="float" office:value="32.11448590557184" table:style-name="ce60">
            <text:p>32</text:p>
          </table:table-cell>
          <table:table-cell office:value-type="float" office:value="32.961740675448361" table:style-name="ce60">
            <text:p>33</text:p>
          </table:table-cell>
          <table:table-cell office:value-type="float" office:value="33.543311112580746" table:style-name="ce60">
            <text:p>34</text:p>
          </table:table-cell>
          <table:table-cell office:value-type="float" office:value="33.949617337326707" table:style-name="ce60">
            <text:p>34</text:p>
          </table:table-cell>
          <table:table-cell office:value-type="float" office:value="47.544292383967907" table:style-name="ce60">
            <text:p>48</text:p>
          </table:table-cell>
          <table:table-cell office:value-type="float" office:value="44.690494094366848" table:style-name="ce60">
            <text:p>4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5.3612614045027671" table:style-name="ce28">
            <text:p>5</text:p>
          </table:table-cell>
          <table:table-cell office:value-type="float" office:value="5.3403293979402742" table:style-name="ce28">
            <text:p>5</text:p>
          </table:table-cell>
          <table:table-cell office:value-type="float" office:value="5.3842393276653508" table:style-name="ce28">
            <text:p>5</text:p>
          </table:table-cell>
          <table:table-cell office:value-type="float" office:value="5.1840410670091535" table:style-name="ce28">
            <text:p>5</text:p>
          </table:table-cell>
          <table:table-cell office:value-type="float" office:value="5.6158660418554867" table:style-name="ce28">
            <text:p>6</text:p>
          </table:table-cell>
          <table:table-cell office:value-type="float" office:value="5.2174555589284353" table:style-name="ce28">
            <text:p>5</text:p>
          </table:table-cell>
          <table:table-cell office:value-type="float" office:value="5.7402590533390967" table:style-name="ce28">
            <text:p>6</text:p>
          </table:table-cell>
          <table:table-cell office:value-type="float" office:value="6.2176336604178353" table:style-name="ce28">
            <text:p>6</text:p>
          </table:table-cell>
          <table:table-cell office:value-type="float" office:value="5.5269220484757069" table:style-name="ce28">
            <text:p>6</text:p>
          </table:table-cell>
          <table:table-cell office:value-type="float" office:value="5.8944424130775941" table:style-name="ce28">
            <text:p>6</text:p>
          </table:table-cell>
          <table:table-cell office:value-type="float" office:value="6.4251514804203831" table:style-name="ce28">
            <text:p>6</text:p>
          </table:table-cell>
          <table:table-cell office:value-type="float" office:value="5.6349200222428086" table:style-name="ce28">
            <text:p>6</text:p>
          </table:table-cell>
          <table:table-cell office:value-type="float" office:value="6.9934476650521553" table:style-name="ce28">
            <text:p>7</text:p>
          </table:table-cell>
          <table:table-cell office:value-type="float" office:value="6.3166807835860217" table:style-name="ce28">
            <text:p>6</text:p>
          </table:table-cell>
          <table:table-cell office:value-type="float" office:value="5.8454526004908862" table:style-name="ce28">
            <text:p>6</text:p>
          </table:table-cell>
          <table:table-cell office:value-type="float" office:value="6.5055420069679313" table:style-name="ce28">
            <text:p>7</text:p>
          </table:table-cell>
          <table:table-cell office:value-type="float" office:value="6.6613471379474474" table:style-name="ce28">
            <text:p>7</text:p>
          </table:table-cell>
          <table:table-cell office:value-type="float" office:value="6.1637314707829782" table:style-name="ce28">
            <text:p>6</text:p>
          </table:table-cell>
          <table:table-cell office:value-type="float" office:value="10.066828387453221" table:style-name="ce28">
            <text:p>10</text:p>
          </table:table-cell>
          <table:table-cell office:value-type="float" office:value="6.4635841850800073" table:style-name="ce28">
            <text:p>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149.11155311828171" table:style-name="ce28">
            <text:p>149</text:p>
          </table:table-cell>
          <table:table-cell office:value-type="float" office:value="149.81319228350898" table:style-name="ce28">
            <text:p>150</text:p>
          </table:table-cell>
          <table:table-cell office:value-type="float" office:value="148.69394296202154" table:style-name="ce28">
            <text:p>149</text:p>
          </table:table-cell>
          <table:table-cell office:value-type="float" office:value="150.65241509116279" table:style-name="ce28">
            <text:p>151</text:p>
          </table:table-cell>
          <table:table-cell office:value-type="float" office:value="150.44857621916108" table:style-name="ce28">
            <text:p>150</text:p>
          </table:table-cell>
          <table:table-cell office:value-type="float" office:value="147.72846574100831" table:style-name="ce28">
            <text:p>148</text:p>
          </table:table-cell>
          <table:table-cell office:value-type="float" office:value="143.2274333646495" table:style-name="ce28">
            <text:p>143</text:p>
          </table:table-cell>
          <table:table-cell office:value-type="float" office:value="136.82829580162604" table:style-name="ce28">
            <text:p>137</text:p>
          </table:table-cell>
          <table:table-cell office:value-type="float" office:value="140.37652906254735" table:style-name="ce28">
            <text:p>140</text:p>
          </table:table-cell>
          <table:table-cell office:value-type="float" office:value="136.07528283100197" table:style-name="ce28">
            <text:p>136</text:p>
          </table:table-cell>
          <table:table-cell office:value-type="float" office:value="135.48417659918246" table:style-name="ce28">
            <text:p>135</text:p>
          </table:table-cell>
          <table:table-cell office:value-type="float" office:value="134.45492424517613" table:style-name="ce28">
            <text:p>134</text:p>
          </table:table-cell>
          <table:table-cell office:value-type="float" office:value="136.69320248290708" table:style-name="ce28">
            <text:p>137</text:p>
          </table:table-cell>
          <table:table-cell office:value-type="float" office:value="138.97521390289239" table:style-name="ce28">
            <text:p>139</text:p>
          </table:table-cell>
          <table:table-cell office:value-type="float" office:value="140.23873999192938" table:style-name="ce28">
            <text:p>140</text:p>
          </table:table-cell>
          <table:table-cell office:value-type="float" office:value="139.91253642129558" table:style-name="ce28">
            <text:p>140</text:p>
          </table:table-cell>
          <table:table-cell office:value-type="float" office:value="140.86978609034324" table:style-name="ce28">
            <text:p>141</text:p>
          </table:table-cell>
          <table:table-cell office:value-type="float" office:value="136.29460642120924" table:style-name="ce28">
            <text:p>136</text:p>
          </table:table-cell>
          <table:table-cell office:value-type="float" office:value="98.125291496148932" table:style-name="ce28">
            <text:p>98</text:p>
          </table:table-cell>
          <table:table-cell office:value-type="float" office:value="97.257962511729104" table:style-name="ce28">
            <text:p>97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85.51520796053255" table:style-name="ce28">
            <text:p>86</text:p>
          </table:table-cell>
          <table:table-cell office:value-type="float" office:value="84.775573229737518" table:style-name="ce28">
            <text:p>85</text:p>
          </table:table-cell>
          <table:table-cell office:value-type="float" office:value="82.648753868209468" table:style-name="ce28">
            <text:p>83</text:p>
          </table:table-cell>
          <table:table-cell office:value-type="float" office:value="85.096942313642359" table:style-name="ce28">
            <text:p>85</text:p>
          </table:table-cell>
          <table:table-cell office:value-type="float" office:value="81.834159802219673" table:style-name="ce28">
            <text:p>82</text:p>
          </table:table-cell>
          <table:table-cell office:value-type="float" office:value="81.820558527980594" table:style-name="ce28">
            <text:p>82</text:p>
          </table:table-cell>
          <table:table-cell office:value-type="float" office:value="81.342500761625786" table:style-name="ce28">
            <text:p>81</text:p>
          </table:table-cell>
          <table:table-cell office:value-type="float" office:value="81.331376956045872" table:style-name="ce28">
            <text:p>81</text:p>
          </table:table-cell>
          <table:table-cell office:value-type="float" office:value="76.824716436939084" table:style-name="ce28">
            <text:p>77</text:p>
          </table:table-cell>
          <table:table-cell office:value-type="float" office:value="77.359437580698412" table:style-name="ce28">
            <text:p>77</text:p>
          </table:table-cell>
          <table:table-cell office:value-type="float" office:value="75.480763405703286" table:style-name="ce28">
            <text:p>75</text:p>
          </table:table-cell>
          <table:table-cell office:value-type="float" office:value="77.175008121198417" table:style-name="ce28">
            <text:p>77</text:p>
          </table:table-cell>
          <table:table-cell office:value-type="float" office:value="75.118661826386742" table:style-name="ce28">
            <text:p>75</text:p>
          </table:table-cell>
          <table:table-cell office:value-type="float" office:value="77.538384949584668" table:style-name="ce28">
            <text:p>78</text:p>
          </table:table-cell>
          <table:table-cell office:value-type="float" office:value="75.133672478370571" table:style-name="ce28">
            <text:p>75</text:p>
          </table:table-cell>
          <table:table-cell office:value-type="float" office:value="76.258275744772561" table:style-name="ce28">
            <text:p>76</text:p>
          </table:table-cell>
          <table:table-cell office:value-type="float" office:value="75.899536345860852" table:style-name="ce28">
            <text:p>76</text:p>
          </table:table-cell>
          <table:table-cell office:value-type="float" office:value="75.209975186838761" table:style-name="ce28">
            <text:p>75</text:p>
          </table:table-cell>
          <table:table-cell office:value-type="float" office:value="47.845230417676952" table:style-name="ce28">
            <text:p>48</text:p>
          </table:table-cell>
          <table:table-cell office:value-type="float" office:value="50.92355375960031" table:style-name="ce28">
            <text:p>5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1.4182684447513714" table:style-name="ce28">
            <text:p>1</text:p>
          </table:table-cell>
          <table:table-cell office:value-type="float" office:value="1.6975752614809543" table:style-name="ce28">
            <text:p>2</text:p>
          </table:table-cell>
          <table:table-cell office:value-type="float" office:value="1.5751350880937316" table:style-name="ce28">
            <text:p>2</text:p>
          </table:table-cell>
          <table:table-cell office:value-type="float" office:value="1.518212468736432" table:style-name="ce28">
            <text:p>2</text:p>
          </table:table-cell>
          <table:table-cell office:value-type="float" office:value="1.5255109168376677" table:style-name="ce28">
            <text:p>2</text:p>
          </table:table-cell>
          <table:table-cell office:value-type="float" office:value="1.4652405522720018" table:style-name="ce28">
            <text:p>1</text:p>
          </table:table-cell>
          <table:table-cell office:value-type="float" office:value="1.6339683055793492" table:style-name="ce28">
            <text:p>2</text:p>
          </table:table-cell>
          <table:table-cell office:value-type="float" office:value="1.399587427117772" table:style-name="ce28">
            <text:p>1</text:p>
          </table:table-cell>
          <table:table-cell office:value-type="float" office:value="1.1734168908179787" table:style-name="ce28">
            <text:p>1</text:p>
          </table:table-cell>
          <table:table-cell office:value-type="float" office:value="1.5316667099124903" table:style-name="ce28">
            <text:p>2</text:p>
          </table:table-cell>
          <table:table-cell office:value-type="float" office:value="1.6200333096115784" table:style-name="ce28">
            <text:p>2</text:p>
          </table:table-cell>
          <table:table-cell office:value-type="float" office:value="1.2311553786441987" table:style-name="ce28">
            <text:p>1</text:p>
          </table:table-cell>
          <table:table-cell office:value-type="float" office:value="1.4453432378042548" table:style-name="ce28">
            <text:p>1</text:p>
          </table:table-cell>
          <table:table-cell office:value-type="float" office:value="1.2185518489028626" table:style-name="ce28">
            <text:p>1</text:p>
          </table:table-cell>
          <table:table-cell office:value-type="float" office:value="1.4630039606438929" table:style-name="ce28">
            <text:p>1</text:p>
          </table:table-cell>
          <table:table-cell office:value-type="float" office:value="1.6604513257734566" table:style-name="ce28">
            <text:p>2</text:p>
          </table:table-cell>
          <table:table-cell office:value-type="float" office:value="0.98605320143638697" table:style-name="ce28">
            <text:p>1</text:p>
          </table:table-cell>
          <table:table-cell office:value-type="float" office:value="0.86528235419615795" table:style-name="ce28">
            <text:p>1</text:p>
          </table:table-cell>
          <table:table-cell office:value-type="float" office:value="0.55909740416477882" table:style-name="ce28">
            <text:p>1</text:p>
          </table:table-cell>
          <table:table-cell office:value-type="float" office:value="0.73741738682707236" table:style-name="ce28">
            <text:p>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6.0736193100364106" table:style-name="ce33">
            <text:p>6</text:p>
          </table:table-cell>
          <table:table-cell office:value-type="float" office:value="6.7083602016977588" table:style-name="ce33">
            <text:p>7</text:p>
          </table:table-cell>
          <table:table-cell office:value-type="float" office:value="6.3506122695946354" table:style-name="ce33">
            <text:p>6</text:p>
          </table:table-cell>
          <table:table-cell office:value-type="float" office:value="6.5900622908681852" table:style-name="ce33">
            <text:p>7</text:p>
          </table:table-cell>
          <table:table-cell office:value-type="float" office:value="5.2518243189340073" table:style-name="ce33">
            <text:p>5</text:p>
          </table:table-cell>
          <table:table-cell office:value-type="float" office:value="5.3592582161622779" table:style-name="ce33">
            <text:p>5</text:p>
          </table:table-cell>
          <table:table-cell office:value-type="float" office:value="5.7159451501914615" table:style-name="ce33">
            <text:p>6</text:p>
          </table:table-cell>
          <table:table-cell office:value-type="float" office:value="6.4916381232249698" table:style-name="ce33">
            <text:p>6</text:p>
          </table:table-cell>
          <table:table-cell office:value-type="float" office:value="5.1218367803044202" table:style-name="ce33">
            <text:p>5</text:p>
          </table:table-cell>
          <table:table-cell office:value-type="float" office:value="5.3249878321545996" table:style-name="ce33">
            <text:p>5</text:p>
          </table:table-cell>
          <table:table-cell office:value-type="float" office:value="4.7245761752105544" table:style-name="ce33">
            <text:p>5</text:p>
          </table:table-cell>
          <table:table-cell office:value-type="float" office:value="5.7053691867010894" table:style-name="ce33">
            <text:p>6</text:p>
          </table:table-cell>
          <table:table-cell office:value-type="float" office:value="4.7957521496280107" table:style-name="ce33">
            <text:p>5</text:p>
          </table:table-cell>
          <table:table-cell office:value-type="float" office:value="4.8299859607115279" table:style-name="ce33">
            <text:p>5</text:p>
          </table:table-cell>
          <table:table-cell office:value-type="float" office:value="4.2541108792796631" table:style-name="ce33">
            <text:p>4</text:p>
          </table:table-cell>
          <table:table-cell office:value-type="float" office:value="4.8306904338791696" table:style-name="ce33">
            <text:p>5</text:p>
          </table:table-cell>
          <table:table-cell office:value-type="float" office:value="5.2075295427023587" table:style-name="ce33">
            <text:p>5</text:p>
          </table:table-cell>
          <table:table-cell office:value-type="float" office:value="4.7431108494337222" table:style-name="ce33">
            <text:p>5</text:p>
          </table:table-cell>
          <table:table-cell office:value-type="float" office:value="2.4835011085307612" table:style-name="ce33">
            <text:p>2</text:p>
          </table:table-cell>
          <table:table-cell office:value-type="float" office:value="2.6446876911853088" table:style-name="ce33">
            <text:p>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28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10.956297819888517" table:style-name="ce28">
            <text:p>11</text:p>
          </table:table-cell>
          <table:table-cell office:value-type="float" office:value="11.033137338040754" table:style-name="ce28">
            <text:p>11</text:p>
          </table:table-cell>
          <table:table-cell office:value-type="float" office:value="11.380982681864847" table:style-name="ce28">
            <text:p>11</text:p>
          </table:table-cell>
          <table:table-cell office:value-type="float" office:value="11.746229789320925" table:style-name="ce28">
            <text:p>12</text:p>
          </table:table-cell>
          <table:table-cell office:value-type="float" office:value="11.21013135270219" table:style-name="ce28">
            <text:p>11</text:p>
          </table:table-cell>
          <table:table-cell office:value-type="float" office:value="12.58408221061825" table:style-name="ce28">
            <text:p>13</text:p>
          </table:table-cell>
          <table:table-cell office:value-type="float" office:value="12.814496413949275" table:style-name="ce28">
            <text:p>13</text:p>
          </table:table-cell>
          <table:table-cell office:value-type="float" office:value="13.398878530899111" table:style-name="ce28">
            <text:p>13</text:p>
          </table:table-cell>
          <table:table-cell office:value-type="float" office:value="15.343335303366899" table:style-name="ce28">
            <text:p>15</text:p>
          </table:table-cell>
          <table:table-cell office:value-type="float" office:value="13.149437105184402" table:style-name="ce28">
            <text:p>13</text:p>
          </table:table-cell>
          <table:table-cell office:value-type="float" office:value="11.889016858995669" table:style-name="ce28">
            <text:p>12</text:p>
          </table:table-cell>
          <table:table-cell office:value-type="float" office:value="13.484712807998541" table:style-name="ce28">
            <text:p>13</text:p>
          </table:table-cell>
          <table:table-cell office:value-type="float" office:value="11.817643117482927" table:style-name="ce28">
            <text:p>12</text:p>
          </table:table-cell>
          <table:table-cell office:value-type="float" office:value="12.442011924307605" table:style-name="ce28">
            <text:p>12</text:p>
          </table:table-cell>
          <table:table-cell office:value-type="float" office:value="9.6059745539343133" table:style-name="ce28">
            <text:p>10</text:p>
          </table:table-cell>
          <table:table-cell office:value-type="float" office:value="11.226126102326106" table:style-name="ce28">
            <text:p>11</text:p>
          </table:table-cell>
          <table:table-cell office:value-type="float" office:value="8.9347761944979798" table:style-name="ce28">
            <text:p>9</text:p>
          </table:table-cell>
          <table:table-cell office:value-type="float" office:value="11.368882774593036" table:style-name="ce28">
            <text:p>11</text:p>
          </table:table-cell>
          <table:table-cell office:value-type="float" office:value="3.8804993003835011" table:style-name="ce28">
            <text:p>4</text:p>
          </table:table-cell>
          <table:table-cell office:value-type="float" office:value="5.0502093655621705" table:style-name="ce28">
            <text:p>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24.550738891303958" table:style-name="ce28">
            <text:p>25</text:p>
          </table:table-cell>
          <table:table-cell office:value-type="float" office:value="24.765300131980222" table:style-name="ce28">
            <text:p>25</text:p>
          </table:table-cell>
          <table:table-cell office:value-type="float" office:value="24.029465005777627" table:style-name="ce28">
            <text:p>24</text:p>
          </table:table-cell>
          <table:table-cell office:value-type="float" office:value="22.711070498811786" table:style-name="ce28">
            <text:p>23</text:p>
          </table:table-cell>
          <table:table-cell office:value-type="float" office:value="25.211828712994283" table:style-name="ce28">
            <text:p>25</text:p>
          </table:table-cell>
          <table:table-cell office:value-type="float" office:value="24.278495891066694" table:style-name="ce28">
            <text:p>24</text:p>
          </table:table-cell>
          <table:table-cell office:value-type="float" office:value="24.414206471568015" table:style-name="ce28">
            <text:p>24</text:p>
          </table:table-cell>
          <table:table-cell office:value-type="float" office:value="25.25986067055144" table:style-name="ce28">
            <text:p>25</text:p>
          </table:table-cell>
          <table:table-cell office:value-type="float" office:value="23.662229892951888" table:style-name="ce28">
            <text:p>24</text:p>
          </table:table-cell>
          <table:table-cell office:value-type="float" office:value="23.517700383358445" table:style-name="ce28">
            <text:p>24</text:p>
          </table:table-cell>
          <table:table-cell office:value-type="float" office:value="23.915025649737945" table:style-name="ce28">
            <text:p>24</text:p>
          </table:table-cell>
          <table:table-cell office:value-type="float" office:value="23.939465285827861" table:style-name="ce28">
            <text:p>24</text:p>
          </table:table-cell>
          <table:table-cell office:value-type="float" office:value="23.735456646376612" table:style-name="ce28">
            <text:p>24</text:p>
          </table:table-cell>
          <table:table-cell office:value-type="float" office:value="24.19784606892129" table:style-name="ce28">
            <text:p>24</text:p>
          </table:table-cell>
          <table:table-cell office:value-type="float" office:value="21.07201781079835" table:style-name="ce28">
            <text:p>21</text:p>
          </table:table-cell>
          <table:table-cell office:value-type="float" office:value="21.915310204854563" table:style-name="ce28">
            <text:p>22</text:p>
          </table:table-cell>
          <table:table-cell office:value-type="float" office:value="20.128008614329563" table:style-name="ce28">
            <text:p>20</text:p>
          </table:table-cell>
          <table:table-cell office:value-type="float" office:value="18.922037851631693" table:style-name="ce28">
            <text:p>19</text:p>
          </table:table-cell>
          <table:table-cell office:value-type="float" office:value="10.10021815367077" table:style-name="ce28">
            <text:p>10</text:p>
          </table:table-cell>
          <table:table-cell office:value-type="float" office:value="11.191277944709219" table:style-name="ce28">
            <text:p>1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2.2729826503505777" table:style-name="ce28">
            <text:p>2</text:p>
          </table:table-cell>
          <table:table-cell office:value-type="float" office:value="3.0456274314789051" table:style-name="ce28">
            <text:p>3</text:p>
          </table:table-cell>
          <table:table-cell office:value-type="float" office:value="2.4777407944155367" table:style-name="ce28">
            <text:p>2</text:p>
          </table:table-cell>
          <table:table-cell office:value-type="float" office:value="2.814120134559853" table:style-name="ce28">
            <text:p>3</text:p>
          </table:table-cell>
          <table:table-cell office:value-type="float" office:value="2.165456882186255" table:style-name="ce28">
            <text:p>2</text:p>
          </table:table-cell>
          <table:table-cell office:value-type="float" office:value="2.5341741067141252" table:style-name="ce28">
            <text:p>3</text:p>
          </table:table-cell>
          <table:table-cell office:value-type="float" office:value="1.9566773602300624" table:style-name="ce28">
            <text:p>2</text:p>
          </table:table-cell>
          <table:table-cell office:value-type="float" office:value="1.9030086158922495" table:style-name="ce28">
            <text:p>2</text:p>
          </table:table-cell>
          <table:table-cell office:value-type="float" office:value="2.2888129894173748" table:style-name="ce28">
            <text:p>2</text:p>
          </table:table-cell>
          <table:table-cell office:value-type="float" office:value="1.958211657984805" table:style-name="ce28">
            <text:p>2</text:p>
          </table:table-cell>
          <table:table-cell office:value-type="float" office:value="2.4291850982610916" table:style-name="ce28">
            <text:p>2</text:p>
          </table:table-cell>
          <table:table-cell office:value-type="float" office:value="1.741282797194444" table:style-name="ce28">
            <text:p>2</text:p>
          </table:table-cell>
          <table:table-cell office:value-type="float" office:value="1.9691291745529556" table:style-name="ce28">
            <text:p>2</text:p>
          </table:table-cell>
          <table:table-cell office:value-type="float" office:value="1.724377826896581" table:style-name="ce28">
            <text:p>2</text:p>
          </table:table-cell>
          <table:table-cell office:value-type="float" office:value="1.8133538461919665" table:style-name="ce28">
            <text:p>2</text:p>
          </table:table-cell>
          <table:table-cell office:value-type="float" office:value="2.0179281437406882" table:style-name="ce28">
            <text:p>2</text:p>
          </table:table-cell>
          <table:table-cell office:value-type="float" office:value="1.3398394808910445" table:style-name="ce28">
            <text:p>1</text:p>
          </table:table-cell>
          <table:table-cell office:value-type="float" office:value="1.487115007147122" table:style-name="ce28">
            <text:p>1</text:p>
          </table:table-cell>
          <table:table-cell office:value-type="float" office:value="0.51617951374238824" table:style-name="ce28">
            <text:p>1</text:p>
          </table:table-cell>
          <table:table-cell office:value-type="float" office:value="0.58109213158750517" table:style-name="ce28">
            <text:p>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8.8771970674719078" table:style-name="ce28">
            <text:p>9</text:p>
          </table:table-cell>
          <table:table-cell office:value-type="float" office:value="7.6833527284440191" table:style-name="ce28">
            <text:p>8</text:p>
          </table:table-cell>
          <table:table-cell office:value-type="float" office:value="7.1085622612260586" table:style-name="ce28">
            <text:p>7</text:p>
          </table:table-cell>
          <table:table-cell office:value-type="float" office:value="7.3941784344872783" table:style-name="ce28">
            <text:p>7</text:p>
          </table:table-cell>
          <table:table-cell office:value-type="float" office:value="8.1100496336743575" table:style-name="ce28">
            <text:p>8</text:p>
          </table:table-cell>
          <table:table-cell office:value-type="float" office:value="8.1318803636174763" table:style-name="ce28">
            <text:p>8</text:p>
          </table:table-cell>
          <table:table-cell office:value-type="float" office:value="8.6030704624119707" table:style-name="ce28">
            <text:p>9</text:p>
          </table:table-cell>
          <table:table-cell office:value-type="float" office:value="8.7152957715464527" table:style-name="ce28">
            <text:p>9</text:p>
          </table:table-cell>
          <table:table-cell office:value-type="float" office:value="8.3917897486386455" table:style-name="ce28">
            <text:p>8</text:p>
          </table:table-cell>
          <table:table-cell office:value-type="float" office:value="7.3203553162395334" table:style-name="ce28">
            <text:p>7</text:p>
          </table:table-cell>
          <table:table-cell office:value-type="float" office:value="7.8202784623399291" table:style-name="ce28">
            <text:p>8</text:p>
          </table:table-cell>
          <table:table-cell office:value-type="float" office:value="7.8997768632853935" table:style-name="ce28">
            <text:p>8</text:p>
          </table:table-cell>
          <table:table-cell office:value-type="float" office:value="8.7767180675678205" table:style-name="ce28">
            <text:p>9</text:p>
          </table:table-cell>
          <table:table-cell office:value-type="float" office:value="7.5060894087050842" table:style-name="ce28">
            <text:p>8</text:p>
          </table:table-cell>
          <table:table-cell office:value-type="float" office:value="8.4203345801049565" table:style-name="ce28">
            <text:p>8</text:p>
          </table:table-cell>
          <table:table-cell office:value-type="float" office:value="8.9477469164384544" table:style-name="ce28">
            <text:p>9</text:p>
          </table:table-cell>
          <table:table-cell office:value-type="float" office:value="8.934550620894953" table:style-name="ce28">
            <text:p>9</text:p>
          </table:table-cell>
          <table:table-cell office:value-type="float" office:value="9.884529296694053" table:style-name="ce28">
            <text:p>10</text:p>
          </table:table-cell>
          <table:table-cell office:value-type="float" office:value="4.3832511369242848" table:style-name="ce28">
            <text:p>4</text:p>
          </table:table-cell>
          <table:table-cell office:value-type="float" office:value="6.0370707791662754" table:style-name="ce28">
            <text:p>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18.732439231598502" table:style-name="ce28">
            <text:p>19</text:p>
          </table:table-cell>
          <table:table-cell office:value-type="float" office:value="19.191481484180823" table:style-name="ce28">
            <text:p>19</text:p>
          </table:table-cell>
          <table:table-cell office:value-type="float" office:value="21.658659866795251" table:style-name="ce28">
            <text:p>22</text:p>
          </table:table-cell>
          <table:table-cell office:value-type="float" office:value="21.993450027611839" table:style-name="ce28">
            <text:p>22</text:p>
          </table:table-cell>
          <table:table-cell office:value-type="float" office:value="22.722614363885882" table:style-name="ce28">
            <text:p>23</text:p>
          </table:table-cell>
          <table:table-cell office:value-type="float" office:value="23.847979591467656" table:style-name="ce28">
            <text:p>24</text:p>
          </table:table-cell>
          <table:table-cell office:value-type="float" office:value="24.52347232915665" table:style-name="ce28">
            <text:p>25</text:p>
          </table:table-cell>
          <table:table-cell office:value-type="float" office:value="22.973889509148911" table:style-name="ce28">
            <text:p>23</text:p>
          </table:table-cell>
          <table:table-cell office:value-type="float" office:value="26.166592416666244" table:style-name="ce28">
            <text:p>26</text:p>
          </table:table-cell>
          <table:table-cell office:value-type="float" office:value="24.023672495200849" table:style-name="ce28">
            <text:p>24</text:p>
          </table:table-cell>
          <table:table-cell office:value-type="float" office:value="26.811721297353699" table:style-name="ce28">
            <text:p>27</text:p>
          </table:table-cell>
          <table:table-cell office:value-type="float" office:value="26.988851872028352" table:style-name="ce28">
            <text:p>27</text:p>
          </table:table-cell>
          <table:table-cell office:value-type="float" office:value="26.011512942687848" table:style-name="ce28">
            <text:p>26</text:p>
          </table:table-cell>
          <table:table-cell office:value-type="float" office:value="27.25751171241021" table:style-name="ce28">
            <text:p>27</text:p>
          </table:table-cell>
          <table:table-cell office:value-type="float" office:value="26.706137560123249" table:style-name="ce28">
            <text:p>27</text:p>
          </table:table-cell>
          <table:table-cell office:value-type="float" office:value="27.58433310392671" table:style-name="ce28">
            <text:p>28</text:p>
          </table:table-cell>
          <table:table-cell office:value-type="float" office:value="29.955692949697774" table:style-name="ce28">
            <text:p>30</text:p>
          </table:table-cell>
          <table:table-cell office:value-type="float" office:value="29.175650720141061" table:style-name="ce28">
            <text:p>29</text:p>
          </table:table-cell>
          <table:table-cell office:value-type="float" office:value="12.21477784742904" table:style-name="ce28">
            <text:p>12</text:p>
          </table:table-cell>
          <table:table-cell office:value-type="float" office:value="14.622273547248726" table:style-name="ce28">
            <text:p>15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3.3158717707992542" table:style-name="ce28">
            <text:p>3</text:p>
          </table:table-cell>
          <table:table-cell office:value-type="float" office:value="3.5451159645821506" table:style-name="ce28">
            <text:p>4</text:p>
          </table:table-cell>
          <table:table-cell office:value-type="float" office:value="3.1516723270496834" table:style-name="ce28">
            <text:p>3</text:p>
          </table:table-cell>
          <table:table-cell office:value-type="float" office:value="3.5095944351910826" table:style-name="ce28">
            <text:p>4</text:p>
          </table:table-cell>
          <table:table-cell office:value-type="float" office:value="3.1562823981327153" table:style-name="ce28">
            <text:p>3</text:p>
          </table:table-cell>
          <table:table-cell office:value-type="float" office:value="3.2634897107762617" table:style-name="ce28">
            <text:p>3</text:p>
          </table:table-cell>
          <table:table-cell office:value-type="float" office:value="3.1787542396097512" table:style-name="ce28">
            <text:p>3</text:p>
          </table:table-cell>
          <table:table-cell office:value-type="float" office:value="3.2009728769667958" table:style-name="ce28">
            <text:p>3</text:p>
          </table:table-cell>
          <table:table-cell office:value-type="float" office:value="2.8629781163778545" table:style-name="ce28">
            <text:p>3</text:p>
          </table:table-cell>
          <table:table-cell office:value-type="float" office:value="3.1485640719266019" table:style-name="ce28">
            <text:p>3</text:p>
          </table:table-cell>
          <table:table-cell office:value-type="float" office:value="3.0849310432205868" table:style-name="ce28">
            <text:p>3</text:p>
          </table:table-cell>
          <table:table-cell office:value-type="float" office:value="3.1663008636988379" table:style-name="ce28">
            <text:p>3</text:p>
          </table:table-cell>
          <table:table-cell office:value-type="float" office:value="3.3145516415572254" table:style-name="ce28">
            <text:p>3</text:p>
          </table:table-cell>
          <table:table-cell office:value-type="float" office:value="3.2276945352536774" table:style-name="ce28">
            <text:p>3</text:p>
          </table:table-cell>
          <table:table-cell office:value-type="float" office:value="3.6205585435976948" table:style-name="ce28">
            <text:p>4</text:p>
          </table:table-cell>
          <table:table-cell office:value-type="float" office:value="3.1929723206571397" table:style-name="ce28">
            <text:p>3</text:p>
          </table:table-cell>
          <table:table-cell office:value-type="float" office:value="3.5232908295773262" table:style-name="ce28">
            <text:p>4</text:p>
          </table:table-cell>
          <table:table-cell office:value-type="float" office:value="3.5706513811137421" table:style-name="ce28">
            <text:p>4</text:p>
          </table:table-cell>
          <table:table-cell office:value-type="float" office:value="1.6053319183024028" table:style-name="ce28">
            <text:p>2</text:p>
          </table:table-cell>
          <table:table-cell office:value-type="float" office:value="2.1595775898220921" table:style-name="ce28">
            <text:p>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1.4297469398723093" table:style-name="ce33">
            <text:p>1</text:p>
          </table:table-cell>
          <table:table-cell office:value-type="float" office:value="2.3638142911300464" table:style-name="ce33">
            <text:p>2</text:p>
          </table:table-cell>
          <table:table-cell office:value-type="float" office:value="1.6789809923192918" table:style-name="ce33">
            <text:p>2</text:p>
          </table:table-cell>
          <table:table-cell office:value-type="float" office:value="2.3948687960478177" table:style-name="ce33">
            <text:p>2</text:p>
          </table:table-cell>
          <table:table-cell office:value-type="float" office:value="2.7026978607483696" table:style-name="ce33">
            <text:p>3</text:p>
          </table:table-cell>
          <table:table-cell office:value-type="float" office:value="2.338779747502183" table:style-name="ce33">
            <text:p>2</text:p>
          </table:table-cell>
          <table:table-cell office:value-type="float" office:value="1.9645142447392958" table:style-name="ce33">
            <text:p>2</text:p>
          </table:table-cell>
          <table:table-cell office:value-type="float" office:value="1.9600203059521952" table:style-name="ce33">
            <text:p>2</text:p>
          </table:table-cell>
          <table:table-cell office:value-type="float" office:value="2.2020561527672315" table:style-name="ce33">
            <text:p>2</text:p>
          </table:table-cell>
          <table:table-cell office:value-type="float" office:value="1.9556853134821945" table:style-name="ce33">
            <text:p>2</text:p>
          </table:table-cell>
          <table:table-cell office:value-type="float" office:value="1.749229484065119" table:style-name="ce33">
            <text:p>2</text:p>
          </table:table-cell>
          <table:table-cell office:value-type="float" office:value="2.3168949982492166" table:style-name="ce33">
            <text:p>2</text:p>
          </table:table-cell>
          <table:table-cell office:value-type="float" office:value="1.6998217617538891" table:style-name="ce33">
            <text:p>2</text:p>
          </table:table-cell>
          <table:table-cell office:value-type="float" office:value="2.3586425345833266" table:style-name="ce33">
            <text:p>2</text:p>
          </table:table-cell>
          <table:table-cell office:value-type="float" office:value="2.1879073749211431" table:style-name="ce33">
            <text:p>2</text:p>
          </table:table-cell>
          <table:table-cell office:value-type="float" office:value="3.1679589671256099" table:style-name="ce33">
            <text:p>3</text:p>
          </table:table-cell>
          <table:table-cell office:value-type="float" office:value="2.6522058346390831" table:style-name="ce33">
            <text:p>3</text:p>
          </table:table-cell>
          <table:table-cell office:value-type="float" office:value="2.3611236307563677" table:style-name="ce33">
            <text:p>2</text:p>
          </table:table-cell>
          <table:table-cell office:value-type="float" office:value="0.76854180693444663" table:style-name="ce33">
            <text:p>1</text:p>
          </table:table-cell>
          <table:table-cell office:value-type="float" office:value="1.0047978240400952" table:style-name="ce33">
            <text:p>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78">
            <text:p>All modes</text:p>
          </table:table-cell>
          <table:table-cell office:value-type="float" office:value="389.98266526733698" table:style-name="ce28">
            <text:p>390</text:p>
          </table:table-cell>
          <table:table-cell office:value-type="float" office:value="389.30786607870579" table:style-name="ce28">
            <text:p>389</text:p>
          </table:table-cell>
          <table:table-cell office:value-type="float" office:value="388.45871011736398" table:style-name="ce28">
            <text:p>388</text:p>
          </table:table-cell>
          <table:table-cell office:value-type="float" office:value="392.90573774987274" table:style-name="ce28">
            <text:p>393</text:p>
          </table:table-cell>
          <table:table-cell office:value-type="float" office:value="391.83213044165734" table:style-name="ce28">
            <text:p>392</text:p>
          </table:table-cell>
          <table:table-cell office:value-type="float" office:value="384.24024217239247" table:style-name="ce28">
            <text:p>384</text:p>
          </table:table-cell>
          <table:table-cell office:value-type="float" office:value="381.07276214018543" table:style-name="ce28">
            <text:p>381</text:p>
          </table:table-cell>
          <table:table-cell office:value-type="float" office:value="378.98058866737932" table:style-name="ce28">
            <text:p>379</text:p>
          </table:table-cell>
          <table:table-cell office:value-type="float" office:value="373.31064841402127" table:style-name="ce28">
            <text:p>373</text:p>
          </table:table-cell>
          <table:table-cell office:value-type="float" office:value="367.92350163744555" table:style-name="ce28">
            <text:p>368</text:p>
          </table:table-cell>
          <table:table-cell office:value-type="float" office:value="365.3078286005744" table:style-name="ce28">
            <text:p>365</text:p>
          </table:table-cell>
          <table:table-cell office:value-type="float" office:value="367.97474849437509" table:style-name="ce28">
            <text:p>368</text:p>
          </table:table-cell>
          <table:table-cell office:value-type="float" office:value="364.78473658761743" table:style-name="ce28">
            <text:p>365</text:p>
          </table:table-cell>
          <table:table-cell office:value-type="float" office:value="372.25694202447789" table:style-name="ce28">
            <text:p>372</text:p>
          </table:table-cell>
          <table:table-cell office:value-type="float" office:value="366.57277791694617" table:style-name="ce28">
            <text:p>367</text:p>
          </table:table-cell>
          <table:table-cell office:value-type="float" office:value="377.3739523534378" table:style-name="ce28">
            <text:p>377</text:p>
          </table:table-cell>
          <table:table-cell office:value-type="float" office:value="376.86363347210187" table:style-name="ce28">
            <text:p>377</text:p>
          </table:table-cell>
          <table:table-cell office:value-type="float" office:value="369.86902753193505" table:style-name="ce28">
            <text:p>370</text:p>
          </table:table-cell>
          <table:table-cell office:value-type="float" office:value="269.19377674964176" table:style-name="ce28">
            <text:p>269</text:p>
          </table:table-cell>
          <table:table-cell office:value-type="float" office:value="272.74434074875154" table:style-name="ce28">
            <text:p>27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Unweighted sample size:</text:p>
          </table:table-cell>
          <table:table-cell table:style-name="ce28"/>
          <table:table-cell table:number-columns-repeated="13" table:style-name="ce34"/>
          <table:table-cell table:number-columns-repeated="7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79">
            <text:p><text:s text:c="3"/>trips ('000s)</text:p>
          </table:table-cell>
          <table:table-cell office:value-type="float" office:value="279.40699999999998" table:style-name="ce40">
            <text:p>279</text:p>
          </table:table-cell>
          <table:table-cell office:value-type="float" office:value="317.64699999999999" table:style-name="ce40">
            <text:p>318</text:p>
          </table:table-cell>
          <table:table-cell office:value-type="float" office:value="313.666" table:style-name="ce40">
            <text:p>314</text:p>
          </table:table-cell>
          <table:table-cell office:value-type="float" office:value="324.11599999999999" table:style-name="ce40">
            <text:p>324</text:p>
          </table:table-cell>
          <table:table-cell office:value-type="float" office:value="316.721" table:style-name="ce40">
            <text:p>317</text:p>
          </table:table-cell>
          <table:table-cell office:value-type="float" office:value="303.101" table:style-name="ce40">
            <text:p>303</text:p>
          </table:table-cell>
          <table:table-cell office:value-type="float" office:value="294.60500000000002" table:style-name="ce40">
            <text:p>295</text:p>
          </table:table-cell>
          <table:table-cell office:value-type="float" office:value="312.26299999999998" table:style-name="ce40">
            <text:p>312</text:p>
          </table:table-cell>
          <table:table-cell office:value-type="float" office:value="292.33199999999999" table:style-name="ce40">
            <text:p>292</text:p>
          </table:table-cell>
          <table:table-cell office:value-type="float" office:value="273.411" table:style-name="ce40">
            <text:p>273</text:p>
          </table:table-cell>
          <table:table-cell office:value-type="float" office:value="290.89299999999997" table:style-name="ce40">
            <text:p>291</text:p>
          </table:table-cell>
          <table:table-cell office:value-type="float" office:value="273.75099999999998" table:style-name="ce40">
            <text:p>274</text:p>
          </table:table-cell>
          <table:table-cell office:value-type="float" office:value="280.05200000000002" table:style-name="ce40">
            <text:p>280</text:p>
          </table:table-cell>
          <table:table-cell office:value-type="float" office:value="259.46499999999997" table:style-name="ce40">
            <text:p>259</text:p>
          </table:table-cell>
          <table:table-cell office:value-type="float" office:value="276.45" table:style-name="ce40">
            <text:p>276</text:p>
          </table:table-cell>
          <table:table-cell office:value-type="float" office:value="256.45699999999999" table:style-name="ce40">
            <text:p>256</text:p>
          </table:table-cell>
          <table:table-cell office:value-type="float" office:value="256.262" table:style-name="ce40">
            <text:p>256</text:p>
          </table:table-cell>
          <table:table-cell office:value-type="float" office:value="249.85599999999999" table:style-name="ce40">
            <text:p>250</text:p>
          </table:table-cell>
          <table:table-cell office:value-type="float" office:value="85.643000000000001" table:style-name="ce40">
            <text:p>86</text:p>
          </table:table-cell>
          <table:table-cell office:value-type="float" office:value="129.845" table:style-name="ce40">
            <text:p>13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5"/>
          <table:table-cell table:number-columns-repeated="20" table:style-name="ce42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10">
            <text:p>Average trip time<text:span text:style-name="T5">5<text:s/></text:span>by main mode: England, from 2002</text:p>
          </table:table-cell>
          <table:table-cell table:number-columns-repeated="20" table:style-name="ce80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table:number-columns-repeated="21" table:style-name="ce57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table:style-name="ce17"/>
          <table:table-cell office:value-type="string" table:number-columns-spanned="20" table:number-rows-spanned="1" table:style-name="ce99">
            <text:p>Average trip duration (minutes)</text:p>
          </table:table-cell>
          <table:covered-table-cell table:number-columns-repeated="19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76">
            <text:p>Main mode</text:p>
          </table:table-cell>
          <table:table-cell office:value-type="float" office:value="2002" table:style-name="ce77">
            <text:p>2002</text:p>
          </table:table-cell>
          <table:table-cell office:value-type="float" office:value="2003" table:style-name="ce77">
            <text:p>2003</text:p>
          </table:table-cell>
          <table:table-cell office:value-type="float" office:value="2004" table:style-name="ce77">
            <text:p>2004</text:p>
          </table:table-cell>
          <table:table-cell office:value-type="float" office:value="2005" table:style-name="ce77">
            <text:p>2005</text:p>
          </table:table-cell>
          <table:table-cell office:value-type="float" office:value="2006" table:style-name="ce77">
            <text:p>2006</text:p>
          </table:table-cell>
          <table:table-cell office:value-type="float" office:value="2007" table:style-name="ce77">
            <text:p>2007</text:p>
          </table:table-cell>
          <table:table-cell office:value-type="float" office:value="2008" table:style-name="ce77">
            <text:p>2008</text:p>
          </table:table-cell>
          <table:table-cell office:value-type="float" office:value="2009" table:style-name="ce77">
            <text:p>2009</text:p>
          </table:table-cell>
          <table:table-cell office:value-type="float" office:value="2010" table:style-name="ce77">
            <text:p>2010</text:p>
          </table:table-cell>
          <table:table-cell office:value-type="float" office:value="2011" table:style-name="ce77">
            <text:p>2011</text:p>
          </table:table-cell>
          <table:table-cell office:value-type="float" office:value="2012" table:style-name="ce77">
            <text:p>2012</text:p>
          </table:table-cell>
          <table:table-cell office:value-type="float" office:value="2013" table:style-name="ce77">
            <text:p>2013</text:p>
          </table:table-cell>
          <table:table-cell office:value-type="float" office:value="2014" table:style-name="ce77">
            <text:p>2014</text:p>
          </table:table-cell>
          <table:table-cell office:value-type="float" office:value="2015" table:style-name="ce77">
            <text:p>2015</text:p>
          </table:table-cell>
          <table:table-cell office:value-type="float" office:value="2016" table:style-name="ce77">
            <text:p>2016</text:p>
          </table:table-cell>
          <table:table-cell office:value-type="float" office:value="2017" table:style-name="ce77">
            <text:p>2017</text:p>
          </table:table-cell>
          <table:table-cell office:value-type="float" office:value="2018" table:style-name="ce77">
            <text:p>2018</text:p>
          </table:table-cell>
          <table:table-cell office:value-type="float" office:value="2019" table:style-name="ce77">
            <text:p>2019</text:p>
          </table:table-cell>
          <table:table-cell office:value-type="float" office:value="2020" table:style-name="ce77">
            <text:p>2020</text:p>
          </table:table-cell>
          <table:table-cell office:value-type="float" office:value="2021" table:style-name="ce77">
            <text:p>2021</text:p>
          </table:table-cell>
          <table:table-cell table:style-name="ce27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3">
            <text:p>Private:</text:p>
          </table:table-cell>
          <table:table-cell table:number-columns-repeated="5" table:style-name="ce75"/>
          <table:table-cell table:style-name="ce81"/>
          <table:table-cell table:number-columns-repeated="15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Walk<text:span text:style-name="T4">1</text:span></text:p>
          </table:table-cell>
          <table:table-cell office:value-type="float" office:value="16.446368706481721" table:style-name="ce34">
            <text:p>16</text:p>
          </table:table-cell>
          <table:table-cell office:value-type="float" office:value="15.465619422886885" table:style-name="ce34">
            <text:p>15</text:p>
          </table:table-cell>
          <table:table-cell office:value-type="float" office:value="15.887998664461287" table:style-name="ce34">
            <text:p>16</text:p>
          </table:table-cell>
          <table:table-cell office:value-type="float" office:value="15.751686827108767" table:style-name="ce34">
            <text:p>16</text:p>
          </table:table-cell>
          <table:table-cell office:value-type="float" office:value="15.670572277661229" table:style-name="ce34">
            <text:p>16</text:p>
          </table:table-cell>
          <table:table-cell office:value-type="float" office:value="16.444568787998421" table:style-name="ce34">
            <text:p>16</text:p>
          </table:table-cell>
          <table:table-cell office:value-type="float" office:value="16.36318961793723" table:style-name="ce34">
            <text:p>16</text:p>
          </table:table-cell>
          <table:table-cell office:value-type="float" office:value="16.620477883019269" table:style-name="ce34">
            <text:p>17</text:p>
          </table:table-cell>
          <table:table-cell office:value-type="float" office:value="16.226934356490744" table:style-name="ce34">
            <text:p>16</text:p>
          </table:table-cell>
          <table:table-cell office:value-type="float" office:value="16.540087452241654" table:style-name="ce34">
            <text:p>17</text:p>
          </table:table-cell>
          <table:table-cell office:value-type="float" office:value="16.439433625162422" table:style-name="ce34">
            <text:p>16</text:p>
          </table:table-cell>
          <table:table-cell office:value-type="float" office:value="17.288896795574153" table:style-name="ce34">
            <text:p>17</text:p>
          </table:table-cell>
          <table:table-cell office:value-type="float" office:value="17.010722311710353" table:style-name="ce34">
            <text:p>17</text:p>
          </table:table-cell>
          <table:table-cell office:value-type="float" office:value="17.692386289670896" table:style-name="ce34">
            <text:p>18</text:p>
          </table:table-cell>
          <table:table-cell office:value-type="float" office:value="16.365862775307711" table:style-name="ce34">
            <text:p>16</text:p>
          </table:table-cell>
          <table:table-cell office:value-type="float" office:value="16.522288571064763" table:style-name="ce34">
            <text:p>17</text:p>
          </table:table-cell>
          <table:table-cell office:value-type="float" office:value="16.407722397259736" table:style-name="ce34">
            <text:p>16</text:p>
          </table:table-cell>
          <table:table-cell office:value-type="float" office:value="16.765339947271041" table:style-name="ce34">
            <text:p>17</text:p>
          </table:table-cell>
          <table:table-cell office:value-type="float" office:value="19.450311925670739" table:style-name="ce34">
            <text:p>19</text:p>
          </table:table-cell>
          <table:table-cell office:value-type="float" office:value="18.936756506702494" table:style-name="ce34">
            <text:p>1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59">
            <text:p>of which: walks of over a mile</text:p>
          </table:table-cell>
          <table:table-cell office:value-type="float" office:value="29.541139155639534" table:style-name="ce84">
            <text:p>30</text:p>
          </table:table-cell>
          <table:table-cell office:value-type="float" office:value="28.840827599802374" table:style-name="ce84">
            <text:p>29</text:p>
          </table:table-cell>
          <table:table-cell office:value-type="float" office:value="28.862603784401923" table:style-name="ce84">
            <text:p>29</text:p>
          </table:table-cell>
          <table:table-cell office:value-type="float" office:value="29.4182919737178" table:style-name="ce84">
            <text:p>29</text:p>
          </table:table-cell>
          <table:table-cell office:value-type="float" office:value="29.788489936038609" table:style-name="ce84">
            <text:p>30</text:p>
          </table:table-cell>
          <table:table-cell office:value-type="float" office:value="29.377258387615722" table:style-name="ce84">
            <text:p>29</text:p>
          </table:table-cell>
          <table:table-cell office:value-type="float" office:value="29.541785402044848" table:style-name="ce84">
            <text:p>30</text:p>
          </table:table-cell>
          <table:table-cell office:value-type="float" office:value="30.836253015668021" table:style-name="ce84">
            <text:p>31</text:p>
          </table:table-cell>
          <table:table-cell office:value-type="float" office:value="30.993652151421443" table:style-name="ce84">
            <text:p>31</text:p>
          </table:table-cell>
          <table:table-cell office:value-type="float" office:value="30.8759273545752" table:style-name="ce84">
            <text:p>31</text:p>
          </table:table-cell>
          <table:table-cell office:value-type="float" office:value="30.213157431100797" table:style-name="ce84">
            <text:p>30</text:p>
          </table:table-cell>
          <table:table-cell office:value-type="float" office:value="31.562209698842999" table:style-name="ce84">
            <text:p>32</text:p>
          </table:table-cell>
          <table:table-cell office:value-type="float" office:value="30.25503059923604" table:style-name="ce84">
            <text:p>30</text:p>
          </table:table-cell>
          <table:table-cell office:value-type="float" office:value="31.446426901656746" table:style-name="ce84">
            <text:p>31</text:p>
          </table:table-cell>
          <table:table-cell office:value-type="float" office:value="30.726716009304049" table:style-name="ce84">
            <text:p>31</text:p>
          </table:table-cell>
          <table:table-cell office:value-type="float" office:value="31.53705364381041" table:style-name="ce84">
            <text:p>32</text:p>
          </table:table-cell>
          <table:table-cell office:value-type="float" office:value="31.634353732752373" table:style-name="ce84">
            <text:p>32</text:p>
          </table:table-cell>
          <table:table-cell office:value-type="float" office:value="31.269793651201848" table:style-name="ce84">
            <text:p>31</text:p>
          </table:table-cell>
          <table:table-cell office:value-type="float" office:value="32.687723135101983" table:style-name="ce84">
            <text:p>33</text:p>
          </table:table-cell>
          <table:table-cell office:value-type="float" office:value="32.691076292842965" table:style-name="ce84">
            <text:p>3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27">
            <text:p>Pedal cycle<text:span text:style-name="T4">2</text:span></text:p>
          </table:table-cell>
          <table:table-cell office:value-type="float" office:value="17.841712749416409" table:style-name="ce34">
            <text:p>18</text:p>
          </table:table-cell>
          <table:table-cell office:value-type="float" office:value="19.535195925725859" table:style-name="ce34">
            <text:p>20</text:p>
          </table:table-cell>
          <table:table-cell office:value-type="float" office:value="18.841870784849153" table:style-name="ce34">
            <text:p>19</text:p>
          </table:table-cell>
          <table:table-cell office:value-type="float" office:value="20.341747378378468" table:style-name="ce34">
            <text:p>20</text:p>
          </table:table-cell>
          <table:table-cell office:value-type="float" office:value="19.273753522302844" table:style-name="ce34">
            <text:p>19</text:p>
          </table:table-cell>
          <table:table-cell office:value-type="float" office:value="21.416170208563056" table:style-name="ce34">
            <text:p>21</text:p>
          </table:table-cell>
          <table:table-cell office:value-type="float" office:value="20.441842720522096" table:style-name="ce34">
            <text:p>20</text:p>
          </table:table-cell>
          <table:table-cell office:value-type="float" office:value="22.742891798991362" table:style-name="ce34">
            <text:p>23</text:p>
          </table:table-cell>
          <table:table-cell office:value-type="float" office:value="21.569688286051349" table:style-name="ce34">
            <text:p>22</text:p>
          </table:table-cell>
          <table:table-cell office:value-type="float" office:value="21.557629341299403" table:style-name="ce34">
            <text:p>22</text:p>
          </table:table-cell>
          <table:table-cell office:value-type="float" office:value="22.669521122364873" table:style-name="ce34">
            <text:p>23</text:p>
          </table:table-cell>
          <table:table-cell office:value-type="float" office:value="23.516066402854761" table:style-name="ce34">
            <text:p>24</text:p>
          </table:table-cell>
          <table:table-cell office:value-type="float" office:value="23.196036568926065" table:style-name="ce34">
            <text:p>23</text:p>
          </table:table-cell>
          <table:table-cell office:value-type="float" office:value="22.240303237068005" table:style-name="ce34">
            <text:p>22</text:p>
          </table:table-cell>
          <table:table-cell office:value-type="float" office:value="23.878438210219624" table:style-name="ce34">
            <text:p>24</text:p>
          </table:table-cell>
          <table:table-cell office:value-type="float" office:value="23.497758828895797" table:style-name="ce34">
            <text:p>23</text:p>
          </table:table-cell>
          <table:table-cell office:value-type="float" office:value="23.440145190127563" table:style-name="ce34">
            <text:p>23</text:p>
          </table:table-cell>
          <table:table-cell office:value-type="float" office:value="22.855280760498466" table:style-name="ce34">
            <text:p>23</text:p>
          </table:table-cell>
          <table:table-cell office:value-type="float" office:value="29.572850114297271" table:style-name="ce34">
            <text:p>30</text:p>
          </table:table-cell>
          <table:table-cell office:value-type="float" office:value="25.842032233443629" table:style-name="ce34">
            <text:p>2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driver</text:p>
          </table:table-cell>
          <table:table-cell office:value-type="float" office:value="20.4069452275317" table:style-name="ce34">
            <text:p>20</text:p>
          </table:table-cell>
          <table:table-cell office:value-type="float" office:value="21.065796188784105" table:style-name="ce34">
            <text:p>21</text:p>
          </table:table-cell>
          <table:table-cell office:value-type="float" office:value="21.181017993872473" table:style-name="ce34">
            <text:p>21</text:p>
          </table:table-cell>
          <table:table-cell office:value-type="float" office:value="20.812805881331371" table:style-name="ce34">
            <text:p>21</text:p>
          </table:table-cell>
          <table:table-cell office:value-type="float" office:value="20.903145930743367" table:style-name="ce34">
            <text:p>21</text:p>
          </table:table-cell>
          <table:table-cell office:value-type="float" office:value="21.659018938655443" table:style-name="ce34">
            <text:p>22</text:p>
          </table:table-cell>
          <table:table-cell office:value-type="float" office:value="20.961881975088154" table:style-name="ce34">
            <text:p>21</text:p>
          </table:table-cell>
          <table:table-cell office:value-type="float" office:value="20.899938142654953" table:style-name="ce34">
            <text:p>21</text:p>
          </table:table-cell>
          <table:table-cell office:value-type="float" office:value="20.962967623304909" table:style-name="ce34">
            <text:p>21</text:p>
          </table:table-cell>
          <table:table-cell office:value-type="float" office:value="20.802769611531883" table:style-name="ce34">
            <text:p>21</text:p>
          </table:table-cell>
          <table:table-cell office:value-type="float" office:value="20.508529281752374" table:style-name="ce34">
            <text:p>21</text:p>
          </table:table-cell>
          <table:table-cell office:value-type="float" office:value="21.22623198621498" table:style-name="ce34">
            <text:p>21</text:p>
          </table:table-cell>
          <table:table-cell office:value-type="float" office:value="21.363812731088007" table:style-name="ce34">
            <text:p>21</text:p>
          </table:table-cell>
          <table:table-cell office:value-type="float" office:value="21.896457318955392" table:style-name="ce34">
            <text:p>22</text:p>
          </table:table-cell>
          <table:table-cell office:value-type="float" office:value="21.620953242750698" table:style-name="ce34">
            <text:p>22</text:p>
          </table:table-cell>
          <table:table-cell office:value-type="float" office:value="21.511134298725544" table:style-name="ce34">
            <text:p>22</text:p>
          </table:table-cell>
          <table:table-cell office:value-type="float" office:value="21.399922113571165" table:style-name="ce34">
            <text:p>21</text:p>
          </table:table-cell>
          <table:table-cell office:value-type="float" office:value="21.522572824515905" table:style-name="ce34">
            <text:p>22</text:p>
          </table:table-cell>
          <table:table-cell office:value-type="float" office:value="19.936146723983903" table:style-name="ce34">
            <text:p>20</text:p>
          </table:table-cell>
          <table:table-cell office:value-type="float" office:value="19.476643717861446" table:style-name="ce34">
            <text:p>1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Car / van passenger</text:p>
          </table:table-cell>
          <table:table-cell office:value-type="float" office:value="21.384568333168748" table:style-name="ce34">
            <text:p>21</text:p>
          </table:table-cell>
          <table:table-cell office:value-type="float" office:value="21.857749347385401" table:style-name="ce34">
            <text:p>22</text:p>
          </table:table-cell>
          <table:table-cell office:value-type="float" office:value="21.78350458571617" table:style-name="ce34">
            <text:p>22</text:p>
          </table:table-cell>
          <table:table-cell office:value-type="float" office:value="21.784866733809711" table:style-name="ce34">
            <text:p>22</text:p>
          </table:table-cell>
          <table:table-cell office:value-type="float" office:value="21.661054456344839" table:style-name="ce34">
            <text:p>22</text:p>
          </table:table-cell>
          <table:table-cell office:value-type="float" office:value="22.452931027799714" table:style-name="ce34">
            <text:p>22</text:p>
          </table:table-cell>
          <table:table-cell office:value-type="float" office:value="21.597024745952336" table:style-name="ce34">
            <text:p>22</text:p>
          </table:table-cell>
          <table:table-cell office:value-type="float" office:value="22.340682083358075" table:style-name="ce34">
            <text:p>22</text:p>
          </table:table-cell>
          <table:table-cell office:value-type="float" office:value="21.695046495172551" table:style-name="ce34">
            <text:p>22</text:p>
          </table:table-cell>
          <table:table-cell office:value-type="float" office:value="22.197406295198782" table:style-name="ce34">
            <text:p>22</text:p>
          </table:table-cell>
          <table:table-cell office:value-type="float" office:value="21.293368486728433" table:style-name="ce34">
            <text:p>21</text:p>
          </table:table-cell>
          <table:table-cell office:value-type="float" office:value="22.091185989383998" table:style-name="ce34">
            <text:p>22</text:p>
          </table:table-cell>
          <table:table-cell office:value-type="float" office:value="21.881775411115978" table:style-name="ce34">
            <text:p>22</text:p>
          </table:table-cell>
          <table:table-cell office:value-type="float" office:value="22.853290927199751" table:style-name="ce34">
            <text:p>23</text:p>
          </table:table-cell>
          <table:table-cell office:value-type="float" office:value="22.357991464862508" table:style-name="ce34">
            <text:p>22</text:p>
          </table:table-cell>
          <table:table-cell office:value-type="float" office:value="22.427067278062594" table:style-name="ce34">
            <text:p>22</text:p>
          </table:table-cell>
          <table:table-cell office:value-type="float" office:value="21.952109337373237" table:style-name="ce34">
            <text:p>22</text:p>
          </table:table-cell>
          <table:table-cell office:value-type="float" office:value="22.546675395628757" table:style-name="ce34">
            <text:p>23</text:p>
          </table:table-cell>
          <table:table-cell office:value-type="float" office:value="21.415100474045182" table:style-name="ce34">
            <text:p>21</text:p>
          </table:table-cell>
          <table:table-cell office:value-type="float" office:value="20.664022065602502" table:style-name="ce34">
            <text:p>2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Motorcycle</text:p>
          </table:table-cell>
          <table:table-cell office:value-type="float" office:value="22.091348096735889" table:style-name="ce34">
            <text:p>22</text:p>
          </table:table-cell>
          <table:table-cell office:value-type="float" office:value="25.142787421020213" table:style-name="ce34">
            <text:p>25</text:p>
          </table:table-cell>
          <table:table-cell office:value-type="float" office:value="26.683427871871668" table:style-name="ce34">
            <text:p>27</text:p>
          </table:table-cell>
          <table:table-cell office:value-type="float" office:value="23.561751574160958" table:style-name="ce34">
            <text:p>24</text:p>
          </table:table-cell>
          <table:table-cell office:value-type="float" office:value="28.073542773258225" table:style-name="ce34">
            <text:p>28</text:p>
          </table:table-cell>
          <table:table-cell office:value-type="float" office:value="26.035650844495674" table:style-name="ce34">
            <text:p>26</text:p>
          </table:table-cell>
          <table:table-cell office:value-type="float" office:value="24.453840514302762" table:style-name="ce34">
            <text:p>24</text:p>
          </table:table-cell>
          <table:table-cell office:value-type="float" office:value="27.119396032098187" table:style-name="ce34">
            <text:p>27</text:p>
          </table:table-cell>
          <table:table-cell office:value-type="float" office:value="24.533395046345966" table:style-name="ce34">
            <text:p>25</text:p>
          </table:table-cell>
          <table:table-cell office:value-type="float" office:value="25.687709110358465" table:style-name="ce34">
            <text:p>26</text:p>
          </table:table-cell>
          <table:table-cell office:value-type="float" office:value="27.566785246911664" table:style-name="ce34">
            <text:p>28</text:p>
          </table:table-cell>
          <table:table-cell office:value-type="float" office:value="24.442513739766547" table:style-name="ce34">
            <text:p>24</text:p>
          </table:table-cell>
          <table:table-cell office:value-type="float" office:value="26.503085386812568" table:style-name="ce34">
            <text:p>27</text:p>
          </table:table-cell>
          <table:table-cell office:value-type="float" office:value="27.02177735135378" table:style-name="ce34">
            <text:p>27</text:p>
          </table:table-cell>
          <table:table-cell office:value-type="float" office:value="28.435709472540882" table:style-name="ce34">
            <text:p>28</text:p>
          </table:table-cell>
          <table:table-cell office:value-type="float" office:value="30.83436856903986" table:style-name="ce34">
            <text:p>31</text:p>
          </table:table-cell>
          <table:table-cell office:value-type="float" office:value="31.189469841259935" table:style-name="ce34">
            <text:p>31</text:p>
          </table:table-cell>
          <table:table-cell office:value-type="float" office:value="24.018564635259381" table:style-name="ce34">
            <text:p>24</text:p>
          </table:table-cell>
          <table:table-cell office:value-type="float" office:value="21.604995882058216" table:style-name="ce34">
            <text:p>22</text:p>
          </table:table-cell>
          <table:table-cell office:value-type="float" office:value="33.097323688361222" table:style-name="ce34">
            <text:p>3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rivate transport<text:span text:style-name="T4">3</text:span></text:p>
          </table:table-cell>
          <table:table-cell office:value-type="float" office:value="44.224817592063559" table:style-name="ce82">
            <text:p>44</text:p>
          </table:table-cell>
          <table:table-cell office:value-type="float" office:value="52.039266244294637" table:style-name="ce82">
            <text:p>52</text:p>
          </table:table-cell>
          <table:table-cell office:value-type="float" office:value="46.229519924840361" table:style-name="ce82">
            <text:p>46</text:p>
          </table:table-cell>
          <table:table-cell office:value-type="float" office:value="47.023949319631328" table:style-name="ce82">
            <text:p>47</text:p>
          </table:table-cell>
          <table:table-cell office:value-type="float" office:value="42.787073774863948" table:style-name="ce82">
            <text:p>43</text:p>
          </table:table-cell>
          <table:table-cell office:value-type="float" office:value="42.553290710374405" table:style-name="ce82">
            <text:p>43</text:p>
          </table:table-cell>
          <table:table-cell office:value-type="float" office:value="40.094492435449204" table:style-name="ce82">
            <text:p>40</text:p>
          </table:table-cell>
          <table:table-cell office:value-type="float" office:value="45.418785510010174" table:style-name="ce82">
            <text:p>45</text:p>
          </table:table-cell>
          <table:table-cell office:value-type="float" office:value="43.096955204372598" table:style-name="ce82">
            <text:p>43</text:p>
          </table:table-cell>
          <table:table-cell office:value-type="float" office:value="49.860335049792923" table:style-name="ce82">
            <text:p>50</text:p>
          </table:table-cell>
          <table:table-cell office:value-type="float" office:value="40.324752755309007" table:style-name="ce82">
            <text:p>40</text:p>
          </table:table-cell>
          <table:table-cell office:value-type="float" office:value="49.703147908459734" table:style-name="ce82">
            <text:p>50</text:p>
          </table:table-cell>
          <table:table-cell office:value-type="float" office:value="47.417526616819217" table:style-name="ce82">
            <text:p>47</text:p>
          </table:table-cell>
          <table:table-cell office:value-type="float" office:value="43.936000001274088" table:style-name="ce82">
            <text:p>44</text:p>
          </table:table-cell>
          <table:table-cell office:value-type="float" office:value="40.41205072346591" table:style-name="ce82">
            <text:p>40</text:p>
          </table:table-cell>
          <table:table-cell office:value-type="float" office:value="47.143689367837474" table:style-name="ce82">
            <text:p>47</text:p>
          </table:table-cell>
          <table:table-cell office:value-type="float" office:value="41.914560006876698" table:style-name="ce82">
            <text:p>42</text:p>
          </table:table-cell>
          <table:table-cell office:value-type="float" office:value="39.836853981859782" table:style-name="ce82">
            <text:p>40</text:p>
          </table:table-cell>
          <table:table-cell office:value-type="float" office:value="23.587070025282028" table:style-name="ce82">
            <text:p>24</text:p>
          </table:table-cell>
          <table:table-cell office:value-type="float" office:value="33.331381604954586" table:style-name="ce82">
            <text:p>3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Public:</text:p>
          </table:table-cell>
          <table:table-cell table:number-columns-repeated="20" table:style-name="ce34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Bus in London</text:p>
          </table:table-cell>
          <table:table-cell office:value-type="float" office:value="38.051144380407671" table:style-name="ce34">
            <text:p>38</text:p>
          </table:table-cell>
          <table:table-cell office:value-type="float" office:value="39.190819963086149" table:style-name="ce34">
            <text:p>39</text:p>
          </table:table-cell>
          <table:table-cell office:value-type="float" office:value="37.472236670132595" table:style-name="ce34">
            <text:p>37</text:p>
          </table:table-cell>
          <table:table-cell office:value-type="float" office:value="37.030760891079638" table:style-name="ce34">
            <text:p>37</text:p>
          </table:table-cell>
          <table:table-cell office:value-type="float" office:value="37.038154998703185" table:style-name="ce34">
            <text:p>37</text:p>
          </table:table-cell>
          <table:table-cell office:value-type="float" office:value="37.682237406771279" table:style-name="ce34">
            <text:p>38</text:p>
          </table:table-cell>
          <table:table-cell office:value-type="float" office:value="37.255028094163414" table:style-name="ce34">
            <text:p>37</text:p>
          </table:table-cell>
          <table:table-cell office:value-type="float" office:value="37.033077055020044" table:style-name="ce34">
            <text:p>37</text:p>
          </table:table-cell>
          <table:table-cell office:value-type="float" office:value="37.316834256610719" table:style-name="ce34">
            <text:p>37</text:p>
          </table:table-cell>
          <table:table-cell office:value-type="float" office:value="38.098208288205015" table:style-name="ce34">
            <text:p>38</text:p>
          </table:table-cell>
          <table:table-cell office:value-type="float" office:value="38.377944201552729" table:style-name="ce34">
            <text:p>38</text:p>
          </table:table-cell>
          <table:table-cell office:value-type="float" office:value="37.93826867276519" table:style-name="ce34">
            <text:p>38</text:p>
          </table:table-cell>
          <table:table-cell office:value-type="float" office:value="37.528346561704055" table:style-name="ce34">
            <text:p>38</text:p>
          </table:table-cell>
          <table:table-cell office:value-type="float" office:value="37.132331102122798" table:style-name="ce34">
            <text:p>37</text:p>
          </table:table-cell>
          <table:table-cell office:value-type="float" office:value="35.831327090805935" table:style-name="ce34">
            <text:p>36</text:p>
          </table:table-cell>
          <table:table-cell office:value-type="float" office:value="38.515724419812571" table:style-name="ce34">
            <text:p>39</text:p>
          </table:table-cell>
          <table:table-cell office:value-type="float" office:value="35.364692244652581" table:style-name="ce34">
            <text:p>35</text:p>
          </table:table-cell>
          <table:table-cell office:value-type="float" office:value="37.463345484507258" table:style-name="ce34">
            <text:p>37</text:p>
          </table:table-cell>
          <table:table-cell office:value-type="float" office:value="34.855811507836641" table:style-name="ce34">
            <text:p>35</text:p>
          </table:table-cell>
          <table:table-cell office:value-type="float" office:value="33.247064588446513" table:style-name="ce34">
            <text:p>33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Other local bus</text:p>
          </table:table-cell>
          <table:table-cell office:value-type="float" office:value="31.869225299464023" table:style-name="ce34">
            <text:p>32</text:p>
          </table:table-cell>
          <table:table-cell office:value-type="float" office:value="31.623352622732511" table:style-name="ce34">
            <text:p>32</text:p>
          </table:table-cell>
          <table:table-cell office:value-type="float" office:value="31.961954271921105" table:style-name="ce34">
            <text:p>32</text:p>
          </table:table-cell>
          <table:table-cell office:value-type="float" office:value="31.848826014975931" table:style-name="ce34">
            <text:p>32</text:p>
          </table:table-cell>
          <table:table-cell office:value-type="float" office:value="32.700990476072739" table:style-name="ce34">
            <text:p>33</text:p>
          </table:table-cell>
          <table:table-cell office:value-type="float" office:value="33.205928496842184" table:style-name="ce34">
            <text:p>33</text:p>
          </table:table-cell>
          <table:table-cell office:value-type="float" office:value="33.143113889636844" table:style-name="ce34">
            <text:p>33</text:p>
          </table:table-cell>
          <table:table-cell office:value-type="float" office:value="33.520895866190905" table:style-name="ce34">
            <text:p>34</text:p>
          </table:table-cell>
          <table:table-cell office:value-type="float" office:value="33.671198513949399" table:style-name="ce34">
            <text:p>34</text:p>
          </table:table-cell>
          <table:table-cell office:value-type="float" office:value="33.560026725195783" table:style-name="ce34">
            <text:p>34</text:p>
          </table:table-cell>
          <table:table-cell office:value-type="float" office:value="34.728770449653204" table:style-name="ce34">
            <text:p>35</text:p>
          </table:table-cell>
          <table:table-cell office:value-type="float" office:value="34.597489190323394" table:style-name="ce34">
            <text:p>35</text:p>
          </table:table-cell>
          <table:table-cell office:value-type="float" office:value="35.200233117325773" table:style-name="ce34">
            <text:p>35</text:p>
          </table:table-cell>
          <table:table-cell office:value-type="float" office:value="35.144120313569978" table:style-name="ce34">
            <text:p>35</text:p>
          </table:table-cell>
          <table:table-cell office:value-type="float" office:value="35.698100686921229" table:style-name="ce34">
            <text:p>36</text:p>
          </table:table-cell>
          <table:table-cell office:value-type="float" office:value="35.195499504498535" table:style-name="ce34">
            <text:p>35</text:p>
          </table:table-cell>
          <table:table-cell office:value-type="float" office:value="36.976361472239063" table:style-name="ce34">
            <text:p>37</text:p>
          </table:table-cell>
          <table:table-cell office:value-type="float" office:value="35.903350814606654" table:style-name="ce34">
            <text:p>36</text:p>
          </table:table-cell>
          <table:table-cell office:value-type="float" office:value="39.420010790470123" table:style-name="ce34">
            <text:p>39</text:p>
          </table:table-cell>
          <table:table-cell office:value-type="float" office:value="38.905391097938143" table:style-name="ce34">
            <text:p>3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Non-local bus</text:p>
          </table:table-cell>
          <table:table-cell office:value-type="float" office:value="175.41663561280023" table:style-name="ce34">
            <text:p>175</text:p>
          </table:table-cell>
          <table:table-cell office:value-type="float" office:value="183.61821373506143" table:style-name="ce34">
            <text:p>184</text:p>
          </table:table-cell>
          <table:table-cell office:value-type="float" office:value="195.7226183433618" table:style-name="ce34">
            <text:p>196</text:p>
          </table:table-cell>
          <table:table-cell office:value-type="float" office:value="191.35888121938365" table:style-name="ce34">
            <text:p>191</text:p>
          </table:table-cell>
          <table:table-cell office:value-type="float" office:value="203.92506040598732" table:style-name="ce34">
            <text:p>204</text:p>
          </table:table-cell>
          <table:table-cell office:value-type="float" office:value="156.21640230294329" table:style-name="ce34">
            <text:p>156</text:p>
          </table:table-cell>
          <table:table-cell office:value-type="float" office:value="176.64458016536221" table:style-name="ce34">
            <text:p>177</text:p>
          </table:table-cell>
          <table:table-cell office:value-type="float" office:value="199.53253216136633" table:style-name="ce34">
            <text:p>200</text:p>
          </table:table-cell>
          <table:table-cell office:value-type="float" office:value="220.92267721179451" table:style-name="ce34">
            <text:p>221</text:p>
          </table:table-cell>
          <table:table-cell office:value-type="float" office:value="221.83828649931345" table:style-name="ce34">
            <text:p>222</text:p>
          </table:table-cell>
          <table:table-cell office:value-type="float" office:value="207.06524348405861" table:style-name="ce34">
            <text:p>207</text:p>
          </table:table-cell>
          <table:table-cell office:value-type="float" office:value="205.88130880096139" table:style-name="ce34">
            <text:p>206</text:p>
          </table:table-cell>
          <table:table-cell office:value-type="float" office:value="157.38950074278642" table:style-name="ce34">
            <text:p>157</text:p>
          </table:table-cell>
          <table:table-cell office:value-type="float" office:value="172.38371586817541" table:style-name="ce34">
            <text:p>172</text:p>
          </table:table-cell>
          <table:table-cell office:value-type="float" office:value="186.03162369515408" table:style-name="ce34">
            <text:p>186</text:p>
          </table:table-cell>
          <table:table-cell office:value-type="float" office:value="157.65152428670032" table:style-name="ce34">
            <text:p>158</text:p>
          </table:table-cell>
          <table:table-cell office:value-type="float" office:value="200.70118381398521" table:style-name="ce34">
            <text:p>201</text:p>
          </table:table-cell>
          <table:table-cell office:value-type="float" office:value="190.72691898620522" table:style-name="ce34">
            <text:p>191</text:p>
          </table:table-cell>
          <table:table-cell office:value-type="float" office:value="297.39686836336159" table:style-name="ce34">
            <text:p>297</text:p>
          </table:table-cell>
          <table:table-cell office:value-type="float" office:value="205.88717955929505" table:style-name="ce34">
            <text:p>206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London Underground</text:p>
          </table:table-cell>
          <table:table-cell office:value-type="float" office:value="49.586806488974887" table:style-name="ce34">
            <text:p>50</text:p>
          </table:table-cell>
          <table:table-cell office:value-type="float" office:value="50.566512772656047" table:style-name="ce34">
            <text:p>51</text:p>
          </table:table-cell>
          <table:table-cell office:value-type="float" office:value="49.910534644648337" table:style-name="ce34">
            <text:p>50</text:p>
          </table:table-cell>
          <table:table-cell office:value-type="float" office:value="51.550552085248988" table:style-name="ce34">
            <text:p>52</text:p>
          </table:table-cell>
          <table:table-cell office:value-type="float" office:value="50.723015186318065" table:style-name="ce34">
            <text:p>51</text:p>
          </table:table-cell>
          <table:table-cell office:value-type="float" office:value="50.488964678842585" table:style-name="ce34">
            <text:p>50</text:p>
          </table:table-cell>
          <table:table-cell office:value-type="float" office:value="49.113231875580659" table:style-name="ce34">
            <text:p>49</text:p>
          </table:table-cell>
          <table:table-cell office:value-type="float" office:value="50.289005681302939" table:style-name="ce34">
            <text:p>50</text:p>
          </table:table-cell>
          <table:table-cell office:value-type="float" office:value="54.885038864239021" table:style-name="ce34">
            <text:p>55</text:p>
          </table:table-cell>
          <table:table-cell office:value-type="float" office:value="49.024367563780622" table:style-name="ce34">
            <text:p>49</text:p>
          </table:table-cell>
          <table:table-cell office:value-type="float" office:value="52.023122793935414" table:style-name="ce34">
            <text:p>52</text:p>
          </table:table-cell>
          <table:table-cell office:value-type="float" office:value="51.379410454830868" table:style-name="ce34">
            <text:p>51</text:p>
          </table:table-cell>
          <table:table-cell office:value-type="float" office:value="51.089489945032888" table:style-name="ce34">
            <text:p>51</text:p>
          </table:table-cell>
          <table:table-cell office:value-type="float" office:value="49.192526431092425" table:style-name="ce34">
            <text:p>49</text:p>
          </table:table-cell>
          <table:table-cell office:value-type="float" office:value="50.658590613569395" table:style-name="ce34">
            <text:p>51</text:p>
          </table:table-cell>
          <table:table-cell office:value-type="float" office:value="53.610807979230309" table:style-name="ce34">
            <text:p>54</text:p>
          </table:table-cell>
          <table:table-cell office:value-type="float" office:value="49.72034474105746" table:style-name="ce34">
            <text:p>50</text:p>
          </table:table-cell>
          <table:table-cell office:value-type="float" office:value="49.709399510132805" table:style-name="ce34">
            <text:p>50</text:p>
          </table:table-cell>
          <table:table-cell office:value-type="float" office:value="53.88133870644976" table:style-name="ce34">
            <text:p>54</text:p>
          </table:table-cell>
          <table:table-cell office:value-type="float" office:value="47.961983635025575" table:style-name="ce34">
            <text:p>4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Surface Rail</text:p>
          </table:table-cell>
          <table:table-cell office:value-type="float" office:value="83.516194858910524" table:style-name="ce34">
            <text:p>84</text:p>
          </table:table-cell>
          <table:table-cell office:value-type="float" office:value="80.343845526808181" table:style-name="ce34">
            <text:p>80</text:p>
          </table:table-cell>
          <table:table-cell office:value-type="float" office:value="76.643657992792754" table:style-name="ce34">
            <text:p>77</text:p>
          </table:table-cell>
          <table:table-cell office:value-type="float" office:value="81.662187193480861" table:style-name="ce34">
            <text:p>82</text:p>
          </table:table-cell>
          <table:table-cell office:value-type="float" office:value="80.526433686934595" table:style-name="ce34">
            <text:p>81</text:p>
          </table:table-cell>
          <table:table-cell office:value-type="float" office:value="81.461349480337432" table:style-name="ce34">
            <text:p>81</text:p>
          </table:table-cell>
          <table:table-cell office:value-type="float" office:value="80.096784003322924" table:style-name="ce34">
            <text:p>80</text:p>
          </table:table-cell>
          <table:table-cell office:value-type="float" office:value="80.921293217194787" table:style-name="ce34">
            <text:p>81</text:p>
          </table:table-cell>
          <table:table-cell office:value-type="float" office:value="80.520663156806464" table:style-name="ce34">
            <text:p>81</text:p>
          </table:table-cell>
          <table:table-cell office:value-type="float" office:value="82.718206380278247" table:style-name="ce34">
            <text:p>83</text:p>
          </table:table-cell>
          <table:table-cell office:value-type="float" office:value="82.341689291865222" table:style-name="ce34">
            <text:p>82</text:p>
          </table:table-cell>
          <table:table-cell office:value-type="float" office:value="79.705651698421207" table:style-name="ce34">
            <text:p>80</text:p>
          </table:table-cell>
          <table:table-cell office:value-type="float" office:value="74.678690305652708" table:style-name="ce34">
            <text:p>75</text:p>
          </table:table-cell>
          <table:table-cell office:value-type="float" office:value="81.465747649731128" table:style-name="ce34">
            <text:p>81</text:p>
          </table:table-cell>
          <table:table-cell office:value-type="float" office:value="76.35221169799307" table:style-name="ce34">
            <text:p>76</text:p>
          </table:table-cell>
          <table:table-cell office:value-type="float" office:value="79.081912405255935" table:style-name="ce34">
            <text:p>79</text:p>
          </table:table-cell>
          <table:table-cell office:value-type="float" office:value="81.265584300701093" table:style-name="ce34">
            <text:p>81</text:p>
          </table:table-cell>
          <table:table-cell office:value-type="float" office:value="82.444088173487003" table:style-name="ce34">
            <text:p>82</text:p>
          </table:table-cell>
          <table:table-cell office:value-type="float" office:value="68.394082541917584" table:style-name="ce34">
            <text:p>68</text:p>
          </table:table-cell>
          <table:table-cell office:value-type="float" office:value="78.259579203299225" table:style-name="ce34">
            <text:p>78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27">
            <text:p>Taxi / minicab</text:p>
          </table:table-cell>
          <table:table-cell office:value-type="float" office:value="17.154383904277864" table:style-name="ce34">
            <text:p>17</text:p>
          </table:table-cell>
          <table:table-cell office:value-type="float" office:value="18.162923437047237" table:style-name="ce34">
            <text:p>18</text:p>
          </table:table-cell>
          <table:table-cell office:value-type="float" office:value="17.621439311581401" table:style-name="ce34">
            <text:p>18</text:p>
          </table:table-cell>
          <table:table-cell office:value-type="float" office:value="18.645550216152323" table:style-name="ce34">
            <text:p>19</text:p>
          </table:table-cell>
          <table:table-cell office:value-type="float" office:value="18.636312997453945" table:style-name="ce34">
            <text:p>19</text:p>
          </table:table-cell>
          <table:table-cell office:value-type="float" office:value="18.833248837400355" table:style-name="ce34">
            <text:p>19</text:p>
          </table:table-cell>
          <table:table-cell office:value-type="float" office:value="18.256903234976985" table:style-name="ce34">
            <text:p>18</text:p>
          </table:table-cell>
          <table:table-cell office:value-type="float" office:value="19.012721901602539" table:style-name="ce34">
            <text:p>19</text:p>
          </table:table-cell>
          <table:table-cell office:value-type="float" office:value="18.316580735227507" table:style-name="ce34">
            <text:p>18</text:p>
          </table:table-cell>
          <table:table-cell office:value-type="float" office:value="19.091967945353804" table:style-name="ce34">
            <text:p>19</text:p>
          </table:table-cell>
          <table:table-cell office:value-type="float" office:value="18.295853809506617" table:style-name="ce34">
            <text:p>18</text:p>
          </table:table-cell>
          <table:table-cell office:value-type="float" office:value="19.146286325170628" table:style-name="ce34">
            <text:p>19</text:p>
          </table:table-cell>
          <table:table-cell office:value-type="float" office:value="19.005766577887115" table:style-name="ce34">
            <text:p>19</text:p>
          </table:table-cell>
          <table:table-cell office:value-type="float" office:value="20.027166810308913" table:style-name="ce34">
            <text:p>20</text:p>
          </table:table-cell>
          <table:table-cell office:value-type="float" office:value="20.096305347837436" table:style-name="ce34">
            <text:p>20</text:p>
          </table:table-cell>
          <table:table-cell office:value-type="float" office:value="21.09379272949279" table:style-name="ce34">
            <text:p>21</text:p>
          </table:table-cell>
          <table:table-cell office:value-type="float" office:value="20.266733998843996" table:style-name="ce34">
            <text:p>20</text:p>
          </table:table-cell>
          <table:table-cell office:value-type="float" office:value="19.635275124265469" table:style-name="ce34">
            <text:p>20</text:p>
          </table:table-cell>
          <table:table-cell office:value-type="float" office:value="16.457282990770807" table:style-name="ce34">
            <text:p>16</text:p>
          </table:table-cell>
          <table:table-cell office:value-type="float" office:value="19.928978900076171" table:style-name="ce34">
            <text:p>2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4">
          <table:table-cell office:value-type="string" table:style-name="ce32">
            <text:p>Other public transport<text:span text:style-name="T4">4</text:span></text:p>
          </table:table-cell>
          <table:table-cell office:value-type="float" office:value="45.920751439189637" table:style-name="ce82">
            <text:p>46</text:p>
          </table:table-cell>
          <table:table-cell office:value-type="float" office:value="47.344586120318098" table:style-name="ce82">
            <text:p>47</text:p>
          </table:table-cell>
          <table:table-cell office:value-type="float" office:value="43.719353584860499" table:style-name="ce82">
            <text:p>44</text:p>
          </table:table-cell>
          <table:table-cell office:value-type="float" office:value="44.742634640924486" table:style-name="ce82">
            <text:p>45</text:p>
          </table:table-cell>
          <table:table-cell office:value-type="float" office:value="47.098121835153172" table:style-name="ce82">
            <text:p>47</text:p>
          </table:table-cell>
          <table:table-cell office:value-type="float" office:value="62.338682761894866" table:style-name="ce82">
            <text:p>62</text:p>
          </table:table-cell>
          <table:table-cell office:value-type="float" office:value="55.286066106867224" table:style-name="ce82">
            <text:p>55</text:p>
          </table:table-cell>
          <table:table-cell office:value-type="float" office:value="55.054989368708206" table:style-name="ce82">
            <text:p>55</text:p>
          </table:table-cell>
          <table:table-cell office:value-type="float" office:value="53.787332652524057" table:style-name="ce82">
            <text:p>54</text:p>
          </table:table-cell>
          <table:table-cell office:value-type="float" office:value="47.695356386072135" table:style-name="ce82">
            <text:p>48</text:p>
          </table:table-cell>
          <table:table-cell office:value-type="float" office:value="42.829291701424658" table:style-name="ce82">
            <text:p>43</text:p>
          </table:table-cell>
          <table:table-cell office:value-type="float" office:value="48.215861102191553" table:style-name="ce82">
            <text:p>48</text:p>
          </table:table-cell>
          <table:table-cell office:value-type="float" office:value="43.951479597502008" table:style-name="ce82">
            <text:p>44</text:p>
          </table:table-cell>
          <table:table-cell office:value-type="float" office:value="48.807837414324048" table:style-name="ce82">
            <text:p>49</text:p>
          </table:table-cell>
          <table:table-cell office:value-type="float" office:value="49.363442160549958" table:style-name="ce82">
            <text:p>49</text:p>
          </table:table-cell>
          <table:table-cell office:value-type="float" office:value="49.109232732396293" table:style-name="ce82">
            <text:p>49</text:p>
          </table:table-cell>
          <table:table-cell office:value-type="float" office:value="46.226686603541168" table:style-name="ce82">
            <text:p>46</text:p>
          </table:table-cell>
          <table:table-cell office:value-type="float" office:value="52.25048421567768" table:style-name="ce82">
            <text:p>52</text:p>
          </table:table-cell>
          <table:table-cell office:value-type="float" office:value="42.333597870759206" table:style-name="ce82">
            <text:p>42</text:p>
          </table:table-cell>
          <table:table-cell office:value-type="float" office:value="38.606217243747167" table:style-name="ce82">
            <text:p>39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78">
            <text:p>All modes</text:p>
          </table:table-cell>
          <table:table-cell office:value-type="float" office:value="21.778147331210398" table:style-name="ce34">
            <text:p>22</text:p>
          </table:table-cell>
          <table:table-cell office:value-type="float" office:value="22.043396724171153" table:style-name="ce34">
            <text:p>22</text:p>
          </table:table-cell>
          <table:table-cell office:value-type="float" office:value="22.123386622881821" table:style-name="ce34">
            <text:p>22</text:p>
          </table:table-cell>
          <table:table-cell office:value-type="float" office:value="22.036022360831634" table:style-name="ce34">
            <text:p>22</text:p>
          </table:table-cell>
          <table:table-cell office:value-type="float" office:value="22.033287730395852" table:style-name="ce34">
            <text:p>22</text:p>
          </table:table-cell>
          <table:table-cell office:value-type="float" office:value="23.105304058975282" table:style-name="ce34">
            <text:p>23</text:p>
          </table:table-cell>
          <table:table-cell office:value-type="float" office:value="22.544914111441098" table:style-name="ce34">
            <text:p>23</text:p>
          </table:table-cell>
          <table:table-cell office:value-type="float" office:value="22.815186423455053" table:style-name="ce34">
            <text:p>23</text:p>
          </table:table-cell>
          <table:table-cell office:value-type="float" office:value="22.811511335292138" table:style-name="ce34">
            <text:p>23</text:p>
          </table:table-cell>
          <table:table-cell office:value-type="float" office:value="22.715550468287347" table:style-name="ce34">
            <text:p>23</text:p>
          </table:table-cell>
          <table:table-cell office:value-type="float" office:value="22.561942558707699" table:style-name="ce34">
            <text:p>23</text:p>
          </table:table-cell>
          <table:table-cell office:value-type="float" office:value="23.423399414271397" table:style-name="ce34">
            <text:p>23</text:p>
          </table:table-cell>
          <table:table-cell office:value-type="float" office:value="23.245943339657302" table:style-name="ce34">
            <text:p>23</text:p>
          </table:table-cell>
          <table:table-cell office:value-type="float" office:value="23.917780408759505" table:style-name="ce34">
            <text:p>24</text:p>
          </table:table-cell>
          <table:table-cell office:value-type="float" office:value="23.051195836789752" table:style-name="ce34">
            <text:p>23</text:p>
          </table:table-cell>
          <table:table-cell office:value-type="float" office:value="23.234160846763611" table:style-name="ce34">
            <text:p>23</text:p>
          </table:table-cell>
          <table:table-cell office:value-type="float" office:value="22.926793686088356" table:style-name="ce34">
            <text:p>23</text:p>
          </table:table-cell>
          <table:table-cell office:value-type="float" office:value="23.297519635716924" table:style-name="ce34">
            <text:p>23</text:p>
          </table:table-cell>
          <table:table-cell office:value-type="float" office:value="21.862170337414934" table:style-name="ce34">
            <text:p>22</text:p>
          </table:table-cell>
          <table:table-cell office:value-type="float" office:value="21.62811625174314" table:style-name="ce34">
            <text:p>22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Unweighted sample size:</text:p>
          </table:table-cell>
          <table:table-cell table:style-name="ce28"/>
          <table:table-cell table:number-columns-repeated="19" table:style-name="ce34"/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1">
          <table:table-cell office:value-type="string" table:style-name="ce35">
            <text:p><text:s text:c="3"/>individuals</text:p>
          </table:table-cell>
          <table:table-cell office:value-type="float" office:value="14369" table:style-name="ce28">
            <text:p>14,369</text:p>
          </table:table-cell>
          <table:table-cell office:value-type="float" office:value="16685" table:style-name="ce28">
            <text:p>16,685</text:p>
          </table:table-cell>
          <table:table-cell office:value-type="float" office:value="16487" table:style-name="ce28">
            <text:p>16,487</text:p>
          </table:table-cell>
          <table:table-cell office:value-type="float" office:value="16956" table:style-name="ce28">
            <text:p>16,956</text:p>
          </table:table-cell>
          <table:table-cell office:value-type="float" office:value="16648" table:style-name="ce28">
            <text:p>16,648</text:p>
          </table:table-cell>
          <table:table-cell office:value-type="float" office:value="16858" table:style-name="ce28">
            <text:p>16,858</text:p>
          </table:table-cell>
          <table:table-cell office:value-type="float" office:value="16360" table:style-name="ce28">
            <text:p>16,360</text:p>
          </table:table-cell>
          <table:table-cell office:value-type="float" office:value="17299" table:style-name="ce28">
            <text:p>17,299</text:p>
          </table:table-cell>
          <table:table-cell office:value-type="float" office:value="16553" table:style-name="ce28">
            <text:p>16,553</text:p>
          </table:table-cell>
          <table:table-cell office:value-type="float" office:value="15730" table:style-name="ce28">
            <text:p>15,730</text:p>
          </table:table-cell>
          <table:table-cell office:value-type="float" office:value="16670" table:style-name="ce28">
            <text:p>16,670</text:p>
          </table:table-cell>
          <table:table-cell office:value-type="float" office:value="16192" table:style-name="ce28">
            <text:p>16,192</text:p>
          </table:table-cell>
          <table:table-cell office:value-type="float" office:value="16491" table:style-name="ce28">
            <text:p>16,491</text:p>
          </table:table-cell>
          <table:table-cell office:value-type="float" office:value="15525" table:style-name="ce28">
            <text:p>15,525</text:p>
          </table:table-cell>
          <table:table-cell office:value-type="float" office:value="15840" table:style-name="ce28">
            <text:p>15,840</text:p>
          </table:table-cell>
          <table:table-cell office:value-type="float" office:value="14541" table:style-name="ce28">
            <text:p>14,541</text:p>
          </table:table-cell>
          <table:table-cell office:value-type="float" office:value="14150" table:style-name="ce28">
            <text:p>14,150</text:p>
          </table:table-cell>
          <table:table-cell office:value-type="float" office:value="14356" table:style-name="ce28">
            <text:p>14,356</text:p>
          </table:table-cell>
          <table:table-cell office:value-type="float" office:value="6239" table:style-name="ce28">
            <text:p>6,239</text:p>
          </table:table-cell>
          <table:table-cell office:value-type="float" office:value="9971" table:style-name="ce28">
            <text:p>9,971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style-name="ro2">
          <table:table-cell office:value-type="string" table:style-name="ce61">
            <text:p><text:s text:c="3"/>trips ('000s)</text:p>
          </table:table-cell>
          <table:table-cell office:value-type="float" office:value="279.40699999999998" table:style-name="ce40">
            <text:p>279</text:p>
          </table:table-cell>
          <table:table-cell office:value-type="float" office:value="317.64699999999999" table:style-name="ce40">
            <text:p>318</text:p>
          </table:table-cell>
          <table:table-cell office:value-type="float" office:value="313.666" table:style-name="ce40">
            <text:p>314</text:p>
          </table:table-cell>
          <table:table-cell office:value-type="float" office:value="324.11599999999999" table:style-name="ce40">
            <text:p>324</text:p>
          </table:table-cell>
          <table:table-cell office:value-type="float" office:value="316.721" table:style-name="ce40">
            <text:p>317</text:p>
          </table:table-cell>
          <table:table-cell office:value-type="float" office:value="303.101" table:style-name="ce40">
            <text:p>303</text:p>
          </table:table-cell>
          <table:table-cell office:value-type="float" office:value="294.60500000000002" table:style-name="ce40">
            <text:p>295</text:p>
          </table:table-cell>
          <table:table-cell office:value-type="float" office:value="312.26299999999998" table:style-name="ce40">
            <text:p>312</text:p>
          </table:table-cell>
          <table:table-cell office:value-type="float" office:value="292.33199999999999" table:style-name="ce40">
            <text:p>292</text:p>
          </table:table-cell>
          <table:table-cell office:value-type="float" office:value="273.411" table:style-name="ce40">
            <text:p>273</text:p>
          </table:table-cell>
          <table:table-cell office:value-type="float" office:value="290.89299999999997" table:style-name="ce40">
            <text:p>291</text:p>
          </table:table-cell>
          <table:table-cell office:value-type="float" office:value="273.75099999999998" table:style-name="ce40">
            <text:p>274</text:p>
          </table:table-cell>
          <table:table-cell office:value-type="float" office:value="280.05200000000002" table:style-name="ce40">
            <text:p>280</text:p>
          </table:table-cell>
          <table:table-cell office:value-type="float" office:value="259.46499999999997" table:style-name="ce40">
            <text:p>259</text:p>
          </table:table-cell>
          <table:table-cell office:value-type="float" office:value="276.45" table:style-name="ce40">
            <text:p>276</text:p>
          </table:table-cell>
          <table:table-cell office:value-type="float" office:value="256.45699999999999" table:style-name="ce40">
            <text:p>256</text:p>
          </table:table-cell>
          <table:table-cell office:value-type="float" office:value="256.262" table:style-name="ce40">
            <text:p>256</text:p>
          </table:table-cell>
          <table:table-cell office:value-type="float" office:value="249.85599999999999" table:style-name="ce40">
            <text:p>250</text:p>
          </table:table-cell>
          <table:table-cell office:value-type="float" office:value="85.643000000000001" table:style-name="ce40">
            <text:p>86</text:p>
          </table:table-cell>
          <table:table-cell office:value-type="float" office:value="129.845" table:style-name="ce40">
            <text:p>130</text:p>
          </table:table-cell>
          <table:table-cell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number-rows-repeated="2" table:style-name="ro1">
          <table:table-cell table:number-columns-repeated="22" table:style-name="ce5"/>
          <table:table-cell table:style-name="ce8"/>
          <table:table-cell table:number-columns-repeated="9" table:style-name="ce5"/>
          <table:table-cell table:number-columns-repeated="16352" table:style-name="ce4"/>
        </table:table-row>
        <table:table-row table:number-rows-repeated="10" table:style-name="ro1">
          <table:table-cell table:number-columns-repeated="32" table:style-name="ce5"/>
          <table:table-cell table:number-columns-repeated="16352" table:style-name="ce4"/>
        </table:table-row>
        <table:table-row table:style-name="ro1">
          <table:table-cell table:number-columns-repeated="21" table:style-name="ce4"/>
          <table:table-cell table:number-columns-repeated="4" table:style-name="ce5"/>
          <table:table-cell table:number-columns-repeated="16359" table:style-name="ce4"/>
        </table:table-row>
        <table:table-row table:number-rows-repeated="30" table:style-name="ro1">
          <table:table-cell table:number-columns-repeated="16384" table:style-name="ce4"/>
        </table:table-row>
        <table:table-row table:style-name="ro8">
          <table:table-cell table:number-columns-repeated="21"/>
          <table:table-cell table:number-columns-repeated="4" table:style-name="ce4"/>
          <table:table-cell table:number-columns-repeated="16359"/>
        </table:table-row>
        <table:table-row table:number-rows-repeated="15" table:style-name="ro8">
          <table:table-cell table:number-columns-repeated="21"/>
          <table:table-cell table:number-columns-repeated="16363" table:style-name="ce5"/>
        </table:table-row>
        <table:table-row table:number-rows-repeated="12" table:style-name="ro8">
          <table:table-cell table:number-columns-repeated="16384"/>
        </table:table-row>
        <table:table-row table:number-rows-repeated="10483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/>
    </number:number-style>
    <number:number-style style:name="N37P1">
      <number:number number:decimal-places="0" number:min-integer-digits="1" number:grouping="true"/>
    </number:number-style>
    <number:text-style style:name="N37">
      <number:text>-</number:text>
      <style:map style:condition="value()=0" style:apply-style-name="N37P0"/>
      <style:map style:condition="value()&gt;0.5" style:apply-style-name="N37P1"/>
    </number:text-style>
    <number:number-style style:name="N38">
      <number:number number:decimal-places="4" number:min-integer-digits="1" number:grouping="true"/>
    </number:number-style>
    <number:number-style style:name="N39">
      <number:number number:decimal-places="1" number:min-integer-digits="1"/>
    </number:number-style>
    <number:number-style style:name="N40P0">
      <number:number number:decimal-places="1" number:min-integer-digits="1" number:grouping="true"/>
    </number:number-style>
    <number:number-style style:name="N40P1">
      <number:text>-</number:text>
      <number:number number:decimal-places="1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number:number-style style:name="N41P0">
      <number:text> </number:text>
      <number:number number:decimal-places="2" number:min-integer-digits="1" number:grouping="true"/>
      <number:text> </number:text>
    </number:number-style>
    <number:number-style style:name="N41P1">
      <number:text>-</number:text>
      <number:number number:decimal-places="2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1" number:min-integer-digits="1"/>
      <number:text>%</number:text>
    </number:percentage-style>
    <style:style style:name="cf1" style:family="table-cell" style:data-style-name="N0">
      <style:table-cell-properties fo:background-color="#F8CBAD"/>
      <style:text-properties fo:color="#FF0000"/>
    </style:style>
    <style:style style:name="cf2" style:family="table-cell" style:data-style-name="N0">
      <style:table-cell-properties fo:background-color="#F8CBAD"/>
      <style:text-properties fo:color="#FF0000"/>
    </style:style>
    <style:style style:name="cf3" style:family="table-cell" style:data-style-name="N0">
      <style:table-cell-properties fo:background-color="#F8CBAD"/>
      <style:text-properties fo:color="#FF0000"/>
    </style:style>
    <style:style style:name="cf4" style:family="table-cell" style:data-style-name="N0">
      <style:table-cell-properties fo:background-color="#F8CBAD"/>
      <style:text-properties fo:color="#FF0000"/>
    </style:style>
    <style:style style:name="Comma" style:family="table-cell" style:data-style-name="N41"/>
    <style:style style:name="Comma_32_3" style:display-name="Comma 3" style:family="table-cell" style:data-style-name="N41"/>
    <style:style style:name="Comma_2003_32_main_32_tables" style:display-name="Comma_2003 main tables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6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mith</meta:initial-creator>
    <dc:creator>Amardeep Dhani</dc:creator>
    <meta:creation-date>2011-07-25T12:56:55Z</meta:creation-date>
    <dc:date>2022-08-04T14:09:31Z</dc:date>
    <meta:print-date>2017-07-21T14:50:32Z</meta:print-date>
  </office:meta>
</office:document-meta>
</file>